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3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date" office:date-value="2012-01-03" calcext:value-type="date">
            <text:p>2012-01-03</text:p>
          </table:table-cell>
          <table:table-cell office:value-type="float" office:value="-0.0099220411056" calcext:value-type="float">
            <text:p>-0.009922041105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3"/>
          <table:table-cell office:value-type="string" calcext:value-type="string">
            <text:p>Silver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float" office:value="0.0108963093146" calcext:value-type="float">
            <text:p>0.010896309314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float" office:value="0.0152428216944" calcext:value-type="float">
            <text:p>0.01524282169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float" office:value="0.0162018782708" calcext:value-type="float">
            <text:p>0.01620187827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float" office:value="-0.000423998304007" calcext:value-type="float">
            <text:p>-0.0004239983040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float" office:value="-0.0429110882252" calcext:value-type="float">
            <text:p>-0.04291108822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float" office:value="-0.0963192294462" calcext:value-type="float">
            <text:p>-0.096319229446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float" office:value="-0.0860904794058" calcext:value-type="float">
            <text:p>-0.086090479405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float" office:value="-0.0662504335761" calcext:value-type="float">
            <text:p>-0.066250433576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float" office:value="-0.0246955345061" calcext:value-type="float">
            <text:p>-0.024695534506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float" office:value="-0.0356415478615" calcext:value-type="float">
            <text:p>-0.03564154786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float" office:value="-0.0400808352981" calcext:value-type="float">
            <text:p>-0.04008083529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float" office:value="-0.0695" calcext:value-type="float">
            <text:p>-0.069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float" office:value="-0.107267534116" calcext:value-type="float">
            <text:p>-0.1072675341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float" office:value="-0.0695067264574" calcext:value-type="float">
            <text:p>-0.069506726457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float" office:value="-0.0590703679793" calcext:value-type="float">
            <text:p>-0.059070367979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float" office:value="-0.0978762696214" calcext:value-type="float">
            <text:p>-0.09787626962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float" office:value="-0.120537076594" calcext:value-type="float">
            <text:p>-0.12053707659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float" office:value="-0.100462249615" calcext:value-type="float">
            <text:p>-0.1004622496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float" office:value="-0.0979914790018" calcext:value-type="float">
            <text:p>-0.09799147900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-0.0942304764804" calcext:value-type="float">
            <text:p>-0.09423047648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float" office:value="-0.0544794188862" calcext:value-type="float">
            <text:p>-0.054479418886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float" office:value="-0.0409117296587" calcext:value-type="float">
            <text:p>-0.040911729658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float" office:value="-0.0445605408728" calcext:value-type="float">
            <text:p>-0.04456054087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float" office:value="-0.012236801953" calcext:value-type="float">
            <text:p>-0.01223680195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float" office:value="-0.0261261261261" calcext:value-type="float">
            <text:p>-0.026126126126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float" office:value="-0.00692979813197" calcext:value-type="float">
            <text:p>-0.0069297981319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float" office:value="-0.00336906584992" calcext:value-type="float">
            <text:p>-0.0033690658499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float" office:value="-0.0131458269642" calcext:value-type="float">
            <text:p>-0.013145826964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float" office:value="-0.000274817551681" calcext:value-type="float">
            <text:p>-0.0002748175516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float" office:value="0.0211580268839" calcext:value-type="float">
            <text:p>0.021158026883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float" office:value="0.0228097622028" calcext:value-type="float">
            <text:p>0.02280976220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float" office:value="0.00581538461538" calcext:value-type="float">
            <text:p>0.0058153846153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float" office:value="0.00696547546941" calcext:value-type="float">
            <text:p>0.0069654754694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float" office:value="-0.00512048192771" calcext:value-type="float">
            <text:p>-0.0051204819277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float" office:value="-0.0348318563296" calcext:value-type="float">
            <text:p>-0.034831856329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float" office:value="-0.0568719004669" calcext:value-type="float">
            <text:p>-0.056871900466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float" office:value="-0.0474250800116" calcext:value-type="float">
            <text:p>-0.04742508001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float" office:value="-0.0789250353607" calcext:value-type="float">
            <text:p>-0.07892503536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float" office:value="-0.0940552609545" calcext:value-type="float">
            <text:p>-0.09405526095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-0.0507288629738" calcext:value-type="float">
            <text:p>-0.050728862973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float" office:value="-0.0480684163963" calcext:value-type="float">
            <text:p>-0.048068416396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float" office:value="0.00937122128174" calcext:value-type="float">
            <text:p>0.0093712212817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float" office:value="0.0499058380414" calcext:value-type="float">
            <text:p>0.04990583804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float" office:value="0.075" calcext:value-type="float">
            <text:p>0.07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float" office:value="0.0568880688807" calcext:value-type="float">
            <text:p>0.05688806888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float" office:value="0.0453438831406" calcext:value-type="float">
            <text:p>0.04534388314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float" office:value="0.0963302752294" calcext:value-type="float">
            <text:p>0.096330275229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float" office:value="0.0396653238302" calcext:value-type="float">
            <text:p>0.03966532383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float" office:value="0.0722734063745" calcext:value-type="float">
            <text:p>0.07227340637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float" office:value="0.075469894871" calcext:value-type="float">
            <text:p>0.07546989487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float" office:value="0.0426001893342" calcext:value-type="float">
            <text:p>0.042600189334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float" office:value="0.0097476340694" calcext:value-type="float">
            <text:p>0.009747634069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float" office:value="0.0314767663908" calcext:value-type="float">
            <text:p>0.03147676639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float" office:value="0.0484488701647" calcext:value-type="float">
            <text:p>0.04844887016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float" office:value="0.0845576232452" calcext:value-type="float">
            <text:p>0.08455762324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float" office:value="0.0465340179718" calcext:value-type="float">
            <text:p>0.04653401797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float" office:value="0.0131595477387" calcext:value-type="float">
            <text:p>0.013159547738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float" office:value="-0.0240399625351" calcext:value-type="float">
            <text:p>-0.024039962535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float" office:value="0.00381922342457" calcext:value-type="float">
            <text:p>0.0038192234245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float" office:value="0.0196901226598" calcext:value-type="float">
            <text:p>0.019690122659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float" office:value="0.0174400101839" calcext:value-type="float">
            <text:p>0.017440010183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float" office:value="-0.0289809909629" calcext:value-type="float">
            <text:p>-0.02898099096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float" office:value="-0.0219298245614" calcext:value-type="float">
            <text:p>-0.02192982456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float" office:value="-0.00228683436785" calcext:value-type="float">
            <text:p>-0.0022868343678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float" office:value="0.0165961601041" calcext:value-type="float">
            <text:p>0.016596160104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float" office:value="0.0393752033843" calcext:value-type="float">
            <text:p>0.03937520338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float" office:value="0.0367695338148" calcext:value-type="float">
            <text:p>0.036769533814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float" office:value="0.0136674259681" calcext:value-type="float">
            <text:p>0.01366742596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float" office:value="0.000638365783594" calcext:value-type="float">
            <text:p>0.00063836578359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float" office:value="0.00965561635018" calcext:value-type="float">
            <text:p>0.009655616350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float" office:value="0.0494595479856" calcext:value-type="float">
            <text:p>0.049459547985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float" office:value="0.0346745175008" calcext:value-type="float">
            <text:p>0.03467451750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float" office:value="-0.00849950964367" calcext:value-type="float">
            <text:p>-0.0084995096436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float" office:value="-0.00582147477361" calcext:value-type="float">
            <text:p>-0.0058214747736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float" office:value="-0.00778715120052" calcext:value-type="float">
            <text:p>-0.007787151200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float" office:value="0.0353059852051" calcext:value-type="float">
            <text:p>0.035305985205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float" office:value="0.0199600798403" calcext:value-type="float">
            <text:p>0.01996007984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float" office:value="0.0515394912985" calcext:value-type="float">
            <text:p>0.051539491298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float" office:value="0.0196797865243" calcext:value-type="float">
            <text:p>0.01967978652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float" office:value="0.00724876441516" calcext:value-type="float">
            <text:p>0.007248764415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float" office:value="0.0306033616822" calcext:value-type="float">
            <text:p>0.03060336168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0.0138934832947" calcext:value-type="float">
            <text:p>0.01389348329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float" office:value="0.0387858347386" calcext:value-type="float">
            <text:p>0.038785834738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float" office:value="0.0470187393526" calcext:value-type="float">
            <text:p>0.04701873935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float" office:value="0.0183423913043" calcext:value-type="float">
            <text:p>0.01834239130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float" office:value="0.0297608807844" calcext:value-type="float">
            <text:p>0.02976088078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float" office:value="0.0481039325843" calcext:value-type="float">
            <text:p>0.04810393258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float" office:value="0.075908766928" calcext:value-type="float">
            <text:p>0.0759087669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float" office:value="0.0670881629786" calcext:value-type="float">
            <text:p>0.067088162978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float" office:value="0.0714539637398" calcext:value-type="float">
            <text:p>0.071453963739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float" office:value="0.0918997457319" calcext:value-type="float">
            <text:p>0.09189974573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float" office:value="0.0884502923977" calcext:value-type="float">
            <text:p>0.088450292397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float" office:value="0.0829791166143" calcext:value-type="float">
            <text:p>0.08297911661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float" office:value="0.084808259587" calcext:value-type="float">
            <text:p>0.08480825958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float" office:value="0.049964054637" calcext:value-type="float">
            <text:p>0.04996405463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float" office:value="0.0406681190995" calcext:value-type="float">
            <text:p>0.040668119099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float" office:value="0.0264205573652" calcext:value-type="float">
            <text:p>0.02642055736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float" office:value="0.0675389502345" calcext:value-type="float">
            <text:p>0.06753895023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float" office:value="0.0177664974619" calcext:value-type="float">
            <text:p>0.01776649746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float" office:value="-0.00515015232845" calcext:value-type="float">
            <text:p>-0.005150152328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float" office:value="-0.0334773218143" calcext:value-type="float">
            <text:p>-0.03347732181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float" office:value="-0.0167847817978" calcext:value-type="float">
            <text:p>-0.016784781797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float" office:value="0.0127099747287" calcext:value-type="float">
            <text:p>0.012709974728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0.00760869565217" calcext:value-type="float">
            <text:p>0.007608695652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float" office:value="0.00654545454545" calcext:value-type="float">
            <text:p>0.006545454545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float" office:value="-0.00978260869565" calcext:value-type="float">
            <text:p>-0.0097826086956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float" office:value="-0.0607775078098" calcext:value-type="float">
            <text:p>-0.060777507809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float" office:value="-0.0245202558635" calcext:value-type="float">
            <text:p>-0.024520255863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float" office:value="0.00655498907502" calcext:value-type="float">
            <text:p>0.006554989075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float" office:value="-0.0181225081551" calcext:value-type="float">
            <text:p>-0.018122508155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float" office:value="-0.0282951289398" calcext:value-type="float">
            <text:p>-0.028295128939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float" office:value="-0.0426287744227" calcext:value-type="float">
            <text:p>-0.04262877442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float" office:value="0.000362187613184" calcext:value-type="float">
            <text:p>0.00036218761318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float" office:value="-0.0136494252874" calcext:value-type="float">
            <text:p>-0.013649425287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float" office:value="-0.00430879712747" calcext:value-type="float">
            <text:p>-0.004308797127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float" office:value="0.0210586634195" calcext:value-type="float">
            <text:p>0.021058663419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float" office:value="0.0194495412844" calcext:value-type="float">
            <text:p>0.01944954128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float" office:value="0.0377570093458" calcext:value-type="float">
            <text:p>0.037757009345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float" office:value="0.0688726433244" calcext:value-type="float">
            <text:p>0.06887264332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float" office:value="0.0786344457231" calcext:value-type="float">
            <text:p>0.07863444572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float" office:value="0.0617892342684" calcext:value-type="float">
            <text:p>0.061789234268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float" office:value="0.055608274815" calcext:value-type="float">
            <text:p>0.0556082748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float" office:value="0.0863618601016" calcext:value-type="float">
            <text:p>0.08636186010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float" office:value="0.0441947565543" calcext:value-type="float">
            <text:p>0.04419475655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float" office:value="0.0414781297134" calcext:value-type="float">
            <text:p>0.041478129713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float" office:value="-0.00328947368421" calcext:value-type="float">
            <text:p>-0.003289473684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float" office:value="-0.0299476750659" calcext:value-type="float">
            <text:p>-0.029947675065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float" office:value="-0.00871872630781" calcext:value-type="float">
            <text:p>-0.008718726307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float" office:value="0.00640542577242" calcext:value-type="float">
            <text:p>0.0064054257724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float" office:value="-0.00265453166477" calcext:value-type="float">
            <text:p>-0.0026545316647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float" office:value="-0.00608365019011" calcext:value-type="float">
            <text:p>-0.006083650190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float" office:value="-0.00964878425318" calcext:value-type="float">
            <text:p>-0.009648784253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float" office:value="0.00195356525659" calcext:value-type="float">
            <text:p>0.0019535652565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float" office:value="0.0102118003026" calcext:value-type="float">
            <text:p>0.01021180030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float" office:value="0.045684506828" calcext:value-type="float">
            <text:p>0.0456845068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float" office:value="0.0171095465213" calcext:value-type="float">
            <text:p>0.01710954652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float" office:value="-0.010158013544" calcext:value-type="float">
            <text:p>-0.0101580135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float" office:value="0.00530705079606" calcext:value-type="float">
            <text:p>0.005307050796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float" office:value="-0.000766871165644" calcext:value-type="float">
            <text:p>-0.0007668711656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float" office:value="0.00574492531597" calcext:value-type="float">
            <text:p>0.0057449253159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float" office:value="-0.00113636363636" calcext:value-type="float">
            <text:p>-0.0011363636363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float" office:value="-0.0137905329855" calcext:value-type="float">
            <text:p>-0.013790532985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float" office:value="-0.00566795540708" calcext:value-type="float">
            <text:p>-0.005667955407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float" office:value="-0.0275633958104" calcext:value-type="float">
            <text:p>-0.02756339581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float" office:value="-0.031879809454" calcext:value-type="float">
            <text:p>-0.03187980945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-0.00260288958467" calcext:value-type="float">
            <text:p>-0.0026028895846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float" office:value="0.00189107413011" calcext:value-type="float">
            <text:p>0.001891074130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float" office:value="-0.0236179406944" calcext:value-type="float">
            <text:p>-0.02361794069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float" office:value="-0.0270510965156" calcext:value-type="float">
            <text:p>-0.027051096515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float" office:value="-0.0240897388746" calcext:value-type="float">
            <text:p>-0.024089738874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float" office:value="-0.0190965846493" calcext:value-type="float">
            <text:p>-0.019096584649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float" office:value="-0.01100110011" calcext:value-type="float">
            <text:p>-0.011001100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float" office:value="0.000731528895391" calcext:value-type="float">
            <text:p>0.00073152889539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float" office:value="0.00147710487445" calcext:value-type="float">
            <text:p>0.001477104874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float" office:value="-0.0144819903453" calcext:value-type="float">
            <text:p>-0.014481990345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float" office:value="-0.0277264325323" calcext:value-type="float">
            <text:p>-0.02772643253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float" office:value="-0.00882352941176" calcext:value-type="float">
            <text:p>-0.0088235294117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float" office:value="-0.00732869182851" calcext:value-type="float">
            <text:p>-0.0073286918285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float" office:value="-0.00146412884334" calcext:value-type="float">
            <text:p>-0.0014641288433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float" office:value="-0.0422684043677" calcext:value-type="float">
            <text:p>-0.042268404367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float" office:value="-0.0448179271709" calcext:value-type="float">
            <text:p>-0.04481792717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float" office:value="-0.0830473113938" calcext:value-type="float">
            <text:p>-0.083047311393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float" office:value="-0.092807815395" calcext:value-type="float">
            <text:p>-0.09280781539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float" office:value="-0.10234648028" calcext:value-type="float">
            <text:p>-0.102346480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float" office:value="-0.0998330550918" calcext:value-type="float">
            <text:p>-0.09983305509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float" office:value="-0.0821871855082" calcext:value-type="float">
            <text:p>-0.082187185508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float" office:value="-0.0847343644923" calcext:value-type="float">
            <text:p>-0.08473436449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float" office:value="-0.0623742454728" calcext:value-type="float">
            <text:p>-0.06237424547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float" office:value="-0.0868446445803" calcext:value-type="float">
            <text:p>-0.08684464458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float" office:value="-0.0736235595391" calcext:value-type="float">
            <text:p>-0.073623559539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float" office:value="-0.06720887712" calcext:value-type="float">
            <text:p>-0.067208877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float" office:value="-0.0838002586048" calcext:value-type="float">
            <text:p>-0.083800258604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float" office:value="-0.0860479409957" calcext:value-type="float">
            <text:p>-0.086047940995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float" office:value="-0.0831674069536" calcext:value-type="float">
            <text:p>-0.083167406953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float" office:value="-0.0746500777605" calcext:value-type="float">
            <text:p>-0.07465007776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float" office:value="-0.076826591408" calcext:value-type="float">
            <text:p>-0.0768265914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float" office:value="-0.0805661729575" calcext:value-type="float">
            <text:p>-0.080566172957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float" office:value="-0.0627802690583" calcext:value-type="float">
            <text:p>-0.062780269058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float" office:value="-0.0732068761114" calcext:value-type="float">
            <text:p>-0.07320687611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float" office:value="-0.0580184468908" calcext:value-type="float">
            <text:p>-0.05801844689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float" office:value="-0.0192249924902" calcext:value-type="float">
            <text:p>-0.01922499249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float" office:value="-0.0514530868914" calcext:value-type="float">
            <text:p>-0.05145308689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float" office:value="-0.0187764990915" calcext:value-type="float">
            <text:p>-0.01877649909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float" office:value="-0.030403371463" calcext:value-type="float">
            <text:p>-0.03040337146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float" office:value="0.0331899200983" calcext:value-type="float">
            <text:p>0.033189920098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float" office:value="0.0114354498947" calcext:value-type="float">
            <text:p>0.01143544989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float" office:value="-0.0146356033453" calcext:value-type="float">
            <text:p>-0.014635603345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-0.00266272189349" calcext:value-type="float">
            <text:p>-0.0026627218934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float" office:value="-0.00142823137348" calcext:value-type="float">
            <text:p>-0.0014282313734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float" office:value="-0.00237812128419" calcext:value-type="float">
            <text:p>-0.002378121284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float" office:value="-0.0082962962963" calcext:value-type="float">
            <text:p>-0.008296296296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float" office:value="-0.0253936308749" calcext:value-type="float">
            <text:p>-0.025393630874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float" office:value="-0.00550654091877" calcext:value-type="float">
            <text:p>-0.0055065409187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float" office:value="-0.00333636639369" calcext:value-type="float">
            <text:p>-0.0033363663936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float" office:value="0.016348773842" calcext:value-type="float">
            <text:p>0.01634877384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float" office:value="0.0105644431029" calcext:value-type="float">
            <text:p>0.01056444310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float" office:value="0.0299877600979" calcext:value-type="float">
            <text:p>0.029987760097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float" office:value="0.061925878999" calcext:value-type="float">
            <text:p>0.06192587899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float" office:value="0.0497964296899" calcext:value-type="float">
            <text:p>0.049796429689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float" office:value="0.0597061581744" calcext:value-type="float">
            <text:p>0.05970615817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float" office:value="0.048275862069" calcext:value-type="float">
            <text:p>0.04827586206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float" office:value="0.0480279898219" calcext:value-type="float">
            <text:p>0.04802798982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float" office:value="0.0472239948947" calcext:value-type="float">
            <text:p>0.04722399489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float" office:value="0.0701071080818" calcext:value-type="float">
            <text:p>0.07010710808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float" office:value="0.0693970420933" calcext:value-type="float">
            <text:p>0.069397042093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float" office:value="0.0417535864437" calcext:value-type="float">
            <text:p>0.041753586443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float" office:value="0.0140935297886" calcext:value-type="float">
            <text:p>0.014093529788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float" office:value="0.0227418321589" calcext:value-type="float">
            <text:p>0.022741832158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0.0235500318674" calcext:value-type="float">
            <text:p>0.023550031867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float" office:value="0.0416803413193" calcext:value-type="float">
            <text:p>0.041680341319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float" office:value="0.036874041475" calcext:value-type="float">
            <text:p>0.03687404147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float" office:value="0.0411140583554" calcext:value-type="float">
            <text:p>0.041114058355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float" office:value="0.0033346410357" calcext:value-type="float">
            <text:p>0.003334641035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float" office:value="-0.00550518134715" calcext:value-type="float">
            <text:p>-0.005505181347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float" office:value="-0.0145707950586" calcext:value-type="float">
            <text:p>-0.014570795058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float" office:value="-0.0140264026403" calcext:value-type="float">
            <text:p>-0.01402640264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float" office:value="-0.0098821740783" calcext:value-type="float">
            <text:p>-0.009882174078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float" office:value="-0.0120291231402" calcext:value-type="float">
            <text:p>-0.01202912314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float" office:value="-0.0472553699284" calcext:value-type="float">
            <text:p>-0.047255369928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float" office:value="-0.0303516942348" calcext:value-type="float">
            <text:p>-0.030351694234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float" office:value="-0.0256007538872" calcext:value-type="float">
            <text:p>-0.025600753887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float" office:value="-0.0383055711523" calcext:value-type="float">
            <text:p>-0.03830557115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float" office:value="-0.0168196197576" calcext:value-type="float">
            <text:p>-0.016819619757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float" office:value="-0.0372291730241" calcext:value-type="float">
            <text:p>-0.037229173024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float" office:value="-0.0479514415781" calcext:value-type="float">
            <text:p>-0.04795144157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float" office:value="-0.0465342324282" calcext:value-type="float">
            <text:p>-0.046534232428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float" office:value="-0.0196777192439" calcext:value-type="float">
            <text:p>-0.019677719243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float" office:value="-0.0482513051088" calcext:value-type="float">
            <text:p>-0.048251305108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float" office:value="-0.0549463863815" calcext:value-type="float">
            <text:p>-0.05494638638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float" office:value="-0.0162878439312" calcext:value-type="float">
            <text:p>-0.01628784393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float" office:value="0.00249765844521" calcext:value-type="float">
            <text:p>0.002497658445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float" office:value="0.0176118462508" calcext:value-type="float">
            <text:p>0.01761184625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float" office:value="0.0300134295262" calcext:value-type="float">
            <text:p>0.030013429526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float" office:value="0.0293017456359" calcext:value-type="float">
            <text:p>0.029301745635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float" office:value="0.0216184361527" calcext:value-type="float">
            <text:p>0.02161843615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float" office:value="0.0261096605744" calcext:value-type="float">
            <text:p>0.02610966057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float" office:value="0.027310208004" calcext:value-type="float">
            <text:p>0.0273102080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float" office:value="0.0260312628809" calcext:value-type="float">
            <text:p>0.02603126288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float" office:value="0.0343511450382" calcext:value-type="float">
            <text:p>0.034351145038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float" office:value="0.0225014424002" calcext:value-type="float">
            <text:p>0.02250144240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float" office:value="0.0201987816608" calcext:value-type="float">
            <text:p>0.02019878166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float" office:value="0.0540906240718" calcext:value-type="float">
            <text:p>0.05409062407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float" office:value="0.106390328152" calcext:value-type="float">
            <text:p>0.1063903281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float" office:value="0.101988344189" calcext:value-type="float">
            <text:p>0.10198834418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4" calcext:value-type="date">
            <text:p>2012-12-24</text:p>
          </table:table-cell>
          <table:table-cell office:value-type="float" office:value="0.0967686490203" calcext:value-type="float">
            <text:p>0.09676864902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float" office:value="0.113980716253" calcext:value-type="float">
            <text:p>0.11398071625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float" office:value="0.0816466552316" calcext:value-type="float">
            <text:p>0.08164665523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float" office:value="0.0752613961834" calcext:value-type="float">
            <text:p>0.075261396183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float" office:value="0.0703259005146" calcext:value-type="float">
            <text:p>0.070325900514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date" office:date-value="2012-01-03" calcext:value-type="date">
            <text:p>2012-01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34663405844" calcext:value-type="float">
            <text:p>-0.00334663405844</text:p>
          </table:table-cell>
          <table:table-cell/>
          <table:table-cell office:value-type="string" calcext:value-type="string">
            <text:p>gold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31404059159" calcext:value-type="float">
            <text:p>0.00531404059159</text:p>
          </table:table-cell>
          <table:table-cell table:number-columns-repeated="2"/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75926281436" calcext:value-type="float">
            <text:p>0.00575926281436</text:p>
          </table:table-cell>
          <table:table-cell table:number-columns-repeated="2"/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44915687276" calcext:value-type="float">
            <text:p>-0.00344915687276</text:p>
          </table:table-cell>
          <table:table-cell table:number-columns-repeated="2"/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23947418556" calcext:value-type="float">
            <text:p>-0.00723947418556</text:p>
          </table:table-cell>
          <table:table-cell table:number-columns-repeated="2"/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50597860289" calcext:value-type="float">
            <text:p>-0.0250597860289</text:p>
          </table:table-cell>
          <table:table-cell table:number-columns-repeated="2"/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52634880803" calcext:value-type="float">
            <text:p>-0.052634880803</text:p>
          </table:table-cell>
          <table:table-cell table:number-columns-repeated="2"/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670391061453" calcext:value-type="float">
            <text:p>-0.0670391061453</text:p>
          </table:table-cell>
          <table:table-cell table:number-columns-repeated="2"/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12540213209" calcext:value-type="float">
            <text:p>-0.0412540213209</text:p>
          </table:table-cell>
          <table:table-cell table:number-columns-repeated="2"/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32382487908" calcext:value-type="float">
            <text:p>-0.0332382487908</text:p>
          </table:table-cell>
          <table:table-cell table:number-columns-repeated="2"/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12449728974" calcext:value-type="float">
            <text:p>-0.0212449728974</text:p>
          </table:table-cell>
          <table:table-cell table:number-columns-repeated="2"/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10389126792" calcext:value-type="float">
            <text:p>-0.0210389126792</text:p>
          </table:table-cell>
          <table:table-cell table:number-columns-repeated="2"/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71089930061" calcext:value-type="float">
            <text:p>-0.0271089930061</text:p>
          </table:table-cell>
          <table:table-cell table:number-columns-repeated="2"/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82842745652" calcext:value-type="float">
            <text:p>-0.0382842745652</text:p>
          </table:table-cell>
          <table:table-cell table:number-columns-repeated="2"/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98925063322" calcext:value-type="float">
            <text:p>-0.0198925063322</text:p>
          </table:table-cell>
          <table:table-cell table:number-columns-repeated="2"/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15129656116" calcext:value-type="float">
            <text:p>-0.00715129656116</text:p>
          </table:table-cell>
          <table:table-cell table:number-columns-repeated="2"/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42245798069" calcext:value-type="float">
            <text:p>-0.0442245798069</text:p>
          </table:table-cell>
          <table:table-cell table:number-columns-repeated="2"/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512896884494" calcext:value-type="float">
            <text:p>-0.0512896884494</text:p>
          </table:table-cell>
          <table:table-cell table:number-columns-repeated="2"/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39056356488" calcext:value-type="float">
            <text:p>-0.0439056356488</text:p>
          </table:table-cell>
          <table:table-cell table:number-columns-repeated="2"/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64895355767" calcext:value-type="float">
            <text:p>-0.0464895355767</text:p>
          </table:table-cell>
          <table:table-cell table:number-columns-repeated="2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94525256933" calcext:value-type="float">
            <text:p>-0.0494525256933</text:p>
          </table:table-cell>
          <table:table-cell table:number-columns-repeated="2"/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99003166413" calcext:value-type="float">
            <text:p>-0.0499003166413</text:p>
          </table:table-cell>
          <table:table-cell table:number-columns-repeated="2"/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49009168885" calcext:value-type="float">
            <text:p>-0.0349009168885</text:p>
          </table:table-cell>
          <table:table-cell table:number-columns-repeated="2"/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01143507154" calcext:value-type="float">
            <text:p>-0.0301143507154</text:p>
          </table:table-cell>
          <table:table-cell table:number-columns-repeated="2"/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08766716196" calcext:value-type="float">
            <text:p>-0.0108766716196</text:p>
          </table:table-cell>
          <table:table-cell table:number-columns-repeated="2"/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8980844721" calcext:value-type="float">
            <text:p>-0.0128980844721</text:p>
          </table:table-cell>
          <table:table-cell table:number-columns-repeated="2"/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2427813789" calcext:value-type="float">
            <text:p>-0.0042427813789</text:p>
          </table:table-cell>
          <table:table-cell table:number-columns-repeated="2"/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664829899377" calcext:value-type="float">
            <text:p>0.00664829899377</text:p>
          </table:table-cell>
          <table:table-cell table:number-columns-repeated="2"/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08676180809" calcext:value-type="float">
            <text:p>0.0108676180809</text:p>
          </table:table-cell>
          <table:table-cell table:number-columns-repeated="2"/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1403487845" calcext:value-type="float">
            <text:p>0.011403487845</text:p>
          </table:table-cell>
          <table:table-cell table:number-columns-repeated="2"/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58579319356" calcext:value-type="float">
            <text:p>0.0158579319356</text:p>
          </table:table-cell>
          <table:table-cell table:number-columns-repeated="2"/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0534417955" calcext:value-type="float">
            <text:p>0.0050534417955</text:p>
          </table:table-cell>
          <table:table-cell table:number-columns-repeated="2"/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40979541228" calcext:value-type="float">
            <text:p>-0.00340979541228</text:p>
          </table:table-cell>
          <table:table-cell table:number-columns-repeated="2"/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45904717203" calcext:value-type="float">
            <text:p>-0.00445904717203</text:p>
          </table:table-cell>
          <table:table-cell table:number-columns-repeated="2"/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7308933075" calcext:value-type="float">
            <text:p>-0.0117308933075</text:p>
          </table:table-cell>
          <table:table-cell table:number-columns-repeated="2"/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98641070511" calcext:value-type="float">
            <text:p>-0.0298641070511</text:p>
          </table:table-cell>
          <table:table-cell table:number-columns-repeated="2"/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08983063623" calcext:value-type="float">
            <text:p>-0.0308983063623</text:p>
          </table:table-cell>
          <table:table-cell table:number-columns-repeated="2"/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93214347801" calcext:value-type="float">
            <text:p>-0.0293214347801</text:p>
          </table:table-cell>
          <table:table-cell table:number-columns-repeated="2"/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60027694438" calcext:value-type="float">
            <text:p>-0.0360027694438</text:p>
          </table:table-cell>
          <table:table-cell table:number-columns-repeated="2"/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44327084905" calcext:value-type="float">
            <text:p>-0.0244327084905</text:p>
          </table:table-cell>
          <table:table-cell table:number-columns-repeated="2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412383456849" calcext:value-type="float">
            <text:p>0.00412383456849</text:p>
          </table:table-cell>
          <table:table-cell table:number-columns-repeated="2"/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76957749865" calcext:value-type="float">
            <text:p>0.00576957749865</text:p>
          </table:table-cell>
          <table:table-cell table:number-columns-repeated="2"/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5843227526" calcext:value-type="float">
            <text:p>0.035843227526</text:p>
          </table:table-cell>
          <table:table-cell table:number-columns-repeated="2"/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549195983" calcext:value-type="float">
            <text:p>0.06549195983</text:p>
          </table:table-cell>
          <table:table-cell table:number-columns-repeated="2"/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22505985634" calcext:value-type="float">
            <text:p>0.0622505985634</text:p>
          </table:table-cell>
          <table:table-cell table:number-columns-repeated="2"/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76306344668" calcext:value-type="float">
            <text:p>0.0476306344668</text:p>
          </table:table-cell>
          <table:table-cell table:number-columns-repeated="2"/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25648187504" calcext:value-type="float">
            <text:p>0.0425648187504</text:p>
          </table:table-cell>
          <table:table-cell table:number-columns-repeated="2"/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518370316479" calcext:value-type="float">
            <text:p>0.0518370316479</text:p>
          </table:table-cell>
          <table:table-cell table:number-columns-repeated="2"/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231947750717" calcext:value-type="float">
            <text:p>0.00231947750717</text:p>
          </table:table-cell>
          <table:table-cell table:number-columns-repeated="2"/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81032495249" calcext:value-type="float">
            <text:p>0.0381032495249</text:p>
          </table:table-cell>
          <table:table-cell table:number-columns-repeated="2"/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92019688433" calcext:value-type="float">
            <text:p>0.0392019688433</text:p>
          </table:table-cell>
          <table:table-cell table:number-columns-repeated="2"/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84277822606" calcext:value-type="float">
            <text:p>0.0284277822606</text:p>
          </table:table-cell>
          <table:table-cell table:number-columns-repeated="2"/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980696418596" calcext:value-type="float">
            <text:p>0.00980696418596</text:p>
          </table:table-cell>
          <table:table-cell table:number-columns-repeated="2"/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083203393" calcext:value-type="float">
            <text:p>0.02083203393</text:p>
          </table:table-cell>
          <table:table-cell table:number-columns-repeated="2"/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68406337372" calcext:value-type="float">
            <text:p>0.0268406337372</text:p>
          </table:table-cell>
          <table:table-cell table:number-columns-repeated="2"/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8062992126" calcext:value-type="float">
            <text:p>0.048062992126</text:p>
          </table:table-cell>
          <table:table-cell table:number-columns-repeated="2"/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1080009908" calcext:value-type="float">
            <text:p>0.0221080009908</text:p>
          </table:table-cell>
          <table:table-cell table:number-columns-repeated="2"/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22024790865" calcext:value-type="float">
            <text:p>-0.00922024790865</text:p>
          </table:table-cell>
          <table:table-cell table:number-columns-repeated="2"/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80703890885" calcext:value-type="float">
            <text:p>-0.0280703890885</text:p>
          </table:table-cell>
          <table:table-cell table:number-columns-repeated="2"/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95452869608" calcext:value-type="float">
            <text:p>-0.00995452869608</text:p>
          </table:table-cell>
          <table:table-cell table:number-columns-repeated="2"/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0992802184165" calcext:value-type="float">
            <text:p>0.000992802184165</text:p>
          </table:table-cell>
          <table:table-cell table:number-columns-repeated="2"/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0123793018074" calcext:value-type="float">
            <text:p>0.000123793018074</text:p>
          </table:table-cell>
          <table:table-cell table:number-columns-repeated="2"/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84442809857" calcext:value-type="float">
            <text:p>-0.0184442809857</text:p>
          </table:table-cell>
          <table:table-cell table:number-columns-repeated="2"/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3890532544" calcext:value-type="float">
            <text:p>-0.0123890532544</text:p>
          </table:table-cell>
          <table:table-cell table:number-columns-repeated="2"/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09618552782" calcext:value-type="float">
            <text:p>0.0109618552782</text:p>
          </table:table-cell>
          <table:table-cell table:number-columns-repeated="2"/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0725388601" calcext:value-type="float">
            <text:p>0.020725388601</text:p>
          </table:table-cell>
          <table:table-cell table:number-columns-repeated="2"/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80782940404" calcext:value-type="float">
            <text:p>0.0280782940404</text:p>
          </table:table-cell>
          <table:table-cell table:number-columns-repeated="2"/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64763222439" calcext:value-type="float">
            <text:p>0.0264763222439</text:p>
          </table:table-cell>
          <table:table-cell table:number-columns-repeated="2"/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273139238935" calcext:value-type="float">
            <text:p>0.00273139238935</text:p>
          </table:table-cell>
          <table:table-cell table:number-columns-repeated="2"/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91361976938" calcext:value-type="float">
            <text:p>-0.00691361976938</text:p>
          </table:table-cell>
          <table:table-cell table:number-columns-repeated="2"/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0864517722613" calcext:value-type="float">
            <text:p>0.000864517722613</text:p>
          </table:table-cell>
          <table:table-cell table:number-columns-repeated="2"/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6764522174" calcext:value-type="float">
            <text:p>0.0176764522174</text:p>
          </table:table-cell>
          <table:table-cell table:number-columns-repeated="2"/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19969885187" calcext:value-type="float">
            <text:p>0.00319969885187</text:p>
          </table:table-cell>
          <table:table-cell table:number-columns-repeated="2"/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037593985" calcext:value-type="float">
            <text:p>-0.015037593985</text:p>
          </table:table-cell>
          <table:table-cell table:number-columns-repeated="2"/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75609756098" calcext:value-type="float">
            <text:p>-0.00975609756098</text:p>
          </table:table-cell>
          <table:table-cell table:number-columns-repeated="2"/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25032855623" calcext:value-type="float">
            <text:p>-0.0025032855623</text:p>
          </table:table-cell>
          <table:table-cell table:number-columns-repeated="2"/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9644502297" calcext:value-type="float">
            <text:p>0.0179644502297</text:p>
          </table:table-cell>
          <table:table-cell table:number-columns-repeated="2"/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86433671552" calcext:value-type="float">
            <text:p>0.0086433671552</text:p>
          </table:table-cell>
          <table:table-cell table:number-columns-repeated="2"/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19221105528" calcext:value-type="float">
            <text:p>0.0219221105528</text:p>
          </table:table-cell>
          <table:table-cell table:number-columns-repeated="2"/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table:style-name="ce3" office:value-type="float" office:value="0.0000746092341362" calcext:value-type="float">
            <text:p>7.46E-05</text:p>
          </table:table-cell>
          <table:table-cell table:number-columns-repeated="2"/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51079599589" calcext:value-type="float">
            <text:p>-0.00751079599589</text:p>
          </table:table-cell>
          <table:table-cell table:number-columns-repeated="2"/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09545708781" calcext:value-type="float">
            <text:p>-0.00409545708781</text:p>
          </table:table-cell>
          <table:table-cell table:number-columns-repeated="2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31150994009" calcext:value-type="float">
            <text:p>-0.0131150994009</text:p>
          </table:table-cell>
          <table:table-cell table:number-columns-repeated="2"/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79127725857" calcext:value-type="float">
            <text:p>-0.00679127725857</text:p>
          </table:table-cell>
          <table:table-cell table:number-columns-repeated="2"/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64917578961" calcext:value-type="float">
            <text:p>0.00364917578961</text:p>
          </table:table-cell>
          <table:table-cell table:number-columns-repeated="2"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1950883348" calcext:value-type="float">
            <text:p>-0.0031950883348</text:p>
          </table:table-cell>
          <table:table-cell table:number-columns-repeated="2"/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250437321453" calcext:value-type="float">
            <text:p>0.00250437321453</text:p>
          </table:table-cell>
          <table:table-cell table:number-columns-repeated="2"/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54529101889" calcext:value-type="float">
            <text:p>0.0254529101889</text:p>
          </table:table-cell>
          <table:table-cell table:number-columns-repeated="2"/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47054243447" calcext:value-type="float">
            <text:p>0.0447054243447</text:p>
          </table:table-cell>
          <table:table-cell table:number-columns-repeated="2"/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08229072617" calcext:value-type="float">
            <text:p>0.0408229072617</text:p>
          </table:table-cell>
          <table:table-cell table:number-columns-repeated="2"/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89465153971" calcext:value-type="float">
            <text:p>0.0489465153971</text:p>
          </table:table-cell>
          <table:table-cell table:number-columns-repeated="2"/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46821991948" calcext:value-type="float">
            <text:p>0.0646821991948</text:p>
          </table:table-cell>
          <table:table-cell table:number-columns-repeated="2"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23883559378" calcext:value-type="float">
            <text:p>0.0623883559378</text:p>
          </table:table-cell>
          <table:table-cell table:number-columns-repeated="2"/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570473145015" calcext:value-type="float">
            <text:p>0.0570473145015</text:p>
          </table:table-cell>
          <table:table-cell table:number-columns-repeated="2"/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57704918033" calcext:value-type="float">
            <text:p>0.0457704918033</text:p>
          </table:table-cell>
          <table:table-cell table:number-columns-repeated="2"/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82445708376" calcext:value-type="float">
            <text:p>0.0282445708376</text:p>
          </table:table-cell>
          <table:table-cell table:number-columns-repeated="2"/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94676314769" calcext:value-type="float">
            <text:p>0.00794676314769</text:p>
          </table:table-cell>
          <table:table-cell table:number-columns-repeated="2"/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96412789186" calcext:value-type="float">
            <text:p>0.00396412789186</text:p>
          </table:table-cell>
          <table:table-cell table:number-columns-repeated="2"/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50431351568" calcext:value-type="float">
            <text:p>0.0350431351568</text:p>
          </table:table-cell>
          <table:table-cell table:number-columns-repeated="2"/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26295118024" calcext:value-type="float">
            <text:p>0.00526295118024</text:p>
          </table:table-cell>
          <table:table-cell table:number-columns-repeated="2"/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539595533385" calcext:value-type="float">
            <text:p>-0.00539595533385</text:p>
          </table:table-cell>
          <table:table-cell table:number-columns-repeated="2"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41152317018" calcext:value-type="float">
            <text:p>-0.0241152317018</text:p>
          </table:table-cell>
          <table:table-cell table:number-columns-repeated="2"/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53702218658" calcext:value-type="float">
            <text:p>-0.00153702218658</text:p>
          </table:table-cell>
          <table:table-cell table:number-columns-repeated="2"/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975606533988" calcext:value-type="float">
            <text:p>0.00975606533988</text:p>
          </table:table-cell>
          <table:table-cell table:number-columns-repeated="2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0813091281" calcext:value-type="float">
            <text:p>-0.0120813091281</text:p>
          </table:table-cell>
          <table:table-cell table:number-columns-repeated="2"/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595162317" calcext:value-type="float">
            <text:p>-0.015595162317</text:p>
          </table:table-cell>
          <table:table-cell table:number-columns-repeated="2"/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1367804381" calcext:value-type="float">
            <text:p>-0.031367804381</text:p>
          </table:table-cell>
          <table:table-cell table:number-columns-repeated="2"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4856044856" calcext:value-type="float">
            <text:p>-0.044856044856</text:p>
          </table:table-cell>
          <table:table-cell table:number-columns-repeated="2"/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08499743984" calcext:value-type="float">
            <text:p>-0.0308499743984</text:p>
          </table:table-cell>
          <table:table-cell table:number-columns-repeated="2"/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30359937402" calcext:value-type="float">
            <text:p>-0.00430359937402</text:p>
          </table:table-cell>
          <table:table-cell table:number-columns-repeated="2"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95403791223" calcext:value-type="float">
            <text:p>-0.0195403791223</text:p>
          </table:table-cell>
          <table:table-cell table:number-columns-repeated="2"/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64658763217" calcext:value-type="float">
            <text:p>-0.0264658763217</text:p>
          </table:table-cell>
          <table:table-cell table:number-columns-repeated="2"/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57415415925" calcext:value-type="float">
            <text:p>-0.0357415415925</text:p>
          </table:table-cell>
          <table:table-cell table:number-columns-repeated="2"/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69662205226" calcext:value-type="float">
            <text:p>0.00369662205226</text:p>
          </table:table-cell>
          <table:table-cell table:number-columns-repeated="2"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24104317002" calcext:value-type="float">
            <text:p>-0.00424104317002</text:p>
          </table:table-cell>
          <table:table-cell table:number-columns-repeated="2"/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215886722967" calcext:value-type="float">
            <text:p>-0.00215886722967</text:p>
          </table:table-cell>
          <table:table-cell table:number-columns-repeated="2"/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74833808167" calcext:value-type="float">
            <text:p>-0.00474833808167</text:p>
          </table:table-cell>
          <table:table-cell table:number-columns-repeated="2"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34323126095" calcext:value-type="float">
            <text:p>-0.00434323126095</text:p>
          </table:table-cell>
          <table:table-cell table:number-columns-repeated="2"/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65228690229" calcext:value-type="float">
            <text:p>0.00565228690229</text:p>
          </table:table-cell>
          <table:table-cell table:number-columns-repeated="2"/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4550006588" calcext:value-type="float">
            <text:p>0.0234550006588</text:p>
          </table:table-cell>
          <table:table-cell table:number-columns-repeated="2"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4557956778" calcext:value-type="float">
            <text:p>0.024557956778</text:p>
          </table:table-cell>
          <table:table-cell table:number-columns-repeated="2"/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96931100453" calcext:value-type="float">
            <text:p>0.0296931100453</text:p>
          </table:table-cell>
          <table:table-cell table:number-columns-repeated="2"/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03204483403" calcext:value-type="float">
            <text:p>0.0303204483403</text:p>
          </table:table-cell>
          <table:table-cell table:number-columns-repeated="2"/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59244532803" calcext:value-type="float">
            <text:p>0.0459244532803</text:p>
          </table:table-cell>
          <table:table-cell table:number-columns-repeated="2"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82111304572" calcext:value-type="float">
            <text:p>0.0182111304572</text:p>
          </table:table-cell>
          <table:table-cell table:number-columns-repeated="2"/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0160455487" calcext:value-type="float">
            <text:p>0.0170160455487</text:p>
          </table:table-cell>
          <table:table-cell table:number-columns-repeated="2"/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599298693019" calcext:value-type="float">
            <text:p>-0.00599298693019</text:p>
          </table:table-cell>
          <table:table-cell table:number-columns-repeated="2"/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5611116096" calcext:value-type="float">
            <text:p>-0.025611116096</text:p>
          </table:table-cell>
          <table:table-cell table:number-columns-repeated="2"/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0145716304" calcext:value-type="float">
            <text:p>-0.0110145716304</text:p>
          </table:table-cell>
          <table:table-cell table:number-columns-repeated="2"/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0395010395" calcext:value-type="float">
            <text:p>-0.0010395010395</text:p>
          </table:table-cell>
          <table:table-cell table:number-columns-repeated="2"/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98702983139" calcext:value-type="float">
            <text:p>-0.00998702983139</text:p>
          </table:table-cell>
          <table:table-cell table:number-columns-repeated="2"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484023939562" calcext:value-type="float">
            <text:p>-0.000484023939562</text:p>
          </table:table-cell>
          <table:table-cell table:number-columns-repeated="2"/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7839444995" calcext:value-type="float">
            <text:p>-0.0017839444995</text:p>
          </table:table-cell>
          <table:table-cell table:number-columns-repeated="2"/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8827412153" calcext:value-type="float">
            <text:p>0.0038827412153</text:p>
          </table:table-cell>
          <table:table-cell table:number-columns-repeated="2"/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466260847041" calcext:value-type="float">
            <text:p>0.00466260847041</text:p>
          </table:table-cell>
          <table:table-cell table:number-columns-repeated="2"/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48131850965" calcext:value-type="float">
            <text:p>0.0248131850965</text:p>
          </table:table-cell>
          <table:table-cell table:number-columns-repeated="2"/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3844846742" calcext:value-type="float">
            <text:p>0.0173844846742</text:p>
          </table:table-cell>
          <table:table-cell table:number-columns-repeated="2"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18906064209" calcext:value-type="float">
            <text:p>-0.00118906064209</text:p>
          </table:table-cell>
          <table:table-cell table:number-columns-repeated="2"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48302872063" calcext:value-type="float">
            <text:p>0.00548302872063</text:p>
          </table:table-cell>
          <table:table-cell table:number-columns-repeated="2"/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255670643766" calcext:value-type="float">
            <text:p>-0.00255670643766</text:p>
          </table:table-cell>
          <table:table-cell table:number-columns-repeated="2"/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875279240205" calcext:value-type="float">
            <text:p>-0.000875279240205</text:p>
          </table:table-cell>
          <table:table-cell table:number-columns-repeated="2"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77053824363" calcext:value-type="float">
            <text:p>-0.0177053824363</text:p>
          </table:table-cell>
          <table:table-cell table:number-columns-repeated="2"/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86314837691" calcext:value-type="float">
            <text:p>-0.0186314837691</text:p>
          </table:table-cell>
          <table:table-cell table:number-columns-repeated="2"/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89579489789" calcext:value-type="float">
            <text:p>-0.0189579489789</text:p>
          </table:table-cell>
          <table:table-cell table:number-columns-repeated="2"/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34171174038" calcext:value-type="float">
            <text:p>-0.0234171174038</text:p>
          </table:table-cell>
          <table:table-cell table:number-columns-repeated="2"/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72675268544" calcext:value-type="float">
            <text:p>-0.0272675268544</text:p>
          </table:table-cell>
          <table:table-cell table:number-columns-repeated="2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087475021" calcext:value-type="float">
            <text:p>-0.011087475021</text:p>
          </table:table-cell>
          <table:table-cell table:number-columns-repeated="2"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851393188854" calcext:value-type="float">
            <text:p>-0.00851393188854</text:p>
          </table:table-cell>
          <table:table-cell table:number-columns-repeated="2"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1875925092" calcext:value-type="float">
            <text:p>-0.0151875925092</text:p>
          </table:table-cell>
          <table:table-cell table:number-columns-repeated="2"/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728553137" calcext:value-type="float">
            <text:p>-0.01728553137</text:p>
          </table:table-cell>
          <table:table-cell table:number-columns-repeated="2"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03019447288" calcext:value-type="float">
            <text:p>-0.00403019447288</text:p>
          </table:table-cell>
          <table:table-cell table:number-columns-repeated="2"/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108542970246" calcext:value-type="float">
            <text:p>0.00108542970246</text:p>
          </table:table-cell>
          <table:table-cell table:number-columns-repeated="2"/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81551228854" calcext:value-type="float">
            <text:p>0.00581551228854</text:p>
          </table:table-cell>
          <table:table-cell table:number-columns-repeated="2"/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698235368795" calcext:value-type="float">
            <text:p>-0.000698235368795</text:p>
          </table:table-cell>
          <table:table-cell table:number-columns-repeated="2"/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26121304791" calcext:value-type="float">
            <text:p>-0.0026121304791</text:p>
          </table:table-cell>
          <table:table-cell table:number-columns-repeated="2"/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322102686336" calcext:value-type="float">
            <text:p>-0.000322102686336</text:p>
          </table:table-cell>
          <table:table-cell table:number-columns-repeated="2"/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51217944598" calcext:value-type="float">
            <text:p>-0.00951217944598</text:p>
          </table:table-cell>
          <table:table-cell table:number-columns-repeated="2"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53729052066" calcext:value-type="float">
            <text:p>-0.0053729052066</text:p>
          </table:table-cell>
          <table:table-cell table:number-columns-repeated="2"/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34185303514" calcext:value-type="float">
            <text:p>-0.00134185303514</text:p>
          </table:table-cell>
          <table:table-cell table:number-columns-repeated="2"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57051772507" calcext:value-type="float">
            <text:p>-0.00357051772507</text:p>
          </table:table-cell>
          <table:table-cell table:number-columns-repeated="2"/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4185022026" calcext:value-type="float">
            <text:p>-0.0154185022026</text:p>
          </table:table-cell>
          <table:table-cell table:number-columns-repeated="2"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37606032045" calcext:value-type="float">
            <text:p>-0.0137606032045</text:p>
          </table:table-cell>
          <table:table-cell table:number-columns-repeated="2"/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91483974557" calcext:value-type="float">
            <text:p>-0.0291483974557</text:p>
          </table:table-cell>
          <table:table-cell table:number-columns-repeated="2"/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54435389125" calcext:value-type="float">
            <text:p>-0.0354435389125</text:p>
          </table:table-cell>
          <table:table-cell table:number-columns-repeated="2"/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19934539616" calcext:value-type="float">
            <text:p>-0.0419934539616</text:p>
          </table:table-cell>
          <table:table-cell table:number-columns-repeated="2"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92047910107" calcext:value-type="float">
            <text:p>-0.0392047910107</text:p>
          </table:table-cell>
          <table:table-cell table:number-columns-repeated="2"/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75172370955" calcext:value-type="float">
            <text:p>-0.0275172370955</text:p>
          </table:table-cell>
          <table:table-cell table:number-columns-repeated="2"/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49424643901" calcext:value-type="float">
            <text:p>-0.0249424643901</text:p>
          </table:table-cell>
          <table:table-cell table:number-columns-repeated="2"/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49286865931" calcext:value-type="float">
            <text:p>-0.0249286865931</text:p>
          </table:table-cell>
          <table:table-cell table:number-columns-repeated="2"/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28767123288" calcext:value-type="float">
            <text:p>-0.0328767123288</text:p>
          </table:table-cell>
          <table:table-cell table:number-columns-repeated="2"/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26525392766" calcext:value-type="float">
            <text:p>-0.0226525392766</text:p>
          </table:table-cell>
          <table:table-cell table:number-columns-repeated="2"/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04526201138" calcext:value-type="float">
            <text:p>-0.0204526201138</text:p>
          </table:table-cell>
          <table:table-cell table:number-columns-repeated="2"/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74910091721" calcext:value-type="float">
            <text:p>-0.0374910091721</text:p>
          </table:table-cell>
          <table:table-cell table:number-columns-repeated="2"/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85440247826" calcext:value-type="float">
            <text:p>-0.0385440247826</text:p>
          </table:table-cell>
          <table:table-cell table:number-columns-repeated="2"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91061452514" calcext:value-type="float">
            <text:p>-0.0391061452514</text:p>
          </table:table-cell>
          <table:table-cell table:number-columns-repeated="2"/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38085711904" calcext:value-type="float">
            <text:p>-0.0438085711904</text:p>
          </table:table-cell>
          <table:table-cell table:number-columns-repeated="2"/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32683711783" calcext:value-type="float">
            <text:p>-0.0432683711783</text:p>
          </table:table-cell>
          <table:table-cell table:number-columns-repeated="2"/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54117181775" calcext:value-type="float">
            <text:p>-0.0454117181775</text:p>
          </table:table-cell>
          <table:table-cell table:number-columns-repeated="2"/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19967381174" calcext:value-type="float">
            <text:p>-0.0419967381174</text:p>
          </table:table-cell>
          <table:table-cell table:number-columns-repeated="2"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27664161277" calcext:value-type="float">
            <text:p>-0.0427664161277</text:p>
          </table:table-cell>
          <table:table-cell table:number-columns-repeated="2"/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04469533842" calcext:value-type="float">
            <text:p>-0.0404469533842</text:p>
          </table:table-cell>
          <table:table-cell table:number-columns-repeated="2"/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33567662566" calcext:value-type="float">
            <text:p>-0.0133567662566</text:p>
          </table:table-cell>
          <table:table-cell table:number-columns-repeated="2"/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33930325264" calcext:value-type="float">
            <text:p>-0.0333930325264</text:p>
          </table:table-cell>
          <table:table-cell table:number-columns-repeated="2"/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83941503446" calcext:value-type="float">
            <text:p>-0.0183941503446</text:p>
          </table:table-cell>
          <table:table-cell table:number-columns-repeated="2"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33207327712" calcext:value-type="float">
            <text:p>-0.0233207327712</text:p>
          </table:table-cell>
          <table:table-cell table:number-columns-repeated="2"/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20510396975" calcext:value-type="float">
            <text:p>0.0120510396975</text:p>
          </table:table-cell>
          <table:table-cell table:number-columns-repeated="2"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24021367896" calcext:value-type="float">
            <text:p>0.00324021367896</text:p>
          </table:table-cell>
          <table:table-cell table:number-columns-repeated="2"/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74381368268" calcext:value-type="float">
            <text:p>-0.00774381368268</text:p>
          </table:table-cell>
          <table:table-cell table:number-columns-repeated="2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16928769658" calcext:value-type="float">
            <text:p>-0.00716928769658</text:p>
          </table:table-cell>
          <table:table-cell table:number-columns-repeated="2"/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36641708747" calcext:value-type="float">
            <text:p>-0.00336641708747</text:p>
          </table:table-cell>
          <table:table-cell table:number-columns-repeated="2"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56831361633" calcext:value-type="float">
            <text:p>-0.0056831361633</text:p>
          </table:table-cell>
          <table:table-cell table:number-columns-repeated="2"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22030772777" calcext:value-type="float">
            <text:p>-0.00922030772777</text:p>
          </table:table-cell>
          <table:table-cell table:number-columns-repeated="2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4696917215" calcext:value-type="float">
            <text:p>-0.0124696917215</text:p>
          </table:table-cell>
          <table:table-cell table:number-columns-repeated="2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68876868493" calcext:value-type="float">
            <text:p>-0.00668876868493</text:p>
          </table:table-cell>
          <table:table-cell table:number-columns-repeated="2"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32504213402" calcext:value-type="float">
            <text:p>-0.0132504213402</text:p>
          </table:table-cell>
          <table:table-cell table:number-columns-repeated="2"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45374294817" calcext:value-type="float">
            <text:p>0.00745374294817</text:p>
          </table:table-cell>
          <table:table-cell table:number-columns-repeated="2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186415006408" calcext:value-type="float">
            <text:p>0.00186415006408</text:p>
          </table:table-cell>
          <table:table-cell table:number-columns-repeated="2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83763233316" calcext:value-type="float">
            <text:p>0.00783763233316</text:p>
          </table:table-cell>
          <table:table-cell table:number-columns-repeated="2"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63613049442" calcext:value-type="float">
            <text:p>0.0263613049442</text:p>
          </table:table-cell>
          <table:table-cell table:number-columns-repeated="2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87921049521" calcext:value-type="float">
            <text:p>0.0187921049521</text:p>
          </table:table-cell>
          <table:table-cell table:number-columns-repeated="2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41226776762" calcext:value-type="float">
            <text:p>0.0241226776762</text:p>
          </table:table-cell>
          <table:table-cell table:number-columns-repeated="2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141969096" calcext:value-type="float">
            <text:p>0.022141969096</text:p>
          </table:table-cell>
          <table:table-cell table:number-columns-repeated="2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7137590677" calcext:value-type="float">
            <text:p>0.0227137590677</text:p>
          </table:table-cell>
          <table:table-cell table:number-columns-repeated="2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18729456762" calcext:value-type="float">
            <text:p>0.0218729456762</text:p>
          </table:table-cell>
          <table:table-cell table:number-columns-repeated="2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16425120773" calcext:value-type="float">
            <text:p>0.0316425120773</text:p>
          </table:table-cell>
          <table:table-cell table:number-columns-repeated="2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71760716881" calcext:value-type="float">
            <text:p>0.0371760716881</text:p>
          </table:table-cell>
          <table:table-cell table:number-columns-repeated="2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6712369956" calcext:value-type="float">
            <text:p>0.0226712369956</text:p>
          </table:table-cell>
          <table:table-cell table:number-columns-repeated="2"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27854156012" calcext:value-type="float">
            <text:p>0.0127854156012</text:p>
          </table:table-cell>
          <table:table-cell table:number-columns-repeated="2"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66816681668" calcext:value-type="float">
            <text:p>0.0166816681668</text:p>
          </table:table-cell>
          <table:table-cell table:number-columns-repeated="2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6470588235" calcext:value-type="float">
            <text:p>0.0176470588235</text:p>
          </table:table-cell>
          <table:table-cell table:number-columns-repeated="2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35578689528" calcext:value-type="float">
            <text:p>0.0335578689528</text:p>
          </table:table-cell>
          <table:table-cell table:number-columns-repeated="2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5409514468" calcext:value-type="float">
            <text:p>0.0235409514468</text:p>
          </table:table-cell>
          <table:table-cell table:number-columns-repeated="2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5164754699" calcext:value-type="float">
            <text:p>0.0225164754699</text:p>
          </table:table-cell>
          <table:table-cell table:number-columns-repeated="2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8537965918" calcext:value-type="float">
            <text:p>-0.0038537965918</text:p>
          </table:table-cell>
          <table:table-cell table:number-columns-repeated="2"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895647992306" calcext:value-type="float">
            <text:p>-0.00895647992306</text:p>
          </table:table-cell>
          <table:table-cell table:number-columns-repeated="2"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7282848128" calcext:value-type="float">
            <text:p>-0.0117282848128</text:p>
          </table:table-cell>
          <table:table-cell table:number-columns-repeated="2"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7938113657" calcext:value-type="float">
            <text:p>-0.0127938113657</text:p>
          </table:table-cell>
          <table:table-cell table:number-columns-repeated="2"/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17785735601" calcext:value-type="float">
            <text:p>-0.00417785735601</text:p>
          </table:table-cell>
          <table:table-cell table:number-columns-repeated="2"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88624686342" calcext:value-type="float">
            <text:p>-0.00788624686342</text:p>
          </table:table-cell>
          <table:table-cell table:number-columns-repeated="2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04229170432" calcext:value-type="float">
            <text:p>-0.0204229170432</text:p>
          </table:table-cell>
          <table:table-cell table:number-columns-repeated="2"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45496256943" calcext:value-type="float">
            <text:p>-0.0145496256943</text:p>
          </table:table-cell>
          <table:table-cell table:number-columns-repeated="2"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57666149624" calcext:value-type="float">
            <text:p>-0.00757666149624</text:p>
          </table:table-cell>
          <table:table-cell table:number-columns-repeated="2"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62903802599" calcext:value-type="float">
            <text:p>-0.00762903802599</text:p>
          </table:table-cell>
          <table:table-cell table:number-columns-repeated="2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20646319569" calcext:value-type="float">
            <text:p>0.00520646319569</text:p>
          </table:table-cell>
          <table:table-cell table:number-columns-repeated="2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26964633642" calcext:value-type="float">
            <text:p>-0.00926964633642</text:p>
          </table:table-cell>
          <table:table-cell table:number-columns-repeated="2"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4542126705" calcext:value-type="float">
            <text:p>-0.0114542126705</text:p>
          </table:table-cell>
          <table:table-cell table:number-columns-repeated="2"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4232641785" calcext:value-type="float">
            <text:p>-0.0114232641785</text:p>
          </table:table-cell>
          <table:table-cell table:number-columns-repeated="2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77109922771" calcext:value-type="float">
            <text:p>0.00777109922771</text:p>
          </table:table-cell>
          <table:table-cell table:number-columns-repeated="2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40220187878" calcext:value-type="float">
            <text:p>-0.00640220187878</text:p>
          </table:table-cell>
          <table:table-cell table:number-columns-repeated="2"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70698844242" calcext:value-type="float">
            <text:p>-0.00670698844242</text:p>
          </table:table-cell>
          <table:table-cell table:number-columns-repeated="2"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937950937951" calcext:value-type="float">
            <text:p>0.00937950937951</text:p>
          </table:table-cell>
          <table:table-cell table:number-columns-repeated="2"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67010810154" calcext:value-type="float">
            <text:p>0.0167010810154</text:p>
          </table:table-cell>
          <table:table-cell table:number-columns-repeated="2"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0047865586" calcext:value-type="float">
            <text:p>0.0230047865586</text:p>
          </table:table-cell>
          <table:table-cell table:number-columns-repeated="2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23149951315" calcext:value-type="float">
            <text:p>0.0323149951315</text:p>
          </table:table-cell>
          <table:table-cell table:number-columns-repeated="2"/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66634347352" calcext:value-type="float">
            <text:p>0.0266634347352</text:p>
          </table:table-cell>
          <table:table-cell table:number-columns-repeated="2"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6628509459" calcext:value-type="float">
            <text:p>0.016628509459</text:p>
          </table:table-cell>
          <table:table-cell table:number-columns-repeated="2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86639235145" calcext:value-type="float">
            <text:p>0.00786639235145</text:p>
          </table:table-cell>
          <table:table-cell table:number-columns-repeated="2"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631883011374" calcext:value-type="float">
            <text:p>0.00631883011374</text:p>
          </table:table-cell>
          <table:table-cell table:number-columns-repeated="2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97925916915" calcext:value-type="float">
            <text:p>0.0097925916915</text:p>
          </table:table-cell>
          <table:table-cell table:number-columns-repeated="2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12017533179" calcext:value-type="float">
            <text:p>0.0112017533179</text:p>
          </table:table-cell>
          <table:table-cell table:number-columns-repeated="2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182415176943" calcext:value-type="float">
            <text:p>-0.000182415176943</text:p>
          </table:table-cell>
          <table:table-cell table:number-columns-repeated="2"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0975847767748" calcext:value-type="float">
            <text:p>0.000975847767748</text:p>
          </table:table-cell>
          <table:table-cell table:number-columns-repeated="2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63103916965" calcext:value-type="float">
            <text:p>0.0163103916965</text:p>
          </table:table-cell>
          <table:table-cell table:number-columns-repeated="2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71114599686" calcext:value-type="float">
            <text:p>0.0371114599686</text:p>
          </table:table-cell>
          <table:table-cell table:number-columns-repeated="2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35691799395" calcext:value-type="float">
            <text:p>0.0335691799395</text:p>
          </table:table-cell>
          <table:table-cell table:number-columns-repeated="2"/>
        </table:table-row>
        <table:table-row table:style-name="ro1">
          <table:table-cell office:value-type="date" office:date-value="2012-12-24" calcext:value-type="date">
            <text:p>2012-12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02936053745" calcext:value-type="float">
            <text:p>0.0302936053745</text:p>
          </table:table-cell>
          <table:table-cell table:number-columns-repeated="2"/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89101290963" calcext:value-type="float">
            <text:p>0.0289101290963</text:p>
          </table:table-cell>
          <table:table-cell table:number-columns-repeated="2"/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8569826834" calcext:value-type="float">
            <text:p>0.0238569826834</text:p>
          </table:table-cell>
          <table:table-cell table:number-columns-repeated="2"/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6038788937" calcext:value-type="float">
            <text:p>0.0236038788937</text:p>
          </table:table-cell>
          <table:table-cell table:number-columns-repeated="2"/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05041641326" calcext:value-type="float">
            <text:p>0.0205041641326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date" office:date-value="2012-01-03" calcext:value-type="date">
            <text:p>2012-01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657540704716" calcext:value-type="float">
            <text:p>0.00657540704716</text:p>
          </table:table-cell>
          <table:table-cell/>
          <table:table-cell office:value-type="string" calcext:value-type="string">
            <text:p>difference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5582268723" calcext:value-type="float">
            <text:p>-0.005582268723</text:p>
          </table:table-cell>
          <table:table-cell table:number-columns-repeated="2"/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948355888007" calcext:value-type="float">
            <text:p>-0.00948355888007</text:p>
          </table:table-cell>
          <table:table-cell table:number-columns-repeated="2"/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6510351436" calcext:value-type="float">
            <text:p>-0.0196510351436</text:p>
          </table:table-cell>
          <table:table-cell table:number-columns-repeated="2"/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81547588155" calcext:value-type="float">
            <text:p>-0.00681547588155</text:p>
          </table:table-cell>
          <table:table-cell table:number-columns-repeated="2"/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78513021962" calcext:value-type="float">
            <text:p>0.0178513021962</text:p>
          </table:table-cell>
          <table:table-cell table:number-columns-repeated="2"/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36843486432" calcext:value-type="float">
            <text:p>0.0436843486432</text:p>
          </table:table-cell>
          <table:table-cell table:number-columns-repeated="2"/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90513732606" calcext:value-type="float">
            <text:p>0.0190513732606</text:p>
          </table:table-cell>
          <table:table-cell table:number-columns-repeated="2"/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49964122553" calcext:value-type="float">
            <text:p>0.0249964122553</text:p>
          </table:table-cell>
          <table:table-cell table:number-columns-repeated="2"/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54271428468" calcext:value-type="float">
            <text:p>-0.00854271428468</text:p>
          </table:table-cell>
          <table:table-cell table:number-columns-repeated="2"/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43965749641" calcext:value-type="float">
            <text:p>0.0143965749641</text:p>
          </table:table-cell>
          <table:table-cell table:number-columns-repeated="2"/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90419226189" calcext:value-type="float">
            <text:p>0.0190419226189</text:p>
          </table:table-cell>
          <table:table-cell table:number-columns-repeated="2"/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23910069939" calcext:value-type="float">
            <text:p>0.0423910069939</text:p>
          </table:table-cell>
          <table:table-cell table:number-columns-repeated="2"/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89832595509" calcext:value-type="float">
            <text:p>0.0689832595509</text:p>
          </table:table-cell>
          <table:table-cell table:number-columns-repeated="2"/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96142201252" calcext:value-type="float">
            <text:p>0.0496142201252</text:p>
          </table:table-cell>
          <table:table-cell table:number-columns-repeated="2"/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19190714182" calcext:value-type="float">
            <text:p>0.0519190714182</text:p>
          </table:table-cell>
          <table:table-cell table:number-columns-repeated="2"/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36516898145" calcext:value-type="float">
            <text:p>0.0536516898145</text:p>
          </table:table-cell>
          <table:table-cell table:number-columns-repeated="2"/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92473881451" calcext:value-type="float">
            <text:p>0.0692473881451</text:p>
          </table:table-cell>
          <table:table-cell table:number-columns-repeated="2"/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6556613966" calcext:value-type="float">
            <text:p>0.056556613966</text:p>
          </table:table-cell>
          <table:table-cell table:number-columns-repeated="2"/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15019434251" calcext:value-type="float">
            <text:p>0.0515019434251</text:p>
          </table:table-cell>
          <table:table-cell table:number-columns-repeated="2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47779507872" calcext:value-type="float">
            <text:p>0.0447779507872</text:p>
          </table:table-cell>
          <table:table-cell table:number-columns-repeated="2"/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57910224494" calcext:value-type="float">
            <text:p>0.00457910224494</text:p>
          </table:table-cell>
          <table:table-cell table:number-columns-repeated="2"/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601081277022" calcext:value-type="float">
            <text:p>0.00601081277022</text:p>
          </table:table-cell>
          <table:table-cell table:number-columns-repeated="2"/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44461901573" calcext:value-type="float">
            <text:p>0.0144461901573</text:p>
          </table:table-cell>
          <table:table-cell table:number-columns-repeated="2"/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136013033339" calcext:value-type="float">
            <text:p>0.00136013033339</text:p>
          </table:table-cell>
          <table:table-cell table:number-columns-repeated="2"/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3228041654" calcext:value-type="float">
            <text:p>0.013228041654</text:p>
          </table:table-cell>
          <table:table-cell table:number-columns-repeated="2"/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268701675306" calcext:value-type="float">
            <text:p>0.00268701675306</text:p>
          </table:table-cell>
          <table:table-cell table:number-columns-repeated="2"/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00173648437" calcext:value-type="float">
            <text:p>0.0100173648437</text:p>
          </table:table-cell>
          <table:table-cell table:number-columns-repeated="2"/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40134450451" calcext:value-type="float">
            <text:p>0.0240134450451</text:p>
          </table:table-cell>
          <table:table-cell table:number-columns-repeated="2"/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16783053967" calcext:value-type="float">
            <text:p>0.0116783053967</text:p>
          </table:table-cell>
          <table:table-cell table:number-columns-repeated="2"/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530009494824" calcext:value-type="float">
            <text:p>-0.00530009494824</text:p>
          </table:table-cell>
          <table:table-cell table:number-columns-repeated="2"/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77563204073" calcext:value-type="float">
            <text:p>-0.0177563204073</text:p>
          </table:table-cell>
          <table:table-cell table:number-columns-repeated="2"/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922518002766" calcext:value-type="float">
            <text:p>-0.00922518002766</text:p>
          </table:table-cell>
          <table:table-cell table:number-columns-repeated="2"/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14245226414" calcext:value-type="float">
            <text:p>-0.0114245226414</text:p>
          </table:table-cell>
          <table:table-cell table:number-columns-repeated="2"/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61041137981" calcext:value-type="float">
            <text:p>-0.00661041137981</text:p>
          </table:table-cell>
          <table:table-cell table:number-columns-repeated="2"/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96774927853" calcext:value-type="float">
            <text:p>0.00496774927853</text:p>
          </table:table-cell>
          <table:table-cell table:number-columns-repeated="2"/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59735941046" calcext:value-type="float">
            <text:p>0.0259735941046</text:p>
          </table:table-cell>
          <table:table-cell table:number-columns-repeated="2"/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81036452315" calcext:value-type="float">
            <text:p>0.0181036452315</text:p>
          </table:table-cell>
          <table:table-cell table:number-columns-repeated="2"/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29222659169" calcext:value-type="float">
            <text:p>0.0429222659169</text:p>
          </table:table-cell>
          <table:table-cell table:number-columns-repeated="2"/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9622552464" calcext:value-type="float">
            <text:p>0.069622552464</text:p>
          </table:table-cell>
          <table:table-cell table:number-columns-repeated="2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48526975423" calcext:value-type="float">
            <text:p>0.0548526975423</text:p>
          </table:table-cell>
          <table:table-cell table:number-columns-repeated="2"/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3837993895" calcext:value-type="float">
            <text:p>0.053837993895</text:p>
          </table:table-cell>
          <table:table-cell table:number-columns-repeated="2"/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64720062443" calcext:value-type="float">
            <text:p>0.0264720062443</text:p>
          </table:table-cell>
          <table:table-cell table:number-columns-repeated="2"/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55861217885" calcext:value-type="float">
            <text:p>0.0155861217885</text:p>
          </table:table-cell>
          <table:table-cell table:number-columns-repeated="2"/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27494014366" calcext:value-type="float">
            <text:p>-0.0127494014366</text:p>
          </table:table-cell>
          <table:table-cell table:number-columns-repeated="2"/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925743441387" calcext:value-type="float">
            <text:p>-0.00925743441387</text:p>
          </table:table-cell>
          <table:table-cell table:number-columns-repeated="2"/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77906439022" calcext:value-type="float">
            <text:p>-0.00277906439022</text:p>
          </table:table-cell>
          <table:table-cell table:number-columns-repeated="2"/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44932435815" calcext:value-type="float">
            <text:p>-0.0444932435815</text:p>
          </table:table-cell>
          <table:table-cell table:number-columns-repeated="2"/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7345846323" calcext:value-type="float">
            <text:p>-0.037345846323</text:p>
          </table:table-cell>
          <table:table-cell table:number-columns-repeated="2"/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41701568496" calcext:value-type="float">
            <text:p>-0.0341701568496</text:p>
          </table:table-cell>
          <table:table-cell table:number-columns-repeated="2"/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62679260277" calcext:value-type="float">
            <text:p>-0.0362679260277</text:p>
          </table:table-cell>
          <table:table-cell table:number-columns-repeated="2"/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41724070736" calcext:value-type="float">
            <text:p>-0.0141724070736</text:p>
          </table:table-cell>
          <table:table-cell table:number-columns-repeated="2"/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table:style-name="ce3" office:value-type="float" office:value="0.0000593301165591" calcext:value-type="float">
            <text:p>5.93E-05</text:p>
          </table:table-cell>
          <table:table-cell table:number-columns-repeated="2"/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6447324608" calcext:value-type="float">
            <text:p>-0.0106447324608</text:p>
          </table:table-cell>
          <table:table-cell table:number-columns-repeated="2"/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6082364275" calcext:value-type="float">
            <text:p>-0.0216082364275</text:p>
          </table:table-cell>
          <table:table-cell table:number-columns-repeated="2"/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64946311192" calcext:value-type="float">
            <text:p>-0.0364946311192</text:p>
          </table:table-cell>
          <table:table-cell table:number-columns-repeated="2"/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44260169809" calcext:value-type="float">
            <text:p>-0.0244260169809</text:p>
          </table:table-cell>
          <table:table-cell table:number-columns-repeated="2"/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3797956473" calcext:value-type="float">
            <text:p>-0.0223797956473</text:p>
          </table:table-cell>
          <table:table-cell table:number-columns-repeated="2"/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03042655335" calcext:value-type="float">
            <text:p>-0.00403042655335</text:p>
          </table:table-cell>
          <table:table-cell table:number-columns-repeated="2"/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37737521206" calcext:value-type="float">
            <text:p>-0.0137737521206</text:p>
          </table:table-cell>
          <table:table-cell table:number-columns-repeated="2"/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86973204756" calcext:value-type="float">
            <text:p>-0.0186973204756</text:p>
          </table:table-cell>
          <table:table-cell table:number-columns-repeated="2"/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73162171659" calcext:value-type="float">
            <text:p>-0.0173162171659</text:p>
          </table:table-cell>
          <table:table-cell table:number-columns-repeated="2"/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05367099773" calcext:value-type="float">
            <text:p>0.0105367099773</text:p>
          </table:table-cell>
          <table:table-cell table:number-columns-repeated="2"/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954077130697" calcext:value-type="float">
            <text:p>0.00954077130697</text:p>
          </table:table-cell>
          <table:table-cell table:number-columns-repeated="2"/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3248689646" calcext:value-type="float">
            <text:p>0.013248689646</text:p>
          </table:table-cell>
          <table:table-cell table:number-columns-repeated="2"/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1292284969" calcext:value-type="float">
            <text:p>0.0041292284969</text:p>
          </table:table-cell>
          <table:table-cell table:number-columns-repeated="2"/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12969093439" calcext:value-type="float">
            <text:p>-0.0112969093439</text:p>
          </table:table-cell>
          <table:table-cell table:number-columns-repeated="2"/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293211571" calcext:value-type="float">
            <text:p>-0.010293211571</text:p>
          </table:table-cell>
          <table:table-cell table:number-columns-repeated="2"/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9360335788" calcext:value-type="float">
            <text:p>-0.0109360335788</text:p>
          </table:table-cell>
          <table:table-cell table:number-columns-repeated="2"/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755198555298" calcext:value-type="float">
            <text:p>-0.00755198555298</text:p>
          </table:table-cell>
          <table:table-cell table:number-columns-repeated="2"/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79109862756" calcext:value-type="float">
            <text:p>-0.00879109862756</text:p>
          </table:table-cell>
          <table:table-cell table:number-columns-repeated="2"/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17830957682" calcext:value-type="float">
            <text:p>-0.0317830957682</text:p>
          </table:table-cell>
          <table:table-cell table:number-columns-repeated="2"/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14748186489" calcext:value-type="float">
            <text:p>-0.0314748186489</text:p>
          </table:table-cell>
          <table:table-cell table:number-columns-repeated="2"/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53808434129" calcext:value-type="float">
            <text:p>-0.00653808434129</text:p>
          </table:table-cell>
          <table:table-cell table:number-columns-repeated="2"/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393462278737" calcext:value-type="float">
            <text:p>-0.00393462278737</text:p>
          </table:table-cell>
          <table:table-cell table:number-columns-repeated="2"/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28386563822" calcext:value-type="float">
            <text:p>0.00528386563822</text:p>
          </table:table-cell>
          <table:table-cell table:number-columns-repeated="2"/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73415349754" calcext:value-type="float">
            <text:p>-0.0173415349754</text:p>
          </table:table-cell>
          <table:table-cell table:number-columns-repeated="2"/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13167126851" calcext:value-type="float">
            <text:p>-0.0113167126851</text:p>
          </table:table-cell>
          <table:table-cell table:number-columns-repeated="2"/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96173807458" calcext:value-type="float">
            <text:p>-0.0296173807458</text:p>
          </table:table-cell>
          <table:table-cell table:number-columns-repeated="2"/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6051772902" calcext:value-type="float">
            <text:p>-0.0196051772902</text:p>
          </table:table-cell>
          <table:table-cell table:number-columns-repeated="2"/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4759560411" calcext:value-type="float">
            <text:p>-0.014759560411</text:p>
          </table:table-cell>
          <table:table-cell table:number-columns-repeated="2"/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469881877" calcext:value-type="float">
            <text:p>-0.03469881877</text:p>
          </table:table-cell>
          <table:table-cell table:number-columns-repeated="2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70085826957" calcext:value-type="float">
            <text:p>-0.0270085826957</text:p>
          </table:table-cell>
          <table:table-cell table:number-columns-repeated="2"/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55771119972" calcext:value-type="float">
            <text:p>-0.0455771119972</text:p>
          </table:table-cell>
          <table:table-cell table:number-columns-repeated="2"/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3369563563" calcext:value-type="float">
            <text:p>-0.043369563563</text:p>
          </table:table-cell>
          <table:table-cell table:number-columns-repeated="2"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5374796391" calcext:value-type="float">
            <text:p>-0.0215374796391</text:p>
          </table:table-cell>
          <table:table-cell table:number-columns-repeated="2"/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72565075699" calcext:value-type="float">
            <text:p>-0.0272565075699</text:p>
          </table:table-cell>
          <table:table-cell table:number-columns-repeated="2"/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6510223954" calcext:value-type="float">
            <text:p>-0.0226510223954</text:p>
          </table:table-cell>
          <table:table-cell table:number-columns-repeated="2"/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12033425833" calcext:value-type="float">
            <text:p>-0.0312033425833</text:p>
          </table:table-cell>
          <table:table-cell table:number-columns-repeated="2"/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62652557169" calcext:value-type="float">
            <text:p>-0.0262652557169</text:p>
          </table:table-cell>
          <table:table-cell table:number-columns-repeated="2"/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5074483427" calcext:value-type="float">
            <text:p>-0.0225074483427</text:p>
          </table:table-cell>
          <table:table-cell table:number-columns-repeated="2"/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72175465372" calcext:value-type="float">
            <text:p>-0.0272175465372</text:p>
          </table:table-cell>
          <table:table-cell table:number-columns-repeated="2"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60619364599" calcext:value-type="float">
            <text:p>-0.0260619364599</text:p>
          </table:table-cell>
          <table:table-cell table:number-columns-repeated="2"/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9318021128" calcext:value-type="float">
            <text:p>-0.0259318021128</text:p>
          </table:table-cell>
          <table:table-cell table:number-columns-repeated="2"/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90377677837" calcext:value-type="float">
            <text:p>-0.0390377677837</text:p>
          </table:table-cell>
          <table:table-cell table:number-columns-repeated="2"/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7194837993" calcext:value-type="float">
            <text:p>-0.0217194837993</text:p>
          </table:table-cell>
          <table:table-cell table:number-columns-repeated="2"/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7213559518" calcext:value-type="float">
            <text:p>-0.0327213559518</text:p>
          </table:table-cell>
          <table:table-cell table:number-columns-repeated="2"/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4564294733" calcext:value-type="float">
            <text:p>-0.0224564294733</text:p>
          </table:table-cell>
          <table:table-cell table:number-columns-repeated="2"/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4958150776" calcext:value-type="float">
            <text:p>-0.0324958150776</text:p>
          </table:table-cell>
          <table:table-cell table:number-columns-repeated="2"/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25035462817" calcext:value-type="float">
            <text:p>-0.0125035462817</text:p>
          </table:table-cell>
          <table:table-cell table:number-columns-repeated="2"/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0245803005397" calcext:value-type="float">
            <text:p>-0.000245803005397</text:p>
          </table:table-cell>
          <table:table-cell table:number-columns-repeated="2"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93620901125" calcext:value-type="float">
            <text:p>0.0093620901125</text:p>
          </table:table-cell>
          <table:table-cell table:number-columns-repeated="2"/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52477596113" calcext:value-type="float">
            <text:p>0.0152477596113</text:p>
          </table:table-cell>
          <table:table-cell table:number-columns-repeated="2"/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95390938883" calcext:value-type="float">
            <text:p>-0.00295390938883</text:p>
          </table:table-cell>
          <table:table-cell table:number-columns-repeated="2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6900047803" calcext:value-type="float">
            <text:p>-0.0196900047803</text:p>
          </table:table-cell>
          <table:table-cell table:number-columns-repeated="2"/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1406168625" calcext:value-type="float">
            <text:p>-0.0221406168625</text:p>
          </table:table-cell>
          <table:table-cell table:number-columns-repeated="2"/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5851956854" calcext:value-type="float">
            <text:p>-0.0215851956854</text:p>
          </table:table-cell>
          <table:table-cell table:number-columns-repeated="2"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59214629537" calcext:value-type="float">
            <text:p>0.0159214629537</text:p>
          </table:table-cell>
          <table:table-cell table:number-columns-repeated="2"/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32971853482" calcext:value-type="float">
            <text:p>-0.00632971853482</text:p>
          </table:table-cell>
          <table:table-cell table:number-columns-repeated="2"/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858588449" calcext:value-type="float">
            <text:p>-0.010858588449</text:p>
          </table:table-cell>
          <table:table-cell table:number-columns-repeated="2"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41787096718" calcext:value-type="float">
            <text:p>-0.00141787096718</text:p>
          </table:table-cell>
          <table:table-cell table:number-columns-repeated="2"/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182925261814" calcext:value-type="float">
            <text:p>0.00182925261814</text:p>
          </table:table-cell>
          <table:table-cell table:number-columns-repeated="2"/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688723283027" calcext:value-type="float">
            <text:p>0.00688723283027</text:p>
          </table:table-cell>
          <table:table-cell table:number-columns-repeated="2"/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333443443908" calcext:value-type="float">
            <text:p>0.00333443443908</text:p>
          </table:table-cell>
          <table:table-cell table:number-columns-repeated="2"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940838211733" calcext:value-type="float">
            <text:p>0.00940838211733</text:p>
          </table:table-cell>
          <table:table-cell table:number-columns-repeated="2"/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21499298978" calcext:value-type="float">
            <text:p>0.0021499298978</text:p>
          </table:table-cell>
          <table:table-cell table:number-columns-repeated="2"/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8070015012" calcext:value-type="float">
            <text:p>-0.0258070015012</text:p>
          </table:table-cell>
          <table:table-cell table:number-columns-repeated="2"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37927725454" calcext:value-type="float">
            <text:p>-0.0237927725454</text:p>
          </table:table-cell>
          <table:table-cell table:number-columns-repeated="2"/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1047224435" calcext:value-type="float">
            <text:p>-0.0321047224435</text:p>
          </table:table-cell>
          <table:table-cell table:number-columns-repeated="2"/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54176426655" calcext:value-type="float">
            <text:p>-0.0454176426655</text:p>
          </table:table-cell>
          <table:table-cell table:number-columns-repeated="2"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540764889451" calcext:value-type="float">
            <text:p>-0.0540764889451</text:p>
          </table:table-cell>
          <table:table-cell table:number-columns-repeated="2"/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096124223" calcext:value-type="float">
            <text:p>-0.032096124223</text:p>
          </table:table-cell>
          <table:table-cell table:number-columns-repeated="2"/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2878264747" calcext:value-type="float">
            <text:p>-0.0252878264747</text:p>
          </table:table-cell>
          <table:table-cell table:number-columns-repeated="2"/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04374068213" calcext:value-type="float">
            <text:p>-0.0404374068213</text:p>
          </table:table-cell>
          <table:table-cell table:number-columns-repeated="2"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9836260971" calcext:value-type="float">
            <text:p>-0.0259836260971</text:p>
          </table:table-cell>
          <table:table-cell table:number-columns-repeated="2"/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44620841648" calcext:value-type="float">
            <text:p>-0.0244620841648</text:p>
          </table:table-cell>
          <table:table-cell table:number-columns-repeated="2"/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70351324598" calcext:value-type="float">
            <text:p>-0.00270351324598</text:p>
          </table:table-cell>
          <table:table-cell table:number-columns-repeated="2"/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33655896983" calcext:value-type="float">
            <text:p>0.00433655896983</text:p>
          </table:table-cell>
          <table:table-cell table:number-columns-repeated="2"/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29584532254" calcext:value-type="float">
            <text:p>-0.00229584532254</text:p>
          </table:table-cell>
          <table:table-cell table:number-columns-repeated="2"/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744492681192" calcext:value-type="float">
            <text:p>-0.00744492681192</text:p>
          </table:table-cell>
          <table:table-cell table:number-columns-repeated="2"/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733249816662" calcext:value-type="float">
            <text:p>-0.00733249816662</text:p>
          </table:table-cell>
          <table:table-cell table:number-columns-repeated="2"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59962625055" calcext:value-type="float">
            <text:p>0.00559962625055</text:p>
          </table:table-cell>
          <table:table-cell table:number-columns-repeated="2"/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786483975368" calcext:value-type="float">
            <text:p>0.00786483975368</text:p>
          </table:table-cell>
          <table:table-cell table:number-columns-repeated="2"/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19291759587" calcext:value-type="float">
            <text:p>0.0019291759587</text:p>
          </table:table-cell>
          <table:table-cell table:number-columns-repeated="2"/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554919183217" calcext:value-type="float">
            <text:p>-0.00554919183217</text:p>
          </table:table-cell>
          <table:table-cell table:number-columns-repeated="2"/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08713217315" calcext:value-type="float">
            <text:p>-0.0208713217315</text:p>
          </table:table-cell>
          <table:table-cell table:number-columns-repeated="2"/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0274938152893" calcext:value-type="float">
            <text:p>0.000274938152893</text:p>
          </table:table-cell>
          <table:table-cell table:number-columns-repeated="2"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896895290193" calcext:value-type="float">
            <text:p>0.00896895290193</text:p>
          </table:table-cell>
          <table:table-cell table:number-columns-repeated="2"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0175977924569" calcext:value-type="float">
            <text:p>0.000175977924569</text:p>
          </table:table-cell>
          <table:table-cell table:number-columns-repeated="2"/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78983527201" calcext:value-type="float">
            <text:p>-0.00178983527201</text:p>
          </table:table-cell>
          <table:table-cell table:number-columns-repeated="2"/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62020455618" calcext:value-type="float">
            <text:p>-0.00662020455618</text:p>
          </table:table-cell>
          <table:table-cell table:number-columns-repeated="2"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65690187999" calcext:value-type="float">
            <text:p>-0.0165690187999</text:p>
          </table:table-cell>
          <table:table-cell table:number-columns-repeated="2"/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84095078362" calcext:value-type="float">
            <text:p>-0.00484095078362</text:p>
          </table:table-cell>
          <table:table-cell table:number-columns-repeated="2"/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32899935719" calcext:value-type="float">
            <text:p>-0.0132899935719</text:p>
          </table:table-cell>
          <table:table-cell table:number-columns-repeated="2"/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14627840661" calcext:value-type="float">
            <text:p>0.00414627840661</text:p>
          </table:table-cell>
          <table:table-cell table:number-columns-repeated="2"/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61228259963" calcext:value-type="float">
            <text:p>0.00461228259963</text:p>
          </table:table-cell>
          <table:table-cell table:number-columns-repeated="2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48458543628" calcext:value-type="float">
            <text:p>-0.00848458543628</text:p>
          </table:table-cell>
          <table:table-cell table:number-columns-repeated="2"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4050060187" calcext:value-type="float">
            <text:p>-0.0104050060187</text:p>
          </table:table-cell>
          <table:table-cell table:number-columns-repeated="2"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843034818521" calcext:value-type="float">
            <text:p>0.00843034818521</text:p>
          </table:table-cell>
          <table:table-cell table:number-columns-repeated="2"/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97655651456" calcext:value-type="float">
            <text:p>0.0097655651456</text:p>
          </table:table-cell>
          <table:table-cell table:number-columns-repeated="2"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00595444017" calcext:value-type="float">
            <text:p>0.0200595444017</text:p>
          </table:table-cell>
          <table:table-cell table:number-columns-repeated="2"/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01820143517" calcext:value-type="float">
            <text:p>0.0201820143517</text:p>
          </table:table-cell>
          <table:table-cell table:number-columns-repeated="2"/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68166123986" calcext:value-type="float">
            <text:p>0.0168166123986</text:p>
          </table:table-cell>
          <table:table-cell table:number-columns-repeated="2"/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42976426419" calcext:value-type="float">
            <text:p>-0.00142976426419</text:p>
          </table:table-cell>
          <table:table-cell table:number-columns-repeated="2"/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08923535355" calcext:value-type="float">
            <text:p>-0.00408923535355</text:p>
          </table:table-cell>
          <table:table-cell table:number-columns-repeated="2"/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4159887659" calcext:value-type="float">
            <text:p>0.014159887659</text:p>
          </table:table-cell>
          <table:table-cell table:number-columns-repeated="2"/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82142530864" calcext:value-type="float">
            <text:p>0.0182142530864</text:p>
          </table:table-cell>
          <table:table-cell table:number-columns-repeated="2"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345062420516" calcext:value-type="float">
            <text:p>0.00345062420516</text:p>
          </table:table-cell>
          <table:table-cell table:number-columns-repeated="2"/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98683879336" calcext:value-type="float">
            <text:p>0.00598683879336</text:p>
          </table:table-cell>
          <table:table-cell table:number-columns-repeated="2"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10638888173" calcext:value-type="float">
            <text:p>-0.00210638888173</text:p>
          </table:table-cell>
          <table:table-cell table:number-columns-repeated="2"/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68499021651" calcext:value-type="float">
            <text:p>0.0268499021651</text:p>
          </table:table-cell>
          <table:table-cell table:number-columns-repeated="2"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10573239663" calcext:value-type="float">
            <text:p>0.0310573239663</text:p>
          </table:table-cell>
          <table:table-cell table:number-columns-repeated="2"/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38989139381" calcext:value-type="float">
            <text:p>0.0538989139381</text:p>
          </table:table-cell>
          <table:table-cell table:number-columns-repeated="2"/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73642764825" calcext:value-type="float">
            <text:p>0.0573642764825</text:p>
          </table:table-cell>
          <table:table-cell table:number-columns-repeated="2"/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0353026318" calcext:value-type="float">
            <text:p>0.060353026318</text:p>
          </table:table-cell>
          <table:table-cell table:number-columns-repeated="2"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06282640811" calcext:value-type="float">
            <text:p>0.0606282640811</text:p>
          </table:table-cell>
          <table:table-cell table:number-columns-repeated="2"/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46699484127" calcext:value-type="float">
            <text:p>0.0546699484127</text:p>
          </table:table-cell>
          <table:table-cell table:number-columns-repeated="2"/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97919001021" calcext:value-type="float">
            <text:p>0.0597919001021</text:p>
          </table:table-cell>
          <table:table-cell table:number-columns-repeated="2"/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74455588798" calcext:value-type="float">
            <text:p>0.0374455588798</text:p>
          </table:table-cell>
          <table:table-cell table:number-columns-repeated="2"/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39679322515" calcext:value-type="float">
            <text:p>0.0539679322515</text:p>
          </table:table-cell>
          <table:table-cell table:number-columns-repeated="2"/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09710202625" calcext:value-type="float">
            <text:p>0.0509710202625</text:p>
          </table:table-cell>
          <table:table-cell table:number-columns-repeated="2"/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67562570062" calcext:value-type="float">
            <text:p>0.0467562570062</text:p>
          </table:table-cell>
          <table:table-cell table:number-columns-repeated="2"/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63092494326" calcext:value-type="float">
            <text:p>0.0463092494326</text:p>
          </table:table-cell>
          <table:table-cell table:number-columns-repeated="2"/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75039162131" calcext:value-type="float">
            <text:p>0.0475039162131</text:p>
          </table:table-cell>
          <table:table-cell table:number-columns-repeated="2"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40612617022" calcext:value-type="float">
            <text:p>0.0440612617022</text:p>
          </table:table-cell>
          <table:table-cell table:number-columns-repeated="2"/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08415065701" calcext:value-type="float">
            <text:p>0.0308415065701</text:p>
          </table:table-cell>
          <table:table-cell table:number-columns-repeated="2"/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35582202297" calcext:value-type="float">
            <text:p>0.0335582202297</text:p>
          </table:table-cell>
          <table:table-cell table:number-columns-repeated="2"/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515445478" calcext:value-type="float">
            <text:p>0.03515445478</text:p>
          </table:table-cell>
          <table:table-cell table:number-columns-repeated="2"/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07835309409" calcext:value-type="float">
            <text:p>0.0207835309409</text:p>
          </table:table-cell>
          <table:table-cell table:number-columns-repeated="2"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04404599837" calcext:value-type="float">
            <text:p>0.0304404599837</text:p>
          </table:table-cell>
          <table:table-cell table:number-columns-repeated="2"/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75714935066" calcext:value-type="float">
            <text:p>0.0175714935066</text:p>
          </table:table-cell>
          <table:table-cell table:number-columns-repeated="2"/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86822623365" calcext:value-type="float">
            <text:p>0.00586822623365</text:p>
          </table:table-cell>
          <table:table-cell table:number-columns-repeated="2"/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80600543649" calcext:value-type="float">
            <text:p>0.0180600543649</text:p>
          </table:table-cell>
          <table:table-cell table:number-columns-repeated="2"/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0382348746898" calcext:value-type="float">
            <text:p>0.000382348746898</text:p>
          </table:table-cell>
          <table:table-cell table:number-columns-repeated="2"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708263869182" calcext:value-type="float">
            <text:p>0.00708263869182</text:p>
          </table:table-cell>
          <table:table-cell table:number-columns-repeated="2"/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1388804008" calcext:value-type="float">
            <text:p>-0.0211388804008</text:p>
          </table:table-cell>
          <table:table-cell table:number-columns-repeated="2"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19523621572" calcext:value-type="float">
            <text:p>-0.00819523621572</text:p>
          </table:table-cell>
          <table:table-cell table:number-columns-repeated="2"/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68917896626" calcext:value-type="float">
            <text:p>0.0068917896626</text:p>
          </table:table-cell>
          <table:table-cell table:number-columns-repeated="2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50656580309" calcext:value-type="float">
            <text:p>-0.00450656580309</text:p>
          </table:table-cell>
          <table:table-cell table:number-columns-repeated="2"/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93818571399" calcext:value-type="float">
            <text:p>-0.00193818571399</text:p>
          </table:table-cell>
          <table:table-cell table:number-columns-repeated="2"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330501487912" calcext:value-type="float">
            <text:p>-0.00330501487912</text:p>
          </table:table-cell>
          <table:table-cell table:number-columns-repeated="2"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0924011431474" calcext:value-type="float">
            <text:p>-0.000924011431474</text:p>
          </table:table-cell>
          <table:table-cell table:number-columns-repeated="2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29239391534" calcext:value-type="float">
            <text:p>0.0129239391534</text:p>
          </table:table-cell>
          <table:table-cell table:number-columns-repeated="2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18222776616" calcext:value-type="float">
            <text:p>-0.00118222776616</text:p>
          </table:table-cell>
          <table:table-cell table:number-columns-repeated="2"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991405494646" calcext:value-type="float">
            <text:p>-0.00991405494646</text:p>
          </table:table-cell>
          <table:table-cell table:number-columns-repeated="2"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89503089379" calcext:value-type="float">
            <text:p>-0.00889503089379</text:p>
          </table:table-cell>
          <table:table-cell table:number-columns-repeated="2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70029303885" calcext:value-type="float">
            <text:p>-0.00870029303885</text:p>
          </table:table-cell>
          <table:table-cell table:number-columns-repeated="2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1501277648" calcext:value-type="float">
            <text:p>-0.0221501277648</text:p>
          </table:table-cell>
          <table:table-cell table:number-columns-repeated="2"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55645740548" calcext:value-type="float">
            <text:p>-0.0355645740548</text:p>
          </table:table-cell>
          <table:table-cell table:number-columns-repeated="2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10043247378" calcext:value-type="float">
            <text:p>-0.0310043247378</text:p>
          </table:table-cell>
          <table:table-cell table:number-columns-repeated="2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55834804982" calcext:value-type="float">
            <text:p>-0.0355834804982</text:p>
          </table:table-cell>
          <table:table-cell table:number-columns-repeated="2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6133892973" calcext:value-type="float">
            <text:p>-0.026133892973</text:p>
          </table:table-cell>
          <table:table-cell table:number-columns-repeated="2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3142307542" calcext:value-type="float">
            <text:p>-0.0253142307542</text:p>
          </table:table-cell>
          <table:table-cell table:number-columns-repeated="2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3510492185" calcext:value-type="float">
            <text:p>-0.0253510492185</text:p>
          </table:table-cell>
          <table:table-cell table:number-columns-repeated="2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84645960045" calcext:value-type="float">
            <text:p>-0.0384645960045</text:p>
          </table:table-cell>
          <table:table-cell table:number-columns-repeated="2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2209704052" calcext:value-type="float">
            <text:p>-0.0322209704052</text:p>
          </table:table-cell>
          <table:table-cell table:number-columns-repeated="2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0823494481" calcext:value-type="float">
            <text:p>-0.0190823494481</text:p>
          </table:table-cell>
          <table:table-cell table:number-columns-repeated="2"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30811418738" calcext:value-type="float">
            <text:p>-0.00130811418738</text:p>
          </table:table-cell>
          <table:table-cell table:number-columns-repeated="2"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06016399206" calcext:value-type="float">
            <text:p>-0.00606016399206</text:p>
          </table:table-cell>
          <table:table-cell table:number-columns-repeated="2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59029730439" calcext:value-type="float">
            <text:p>-0.0059029730439</text:p>
          </table:table-cell>
          <table:table-cell table:number-columns-repeated="2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12247236648" calcext:value-type="float">
            <text:p>-0.00812247236648</text:p>
          </table:table-cell>
          <table:table-cell table:number-columns-repeated="2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33330900282" calcext:value-type="float">
            <text:p>-0.0133330900282</text:p>
          </table:table-cell>
          <table:table-cell table:number-columns-repeated="2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85975828856" calcext:value-type="float">
            <text:p>-0.0185975828856</text:p>
          </table:table-cell>
          <table:table-cell table:number-columns-repeated="2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71884376275" calcext:value-type="float">
            <text:p>-0.0071884376275</text:p>
          </table:table-cell>
          <table:table-cell table:number-columns-repeated="2"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345129857591" calcext:value-type="float">
            <text:p>-0.00345129857591</text:p>
          </table:table-cell>
          <table:table-cell table:number-columns-repeated="2"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284251024584" calcext:value-type="float">
            <text:p>0.00284251024584</text:p>
          </table:table-cell>
          <table:table-cell table:number-columns-repeated="2"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12325912746" calcext:value-type="float">
            <text:p>0.0012325912746</text:p>
          </table:table-cell>
          <table:table-cell table:number-columns-repeated="2"/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70431672228" calcext:value-type="float">
            <text:p>0.00570431672228</text:p>
          </table:table-cell>
          <table:table-cell table:number-columns-repeated="2"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14287627681" calcext:value-type="float">
            <text:p>0.00414287627681</text:p>
          </table:table-cell>
          <table:table-cell table:number-columns-repeated="2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68324528852" calcext:value-type="float">
            <text:p>0.0268324528852</text:p>
          </table:table-cell>
          <table:table-cell table:number-columns-repeated="2"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58020685405" calcext:value-type="float">
            <text:p>0.0158020685405</text:p>
          </table:table-cell>
          <table:table-cell table:number-columns-repeated="2"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8024092391" calcext:value-type="float">
            <text:p>0.018024092391</text:p>
          </table:table-cell>
          <table:table-cell table:number-columns-repeated="2"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06765331263" calcext:value-type="float">
            <text:p>0.0306765331263</text:p>
          </table:table-cell>
          <table:table-cell table:number-columns-repeated="2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20260829533" calcext:value-type="float">
            <text:p>0.0220260829533</text:p>
          </table:table-cell>
          <table:table-cell table:number-columns-repeated="2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79595266877" calcext:value-type="float">
            <text:p>0.0279595266877</text:p>
          </table:table-cell>
          <table:table-cell table:number-columns-repeated="2"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64972289077" calcext:value-type="float">
            <text:p>0.0364972289077</text:p>
          </table:table-cell>
          <table:table-cell table:number-columns-repeated="2"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51109682497" calcext:value-type="float">
            <text:p>0.0351109682497</text:p>
          </table:table-cell>
          <table:table-cell table:number-columns-repeated="2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74488184716" calcext:value-type="float">
            <text:p>0.0274488184716</text:p>
          </table:table-cell>
          <table:table-cell table:number-columns-repeated="2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184910323" calcext:value-type="float">
            <text:p>0.04184910323</text:p>
          </table:table-cell>
          <table:table-cell table:number-columns-repeated="2"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82393979391" calcext:value-type="float">
            <text:p>0.0482393979391</text:p>
          </table:table-cell>
          <table:table-cell table:number-columns-repeated="2"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56673533107" calcext:value-type="float">
            <text:p>0.0256673533107</text:p>
          </table:table-cell>
          <table:table-cell table:number-columns-repeated="2"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42034225702" calcext:value-type="float">
            <text:p>0.0142034225702</text:p>
          </table:table-cell>
          <table:table-cell table:number-columns-repeated="2"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39294030777" calcext:value-type="float">
            <text:p>0.00539294030777</text:p>
          </table:table-cell>
          <table:table-cell table:number-columns-repeated="2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230156560523" calcext:value-type="float">
            <text:p>0.00230156560523</text:p>
          </table:table-cell>
          <table:table-cell table:number-columns-repeated="2"/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63831090073" calcext:value-type="float">
            <text:p>-0.00263831090073</text:p>
          </table:table-cell>
          <table:table-cell table:number-columns-repeated="2"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98992669375" calcext:value-type="float">
            <text:p>-0.00498992669375</text:p>
          </table:table-cell>
          <table:table-cell table:number-columns-repeated="2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8243268223" calcext:value-type="float">
            <text:p>-0.018243268223</text:p>
          </table:table-cell>
          <table:table-cell table:number-columns-repeated="2"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09913778902" calcext:value-type="float">
            <text:p>-0.0209913778902</text:p>
          </table:table-cell>
          <table:table-cell table:number-columns-repeated="2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62386711894" calcext:value-type="float">
            <text:p>-0.0162386711894</text:p>
          </table:table-cell>
          <table:table-cell table:number-columns-repeated="2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31493917203" calcext:value-type="float">
            <text:p>-0.0231493917203</text:p>
          </table:table-cell>
          <table:table-cell table:number-columns-repeated="2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6838575771" calcext:value-type="float">
            <text:p>-0.0226838575771</text:p>
          </table:table-cell>
          <table:table-cell table:number-columns-repeated="2"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222933893" calcext:value-type="float">
            <text:p>-0.019222933893</text:p>
          </table:table-cell>
          <table:table-cell table:number-columns-repeated="2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77802323753" calcext:value-type="float">
            <text:p>-0.0377802323753</text:p>
          </table:table-cell>
          <table:table-cell table:number-columns-repeated="2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692788681834" calcext:value-type="float">
            <text:p>-0.0692788681834</text:p>
          </table:table-cell>
          <table:table-cell table:number-columns-repeated="2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684191642497" calcext:value-type="float">
            <text:p>-0.0684191642497</text:p>
          </table:table-cell>
          <table:table-cell table:number-columns-repeated="2"/>
        </table:table-row>
        <table:table-row table:style-name="ro1">
          <table:table-cell office:value-type="date" office:date-value="2012-12-24" calcext:value-type="date">
            <text:p>2012-12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664750436458" calcext:value-type="float">
            <text:p>-0.0664750436458</text:p>
          </table:table-cell>
          <table:table-cell table:number-columns-repeated="2"/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850705871571" calcext:value-type="float">
            <text:p>-0.0850705871571</text:p>
          </table:table-cell>
          <table:table-cell table:number-columns-repeated="2"/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577896725481" calcext:value-type="float">
            <text:p>-0.0577896725481</text:p>
          </table:table-cell>
          <table:table-cell table:number-columns-repeated="2"/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516575172897" calcext:value-type="float">
            <text:p>-0.0516575172897</text:p>
          </table:table-cell>
          <table:table-cell table:number-columns-repeated="2"/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9821736382" calcext:value-type="float">
            <text:p>-0.049821736382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590.06pt" svg:height="298.91pt" svg:x="258.32pt" svg:y="0pt">
            <draw:object draw:notify-on-update-of-ranges="Sheet4.B2:Sheet4.B251 Sheet4.C2:Sheet4.C2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86.12pt" svg:height="281.59pt" svg:x="256.79pt" svg:y="304.95pt">
            <draw:object draw:notify-on-update-of-ranges="Sheet4.A2:Sheet4.A251 Sheet4.B2:Sheet4.B251 Sheet4.C2:Sheet4.C2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85.61pt" svg:height="292.31pt" svg:x="254.98pt" svg:y="587.11pt">
            <draw:object draw:notify-on-update-of-ranges="Sheet4.A1:Sheet4.A1 Sheet4.A2:Sheet4.A251 Sheet4.D1:Sheet4.D1 Sheet4.D2:Sheet4.D2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date" office:date-value="2012-01-03" calcext:value-type="date">
            <text:p>2012-01-03</text:p>
          </table:table-cell>
          <table:table-cell office:value-type="float" office:value="-0.0099220411056" calcext:value-type="float">
            <text:p>-0.0099220411056</text:p>
          </table:table-cell>
          <table:table-cell office:value-type="float" office:value="-0.00334663405844" calcext:value-type="float">
            <text:p>-0.00334663405844</text:p>
          </table:table-cell>
          <table:table-cell office:value-type="float" office:value="0.00657540704716" calcext:value-type="float">
            <text:p>0.00657540704716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float" office:value="0.0108963093146" calcext:value-type="float">
            <text:p>0.0108963093146</text:p>
          </table:table-cell>
          <table:table-cell office:value-type="float" office:value="0.00531404059159" calcext:value-type="float">
            <text:p>0.00531404059159</text:p>
          </table:table-cell>
          <table:table-cell office:value-type="float" office:value="-0.005582268723" calcext:value-type="float">
            <text:p>-0.005582268723</text:p>
          </table:table-cell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float" office:value="0.0152428216944" calcext:value-type="float">
            <text:p>0.0152428216944</text:p>
          </table:table-cell>
          <table:table-cell office:value-type="float" office:value="0.00575926281436" calcext:value-type="float">
            <text:p>0.00575926281436</text:p>
          </table:table-cell>
          <table:table-cell office:value-type="float" office:value="-0.00948355888007" calcext:value-type="float">
            <text:p>-0.00948355888007</text:p>
          </table:table-cell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float" office:value="0.0162018782708" calcext:value-type="float">
            <text:p>0.0162018782708</text:p>
          </table:table-cell>
          <table:table-cell office:value-type="float" office:value="-0.00344915687276" calcext:value-type="float">
            <text:p>-0.00344915687276</text:p>
          </table:table-cell>
          <table:table-cell office:value-type="float" office:value="-0.0196510351436" calcext:value-type="float">
            <text:p>-0.0196510351436</text:p>
          </table:table-cell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float" office:value="-0.000423998304007" calcext:value-type="float">
            <text:p>-0.000423998304007</text:p>
          </table:table-cell>
          <table:table-cell office:value-type="float" office:value="-0.00723947418556" calcext:value-type="float">
            <text:p>-0.00723947418556</text:p>
          </table:table-cell>
          <table:table-cell office:value-type="float" office:value="-0.00681547588155" calcext:value-type="float">
            <text:p>-0.00681547588155</text:p>
          </table:table-cell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float" office:value="-0.0429110882252" calcext:value-type="float">
            <text:p>-0.0429110882252</text:p>
          </table:table-cell>
          <table:table-cell office:value-type="float" office:value="-0.0250597860289" calcext:value-type="float">
            <text:p>-0.0250597860289</text:p>
          </table:table-cell>
          <table:table-cell office:value-type="float" office:value="0.0178513021962" calcext:value-type="float">
            <text:p>0.0178513021962</text:p>
          </table:table-cell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float" office:value="-0.0963192294462" calcext:value-type="float">
            <text:p>-0.0963192294462</text:p>
          </table:table-cell>
          <table:table-cell office:value-type="float" office:value="-0.052634880803" calcext:value-type="float">
            <text:p>-0.052634880803</text:p>
          </table:table-cell>
          <table:table-cell office:value-type="float" office:value="0.0436843486432" calcext:value-type="float">
            <text:p>0.0436843486432</text:p>
          </table:table-cell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float" office:value="-0.0860904794058" calcext:value-type="float">
            <text:p>-0.0860904794058</text:p>
          </table:table-cell>
          <table:table-cell office:value-type="float" office:value="-0.0670391061453" calcext:value-type="float">
            <text:p>-0.0670391061453</text:p>
          </table:table-cell>
          <table:table-cell office:value-type="float" office:value="0.0190513732606" calcext:value-type="float">
            <text:p>0.0190513732606</text:p>
          </table:table-cell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float" office:value="-0.0662504335761" calcext:value-type="float">
            <text:p>-0.0662504335761</text:p>
          </table:table-cell>
          <table:table-cell office:value-type="float" office:value="-0.0412540213209" calcext:value-type="float">
            <text:p>-0.0412540213209</text:p>
          </table:table-cell>
          <table:table-cell office:value-type="float" office:value="0.0249964122553" calcext:value-type="float">
            <text:p>0.0249964122553</text:p>
          </table:table-cell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float" office:value="-0.0246955345061" calcext:value-type="float">
            <text:p>-0.0246955345061</text:p>
          </table:table-cell>
          <table:table-cell office:value-type="float" office:value="-0.0332382487908" calcext:value-type="float">
            <text:p>-0.0332382487908</text:p>
          </table:table-cell>
          <table:table-cell office:value-type="float" office:value="-0.00854271428468" calcext:value-type="float">
            <text:p>-0.00854271428468</text:p>
          </table:table-cell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float" office:value="-0.0356415478615" calcext:value-type="float">
            <text:p>-0.0356415478615</text:p>
          </table:table-cell>
          <table:table-cell office:value-type="float" office:value="-0.0212449728974" calcext:value-type="float">
            <text:p>-0.0212449728974</text:p>
          </table:table-cell>
          <table:table-cell office:value-type="float" office:value="0.0143965749641" calcext:value-type="float">
            <text:p>0.0143965749641</text:p>
          </table:table-cell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float" office:value="-0.0400808352981" calcext:value-type="float">
            <text:p>-0.0400808352981</text:p>
          </table:table-cell>
          <table:table-cell office:value-type="float" office:value="-0.0210389126792" calcext:value-type="float">
            <text:p>-0.0210389126792</text:p>
          </table:table-cell>
          <table:table-cell office:value-type="float" office:value="0.0190419226189" calcext:value-type="float">
            <text:p>0.0190419226189</text:p>
          </table:table-cell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float" office:value="-0.0695" calcext:value-type="float">
            <text:p>-0.0695</text:p>
          </table:table-cell>
          <table:table-cell office:value-type="float" office:value="-0.0271089930061" calcext:value-type="float">
            <text:p>-0.0271089930061</text:p>
          </table:table-cell>
          <table:table-cell office:value-type="float" office:value="0.0423910069939" calcext:value-type="float">
            <text:p>0.0423910069939</text:p>
          </table:table-cell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float" office:value="-0.107267534116" calcext:value-type="float">
            <text:p>-0.107267534116</text:p>
          </table:table-cell>
          <table:table-cell office:value-type="float" office:value="-0.0382842745652" calcext:value-type="float">
            <text:p>-0.0382842745652</text:p>
          </table:table-cell>
          <table:table-cell office:value-type="float" office:value="0.0689832595509" calcext:value-type="float">
            <text:p>0.0689832595509</text:p>
          </table:table-cell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float" office:value="-0.0695067264574" calcext:value-type="float">
            <text:p>-0.0695067264574</text:p>
          </table:table-cell>
          <table:table-cell office:value-type="float" office:value="-0.0198925063322" calcext:value-type="float">
            <text:p>-0.0198925063322</text:p>
          </table:table-cell>
          <table:table-cell office:value-type="float" office:value="0.0496142201252" calcext:value-type="float">
            <text:p>0.0496142201252</text:p>
          </table:table-cell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float" office:value="-0.0590703679793" calcext:value-type="float">
            <text:p>-0.0590703679793</text:p>
          </table:table-cell>
          <table:table-cell office:value-type="float" office:value="-0.00715129656116" calcext:value-type="float">
            <text:p>-0.00715129656116</text:p>
          </table:table-cell>
          <table:table-cell office:value-type="float" office:value="0.0519190714182" calcext:value-type="float">
            <text:p>0.0519190714182</text:p>
          </table:table-cell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float" office:value="-0.0978762696214" calcext:value-type="float">
            <text:p>-0.0978762696214</text:p>
          </table:table-cell>
          <table:table-cell office:value-type="float" office:value="-0.0442245798069" calcext:value-type="float">
            <text:p>-0.0442245798069</text:p>
          </table:table-cell>
          <table:table-cell office:value-type="float" office:value="0.0536516898145" calcext:value-type="float">
            <text:p>0.0536516898145</text:p>
          </table:table-cell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float" office:value="-0.120537076594" calcext:value-type="float">
            <text:p>-0.120537076594</text:p>
          </table:table-cell>
          <table:table-cell office:value-type="float" office:value="-0.0512896884494" calcext:value-type="float">
            <text:p>-0.0512896884494</text:p>
          </table:table-cell>
          <table:table-cell office:value-type="float" office:value="0.0692473881451" calcext:value-type="float">
            <text:p>0.0692473881451</text:p>
          </table:table-cell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float" office:value="-0.100462249615" calcext:value-type="float">
            <text:p>-0.100462249615</text:p>
          </table:table-cell>
          <table:table-cell office:value-type="float" office:value="-0.0439056356488" calcext:value-type="float">
            <text:p>-0.0439056356488</text:p>
          </table:table-cell>
          <table:table-cell office:value-type="float" office:value="0.056556613966" calcext:value-type="float">
            <text:p>0.056556613966</text:p>
          </table:table-cell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float" office:value="-0.0979914790018" calcext:value-type="float">
            <text:p>-0.0979914790018</text:p>
          </table:table-cell>
          <table:table-cell office:value-type="float" office:value="-0.0464895355767" calcext:value-type="float">
            <text:p>-0.0464895355767</text:p>
          </table:table-cell>
          <table:table-cell office:value-type="float" office:value="0.0515019434251" calcext:value-type="float">
            <text:p>0.0515019434251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-0.0942304764804" calcext:value-type="float">
            <text:p>-0.0942304764804</text:p>
          </table:table-cell>
          <table:table-cell office:value-type="float" office:value="-0.0494525256933" calcext:value-type="float">
            <text:p>-0.0494525256933</text:p>
          </table:table-cell>
          <table:table-cell office:value-type="float" office:value="0.0447779507872" calcext:value-type="float">
            <text:p>0.0447779507872</text:p>
          </table:table-cell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float" office:value="-0.0544794188862" calcext:value-type="float">
            <text:p>-0.0544794188862</text:p>
          </table:table-cell>
          <table:table-cell office:value-type="float" office:value="-0.0499003166413" calcext:value-type="float">
            <text:p>-0.0499003166413</text:p>
          </table:table-cell>
          <table:table-cell office:value-type="float" office:value="0.00457910224494" calcext:value-type="float">
            <text:p>0.00457910224494</text:p>
          </table:table-cell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float" office:value="-0.0409117296587" calcext:value-type="float">
            <text:p>-0.0409117296587</text:p>
          </table:table-cell>
          <table:table-cell office:value-type="float" office:value="-0.0349009168885" calcext:value-type="float">
            <text:p>-0.0349009168885</text:p>
          </table:table-cell>
          <table:table-cell office:value-type="float" office:value="0.00601081277022" calcext:value-type="float">
            <text:p>0.00601081277022</text:p>
          </table:table-cell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float" office:value="-0.0445605408728" calcext:value-type="float">
            <text:p>-0.0445605408728</text:p>
          </table:table-cell>
          <table:table-cell office:value-type="float" office:value="-0.0301143507154" calcext:value-type="float">
            <text:p>-0.0301143507154</text:p>
          </table:table-cell>
          <table:table-cell office:value-type="float" office:value="0.0144461901573" calcext:value-type="float">
            <text:p>0.0144461901573</text:p>
          </table:table-cell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float" office:value="-0.012236801953" calcext:value-type="float">
            <text:p>-0.012236801953</text:p>
          </table:table-cell>
          <table:table-cell office:value-type="float" office:value="-0.0108766716196" calcext:value-type="float">
            <text:p>-0.0108766716196</text:p>
          </table:table-cell>
          <table:table-cell office:value-type="float" office:value="0.00136013033339" calcext:value-type="float">
            <text:p>0.00136013033339</text:p>
          </table:table-cell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float" office:value="-0.0261261261261" calcext:value-type="float">
            <text:p>-0.0261261261261</text:p>
          </table:table-cell>
          <table:table-cell office:value-type="float" office:value="-0.0128980844721" calcext:value-type="float">
            <text:p>-0.0128980844721</text:p>
          </table:table-cell>
          <table:table-cell office:value-type="float" office:value="0.013228041654" calcext:value-type="float">
            <text:p>0.013228041654</text:p>
          </table:table-cell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float" office:value="-0.00692979813197" calcext:value-type="float">
            <text:p>-0.00692979813197</text:p>
          </table:table-cell>
          <table:table-cell office:value-type="float" office:value="-0.0042427813789" calcext:value-type="float">
            <text:p>-0.0042427813789</text:p>
          </table:table-cell>
          <table:table-cell office:value-type="float" office:value="0.00268701675306" calcext:value-type="float">
            <text:p>0.00268701675306</text:p>
          </table:table-cell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float" office:value="-0.00336906584992" calcext:value-type="float">
            <text:p>-0.00336906584992</text:p>
          </table:table-cell>
          <table:table-cell office:value-type="float" office:value="0.00664829899377" calcext:value-type="float">
            <text:p>0.00664829899377</text:p>
          </table:table-cell>
          <table:table-cell office:value-type="float" office:value="0.0100173648437" calcext:value-type="float">
            <text:p>0.0100173648437</text:p>
          </table:table-cell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float" office:value="-0.0131458269642" calcext:value-type="float">
            <text:p>-0.0131458269642</text:p>
          </table:table-cell>
          <table:table-cell office:value-type="float" office:value="0.0108676180809" calcext:value-type="float">
            <text:p>0.0108676180809</text:p>
          </table:table-cell>
          <table:table-cell office:value-type="float" office:value="0.0240134450451" calcext:value-type="float">
            <text:p>0.0240134450451</text:p>
          </table:table-cell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float" office:value="-0.000274817551681" calcext:value-type="float">
            <text:p>-0.000274817551681</text:p>
          </table:table-cell>
          <table:table-cell office:value-type="float" office:value="0.011403487845" calcext:value-type="float">
            <text:p>0.011403487845</text:p>
          </table:table-cell>
          <table:table-cell office:value-type="float" office:value="0.0116783053967" calcext:value-type="float">
            <text:p>0.0116783053967</text:p>
          </table:table-cell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float" office:value="0.0211580268839" calcext:value-type="float">
            <text:p>0.0211580268839</text:p>
          </table:table-cell>
          <table:table-cell office:value-type="float" office:value="0.0158579319356" calcext:value-type="float">
            <text:p>0.0158579319356</text:p>
          </table:table-cell>
          <table:table-cell office:value-type="float" office:value="-0.00530009494824" calcext:value-type="float">
            <text:p>-0.00530009494824</text:p>
          </table:table-cell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float" office:value="0.0228097622028" calcext:value-type="float">
            <text:p>0.0228097622028</text:p>
          </table:table-cell>
          <table:table-cell office:value-type="float" office:value="0.0050534417955" calcext:value-type="float">
            <text:p>0.0050534417955</text:p>
          </table:table-cell>
          <table:table-cell office:value-type="float" office:value="-0.0177563204073" calcext:value-type="float">
            <text:p>-0.0177563204073</text:p>
          </table:table-cell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float" office:value="0.00581538461538" calcext:value-type="float">
            <text:p>0.00581538461538</text:p>
          </table:table-cell>
          <table:table-cell office:value-type="float" office:value="-0.00340979541228" calcext:value-type="float">
            <text:p>-0.00340979541228</text:p>
          </table:table-cell>
          <table:table-cell office:value-type="float" office:value="-0.00922518002766" calcext:value-type="float">
            <text:p>-0.00922518002766</text:p>
          </table:table-cell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float" office:value="0.00696547546941" calcext:value-type="float">
            <text:p>0.00696547546941</text:p>
          </table:table-cell>
          <table:table-cell office:value-type="float" office:value="-0.00445904717203" calcext:value-type="float">
            <text:p>-0.00445904717203</text:p>
          </table:table-cell>
          <table:table-cell office:value-type="float" office:value="-0.0114245226414" calcext:value-type="float">
            <text:p>-0.0114245226414</text:p>
          </table:table-cell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float" office:value="-0.00512048192771" calcext:value-type="float">
            <text:p>-0.00512048192771</text:p>
          </table:table-cell>
          <table:table-cell office:value-type="float" office:value="-0.0117308933075" calcext:value-type="float">
            <text:p>-0.0117308933075</text:p>
          </table:table-cell>
          <table:table-cell office:value-type="float" office:value="-0.00661041137981" calcext:value-type="float">
            <text:p>-0.00661041137981</text:p>
          </table:table-cell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float" office:value="-0.0348318563296" calcext:value-type="float">
            <text:p>-0.0348318563296</text:p>
          </table:table-cell>
          <table:table-cell office:value-type="float" office:value="-0.0298641070511" calcext:value-type="float">
            <text:p>-0.0298641070511</text:p>
          </table:table-cell>
          <table:table-cell office:value-type="float" office:value="0.00496774927853" calcext:value-type="float">
            <text:p>0.00496774927853</text:p>
          </table:table-cell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float" office:value="-0.0568719004669" calcext:value-type="float">
            <text:p>-0.0568719004669</text:p>
          </table:table-cell>
          <table:table-cell office:value-type="float" office:value="-0.0308983063623" calcext:value-type="float">
            <text:p>-0.0308983063623</text:p>
          </table:table-cell>
          <table:table-cell office:value-type="float" office:value="0.0259735941046" calcext:value-type="float">
            <text:p>0.0259735941046</text:p>
          </table:table-cell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float" office:value="-0.0474250800116" calcext:value-type="float">
            <text:p>-0.0474250800116</text:p>
          </table:table-cell>
          <table:table-cell office:value-type="float" office:value="-0.0293214347801" calcext:value-type="float">
            <text:p>-0.0293214347801</text:p>
          </table:table-cell>
          <table:table-cell office:value-type="float" office:value="0.0181036452315" calcext:value-type="float">
            <text:p>0.0181036452315</text:p>
          </table:table-cell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float" office:value="-0.0789250353607" calcext:value-type="float">
            <text:p>-0.0789250353607</text:p>
          </table:table-cell>
          <table:table-cell office:value-type="float" office:value="-0.0360027694438" calcext:value-type="float">
            <text:p>-0.0360027694438</text:p>
          </table:table-cell>
          <table:table-cell office:value-type="float" office:value="0.0429222659169" calcext:value-type="float">
            <text:p>0.0429222659169</text:p>
          </table:table-cell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float" office:value="-0.0940552609545" calcext:value-type="float">
            <text:p>-0.0940552609545</text:p>
          </table:table-cell>
          <table:table-cell office:value-type="float" office:value="-0.0244327084905" calcext:value-type="float">
            <text:p>-0.0244327084905</text:p>
          </table:table-cell>
          <table:table-cell office:value-type="float" office:value="0.069622552464" calcext:value-type="float">
            <text:p>0.069622552464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-0.0507288629738" calcext:value-type="float">
            <text:p>-0.0507288629738</text:p>
          </table:table-cell>
          <table:table-cell office:value-type="float" office:value="0.00412383456849" calcext:value-type="float">
            <text:p>0.00412383456849</text:p>
          </table:table-cell>
          <table:table-cell office:value-type="float" office:value="0.0548526975423" calcext:value-type="float">
            <text:p>0.0548526975423</text:p>
          </table:table-cell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float" office:value="-0.0480684163963" calcext:value-type="float">
            <text:p>-0.0480684163963</text:p>
          </table:table-cell>
          <table:table-cell office:value-type="float" office:value="0.00576957749865" calcext:value-type="float">
            <text:p>0.00576957749865</text:p>
          </table:table-cell>
          <table:table-cell office:value-type="float" office:value="0.053837993895" calcext:value-type="float">
            <text:p>0.053837993895</text:p>
          </table:table-cell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float" office:value="0.00937122128174" calcext:value-type="float">
            <text:p>0.00937122128174</text:p>
          </table:table-cell>
          <table:table-cell office:value-type="float" office:value="0.035843227526" calcext:value-type="float">
            <text:p>0.035843227526</text:p>
          </table:table-cell>
          <table:table-cell office:value-type="float" office:value="0.0264720062443" calcext:value-type="float">
            <text:p>0.0264720062443</text:p>
          </table:table-cell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float" office:value="0.0499058380414" calcext:value-type="float">
            <text:p>0.0499058380414</text:p>
          </table:table-cell>
          <table:table-cell office:value-type="float" office:value="0.06549195983" calcext:value-type="float">
            <text:p>0.06549195983</text:p>
          </table:table-cell>
          <table:table-cell office:value-type="float" office:value="0.0155861217885" calcext:value-type="float">
            <text:p>0.0155861217885</text:p>
          </table:table-cell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22505985634" calcext:value-type="float">
            <text:p>0.0622505985634</text:p>
          </table:table-cell>
          <table:table-cell office:value-type="float" office:value="-0.0127494014366" calcext:value-type="float">
            <text:p>-0.0127494014366</text:p>
          </table:table-cell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float" office:value="0.0568880688807" calcext:value-type="float">
            <text:p>0.0568880688807</text:p>
          </table:table-cell>
          <table:table-cell office:value-type="float" office:value="0.0476306344668" calcext:value-type="float">
            <text:p>0.0476306344668</text:p>
          </table:table-cell>
          <table:table-cell office:value-type="float" office:value="-0.00925743441387" calcext:value-type="float">
            <text:p>-0.00925743441387</text:p>
          </table:table-cell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float" office:value="0.0453438831406" calcext:value-type="float">
            <text:p>0.0453438831406</text:p>
          </table:table-cell>
          <table:table-cell office:value-type="float" office:value="0.0425648187504" calcext:value-type="float">
            <text:p>0.0425648187504</text:p>
          </table:table-cell>
          <table:table-cell office:value-type="float" office:value="-0.00277906439022" calcext:value-type="float">
            <text:p>-0.00277906439022</text:p>
          </table:table-cell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float" office:value="0.0963302752294" calcext:value-type="float">
            <text:p>0.0963302752294</text:p>
          </table:table-cell>
          <table:table-cell office:value-type="float" office:value="0.0518370316479" calcext:value-type="float">
            <text:p>0.0518370316479</text:p>
          </table:table-cell>
          <table:table-cell office:value-type="float" office:value="-0.0444932435815" calcext:value-type="float">
            <text:p>-0.0444932435815</text:p>
          </table:table-cell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float" office:value="0.0396653238302" calcext:value-type="float">
            <text:p>0.0396653238302</text:p>
          </table:table-cell>
          <table:table-cell office:value-type="float" office:value="0.00231947750717" calcext:value-type="float">
            <text:p>0.00231947750717</text:p>
          </table:table-cell>
          <table:table-cell office:value-type="float" office:value="-0.037345846323" calcext:value-type="float">
            <text:p>-0.037345846323</text:p>
          </table:table-cell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float" office:value="0.0722734063745" calcext:value-type="float">
            <text:p>0.0722734063745</text:p>
          </table:table-cell>
          <table:table-cell office:value-type="float" office:value="0.0381032495249" calcext:value-type="float">
            <text:p>0.0381032495249</text:p>
          </table:table-cell>
          <table:table-cell office:value-type="float" office:value="-0.0341701568496" calcext:value-type="float">
            <text:p>-0.0341701568496</text:p>
          </table:table-cell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float" office:value="0.075469894871" calcext:value-type="float">
            <text:p>0.075469894871</text:p>
          </table:table-cell>
          <table:table-cell office:value-type="float" office:value="0.0392019688433" calcext:value-type="float">
            <text:p>0.0392019688433</text:p>
          </table:table-cell>
          <table:table-cell office:value-type="float" office:value="-0.0362679260277" calcext:value-type="float">
            <text:p>-0.0362679260277</text:p>
          </table:table-cell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float" office:value="0.0426001893342" calcext:value-type="float">
            <text:p>0.0426001893342</text:p>
          </table:table-cell>
          <table:table-cell office:value-type="float" office:value="0.0284277822606" calcext:value-type="float">
            <text:p>0.0284277822606</text:p>
          </table:table-cell>
          <table:table-cell office:value-type="float" office:value="-0.0141724070736" calcext:value-type="float">
            <text:p>-0.0141724070736</text:p>
          </table:table-cell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float" office:value="0.0097476340694" calcext:value-type="float">
            <text:p>0.0097476340694</text:p>
          </table:table-cell>
          <table:table-cell office:value-type="float" office:value="0.00980696418596" calcext:value-type="float">
            <text:p>0.00980696418596</text:p>
          </table:table-cell>
          <table:table-cell table:style-name="ce3" office:value-type="float" office:value="0.0000593301165591" calcext:value-type="float">
            <text:p>5.93E-05</text:p>
          </table:table-cell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float" office:value="0.0314767663908" calcext:value-type="float">
            <text:p>0.0314767663908</text:p>
          </table:table-cell>
          <table:table-cell office:value-type="float" office:value="0.02083203393" calcext:value-type="float">
            <text:p>0.02083203393</text:p>
          </table:table-cell>
          <table:table-cell office:value-type="float" office:value="-0.0106447324608" calcext:value-type="float">
            <text:p>-0.0106447324608</text:p>
          </table:table-cell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float" office:value="0.0484488701647" calcext:value-type="float">
            <text:p>0.0484488701647</text:p>
          </table:table-cell>
          <table:table-cell office:value-type="float" office:value="0.0268406337372" calcext:value-type="float">
            <text:p>0.0268406337372</text:p>
          </table:table-cell>
          <table:table-cell office:value-type="float" office:value="-0.0216082364275" calcext:value-type="float">
            <text:p>-0.0216082364275</text:p>
          </table:table-cell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float" office:value="0.0845576232452" calcext:value-type="float">
            <text:p>0.0845576232452</text:p>
          </table:table-cell>
          <table:table-cell office:value-type="float" office:value="0.048062992126" calcext:value-type="float">
            <text:p>0.048062992126</text:p>
          </table:table-cell>
          <table:table-cell office:value-type="float" office:value="-0.0364946311192" calcext:value-type="float">
            <text:p>-0.0364946311192</text:p>
          </table:table-cell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float" office:value="0.0465340179718" calcext:value-type="float">
            <text:p>0.0465340179718</text:p>
          </table:table-cell>
          <table:table-cell office:value-type="float" office:value="0.0221080009908" calcext:value-type="float">
            <text:p>0.0221080009908</text:p>
          </table:table-cell>
          <table:table-cell office:value-type="float" office:value="-0.0244260169809" calcext:value-type="float">
            <text:p>-0.0244260169809</text:p>
          </table:table-cell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float" office:value="0.0131595477387" calcext:value-type="float">
            <text:p>0.0131595477387</text:p>
          </table:table-cell>
          <table:table-cell office:value-type="float" office:value="-0.00922024790865" calcext:value-type="float">
            <text:p>-0.00922024790865</text:p>
          </table:table-cell>
          <table:table-cell office:value-type="float" office:value="-0.0223797956473" calcext:value-type="float">
            <text:p>-0.0223797956473</text:p>
          </table:table-cell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float" office:value="-0.0240399625351" calcext:value-type="float">
            <text:p>-0.0240399625351</text:p>
          </table:table-cell>
          <table:table-cell office:value-type="float" office:value="-0.0280703890885" calcext:value-type="float">
            <text:p>-0.0280703890885</text:p>
          </table:table-cell>
          <table:table-cell office:value-type="float" office:value="-0.00403042655335" calcext:value-type="float">
            <text:p>-0.00403042655335</text:p>
          </table:table-cell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float" office:value="0.00381922342457" calcext:value-type="float">
            <text:p>0.00381922342457</text:p>
          </table:table-cell>
          <table:table-cell office:value-type="float" office:value="-0.00995452869608" calcext:value-type="float">
            <text:p>-0.00995452869608</text:p>
          </table:table-cell>
          <table:table-cell office:value-type="float" office:value="-0.0137737521206" calcext:value-type="float">
            <text:p>-0.0137737521206</text:p>
          </table:table-cell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float" office:value="0.0196901226598" calcext:value-type="float">
            <text:p>0.0196901226598</text:p>
          </table:table-cell>
          <table:table-cell office:value-type="float" office:value="0.000992802184165" calcext:value-type="float">
            <text:p>0.000992802184165</text:p>
          </table:table-cell>
          <table:table-cell office:value-type="float" office:value="-0.0186973204756" calcext:value-type="float">
            <text:p>-0.0186973204756</text:p>
          </table:table-cell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float" office:value="0.0174400101839" calcext:value-type="float">
            <text:p>0.0174400101839</text:p>
          </table:table-cell>
          <table:table-cell office:value-type="float" office:value="0.000123793018074" calcext:value-type="float">
            <text:p>0.000123793018074</text:p>
          </table:table-cell>
          <table:table-cell office:value-type="float" office:value="-0.0173162171659" calcext:value-type="float">
            <text:p>-0.0173162171659</text:p>
          </table:table-cell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float" office:value="-0.0289809909629" calcext:value-type="float">
            <text:p>-0.0289809909629</text:p>
          </table:table-cell>
          <table:table-cell office:value-type="float" office:value="-0.0184442809857" calcext:value-type="float">
            <text:p>-0.0184442809857</text:p>
          </table:table-cell>
          <table:table-cell office:value-type="float" office:value="0.0105367099773" calcext:value-type="float">
            <text:p>0.0105367099773</text:p>
          </table:table-cell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float" office:value="-0.0219298245614" calcext:value-type="float">
            <text:p>-0.0219298245614</text:p>
          </table:table-cell>
          <table:table-cell office:value-type="float" office:value="-0.0123890532544" calcext:value-type="float">
            <text:p>-0.0123890532544</text:p>
          </table:table-cell>
          <table:table-cell office:value-type="float" office:value="0.00954077130697" calcext:value-type="float">
            <text:p>0.00954077130697</text:p>
          </table:table-cell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float" office:value="-0.00228683436785" calcext:value-type="float">
            <text:p>-0.00228683436785</text:p>
          </table:table-cell>
          <table:table-cell office:value-type="float" office:value="0.0109618552782" calcext:value-type="float">
            <text:p>0.0109618552782</text:p>
          </table:table-cell>
          <table:table-cell office:value-type="float" office:value="0.013248689646" calcext:value-type="float">
            <text:p>0.013248689646</text:p>
          </table:table-cell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float" office:value="0.0165961601041" calcext:value-type="float">
            <text:p>0.0165961601041</text:p>
          </table:table-cell>
          <table:table-cell office:value-type="float" office:value="0.020725388601" calcext:value-type="float">
            <text:p>0.020725388601</text:p>
          </table:table-cell>
          <table:table-cell office:value-type="float" office:value="0.0041292284969" calcext:value-type="float">
            <text:p>0.0041292284969</text:p>
          </table:table-cell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float" office:value="0.0393752033843" calcext:value-type="float">
            <text:p>0.0393752033843</text:p>
          </table:table-cell>
          <table:table-cell office:value-type="float" office:value="0.0280782940404" calcext:value-type="float">
            <text:p>0.0280782940404</text:p>
          </table:table-cell>
          <table:table-cell office:value-type="float" office:value="-0.0112969093439" calcext:value-type="float">
            <text:p>-0.0112969093439</text:p>
          </table:table-cell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float" office:value="0.0367695338148" calcext:value-type="float">
            <text:p>0.0367695338148</text:p>
          </table:table-cell>
          <table:table-cell office:value-type="float" office:value="0.0264763222439" calcext:value-type="float">
            <text:p>0.0264763222439</text:p>
          </table:table-cell>
          <table:table-cell office:value-type="float" office:value="-0.010293211571" calcext:value-type="float">
            <text:p>-0.010293211571</text:p>
          </table:table-cell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float" office:value="0.0136674259681" calcext:value-type="float">
            <text:p>0.0136674259681</text:p>
          </table:table-cell>
          <table:table-cell office:value-type="float" office:value="0.00273139238935" calcext:value-type="float">
            <text:p>0.00273139238935</text:p>
          </table:table-cell>
          <table:table-cell office:value-type="float" office:value="-0.0109360335788" calcext:value-type="float">
            <text:p>-0.0109360335788</text:p>
          </table:table-cell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float" office:value="0.000638365783594" calcext:value-type="float">
            <text:p>0.000638365783594</text:p>
          </table:table-cell>
          <table:table-cell office:value-type="float" office:value="-0.00691361976938" calcext:value-type="float">
            <text:p>-0.00691361976938</text:p>
          </table:table-cell>
          <table:table-cell office:value-type="float" office:value="-0.00755198555298" calcext:value-type="float">
            <text:p>-0.00755198555298</text:p>
          </table:table-cell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float" office:value="0.00965561635018" calcext:value-type="float">
            <text:p>0.00965561635018</text:p>
          </table:table-cell>
          <table:table-cell office:value-type="float" office:value="0.000864517722613" calcext:value-type="float">
            <text:p>0.000864517722613</text:p>
          </table:table-cell>
          <table:table-cell office:value-type="float" office:value="-0.00879109862756" calcext:value-type="float">
            <text:p>-0.00879109862756</text:p>
          </table:table-cell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float" office:value="0.0494595479856" calcext:value-type="float">
            <text:p>0.0494595479856</text:p>
          </table:table-cell>
          <table:table-cell office:value-type="float" office:value="0.0176764522174" calcext:value-type="float">
            <text:p>0.0176764522174</text:p>
          </table:table-cell>
          <table:table-cell office:value-type="float" office:value="-0.0317830957682" calcext:value-type="float">
            <text:p>-0.0317830957682</text:p>
          </table:table-cell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float" office:value="0.0346745175008" calcext:value-type="float">
            <text:p>0.0346745175008</text:p>
          </table:table-cell>
          <table:table-cell office:value-type="float" office:value="0.00319969885187" calcext:value-type="float">
            <text:p>0.00319969885187</text:p>
          </table:table-cell>
          <table:table-cell office:value-type="float" office:value="-0.0314748186489" calcext:value-type="float">
            <text:p>-0.0314748186489</text:p>
          </table:table-cell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float" office:value="-0.00849950964367" calcext:value-type="float">
            <text:p>-0.00849950964367</text:p>
          </table:table-cell>
          <table:table-cell office:value-type="float" office:value="-0.015037593985" calcext:value-type="float">
            <text:p>-0.015037593985</text:p>
          </table:table-cell>
          <table:table-cell office:value-type="float" office:value="-0.00653808434129" calcext:value-type="float">
            <text:p>-0.00653808434129</text:p>
          </table:table-cell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float" office:value="-0.00582147477361" calcext:value-type="float">
            <text:p>-0.00582147477361</text:p>
          </table:table-cell>
          <table:table-cell office:value-type="float" office:value="-0.00975609756098" calcext:value-type="float">
            <text:p>-0.00975609756098</text:p>
          </table:table-cell>
          <table:table-cell office:value-type="float" office:value="-0.00393462278737" calcext:value-type="float">
            <text:p>-0.00393462278737</text:p>
          </table:table-cell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float" office:value="-0.00778715120052" calcext:value-type="float">
            <text:p>-0.00778715120052</text:p>
          </table:table-cell>
          <table:table-cell office:value-type="float" office:value="-0.0025032855623" calcext:value-type="float">
            <text:p>-0.0025032855623</text:p>
          </table:table-cell>
          <table:table-cell office:value-type="float" office:value="0.00528386563822" calcext:value-type="float">
            <text:p>0.00528386563822</text:p>
          </table:table-cell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float" office:value="0.0353059852051" calcext:value-type="float">
            <text:p>0.0353059852051</text:p>
          </table:table-cell>
          <table:table-cell office:value-type="float" office:value="0.0179644502297" calcext:value-type="float">
            <text:p>0.0179644502297</text:p>
          </table:table-cell>
          <table:table-cell office:value-type="float" office:value="-0.0173415349754" calcext:value-type="float">
            <text:p>-0.0173415349754</text:p>
          </table:table-cell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float" office:value="0.0199600798403" calcext:value-type="float">
            <text:p>0.0199600798403</text:p>
          </table:table-cell>
          <table:table-cell office:value-type="float" office:value="0.0086433671552" calcext:value-type="float">
            <text:p>0.0086433671552</text:p>
          </table:table-cell>
          <table:table-cell office:value-type="float" office:value="-0.0113167126851" calcext:value-type="float">
            <text:p>-0.0113167126851</text:p>
          </table:table-cell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float" office:value="0.0515394912985" calcext:value-type="float">
            <text:p>0.0515394912985</text:p>
          </table:table-cell>
          <table:table-cell office:value-type="float" office:value="0.0219221105528" calcext:value-type="float">
            <text:p>0.0219221105528</text:p>
          </table:table-cell>
          <table:table-cell office:value-type="float" office:value="-0.0296173807458" calcext:value-type="float">
            <text:p>-0.0296173807458</text:p>
          </table:table-cell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float" office:value="0.0196797865243" calcext:value-type="float">
            <text:p>0.0196797865243</text:p>
          </table:table-cell>
          <table:table-cell table:style-name="ce3" office:value-type="float" office:value="0.0000746092341362" calcext:value-type="float">
            <text:p>7.46E-05</text:p>
          </table:table-cell>
          <table:table-cell office:value-type="float" office:value="-0.0196051772902" calcext:value-type="float">
            <text:p>-0.0196051772902</text:p>
          </table:table-cell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float" office:value="0.00724876441516" calcext:value-type="float">
            <text:p>0.00724876441516</text:p>
          </table:table-cell>
          <table:table-cell office:value-type="float" office:value="-0.00751079599589" calcext:value-type="float">
            <text:p>-0.00751079599589</text:p>
          </table:table-cell>
          <table:table-cell office:value-type="float" office:value="-0.014759560411" calcext:value-type="float">
            <text:p>-0.014759560411</text:p>
          </table:table-cell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float" office:value="0.0306033616822" calcext:value-type="float">
            <text:p>0.0306033616822</text:p>
          </table:table-cell>
          <table:table-cell office:value-type="float" office:value="-0.00409545708781" calcext:value-type="float">
            <text:p>-0.00409545708781</text:p>
          </table:table-cell>
          <table:table-cell office:value-type="float" office:value="-0.03469881877" calcext:value-type="float">
            <text:p>-0.03469881877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0.0138934832947" calcext:value-type="float">
            <text:p>0.0138934832947</text:p>
          </table:table-cell>
          <table:table-cell office:value-type="float" office:value="-0.0131150994009" calcext:value-type="float">
            <text:p>-0.0131150994009</text:p>
          </table:table-cell>
          <table:table-cell office:value-type="float" office:value="-0.0270085826957" calcext:value-type="float">
            <text:p>-0.0270085826957</text:p>
          </table:table-cell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float" office:value="0.0387858347386" calcext:value-type="float">
            <text:p>0.0387858347386</text:p>
          </table:table-cell>
          <table:table-cell office:value-type="float" office:value="-0.00679127725857" calcext:value-type="float">
            <text:p>-0.00679127725857</text:p>
          </table:table-cell>
          <table:table-cell office:value-type="float" office:value="-0.0455771119972" calcext:value-type="float">
            <text:p>-0.0455771119972</text:p>
          </table:table-cell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float" office:value="0.0470187393526" calcext:value-type="float">
            <text:p>0.0470187393526</text:p>
          </table:table-cell>
          <table:table-cell office:value-type="float" office:value="0.00364917578961" calcext:value-type="float">
            <text:p>0.00364917578961</text:p>
          </table:table-cell>
          <table:table-cell office:value-type="float" office:value="-0.043369563563" calcext:value-type="float">
            <text:p>-0.043369563563</text:p>
          </table:table-cell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float" office:value="0.0183423913043" calcext:value-type="float">
            <text:p>0.0183423913043</text:p>
          </table:table-cell>
          <table:table-cell office:value-type="float" office:value="-0.0031950883348" calcext:value-type="float">
            <text:p>-0.0031950883348</text:p>
          </table:table-cell>
          <table:table-cell office:value-type="float" office:value="-0.0215374796391" calcext:value-type="float">
            <text:p>-0.0215374796391</text:p>
          </table:table-cell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float" office:value="0.0297608807844" calcext:value-type="float">
            <text:p>0.0297608807844</text:p>
          </table:table-cell>
          <table:table-cell office:value-type="float" office:value="0.00250437321453" calcext:value-type="float">
            <text:p>0.00250437321453</text:p>
          </table:table-cell>
          <table:table-cell office:value-type="float" office:value="-0.0272565075699" calcext:value-type="float">
            <text:p>-0.0272565075699</text:p>
          </table:table-cell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float" office:value="0.0481039325843" calcext:value-type="float">
            <text:p>0.0481039325843</text:p>
          </table:table-cell>
          <table:table-cell office:value-type="float" office:value="0.0254529101889" calcext:value-type="float">
            <text:p>0.0254529101889</text:p>
          </table:table-cell>
          <table:table-cell office:value-type="float" office:value="-0.0226510223954" calcext:value-type="float">
            <text:p>-0.0226510223954</text:p>
          </table:table-cell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float" office:value="0.075908766928" calcext:value-type="float">
            <text:p>0.075908766928</text:p>
          </table:table-cell>
          <table:table-cell office:value-type="float" office:value="0.0447054243447" calcext:value-type="float">
            <text:p>0.0447054243447</text:p>
          </table:table-cell>
          <table:table-cell office:value-type="float" office:value="-0.0312033425833" calcext:value-type="float">
            <text:p>-0.0312033425833</text:p>
          </table:table-cell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float" office:value="0.0670881629786" calcext:value-type="float">
            <text:p>0.0670881629786</text:p>
          </table:table-cell>
          <table:table-cell office:value-type="float" office:value="0.0408229072617" calcext:value-type="float">
            <text:p>0.0408229072617</text:p>
          </table:table-cell>
          <table:table-cell office:value-type="float" office:value="-0.0262652557169" calcext:value-type="float">
            <text:p>-0.0262652557169</text:p>
          </table:table-cell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float" office:value="0.0714539637398" calcext:value-type="float">
            <text:p>0.0714539637398</text:p>
          </table:table-cell>
          <table:table-cell office:value-type="float" office:value="0.0489465153971" calcext:value-type="float">
            <text:p>0.0489465153971</text:p>
          </table:table-cell>
          <table:table-cell office:value-type="float" office:value="-0.0225074483427" calcext:value-type="float">
            <text:p>-0.0225074483427</text:p>
          </table:table-cell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float" office:value="0.0918997457319" calcext:value-type="float">
            <text:p>0.0918997457319</text:p>
          </table:table-cell>
          <table:table-cell office:value-type="float" office:value="0.0646821991948" calcext:value-type="float">
            <text:p>0.0646821991948</text:p>
          </table:table-cell>
          <table:table-cell office:value-type="float" office:value="-0.0272175465372" calcext:value-type="float">
            <text:p>-0.0272175465372</text:p>
          </table:table-cell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float" office:value="0.0884502923977" calcext:value-type="float">
            <text:p>0.0884502923977</text:p>
          </table:table-cell>
          <table:table-cell office:value-type="float" office:value="0.0623883559378" calcext:value-type="float">
            <text:p>0.0623883559378</text:p>
          </table:table-cell>
          <table:table-cell office:value-type="float" office:value="-0.0260619364599" calcext:value-type="float">
            <text:p>-0.0260619364599</text:p>
          </table:table-cell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float" office:value="0.0829791166143" calcext:value-type="float">
            <text:p>0.0829791166143</text:p>
          </table:table-cell>
          <table:table-cell office:value-type="float" office:value="0.0570473145015" calcext:value-type="float">
            <text:p>0.0570473145015</text:p>
          </table:table-cell>
          <table:table-cell office:value-type="float" office:value="-0.0259318021128" calcext:value-type="float">
            <text:p>-0.0259318021128</text:p>
          </table:table-cell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float" office:value="0.084808259587" calcext:value-type="float">
            <text:p>0.084808259587</text:p>
          </table:table-cell>
          <table:table-cell office:value-type="float" office:value="0.0457704918033" calcext:value-type="float">
            <text:p>0.0457704918033</text:p>
          </table:table-cell>
          <table:table-cell office:value-type="float" office:value="-0.0390377677837" calcext:value-type="float">
            <text:p>-0.0390377677837</text:p>
          </table:table-cell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float" office:value="0.049964054637" calcext:value-type="float">
            <text:p>0.049964054637</text:p>
          </table:table-cell>
          <table:table-cell office:value-type="float" office:value="0.0282445708376" calcext:value-type="float">
            <text:p>0.0282445708376</text:p>
          </table:table-cell>
          <table:table-cell office:value-type="float" office:value="-0.0217194837993" calcext:value-type="float">
            <text:p>-0.0217194837993</text:p>
          </table:table-cell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float" office:value="0.0406681190995" calcext:value-type="float">
            <text:p>0.0406681190995</text:p>
          </table:table-cell>
          <table:table-cell office:value-type="float" office:value="0.00794676314769" calcext:value-type="float">
            <text:p>0.00794676314769</text:p>
          </table:table-cell>
          <table:table-cell office:value-type="float" office:value="-0.0327213559518" calcext:value-type="float">
            <text:p>-0.0327213559518</text:p>
          </table:table-cell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float" office:value="0.0264205573652" calcext:value-type="float">
            <text:p>0.0264205573652</text:p>
          </table:table-cell>
          <table:table-cell office:value-type="float" office:value="0.00396412789186" calcext:value-type="float">
            <text:p>0.00396412789186</text:p>
          </table:table-cell>
          <table:table-cell office:value-type="float" office:value="-0.0224564294733" calcext:value-type="float">
            <text:p>-0.0224564294733</text:p>
          </table:table-cell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float" office:value="0.0675389502345" calcext:value-type="float">
            <text:p>0.0675389502345</text:p>
          </table:table-cell>
          <table:table-cell office:value-type="float" office:value="0.0350431351568" calcext:value-type="float">
            <text:p>0.0350431351568</text:p>
          </table:table-cell>
          <table:table-cell office:value-type="float" office:value="-0.0324958150776" calcext:value-type="float">
            <text:p>-0.0324958150776</text:p>
          </table:table-cell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float" office:value="0.0177664974619" calcext:value-type="float">
            <text:p>0.0177664974619</text:p>
          </table:table-cell>
          <table:table-cell office:value-type="float" office:value="0.00526295118024" calcext:value-type="float">
            <text:p>0.00526295118024</text:p>
          </table:table-cell>
          <table:table-cell office:value-type="float" office:value="-0.0125035462817" calcext:value-type="float">
            <text:p>-0.0125035462817</text:p>
          </table:table-cell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float" office:value="-0.00515015232845" calcext:value-type="float">
            <text:p>-0.00515015232845</text:p>
          </table:table-cell>
          <table:table-cell office:value-type="float" office:value="-0.00539595533385" calcext:value-type="float">
            <text:p>-0.00539595533385</text:p>
          </table:table-cell>
          <table:table-cell office:value-type="float" office:value="-0.000245803005397" calcext:value-type="float">
            <text:p>-0.000245803005397</text:p>
          </table:table-cell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float" office:value="-0.0334773218143" calcext:value-type="float">
            <text:p>-0.0334773218143</text:p>
          </table:table-cell>
          <table:table-cell office:value-type="float" office:value="-0.0241152317018" calcext:value-type="float">
            <text:p>-0.0241152317018</text:p>
          </table:table-cell>
          <table:table-cell office:value-type="float" office:value="0.0093620901125" calcext:value-type="float">
            <text:p>0.0093620901125</text:p>
          </table:table-cell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float" office:value="-0.0167847817978" calcext:value-type="float">
            <text:p>-0.0167847817978</text:p>
          </table:table-cell>
          <table:table-cell office:value-type="float" office:value="-0.00153702218658" calcext:value-type="float">
            <text:p>-0.00153702218658</text:p>
          </table:table-cell>
          <table:table-cell office:value-type="float" office:value="0.0152477596113" calcext:value-type="float">
            <text:p>0.0152477596113</text:p>
          </table:table-cell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float" office:value="0.0127099747287" calcext:value-type="float">
            <text:p>0.0127099747287</text:p>
          </table:table-cell>
          <table:table-cell office:value-type="float" office:value="0.00975606533988" calcext:value-type="float">
            <text:p>0.00975606533988</text:p>
          </table:table-cell>
          <table:table-cell office:value-type="float" office:value="-0.00295390938883" calcext:value-type="float">
            <text:p>-0.00295390938883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0.00760869565217" calcext:value-type="float">
            <text:p>0.00760869565217</text:p>
          </table:table-cell>
          <table:table-cell office:value-type="float" office:value="-0.0120813091281" calcext:value-type="float">
            <text:p>-0.0120813091281</text:p>
          </table:table-cell>
          <table:table-cell office:value-type="float" office:value="-0.0196900047803" calcext:value-type="float">
            <text:p>-0.0196900047803</text:p>
          </table:table-cell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float" office:value="0.00654545454545" calcext:value-type="float">
            <text:p>0.00654545454545</text:p>
          </table:table-cell>
          <table:table-cell office:value-type="float" office:value="-0.015595162317" calcext:value-type="float">
            <text:p>-0.015595162317</text:p>
          </table:table-cell>
          <table:table-cell office:value-type="float" office:value="-0.0221406168625" calcext:value-type="float">
            <text:p>-0.0221406168625</text:p>
          </table:table-cell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float" office:value="-0.00978260869565" calcext:value-type="float">
            <text:p>-0.00978260869565</text:p>
          </table:table-cell>
          <table:table-cell office:value-type="float" office:value="-0.031367804381" calcext:value-type="float">
            <text:p>-0.031367804381</text:p>
          </table:table-cell>
          <table:table-cell office:value-type="float" office:value="-0.0215851956854" calcext:value-type="float">
            <text:p>-0.0215851956854</text:p>
          </table:table-cell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float" office:value="-0.0607775078098" calcext:value-type="float">
            <text:p>-0.0607775078098</text:p>
          </table:table-cell>
          <table:table-cell office:value-type="float" office:value="-0.044856044856" calcext:value-type="float">
            <text:p>-0.044856044856</text:p>
          </table:table-cell>
          <table:table-cell office:value-type="float" office:value="0.0159214629537" calcext:value-type="float">
            <text:p>0.0159214629537</text:p>
          </table:table-cell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float" office:value="-0.0245202558635" calcext:value-type="float">
            <text:p>-0.0245202558635</text:p>
          </table:table-cell>
          <table:table-cell office:value-type="float" office:value="-0.0308499743984" calcext:value-type="float">
            <text:p>-0.0308499743984</text:p>
          </table:table-cell>
          <table:table-cell office:value-type="float" office:value="-0.00632971853482" calcext:value-type="float">
            <text:p>-0.00632971853482</text:p>
          </table:table-cell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float" office:value="0.00655498907502" calcext:value-type="float">
            <text:p>0.00655498907502</text:p>
          </table:table-cell>
          <table:table-cell office:value-type="float" office:value="-0.00430359937402" calcext:value-type="float">
            <text:p>-0.00430359937402</text:p>
          </table:table-cell>
          <table:table-cell office:value-type="float" office:value="-0.010858588449" calcext:value-type="float">
            <text:p>-0.010858588449</text:p>
          </table:table-cell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float" office:value="-0.0181225081551" calcext:value-type="float">
            <text:p>-0.0181225081551</text:p>
          </table:table-cell>
          <table:table-cell office:value-type="float" office:value="-0.0195403791223" calcext:value-type="float">
            <text:p>-0.0195403791223</text:p>
          </table:table-cell>
          <table:table-cell office:value-type="float" office:value="-0.00141787096718" calcext:value-type="float">
            <text:p>-0.00141787096718</text:p>
          </table:table-cell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float" office:value="-0.0282951289398" calcext:value-type="float">
            <text:p>-0.0282951289398</text:p>
          </table:table-cell>
          <table:table-cell office:value-type="float" office:value="-0.0264658763217" calcext:value-type="float">
            <text:p>-0.0264658763217</text:p>
          </table:table-cell>
          <table:table-cell office:value-type="float" office:value="0.00182925261814" calcext:value-type="float">
            <text:p>0.00182925261814</text:p>
          </table:table-cell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float" office:value="-0.0426287744227" calcext:value-type="float">
            <text:p>-0.0426287744227</text:p>
          </table:table-cell>
          <table:table-cell office:value-type="float" office:value="-0.0357415415925" calcext:value-type="float">
            <text:p>-0.0357415415925</text:p>
          </table:table-cell>
          <table:table-cell office:value-type="float" office:value="0.00688723283027" calcext:value-type="float">
            <text:p>0.00688723283027</text:p>
          </table:table-cell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float" office:value="0.000362187613184" calcext:value-type="float">
            <text:p>0.000362187613184</text:p>
          </table:table-cell>
          <table:table-cell office:value-type="float" office:value="0.00369662205226" calcext:value-type="float">
            <text:p>0.00369662205226</text:p>
          </table:table-cell>
          <table:table-cell office:value-type="float" office:value="0.00333443443908" calcext:value-type="float">
            <text:p>0.00333443443908</text:p>
          </table:table-cell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float" office:value="-0.0136494252874" calcext:value-type="float">
            <text:p>-0.0136494252874</text:p>
          </table:table-cell>
          <table:table-cell office:value-type="float" office:value="-0.00424104317002" calcext:value-type="float">
            <text:p>-0.00424104317002</text:p>
          </table:table-cell>
          <table:table-cell office:value-type="float" office:value="0.00940838211733" calcext:value-type="float">
            <text:p>0.00940838211733</text:p>
          </table:table-cell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float" office:value="-0.00430879712747" calcext:value-type="float">
            <text:p>-0.00430879712747</text:p>
          </table:table-cell>
          <table:table-cell office:value-type="float" office:value="-0.00215886722967" calcext:value-type="float">
            <text:p>-0.00215886722967</text:p>
          </table:table-cell>
          <table:table-cell office:value-type="float" office:value="0.0021499298978" calcext:value-type="float">
            <text:p>0.0021499298978</text:p>
          </table:table-cell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float" office:value="0.0210586634195" calcext:value-type="float">
            <text:p>0.0210586634195</text:p>
          </table:table-cell>
          <table:table-cell office:value-type="float" office:value="-0.00474833808167" calcext:value-type="float">
            <text:p>-0.00474833808167</text:p>
          </table:table-cell>
          <table:table-cell office:value-type="float" office:value="-0.0258070015012" calcext:value-type="float">
            <text:p>-0.0258070015012</text:p>
          </table:table-cell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float" office:value="0.0194495412844" calcext:value-type="float">
            <text:p>0.0194495412844</text:p>
          </table:table-cell>
          <table:table-cell office:value-type="float" office:value="-0.00434323126095" calcext:value-type="float">
            <text:p>-0.00434323126095</text:p>
          </table:table-cell>
          <table:table-cell office:value-type="float" office:value="-0.0237927725454" calcext:value-type="float">
            <text:p>-0.0237927725454</text:p>
          </table:table-cell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float" office:value="0.0377570093458" calcext:value-type="float">
            <text:p>0.0377570093458</text:p>
          </table:table-cell>
          <table:table-cell office:value-type="float" office:value="0.00565228690229" calcext:value-type="float">
            <text:p>0.00565228690229</text:p>
          </table:table-cell>
          <table:table-cell office:value-type="float" office:value="-0.0321047224435" calcext:value-type="float">
            <text:p>-0.0321047224435</text:p>
          </table:table-cell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float" office:value="0.0688726433244" calcext:value-type="float">
            <text:p>0.0688726433244</text:p>
          </table:table-cell>
          <table:table-cell office:value-type="float" office:value="0.0234550006588" calcext:value-type="float">
            <text:p>0.0234550006588</text:p>
          </table:table-cell>
          <table:table-cell office:value-type="float" office:value="-0.0454176426655" calcext:value-type="float">
            <text:p>-0.0454176426655</text:p>
          </table:table-cell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float" office:value="0.0786344457231" calcext:value-type="float">
            <text:p>0.0786344457231</text:p>
          </table:table-cell>
          <table:table-cell office:value-type="float" office:value="0.024557956778" calcext:value-type="float">
            <text:p>0.024557956778</text:p>
          </table:table-cell>
          <table:table-cell office:value-type="float" office:value="-0.0540764889451" calcext:value-type="float">
            <text:p>-0.0540764889451</text:p>
          </table:table-cell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float" office:value="0.0617892342684" calcext:value-type="float">
            <text:p>0.0617892342684</text:p>
          </table:table-cell>
          <table:table-cell office:value-type="float" office:value="0.0296931100453" calcext:value-type="float">
            <text:p>0.0296931100453</text:p>
          </table:table-cell>
          <table:table-cell office:value-type="float" office:value="-0.032096124223" calcext:value-type="float">
            <text:p>-0.032096124223</text:p>
          </table:table-cell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float" office:value="0.055608274815" calcext:value-type="float">
            <text:p>0.055608274815</text:p>
          </table:table-cell>
          <table:table-cell office:value-type="float" office:value="0.0303204483403" calcext:value-type="float">
            <text:p>0.0303204483403</text:p>
          </table:table-cell>
          <table:table-cell office:value-type="float" office:value="-0.0252878264747" calcext:value-type="float">
            <text:p>-0.0252878264747</text:p>
          </table:table-cell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float" office:value="0.0863618601016" calcext:value-type="float">
            <text:p>0.0863618601016</text:p>
          </table:table-cell>
          <table:table-cell office:value-type="float" office:value="0.0459244532803" calcext:value-type="float">
            <text:p>0.0459244532803</text:p>
          </table:table-cell>
          <table:table-cell office:value-type="float" office:value="-0.0404374068213" calcext:value-type="float">
            <text:p>-0.0404374068213</text:p>
          </table:table-cell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float" office:value="0.0441947565543" calcext:value-type="float">
            <text:p>0.0441947565543</text:p>
          </table:table-cell>
          <table:table-cell office:value-type="float" office:value="0.0182111304572" calcext:value-type="float">
            <text:p>0.0182111304572</text:p>
          </table:table-cell>
          <table:table-cell office:value-type="float" office:value="-0.0259836260971" calcext:value-type="float">
            <text:p>-0.0259836260971</text:p>
          </table:table-cell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float" office:value="0.0414781297134" calcext:value-type="float">
            <text:p>0.0414781297134</text:p>
          </table:table-cell>
          <table:table-cell office:value-type="float" office:value="0.0170160455487" calcext:value-type="float">
            <text:p>0.0170160455487</text:p>
          </table:table-cell>
          <table:table-cell office:value-type="float" office:value="-0.0244620841648" calcext:value-type="float">
            <text:p>-0.0244620841648</text:p>
          </table:table-cell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float" office:value="-0.00328947368421" calcext:value-type="float">
            <text:p>-0.00328947368421</text:p>
          </table:table-cell>
          <table:table-cell office:value-type="float" office:value="-0.00599298693019" calcext:value-type="float">
            <text:p>-0.00599298693019</text:p>
          </table:table-cell>
          <table:table-cell office:value-type="float" office:value="-0.00270351324598" calcext:value-type="float">
            <text:p>-0.00270351324598</text:p>
          </table:table-cell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float" office:value="-0.0299476750659" calcext:value-type="float">
            <text:p>-0.0299476750659</text:p>
          </table:table-cell>
          <table:table-cell office:value-type="float" office:value="-0.025611116096" calcext:value-type="float">
            <text:p>-0.025611116096</text:p>
          </table:table-cell>
          <table:table-cell office:value-type="float" office:value="0.00433655896983" calcext:value-type="float">
            <text:p>0.00433655896983</text:p>
          </table:table-cell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float" office:value="-0.00871872630781" calcext:value-type="float">
            <text:p>-0.00871872630781</text:p>
          </table:table-cell>
          <table:table-cell office:value-type="float" office:value="-0.0110145716304" calcext:value-type="float">
            <text:p>-0.0110145716304</text:p>
          </table:table-cell>
          <table:table-cell office:value-type="float" office:value="-0.00229584532254" calcext:value-type="float">
            <text:p>-0.00229584532254</text:p>
          </table:table-cell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float" office:value="0.00640542577242" calcext:value-type="float">
            <text:p>0.00640542577242</text:p>
          </table:table-cell>
          <table:table-cell office:value-type="float" office:value="-0.0010395010395" calcext:value-type="float">
            <text:p>-0.0010395010395</text:p>
          </table:table-cell>
          <table:table-cell office:value-type="float" office:value="-0.00744492681192" calcext:value-type="float">
            <text:p>-0.00744492681192</text:p>
          </table:table-cell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float" office:value="-0.00265453166477" calcext:value-type="float">
            <text:p>-0.00265453166477</text:p>
          </table:table-cell>
          <table:table-cell office:value-type="float" office:value="-0.00998702983139" calcext:value-type="float">
            <text:p>-0.00998702983139</text:p>
          </table:table-cell>
          <table:table-cell office:value-type="float" office:value="-0.00733249816662" calcext:value-type="float">
            <text:p>-0.00733249816662</text:p>
          </table:table-cell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float" office:value="-0.00608365019011" calcext:value-type="float">
            <text:p>-0.00608365019011</text:p>
          </table:table-cell>
          <table:table-cell office:value-type="float" office:value="-0.000484023939562" calcext:value-type="float">
            <text:p>-0.000484023939562</text:p>
          </table:table-cell>
          <table:table-cell office:value-type="float" office:value="0.00559962625055" calcext:value-type="float">
            <text:p>0.00559962625055</text:p>
          </table:table-cell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float" office:value="-0.00964878425318" calcext:value-type="float">
            <text:p>-0.00964878425318</text:p>
          </table:table-cell>
          <table:table-cell office:value-type="float" office:value="-0.0017839444995" calcext:value-type="float">
            <text:p>-0.0017839444995</text:p>
          </table:table-cell>
          <table:table-cell office:value-type="float" office:value="0.00786483975368" calcext:value-type="float">
            <text:p>0.00786483975368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float" office:value="0.00195356525659" calcext:value-type="float">
            <text:p>0.00195356525659</text:p>
          </table:table-cell>
          <table:table-cell office:value-type="float" office:value="0.0038827412153" calcext:value-type="float">
            <text:p>0.0038827412153</text:p>
          </table:table-cell>
          <table:table-cell office:value-type="float" office:value="0.0019291759587" calcext:value-type="float">
            <text:p>0.0019291759587</text:p>
          </table:table-cell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float" office:value="0.0102118003026" calcext:value-type="float">
            <text:p>0.0102118003026</text:p>
          </table:table-cell>
          <table:table-cell office:value-type="float" office:value="0.00466260847041" calcext:value-type="float">
            <text:p>0.00466260847041</text:p>
          </table:table-cell>
          <table:table-cell office:value-type="float" office:value="-0.00554919183217" calcext:value-type="float">
            <text:p>-0.00554919183217</text:p>
          </table:table-cell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float" office:value="0.045684506828" calcext:value-type="float">
            <text:p>0.045684506828</text:p>
          </table:table-cell>
          <table:table-cell office:value-type="float" office:value="0.0248131850965" calcext:value-type="float">
            <text:p>0.0248131850965</text:p>
          </table:table-cell>
          <table:table-cell office:value-type="float" office:value="-0.0208713217315" calcext:value-type="float">
            <text:p>-0.0208713217315</text:p>
          </table:table-cell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float" office:value="0.0171095465213" calcext:value-type="float">
            <text:p>0.0171095465213</text:p>
          </table:table-cell>
          <table:table-cell office:value-type="float" office:value="0.0173844846742" calcext:value-type="float">
            <text:p>0.0173844846742</text:p>
          </table:table-cell>
          <table:table-cell office:value-type="float" office:value="0.000274938152893" calcext:value-type="float">
            <text:p>0.000274938152893</text:p>
          </table:table-cell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float" office:value="-0.010158013544" calcext:value-type="float">
            <text:p>-0.010158013544</text:p>
          </table:table-cell>
          <table:table-cell office:value-type="float" office:value="-0.00118906064209" calcext:value-type="float">
            <text:p>-0.00118906064209</text:p>
          </table:table-cell>
          <table:table-cell office:value-type="float" office:value="0.00896895290193" calcext:value-type="float">
            <text:p>0.00896895290193</text:p>
          </table:table-cell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float" office:value="0.00530705079606" calcext:value-type="float">
            <text:p>0.00530705079606</text:p>
          </table:table-cell>
          <table:table-cell office:value-type="float" office:value="0.00548302872063" calcext:value-type="float">
            <text:p>0.00548302872063</text:p>
          </table:table-cell>
          <table:table-cell office:value-type="float" office:value="0.000175977924569" calcext:value-type="float">
            <text:p>0.000175977924569</text:p>
          </table:table-cell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float" office:value="-0.000766871165644" calcext:value-type="float">
            <text:p>-0.000766871165644</text:p>
          </table:table-cell>
          <table:table-cell office:value-type="float" office:value="-0.00255670643766" calcext:value-type="float">
            <text:p>-0.00255670643766</text:p>
          </table:table-cell>
          <table:table-cell office:value-type="float" office:value="-0.00178983527201" calcext:value-type="float">
            <text:p>-0.00178983527201</text:p>
          </table:table-cell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float" office:value="0.00574492531597" calcext:value-type="float">
            <text:p>0.00574492531597</text:p>
          </table:table-cell>
          <table:table-cell office:value-type="float" office:value="-0.000875279240205" calcext:value-type="float">
            <text:p>-0.000875279240205</text:p>
          </table:table-cell>
          <table:table-cell office:value-type="float" office:value="-0.00662020455618" calcext:value-type="float">
            <text:p>-0.00662020455618</text:p>
          </table:table-cell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float" office:value="-0.00113636363636" calcext:value-type="float">
            <text:p>-0.00113636363636</text:p>
          </table:table-cell>
          <table:table-cell office:value-type="float" office:value="-0.0177053824363" calcext:value-type="float">
            <text:p>-0.0177053824363</text:p>
          </table:table-cell>
          <table:table-cell office:value-type="float" office:value="-0.0165690187999" calcext:value-type="float">
            <text:p>-0.0165690187999</text:p>
          </table:table-cell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float" office:value="-0.0137905329855" calcext:value-type="float">
            <text:p>-0.0137905329855</text:p>
          </table:table-cell>
          <table:table-cell office:value-type="float" office:value="-0.0186314837691" calcext:value-type="float">
            <text:p>-0.0186314837691</text:p>
          </table:table-cell>
          <table:table-cell office:value-type="float" office:value="-0.00484095078362" calcext:value-type="float">
            <text:p>-0.00484095078362</text:p>
          </table:table-cell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float" office:value="-0.00566795540708" calcext:value-type="float">
            <text:p>-0.00566795540708</text:p>
          </table:table-cell>
          <table:table-cell office:value-type="float" office:value="-0.0189579489789" calcext:value-type="float">
            <text:p>-0.0189579489789</text:p>
          </table:table-cell>
          <table:table-cell office:value-type="float" office:value="-0.0132899935719" calcext:value-type="float">
            <text:p>-0.0132899935719</text:p>
          </table:table-cell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float" office:value="-0.0275633958104" calcext:value-type="float">
            <text:p>-0.0275633958104</text:p>
          </table:table-cell>
          <table:table-cell office:value-type="float" office:value="-0.0234171174038" calcext:value-type="float">
            <text:p>-0.0234171174038</text:p>
          </table:table-cell>
          <table:table-cell office:value-type="float" office:value="0.00414627840661" calcext:value-type="float">
            <text:p>0.00414627840661</text:p>
          </table:table-cell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float" office:value="-0.031879809454" calcext:value-type="float">
            <text:p>-0.031879809454</text:p>
          </table:table-cell>
          <table:table-cell office:value-type="float" office:value="-0.0272675268544" calcext:value-type="float">
            <text:p>-0.0272675268544</text:p>
          </table:table-cell>
          <table:table-cell office:value-type="float" office:value="0.00461228259963" calcext:value-type="float">
            <text:p>0.00461228259963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-0.00260288958467" calcext:value-type="float">
            <text:p>-0.00260288958467</text:p>
          </table:table-cell>
          <table:table-cell office:value-type="float" office:value="-0.011087475021" calcext:value-type="float">
            <text:p>-0.011087475021</text:p>
          </table:table-cell>
          <table:table-cell office:value-type="float" office:value="-0.00848458543628" calcext:value-type="float">
            <text:p>-0.00848458543628</text:p>
          </table:table-cell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float" office:value="0.00189107413011" calcext:value-type="float">
            <text:p>0.00189107413011</text:p>
          </table:table-cell>
          <table:table-cell office:value-type="float" office:value="-0.00851393188854" calcext:value-type="float">
            <text:p>-0.00851393188854</text:p>
          </table:table-cell>
          <table:table-cell office:value-type="float" office:value="-0.0104050060187" calcext:value-type="float">
            <text:p>-0.0104050060187</text:p>
          </table:table-cell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float" office:value="-0.0236179406944" calcext:value-type="float">
            <text:p>-0.0236179406944</text:p>
          </table:table-cell>
          <table:table-cell office:value-type="float" office:value="-0.0151875925092" calcext:value-type="float">
            <text:p>-0.0151875925092</text:p>
          </table:table-cell>
          <table:table-cell office:value-type="float" office:value="0.00843034818521" calcext:value-type="float">
            <text:p>0.00843034818521</text:p>
          </table:table-cell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float" office:value="-0.0270510965156" calcext:value-type="float">
            <text:p>-0.0270510965156</text:p>
          </table:table-cell>
          <table:table-cell office:value-type="float" office:value="-0.01728553137" calcext:value-type="float">
            <text:p>-0.01728553137</text:p>
          </table:table-cell>
          <table:table-cell office:value-type="float" office:value="0.0097655651456" calcext:value-type="float">
            <text:p>0.0097655651456</text:p>
          </table:table-cell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float" office:value="-0.0240897388746" calcext:value-type="float">
            <text:p>-0.0240897388746</text:p>
          </table:table-cell>
          <table:table-cell office:value-type="float" office:value="-0.00403019447288" calcext:value-type="float">
            <text:p>-0.00403019447288</text:p>
          </table:table-cell>
          <table:table-cell office:value-type="float" office:value="0.0200595444017" calcext:value-type="float">
            <text:p>0.0200595444017</text:p>
          </table:table-cell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float" office:value="-0.0190965846493" calcext:value-type="float">
            <text:p>-0.0190965846493</text:p>
          </table:table-cell>
          <table:table-cell office:value-type="float" office:value="0.00108542970246" calcext:value-type="float">
            <text:p>0.00108542970246</text:p>
          </table:table-cell>
          <table:table-cell office:value-type="float" office:value="0.0201820143517" calcext:value-type="float">
            <text:p>0.0201820143517</text:p>
          </table:table-cell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float" office:value="-0.01100110011" calcext:value-type="float">
            <text:p>-0.01100110011</text:p>
          </table:table-cell>
          <table:table-cell office:value-type="float" office:value="0.00581551228854" calcext:value-type="float">
            <text:p>0.00581551228854</text:p>
          </table:table-cell>
          <table:table-cell office:value-type="float" office:value="0.0168166123986" calcext:value-type="float">
            <text:p>0.0168166123986</text:p>
          </table:table-cell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float" office:value="0.000731528895391" calcext:value-type="float">
            <text:p>0.000731528895391</text:p>
          </table:table-cell>
          <table:table-cell office:value-type="float" office:value="-0.000698235368795" calcext:value-type="float">
            <text:p>-0.000698235368795</text:p>
          </table:table-cell>
          <table:table-cell office:value-type="float" office:value="-0.00142976426419" calcext:value-type="float">
            <text:p>-0.00142976426419</text:p>
          </table:table-cell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float" office:value="0.00147710487445" calcext:value-type="float">
            <text:p>0.00147710487445</text:p>
          </table:table-cell>
          <table:table-cell office:value-type="float" office:value="-0.0026121304791" calcext:value-type="float">
            <text:p>-0.0026121304791</text:p>
          </table:table-cell>
          <table:table-cell office:value-type="float" office:value="-0.00408923535355" calcext:value-type="float">
            <text:p>-0.00408923535355</text:p>
          </table:table-cell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float" office:value="-0.0144819903453" calcext:value-type="float">
            <text:p>-0.0144819903453</text:p>
          </table:table-cell>
          <table:table-cell office:value-type="float" office:value="-0.000322102686336" calcext:value-type="float">
            <text:p>-0.000322102686336</text:p>
          </table:table-cell>
          <table:table-cell office:value-type="float" office:value="0.014159887659" calcext:value-type="float">
            <text:p>0.014159887659</text:p>
          </table:table-cell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float" office:value="-0.0277264325323" calcext:value-type="float">
            <text:p>-0.0277264325323</text:p>
          </table:table-cell>
          <table:table-cell office:value-type="float" office:value="-0.00951217944598" calcext:value-type="float">
            <text:p>-0.00951217944598</text:p>
          </table:table-cell>
          <table:table-cell office:value-type="float" office:value="0.0182142530864" calcext:value-type="float">
            <text:p>0.0182142530864</text:p>
          </table:table-cell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float" office:value="-0.00882352941176" calcext:value-type="float">
            <text:p>-0.00882352941176</text:p>
          </table:table-cell>
          <table:table-cell office:value-type="float" office:value="-0.0053729052066" calcext:value-type="float">
            <text:p>-0.0053729052066</text:p>
          </table:table-cell>
          <table:table-cell office:value-type="float" office:value="0.00345062420516" calcext:value-type="float">
            <text:p>0.00345062420516</text:p>
          </table:table-cell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float" office:value="-0.00732869182851" calcext:value-type="float">
            <text:p>-0.00732869182851</text:p>
          </table:table-cell>
          <table:table-cell office:value-type="float" office:value="-0.00134185303514" calcext:value-type="float">
            <text:p>-0.00134185303514</text:p>
          </table:table-cell>
          <table:table-cell office:value-type="float" office:value="0.00598683879336" calcext:value-type="float">
            <text:p>0.00598683879336</text:p>
          </table:table-cell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float" office:value="-0.00146412884334" calcext:value-type="float">
            <text:p>-0.00146412884334</text:p>
          </table:table-cell>
          <table:table-cell office:value-type="float" office:value="-0.00357051772507" calcext:value-type="float">
            <text:p>-0.00357051772507</text:p>
          </table:table-cell>
          <table:table-cell office:value-type="float" office:value="-0.00210638888173" calcext:value-type="float">
            <text:p>-0.00210638888173</text:p>
          </table:table-cell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float" office:value="-0.0422684043677" calcext:value-type="float">
            <text:p>-0.0422684043677</text:p>
          </table:table-cell>
          <table:table-cell office:value-type="float" office:value="-0.0154185022026" calcext:value-type="float">
            <text:p>-0.0154185022026</text:p>
          </table:table-cell>
          <table:table-cell office:value-type="float" office:value="0.0268499021651" calcext:value-type="float">
            <text:p>0.0268499021651</text:p>
          </table:table-cell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float" office:value="-0.0448179271709" calcext:value-type="float">
            <text:p>-0.0448179271709</text:p>
          </table:table-cell>
          <table:table-cell office:value-type="float" office:value="-0.0137606032045" calcext:value-type="float">
            <text:p>-0.0137606032045</text:p>
          </table:table-cell>
          <table:table-cell office:value-type="float" office:value="0.0310573239663" calcext:value-type="float">
            <text:p>0.0310573239663</text:p>
          </table:table-cell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float" office:value="-0.0830473113938" calcext:value-type="float">
            <text:p>-0.0830473113938</text:p>
          </table:table-cell>
          <table:table-cell office:value-type="float" office:value="-0.0291483974557" calcext:value-type="float">
            <text:p>-0.0291483974557</text:p>
          </table:table-cell>
          <table:table-cell office:value-type="float" office:value="0.0538989139381" calcext:value-type="float">
            <text:p>0.0538989139381</text:p>
          </table:table-cell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float" office:value="-0.092807815395" calcext:value-type="float">
            <text:p>-0.092807815395</text:p>
          </table:table-cell>
          <table:table-cell office:value-type="float" office:value="-0.0354435389125" calcext:value-type="float">
            <text:p>-0.0354435389125</text:p>
          </table:table-cell>
          <table:table-cell office:value-type="float" office:value="0.0573642764825" calcext:value-type="float">
            <text:p>0.0573642764825</text:p>
          </table:table-cell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float" office:value="-0.10234648028" calcext:value-type="float">
            <text:p>-0.10234648028</text:p>
          </table:table-cell>
          <table:table-cell office:value-type="float" office:value="-0.0419934539616" calcext:value-type="float">
            <text:p>-0.0419934539616</text:p>
          </table:table-cell>
          <table:table-cell office:value-type="float" office:value="0.060353026318" calcext:value-type="float">
            <text:p>0.060353026318</text:p>
          </table:table-cell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float" office:value="-0.0998330550918" calcext:value-type="float">
            <text:p>-0.0998330550918</text:p>
          </table:table-cell>
          <table:table-cell office:value-type="float" office:value="-0.0392047910107" calcext:value-type="float">
            <text:p>-0.0392047910107</text:p>
          </table:table-cell>
          <table:table-cell office:value-type="float" office:value="0.0606282640811" calcext:value-type="float">
            <text:p>0.0606282640811</text:p>
          </table:table-cell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float" office:value="-0.0821871855082" calcext:value-type="float">
            <text:p>-0.0821871855082</text:p>
          </table:table-cell>
          <table:table-cell office:value-type="float" office:value="-0.0275172370955" calcext:value-type="float">
            <text:p>-0.0275172370955</text:p>
          </table:table-cell>
          <table:table-cell office:value-type="float" office:value="0.0546699484127" calcext:value-type="float">
            <text:p>0.0546699484127</text:p>
          </table:table-cell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float" office:value="-0.0847343644923" calcext:value-type="float">
            <text:p>-0.0847343644923</text:p>
          </table:table-cell>
          <table:table-cell office:value-type="float" office:value="-0.0249424643901" calcext:value-type="float">
            <text:p>-0.0249424643901</text:p>
          </table:table-cell>
          <table:table-cell office:value-type="float" office:value="0.0597919001021" calcext:value-type="float">
            <text:p>0.0597919001021</text:p>
          </table:table-cell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float" office:value="-0.0623742454728" calcext:value-type="float">
            <text:p>-0.0623742454728</text:p>
          </table:table-cell>
          <table:table-cell office:value-type="float" office:value="-0.0249286865931" calcext:value-type="float">
            <text:p>-0.0249286865931</text:p>
          </table:table-cell>
          <table:table-cell office:value-type="float" office:value="0.0374455588798" calcext:value-type="float">
            <text:p>0.0374455588798</text:p>
          </table:table-cell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float" office:value="-0.0868446445803" calcext:value-type="float">
            <text:p>-0.0868446445803</text:p>
          </table:table-cell>
          <table:table-cell office:value-type="float" office:value="-0.0328767123288" calcext:value-type="float">
            <text:p>-0.0328767123288</text:p>
          </table:table-cell>
          <table:table-cell office:value-type="float" office:value="0.0539679322515" calcext:value-type="float">
            <text:p>0.0539679322515</text:p>
          </table:table-cell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float" office:value="-0.0736235595391" calcext:value-type="float">
            <text:p>-0.0736235595391</text:p>
          </table:table-cell>
          <table:table-cell office:value-type="float" office:value="-0.0226525392766" calcext:value-type="float">
            <text:p>-0.0226525392766</text:p>
          </table:table-cell>
          <table:table-cell office:value-type="float" office:value="0.0509710202625" calcext:value-type="float">
            <text:p>0.0509710202625</text:p>
          </table:table-cell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float" office:value="-0.06720887712" calcext:value-type="float">
            <text:p>-0.06720887712</text:p>
          </table:table-cell>
          <table:table-cell office:value-type="float" office:value="-0.0204526201138" calcext:value-type="float">
            <text:p>-0.0204526201138</text:p>
          </table:table-cell>
          <table:table-cell office:value-type="float" office:value="0.0467562570062" calcext:value-type="float">
            <text:p>0.0467562570062</text:p>
          </table:table-cell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float" office:value="-0.0838002586048" calcext:value-type="float">
            <text:p>-0.0838002586048</text:p>
          </table:table-cell>
          <table:table-cell office:value-type="float" office:value="-0.0374910091721" calcext:value-type="float">
            <text:p>-0.0374910091721</text:p>
          </table:table-cell>
          <table:table-cell office:value-type="float" office:value="0.0463092494326" calcext:value-type="float">
            <text:p>0.0463092494326</text:p>
          </table:table-cell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float" office:value="-0.0860479409957" calcext:value-type="float">
            <text:p>-0.0860479409957</text:p>
          </table:table-cell>
          <table:table-cell office:value-type="float" office:value="-0.0385440247826" calcext:value-type="float">
            <text:p>-0.0385440247826</text:p>
          </table:table-cell>
          <table:table-cell office:value-type="float" office:value="0.0475039162131" calcext:value-type="float">
            <text:p>0.0475039162131</text:p>
          </table:table-cell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float" office:value="-0.0831674069536" calcext:value-type="float">
            <text:p>-0.0831674069536</text:p>
          </table:table-cell>
          <table:table-cell office:value-type="float" office:value="-0.0391061452514" calcext:value-type="float">
            <text:p>-0.0391061452514</text:p>
          </table:table-cell>
          <table:table-cell office:value-type="float" office:value="0.0440612617022" calcext:value-type="float">
            <text:p>0.0440612617022</text:p>
          </table:table-cell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float" office:value="-0.0746500777605" calcext:value-type="float">
            <text:p>-0.0746500777605</text:p>
          </table:table-cell>
          <table:table-cell office:value-type="float" office:value="-0.0438085711904" calcext:value-type="float">
            <text:p>-0.0438085711904</text:p>
          </table:table-cell>
          <table:table-cell office:value-type="float" office:value="0.0308415065701" calcext:value-type="float">
            <text:p>0.0308415065701</text:p>
          </table:table-cell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float" office:value="-0.076826591408" calcext:value-type="float">
            <text:p>-0.076826591408</text:p>
          </table:table-cell>
          <table:table-cell office:value-type="float" office:value="-0.0432683711783" calcext:value-type="float">
            <text:p>-0.0432683711783</text:p>
          </table:table-cell>
          <table:table-cell office:value-type="float" office:value="0.0335582202297" calcext:value-type="float">
            <text:p>0.0335582202297</text:p>
          </table:table-cell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float" office:value="-0.0805661729575" calcext:value-type="float">
            <text:p>-0.0805661729575</text:p>
          </table:table-cell>
          <table:table-cell office:value-type="float" office:value="-0.0454117181775" calcext:value-type="float">
            <text:p>-0.0454117181775</text:p>
          </table:table-cell>
          <table:table-cell office:value-type="float" office:value="0.03515445478" calcext:value-type="float">
            <text:p>0.03515445478</text:p>
          </table:table-cell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float" office:value="-0.0627802690583" calcext:value-type="float">
            <text:p>-0.0627802690583</text:p>
          </table:table-cell>
          <table:table-cell office:value-type="float" office:value="-0.0419967381174" calcext:value-type="float">
            <text:p>-0.0419967381174</text:p>
          </table:table-cell>
          <table:table-cell office:value-type="float" office:value="0.0207835309409" calcext:value-type="float">
            <text:p>0.0207835309409</text:p>
          </table:table-cell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float" office:value="-0.0732068761114" calcext:value-type="float">
            <text:p>-0.0732068761114</text:p>
          </table:table-cell>
          <table:table-cell office:value-type="float" office:value="-0.0427664161277" calcext:value-type="float">
            <text:p>-0.0427664161277</text:p>
          </table:table-cell>
          <table:table-cell office:value-type="float" office:value="0.0304404599837" calcext:value-type="float">
            <text:p>0.0304404599837</text:p>
          </table:table-cell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float" office:value="-0.0580184468908" calcext:value-type="float">
            <text:p>-0.0580184468908</text:p>
          </table:table-cell>
          <table:table-cell office:value-type="float" office:value="-0.0404469533842" calcext:value-type="float">
            <text:p>-0.0404469533842</text:p>
          </table:table-cell>
          <table:table-cell office:value-type="float" office:value="0.0175714935066" calcext:value-type="float">
            <text:p>0.0175714935066</text:p>
          </table:table-cell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float" office:value="-0.0192249924902" calcext:value-type="float">
            <text:p>-0.0192249924902</text:p>
          </table:table-cell>
          <table:table-cell office:value-type="float" office:value="-0.0133567662566" calcext:value-type="float">
            <text:p>-0.0133567662566</text:p>
          </table:table-cell>
          <table:table-cell office:value-type="float" office:value="0.00586822623365" calcext:value-type="float">
            <text:p>0.00586822623365</text:p>
          </table:table-cell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float" office:value="-0.0514530868914" calcext:value-type="float">
            <text:p>-0.0514530868914</text:p>
          </table:table-cell>
          <table:table-cell office:value-type="float" office:value="-0.0333930325264" calcext:value-type="float">
            <text:p>-0.0333930325264</text:p>
          </table:table-cell>
          <table:table-cell office:value-type="float" office:value="0.0180600543649" calcext:value-type="float">
            <text:p>0.0180600543649</text:p>
          </table:table-cell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float" office:value="-0.0187764990915" calcext:value-type="float">
            <text:p>-0.0187764990915</text:p>
          </table:table-cell>
          <table:table-cell office:value-type="float" office:value="-0.0183941503446" calcext:value-type="float">
            <text:p>-0.0183941503446</text:p>
          </table:table-cell>
          <table:table-cell office:value-type="float" office:value="0.000382348746898" calcext:value-type="float">
            <text:p>0.000382348746898</text:p>
          </table:table-cell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float" office:value="-0.030403371463" calcext:value-type="float">
            <text:p>-0.030403371463</text:p>
          </table:table-cell>
          <table:table-cell office:value-type="float" office:value="-0.0233207327712" calcext:value-type="float">
            <text:p>-0.0233207327712</text:p>
          </table:table-cell>
          <table:table-cell office:value-type="float" office:value="0.00708263869182" calcext:value-type="float">
            <text:p>0.00708263869182</text:p>
          </table:table-cell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float" office:value="0.0331899200983" calcext:value-type="float">
            <text:p>0.0331899200983</text:p>
          </table:table-cell>
          <table:table-cell office:value-type="float" office:value="0.0120510396975" calcext:value-type="float">
            <text:p>0.0120510396975</text:p>
          </table:table-cell>
          <table:table-cell office:value-type="float" office:value="-0.0211388804008" calcext:value-type="float">
            <text:p>-0.0211388804008</text:p>
          </table:table-cell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float" office:value="0.0114354498947" calcext:value-type="float">
            <text:p>0.0114354498947</text:p>
          </table:table-cell>
          <table:table-cell office:value-type="float" office:value="0.00324021367896" calcext:value-type="float">
            <text:p>0.00324021367896</text:p>
          </table:table-cell>
          <table:table-cell office:value-type="float" office:value="-0.00819523621572" calcext:value-type="float">
            <text:p>-0.00819523621572</text:p>
          </table:table-cell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float" office:value="-0.0146356033453" calcext:value-type="float">
            <text:p>-0.0146356033453</text:p>
          </table:table-cell>
          <table:table-cell office:value-type="float" office:value="-0.00774381368268" calcext:value-type="float">
            <text:p>-0.00774381368268</text:p>
          </table:table-cell>
          <table:table-cell office:value-type="float" office:value="0.0068917896626" calcext:value-type="float">
            <text:p>0.0068917896626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-0.00266272189349" calcext:value-type="float">
            <text:p>-0.00266272189349</text:p>
          </table:table-cell>
          <table:table-cell office:value-type="float" office:value="-0.00716928769658" calcext:value-type="float">
            <text:p>-0.00716928769658</text:p>
          </table:table-cell>
          <table:table-cell office:value-type="float" office:value="-0.00450656580309" calcext:value-type="float">
            <text:p>-0.00450656580309</text:p>
          </table:table-cell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float" office:value="-0.00142823137348" calcext:value-type="float">
            <text:p>-0.00142823137348</text:p>
          </table:table-cell>
          <table:table-cell office:value-type="float" office:value="-0.00336641708747" calcext:value-type="float">
            <text:p>-0.00336641708747</text:p>
          </table:table-cell>
          <table:table-cell office:value-type="float" office:value="-0.00193818571399" calcext:value-type="float">
            <text:p>-0.00193818571399</text:p>
          </table:table-cell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float" office:value="-0.00237812128419" calcext:value-type="float">
            <text:p>-0.00237812128419</text:p>
          </table:table-cell>
          <table:table-cell office:value-type="float" office:value="-0.0056831361633" calcext:value-type="float">
            <text:p>-0.0056831361633</text:p>
          </table:table-cell>
          <table:table-cell office:value-type="float" office:value="-0.00330501487912" calcext:value-type="float">
            <text:p>-0.00330501487912</text:p>
          </table:table-cell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float" office:value="-0.0082962962963" calcext:value-type="float">
            <text:p>-0.0082962962963</text:p>
          </table:table-cell>
          <table:table-cell office:value-type="float" office:value="-0.00922030772777" calcext:value-type="float">
            <text:p>-0.00922030772777</text:p>
          </table:table-cell>
          <table:table-cell office:value-type="float" office:value="-0.000924011431474" calcext:value-type="float">
            <text:p>-0.000924011431474</text:p>
          </table:table-cell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float" office:value="-0.0253936308749" calcext:value-type="float">
            <text:p>-0.0253936308749</text:p>
          </table:table-cell>
          <table:table-cell office:value-type="float" office:value="-0.0124696917215" calcext:value-type="float">
            <text:p>-0.0124696917215</text:p>
          </table:table-cell>
          <table:table-cell office:value-type="float" office:value="0.0129239391534" calcext:value-type="float">
            <text:p>0.0129239391534</text:p>
          </table:table-cell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float" office:value="-0.00550654091877" calcext:value-type="float">
            <text:p>-0.00550654091877</text:p>
          </table:table-cell>
          <table:table-cell office:value-type="float" office:value="-0.00668876868493" calcext:value-type="float">
            <text:p>-0.00668876868493</text:p>
          </table:table-cell>
          <table:table-cell office:value-type="float" office:value="-0.00118222776616" calcext:value-type="float">
            <text:p>-0.00118222776616</text:p>
          </table:table-cell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float" office:value="-0.00333636639369" calcext:value-type="float">
            <text:p>-0.00333636639369</text:p>
          </table:table-cell>
          <table:table-cell office:value-type="float" office:value="-0.0132504213402" calcext:value-type="float">
            <text:p>-0.0132504213402</text:p>
          </table:table-cell>
          <table:table-cell office:value-type="float" office:value="-0.00991405494646" calcext:value-type="float">
            <text:p>-0.00991405494646</text:p>
          </table:table-cell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float" office:value="0.016348773842" calcext:value-type="float">
            <text:p>0.016348773842</text:p>
          </table:table-cell>
          <table:table-cell office:value-type="float" office:value="0.00745374294817" calcext:value-type="float">
            <text:p>0.00745374294817</text:p>
          </table:table-cell>
          <table:table-cell office:value-type="float" office:value="-0.00889503089379" calcext:value-type="float">
            <text:p>-0.00889503089379</text:p>
          </table:table-cell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float" office:value="0.0105644431029" calcext:value-type="float">
            <text:p>0.0105644431029</text:p>
          </table:table-cell>
          <table:table-cell office:value-type="float" office:value="0.00186415006408" calcext:value-type="float">
            <text:p>0.00186415006408</text:p>
          </table:table-cell>
          <table:table-cell office:value-type="float" office:value="-0.00870029303885" calcext:value-type="float">
            <text:p>-0.00870029303885</text:p>
          </table:table-cell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float" office:value="0.0299877600979" calcext:value-type="float">
            <text:p>0.0299877600979</text:p>
          </table:table-cell>
          <table:table-cell office:value-type="float" office:value="0.00783763233316" calcext:value-type="float">
            <text:p>0.00783763233316</text:p>
          </table:table-cell>
          <table:table-cell office:value-type="float" office:value="-0.0221501277648" calcext:value-type="float">
            <text:p>-0.0221501277648</text:p>
          </table:table-cell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float" office:value="0.061925878999" calcext:value-type="float">
            <text:p>0.061925878999</text:p>
          </table:table-cell>
          <table:table-cell office:value-type="float" office:value="0.0263613049442" calcext:value-type="float">
            <text:p>0.0263613049442</text:p>
          </table:table-cell>
          <table:table-cell office:value-type="float" office:value="-0.0355645740548" calcext:value-type="float">
            <text:p>-0.0355645740548</text:p>
          </table:table-cell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float" office:value="0.0497964296899" calcext:value-type="float">
            <text:p>0.0497964296899</text:p>
          </table:table-cell>
          <table:table-cell office:value-type="float" office:value="0.0187921049521" calcext:value-type="float">
            <text:p>0.0187921049521</text:p>
          </table:table-cell>
          <table:table-cell office:value-type="float" office:value="-0.0310043247378" calcext:value-type="float">
            <text:p>-0.0310043247378</text:p>
          </table:table-cell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float" office:value="0.0597061581744" calcext:value-type="float">
            <text:p>0.0597061581744</text:p>
          </table:table-cell>
          <table:table-cell office:value-type="float" office:value="0.0241226776762" calcext:value-type="float">
            <text:p>0.0241226776762</text:p>
          </table:table-cell>
          <table:table-cell office:value-type="float" office:value="-0.0355834804982" calcext:value-type="float">
            <text:p>-0.0355834804982</text:p>
          </table:table-cell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float" office:value="0.048275862069" calcext:value-type="float">
            <text:p>0.048275862069</text:p>
          </table:table-cell>
          <table:table-cell office:value-type="float" office:value="0.022141969096" calcext:value-type="float">
            <text:p>0.022141969096</text:p>
          </table:table-cell>
          <table:table-cell office:value-type="float" office:value="-0.026133892973" calcext:value-type="float">
            <text:p>-0.026133892973</text:p>
          </table:table-cell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float" office:value="0.0480279898219" calcext:value-type="float">
            <text:p>0.0480279898219</text:p>
          </table:table-cell>
          <table:table-cell office:value-type="float" office:value="0.0227137590677" calcext:value-type="float">
            <text:p>0.0227137590677</text:p>
          </table:table-cell>
          <table:table-cell office:value-type="float" office:value="-0.0253142307542" calcext:value-type="float">
            <text:p>-0.0253142307542</text:p>
          </table:table-cell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float" office:value="0.0472239948947" calcext:value-type="float">
            <text:p>0.0472239948947</text:p>
          </table:table-cell>
          <table:table-cell office:value-type="float" office:value="0.0218729456762" calcext:value-type="float">
            <text:p>0.0218729456762</text:p>
          </table:table-cell>
          <table:table-cell office:value-type="float" office:value="-0.0253510492185" calcext:value-type="float">
            <text:p>-0.0253510492185</text:p>
          </table:table-cell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float" office:value="0.0701071080818" calcext:value-type="float">
            <text:p>0.0701071080818</text:p>
          </table:table-cell>
          <table:table-cell office:value-type="float" office:value="0.0316425120773" calcext:value-type="float">
            <text:p>0.0316425120773</text:p>
          </table:table-cell>
          <table:table-cell office:value-type="float" office:value="-0.0384645960045" calcext:value-type="float">
            <text:p>-0.0384645960045</text:p>
          </table:table-cell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float" office:value="0.0693970420933" calcext:value-type="float">
            <text:p>0.0693970420933</text:p>
          </table:table-cell>
          <table:table-cell office:value-type="float" office:value="0.0371760716881" calcext:value-type="float">
            <text:p>0.0371760716881</text:p>
          </table:table-cell>
          <table:table-cell office:value-type="float" office:value="-0.0322209704052" calcext:value-type="float">
            <text:p>-0.0322209704052</text:p>
          </table:table-cell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float" office:value="0.0417535864437" calcext:value-type="float">
            <text:p>0.0417535864437</text:p>
          </table:table-cell>
          <table:table-cell office:value-type="float" office:value="0.0226712369956" calcext:value-type="float">
            <text:p>0.0226712369956</text:p>
          </table:table-cell>
          <table:table-cell office:value-type="float" office:value="-0.0190823494481" calcext:value-type="float">
            <text:p>-0.0190823494481</text:p>
          </table:table-cell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float" office:value="0.0140935297886" calcext:value-type="float">
            <text:p>0.0140935297886</text:p>
          </table:table-cell>
          <table:table-cell office:value-type="float" office:value="0.0127854156012" calcext:value-type="float">
            <text:p>0.0127854156012</text:p>
          </table:table-cell>
          <table:table-cell office:value-type="float" office:value="-0.00130811418738" calcext:value-type="float">
            <text:p>-0.00130811418738</text:p>
          </table:table-cell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float" office:value="0.0227418321589" calcext:value-type="float">
            <text:p>0.0227418321589</text:p>
          </table:table-cell>
          <table:table-cell office:value-type="float" office:value="0.0166816681668" calcext:value-type="float">
            <text:p>0.0166816681668</text:p>
          </table:table-cell>
          <table:table-cell office:value-type="float" office:value="-0.00606016399206" calcext:value-type="float">
            <text:p>-0.00606016399206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0.0235500318674" calcext:value-type="float">
            <text:p>0.0235500318674</text:p>
          </table:table-cell>
          <table:table-cell office:value-type="float" office:value="0.0176470588235" calcext:value-type="float">
            <text:p>0.0176470588235</text:p>
          </table:table-cell>
          <table:table-cell office:value-type="float" office:value="-0.0059029730439" calcext:value-type="float">
            <text:p>-0.0059029730439</text:p>
          </table:table-cell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float" office:value="0.0416803413193" calcext:value-type="float">
            <text:p>0.0416803413193</text:p>
          </table:table-cell>
          <table:table-cell office:value-type="float" office:value="0.0335578689528" calcext:value-type="float">
            <text:p>0.0335578689528</text:p>
          </table:table-cell>
          <table:table-cell office:value-type="float" office:value="-0.00812247236648" calcext:value-type="float">
            <text:p>-0.00812247236648</text:p>
          </table:table-cell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float" office:value="0.036874041475" calcext:value-type="float">
            <text:p>0.036874041475</text:p>
          </table:table-cell>
          <table:table-cell office:value-type="float" office:value="0.0235409514468" calcext:value-type="float">
            <text:p>0.0235409514468</text:p>
          </table:table-cell>
          <table:table-cell office:value-type="float" office:value="-0.0133330900282" calcext:value-type="float">
            <text:p>-0.0133330900282</text:p>
          </table:table-cell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float" office:value="0.0411140583554" calcext:value-type="float">
            <text:p>0.0411140583554</text:p>
          </table:table-cell>
          <table:table-cell office:value-type="float" office:value="0.0225164754699" calcext:value-type="float">
            <text:p>0.0225164754699</text:p>
          </table:table-cell>
          <table:table-cell office:value-type="float" office:value="-0.0185975828856" calcext:value-type="float">
            <text:p>-0.0185975828856</text:p>
          </table:table-cell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float" office:value="0.0033346410357" calcext:value-type="float">
            <text:p>0.0033346410357</text:p>
          </table:table-cell>
          <table:table-cell office:value-type="float" office:value="-0.0038537965918" calcext:value-type="float">
            <text:p>-0.0038537965918</text:p>
          </table:table-cell>
          <table:table-cell office:value-type="float" office:value="-0.0071884376275" calcext:value-type="float">
            <text:p>-0.0071884376275</text:p>
          </table:table-cell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float" office:value="-0.00550518134715" calcext:value-type="float">
            <text:p>-0.00550518134715</text:p>
          </table:table-cell>
          <table:table-cell office:value-type="float" office:value="-0.00895647992306" calcext:value-type="float">
            <text:p>-0.00895647992306</text:p>
          </table:table-cell>
          <table:table-cell office:value-type="float" office:value="-0.00345129857591" calcext:value-type="float">
            <text:p>-0.00345129857591</text:p>
          </table:table-cell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float" office:value="-0.0145707950586" calcext:value-type="float">
            <text:p>-0.0145707950586</text:p>
          </table:table-cell>
          <table:table-cell office:value-type="float" office:value="-0.0117282848128" calcext:value-type="float">
            <text:p>-0.0117282848128</text:p>
          </table:table-cell>
          <table:table-cell office:value-type="float" office:value="0.00284251024584" calcext:value-type="float">
            <text:p>0.00284251024584</text:p>
          </table:table-cell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float" office:value="-0.0140264026403" calcext:value-type="float">
            <text:p>-0.0140264026403</text:p>
          </table:table-cell>
          <table:table-cell office:value-type="float" office:value="-0.0127938113657" calcext:value-type="float">
            <text:p>-0.0127938113657</text:p>
          </table:table-cell>
          <table:table-cell office:value-type="float" office:value="0.0012325912746" calcext:value-type="float">
            <text:p>0.0012325912746</text:p>
          </table:table-cell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float" office:value="-0.0098821740783" calcext:value-type="float">
            <text:p>-0.0098821740783</text:p>
          </table:table-cell>
          <table:table-cell office:value-type="float" office:value="-0.00417785735601" calcext:value-type="float">
            <text:p>-0.00417785735601</text:p>
          </table:table-cell>
          <table:table-cell office:value-type="float" office:value="0.00570431672228" calcext:value-type="float">
            <text:p>0.00570431672228</text:p>
          </table:table-cell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float" office:value="-0.0120291231402" calcext:value-type="float">
            <text:p>-0.0120291231402</text:p>
          </table:table-cell>
          <table:table-cell office:value-type="float" office:value="-0.00788624686342" calcext:value-type="float">
            <text:p>-0.00788624686342</text:p>
          </table:table-cell>
          <table:table-cell office:value-type="float" office:value="0.00414287627681" calcext:value-type="float">
            <text:p>0.00414287627681</text:p>
          </table:table-cell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float" office:value="-0.0472553699284" calcext:value-type="float">
            <text:p>-0.0472553699284</text:p>
          </table:table-cell>
          <table:table-cell office:value-type="float" office:value="-0.0204229170432" calcext:value-type="float">
            <text:p>-0.0204229170432</text:p>
          </table:table-cell>
          <table:table-cell office:value-type="float" office:value="0.0268324528852" calcext:value-type="float">
            <text:p>0.0268324528852</text:p>
          </table:table-cell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float" office:value="-0.0303516942348" calcext:value-type="float">
            <text:p>-0.0303516942348</text:p>
          </table:table-cell>
          <table:table-cell office:value-type="float" office:value="-0.0145496256943" calcext:value-type="float">
            <text:p>-0.0145496256943</text:p>
          </table:table-cell>
          <table:table-cell office:value-type="float" office:value="0.0158020685405" calcext:value-type="float">
            <text:p>0.0158020685405</text:p>
          </table:table-cell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float" office:value="-0.0256007538872" calcext:value-type="float">
            <text:p>-0.0256007538872</text:p>
          </table:table-cell>
          <table:table-cell office:value-type="float" office:value="-0.00757666149624" calcext:value-type="float">
            <text:p>-0.00757666149624</text:p>
          </table:table-cell>
          <table:table-cell office:value-type="float" office:value="0.018024092391" calcext:value-type="float">
            <text:p>0.018024092391</text:p>
          </table:table-cell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float" office:value="-0.0383055711523" calcext:value-type="float">
            <text:p>-0.0383055711523</text:p>
          </table:table-cell>
          <table:table-cell office:value-type="float" office:value="-0.00762903802599" calcext:value-type="float">
            <text:p>-0.00762903802599</text:p>
          </table:table-cell>
          <table:table-cell office:value-type="float" office:value="0.0306765331263" calcext:value-type="float">
            <text:p>0.0306765331263</text:p>
          </table:table-cell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float" office:value="-0.0168196197576" calcext:value-type="float">
            <text:p>-0.0168196197576</text:p>
          </table:table-cell>
          <table:table-cell office:value-type="float" office:value="0.00520646319569" calcext:value-type="float">
            <text:p>0.00520646319569</text:p>
          </table:table-cell>
          <table:table-cell office:value-type="float" office:value="0.0220260829533" calcext:value-type="float">
            <text:p>0.0220260829533</text:p>
          </table:table-cell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float" office:value="-0.0372291730241" calcext:value-type="float">
            <text:p>-0.0372291730241</text:p>
          </table:table-cell>
          <table:table-cell office:value-type="float" office:value="-0.00926964633642" calcext:value-type="float">
            <text:p>-0.00926964633642</text:p>
          </table:table-cell>
          <table:table-cell office:value-type="float" office:value="0.0279595266877" calcext:value-type="float">
            <text:p>0.0279595266877</text:p>
          </table:table-cell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float" office:value="-0.0479514415781" calcext:value-type="float">
            <text:p>-0.0479514415781</text:p>
          </table:table-cell>
          <table:table-cell office:value-type="float" office:value="-0.0114542126705" calcext:value-type="float">
            <text:p>-0.0114542126705</text:p>
          </table:table-cell>
          <table:table-cell office:value-type="float" office:value="0.0364972289077" calcext:value-type="float">
            <text:p>0.0364972289077</text:p>
          </table:table-cell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float" office:value="-0.0465342324282" calcext:value-type="float">
            <text:p>-0.0465342324282</text:p>
          </table:table-cell>
          <table:table-cell office:value-type="float" office:value="-0.0114232641785" calcext:value-type="float">
            <text:p>-0.0114232641785</text:p>
          </table:table-cell>
          <table:table-cell office:value-type="float" office:value="0.0351109682497" calcext:value-type="float">
            <text:p>0.0351109682497</text:p>
          </table:table-cell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float" office:value="-0.0196777192439" calcext:value-type="float">
            <text:p>-0.0196777192439</text:p>
          </table:table-cell>
          <table:table-cell office:value-type="float" office:value="0.00777109922771" calcext:value-type="float">
            <text:p>0.00777109922771</text:p>
          </table:table-cell>
          <table:table-cell office:value-type="float" office:value="0.0274488184716" calcext:value-type="float">
            <text:p>0.0274488184716</text:p>
          </table:table-cell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float" office:value="-0.0482513051088" calcext:value-type="float">
            <text:p>-0.0482513051088</text:p>
          </table:table-cell>
          <table:table-cell office:value-type="float" office:value="-0.00640220187878" calcext:value-type="float">
            <text:p>-0.00640220187878</text:p>
          </table:table-cell>
          <table:table-cell office:value-type="float" office:value="0.04184910323" calcext:value-type="float">
            <text:p>0.04184910323</text:p>
          </table:table-cell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float" office:value="-0.0549463863815" calcext:value-type="float">
            <text:p>-0.0549463863815</text:p>
          </table:table-cell>
          <table:table-cell office:value-type="float" office:value="-0.00670698844242" calcext:value-type="float">
            <text:p>-0.00670698844242</text:p>
          </table:table-cell>
          <table:table-cell office:value-type="float" office:value="0.0482393979391" calcext:value-type="float">
            <text:p>0.0482393979391</text:p>
          </table:table-cell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float" office:value="-0.0162878439312" calcext:value-type="float">
            <text:p>-0.0162878439312</text:p>
          </table:table-cell>
          <table:table-cell office:value-type="float" office:value="0.00937950937951" calcext:value-type="float">
            <text:p>0.00937950937951</text:p>
          </table:table-cell>
          <table:table-cell office:value-type="float" office:value="0.0256673533107" calcext:value-type="float">
            <text:p>0.0256673533107</text:p>
          </table:table-cell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float" office:value="0.00249765844521" calcext:value-type="float">
            <text:p>0.00249765844521</text:p>
          </table:table-cell>
          <table:table-cell office:value-type="float" office:value="0.0167010810154" calcext:value-type="float">
            <text:p>0.0167010810154</text:p>
          </table:table-cell>
          <table:table-cell office:value-type="float" office:value="0.0142034225702" calcext:value-type="float">
            <text:p>0.0142034225702</text:p>
          </table:table-cell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float" office:value="0.0176118462508" calcext:value-type="float">
            <text:p>0.0176118462508</text:p>
          </table:table-cell>
          <table:table-cell office:value-type="float" office:value="0.0230047865586" calcext:value-type="float">
            <text:p>0.0230047865586</text:p>
          </table:table-cell>
          <table:table-cell office:value-type="float" office:value="0.00539294030777" calcext:value-type="float">
            <text:p>0.00539294030777</text:p>
          </table:table-cell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float" office:value="0.0300134295262" calcext:value-type="float">
            <text:p>0.0300134295262</text:p>
          </table:table-cell>
          <table:table-cell office:value-type="float" office:value="0.0323149951315" calcext:value-type="float">
            <text:p>0.0323149951315</text:p>
          </table:table-cell>
          <table:table-cell office:value-type="float" office:value="0.00230156560523" calcext:value-type="float">
            <text:p>0.00230156560523</text:p>
          </table:table-cell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float" office:value="0.0293017456359" calcext:value-type="float">
            <text:p>0.0293017456359</text:p>
          </table:table-cell>
          <table:table-cell office:value-type="float" office:value="0.0266634347352" calcext:value-type="float">
            <text:p>0.0266634347352</text:p>
          </table:table-cell>
          <table:table-cell office:value-type="float" office:value="-0.00263831090073" calcext:value-type="float">
            <text:p>-0.00263831090073</text:p>
          </table:table-cell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float" office:value="0.0216184361527" calcext:value-type="float">
            <text:p>0.0216184361527</text:p>
          </table:table-cell>
          <table:table-cell office:value-type="float" office:value="0.016628509459" calcext:value-type="float">
            <text:p>0.016628509459</text:p>
          </table:table-cell>
          <table:table-cell office:value-type="float" office:value="-0.00498992669375" calcext:value-type="float">
            <text:p>-0.00498992669375</text:p>
          </table:table-cell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float" office:value="0.0261096605744" calcext:value-type="float">
            <text:p>0.0261096605744</text:p>
          </table:table-cell>
          <table:table-cell office:value-type="float" office:value="0.00786639235145" calcext:value-type="float">
            <text:p>0.00786639235145</text:p>
          </table:table-cell>
          <table:table-cell office:value-type="float" office:value="-0.018243268223" calcext:value-type="float">
            <text:p>-0.018243268223</text:p>
          </table:table-cell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float" office:value="0.027310208004" calcext:value-type="float">
            <text:p>0.027310208004</text:p>
          </table:table-cell>
          <table:table-cell office:value-type="float" office:value="0.00631883011374" calcext:value-type="float">
            <text:p>0.00631883011374</text:p>
          </table:table-cell>
          <table:table-cell office:value-type="float" office:value="-0.0209913778902" calcext:value-type="float">
            <text:p>-0.0209913778902</text:p>
          </table:table-cell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float" office:value="0.0260312628809" calcext:value-type="float">
            <text:p>0.0260312628809</text:p>
          </table:table-cell>
          <table:table-cell office:value-type="float" office:value="0.0097925916915" calcext:value-type="float">
            <text:p>0.0097925916915</text:p>
          </table:table-cell>
          <table:table-cell office:value-type="float" office:value="-0.0162386711894" calcext:value-type="float">
            <text:p>-0.0162386711894</text:p>
          </table:table-cell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float" office:value="0.0343511450382" calcext:value-type="float">
            <text:p>0.0343511450382</text:p>
          </table:table-cell>
          <table:table-cell office:value-type="float" office:value="0.0112017533179" calcext:value-type="float">
            <text:p>0.0112017533179</text:p>
          </table:table-cell>
          <table:table-cell office:value-type="float" office:value="-0.0231493917203" calcext:value-type="float">
            <text:p>-0.0231493917203</text:p>
          </table:table-cell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float" office:value="0.0225014424002" calcext:value-type="float">
            <text:p>0.0225014424002</text:p>
          </table:table-cell>
          <table:table-cell office:value-type="float" office:value="-0.000182415176943" calcext:value-type="float">
            <text:p>-0.000182415176943</text:p>
          </table:table-cell>
          <table:table-cell office:value-type="float" office:value="-0.0226838575771" calcext:value-type="float">
            <text:p>-0.0226838575771</text:p>
          </table:table-cell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float" office:value="0.0201987816608" calcext:value-type="float">
            <text:p>0.0201987816608</text:p>
          </table:table-cell>
          <table:table-cell office:value-type="float" office:value="0.000975847767748" calcext:value-type="float">
            <text:p>0.000975847767748</text:p>
          </table:table-cell>
          <table:table-cell office:value-type="float" office:value="-0.019222933893" calcext:value-type="float">
            <text:p>-0.019222933893</text:p>
          </table:table-cell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float" office:value="0.0540906240718" calcext:value-type="float">
            <text:p>0.0540906240718</text:p>
          </table:table-cell>
          <table:table-cell office:value-type="float" office:value="0.0163103916965" calcext:value-type="float">
            <text:p>0.0163103916965</text:p>
          </table:table-cell>
          <table:table-cell office:value-type="float" office:value="-0.0377802323753" calcext:value-type="float">
            <text:p>-0.0377802323753</text:p>
          </table:table-cell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float" office:value="0.106390328152" calcext:value-type="float">
            <text:p>0.106390328152</text:p>
          </table:table-cell>
          <table:table-cell office:value-type="float" office:value="0.0371114599686" calcext:value-type="float">
            <text:p>0.0371114599686</text:p>
          </table:table-cell>
          <table:table-cell office:value-type="float" office:value="-0.0692788681834" calcext:value-type="float">
            <text:p>-0.0692788681834</text:p>
          </table:table-cell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float" office:value="0.101988344189" calcext:value-type="float">
            <text:p>0.101988344189</text:p>
          </table:table-cell>
          <table:table-cell office:value-type="float" office:value="0.0335691799395" calcext:value-type="float">
            <text:p>0.0335691799395</text:p>
          </table:table-cell>
          <table:table-cell office:value-type="float" office:value="-0.0684191642497" calcext:value-type="float">
            <text:p>-0.0684191642497</text:p>
          </table:table-cell>
        </table:table-row>
        <table:table-row table:style-name="ro1">
          <table:table-cell office:value-type="date" office:date-value="2012-12-24" calcext:value-type="date">
            <text:p>2012-12-24</text:p>
          </table:table-cell>
          <table:table-cell office:value-type="float" office:value="0.0967686490203" calcext:value-type="float">
            <text:p>0.0967686490203</text:p>
          </table:table-cell>
          <table:table-cell office:value-type="float" office:value="0.0302936053745" calcext:value-type="float">
            <text:p>0.0302936053745</text:p>
          </table:table-cell>
          <table:table-cell office:value-type="float" office:value="-0.0664750436458" calcext:value-type="float">
            <text:p>-0.0664750436458</text:p>
          </table:table-cell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float" office:value="0.113980716253" calcext:value-type="float">
            <text:p>0.113980716253</text:p>
          </table:table-cell>
          <table:table-cell office:value-type="float" office:value="0.0289101290963" calcext:value-type="float">
            <text:p>0.0289101290963</text:p>
          </table:table-cell>
          <table:table-cell office:value-type="float" office:value="-0.0850705871571" calcext:value-type="float">
            <text:p>-0.0850705871571</text:p>
          </table:table-cell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float" office:value="0.0816466552316" calcext:value-type="float">
            <text:p>0.0816466552316</text:p>
          </table:table-cell>
          <table:table-cell office:value-type="float" office:value="0.0238569826834" calcext:value-type="float">
            <text:p>0.0238569826834</text:p>
          </table:table-cell>
          <table:table-cell office:value-type="float" office:value="-0.0577896725481" calcext:value-type="float">
            <text:p>-0.0577896725481</text:p>
          </table:table-cell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float" office:value="0.0752613961834" calcext:value-type="float">
            <text:p>0.0752613961834</text:p>
          </table:table-cell>
          <table:table-cell office:value-type="float" office:value="0.0236038788937" calcext:value-type="float">
            <text:p>0.0236038788937</text:p>
          </table:table-cell>
          <table:table-cell office:value-type="float" office:value="-0.0516575172897" calcext:value-type="float">
            <text:p>-0.0516575172897</text:p>
          </table:table-cell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float" office:value="0.0703259005146" calcext:value-type="float">
            <text:p>0.0703259005146</text:p>
          </table:table-cell>
          <table:table-cell office:value-type="float" office:value="0.0205041641326" calcext:value-type="float">
            <text:p>0.0205041641326</text:p>
          </table:table-cell>
          <table:table-cell office:value-type="float" office:value="-0.049821736382" calcext:value-type="float">
            <text:p>-0.049821736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2:52:51.042245497</meta:creation-date>
    <dc:date>2019-10-17T23:33:56.540658974</dc:date>
    <meta:editing-duration>PT9M24S</meta:editing-duration>
    <meta:editing-cycles>2</meta:editing-cycles>
    <meta:generator>LibreOffice/6.0.7.3$Linux_X86_64 LibreOffice_project/00m0$Build-3</meta:generator>
    <meta:document-statistic meta:table-count="4" meta:cell-count="35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0" loext:regression-extrapolate-backward="10" loext:regression-force-intercept="false" loext:regression-intercept-value="0" chart:regression-type="linear"/>
      <style:graphic-properties svg:stroke-width="0.051cm" svg:stroke-color="#ed1c24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17cm" svg:height="10.546cm" xlink:href=".." xlink:type="simple" chart:class="chart:scatter" chart:style-name="ch1">
        <chart:title svg:x="6.681cm" svg:y="0.375cm" chart:style-name="ch2">
          <text:p>Covariance of Momentum Indicator</text:p>
        </chart:title>
        <chart:plot-area chart:style-name="ch3" table:cell-range-address="Sheet4.B2:Sheet4.C251" svg:x="1.427cm" svg:y="1.335cm" svg:width="18.974cm" svg:height="8.02cm">
          <chartooo:coordinate-region svg:x="1.811cm" svg:y="1.534cm" svg:width="18.258cm" svg:height="7.622cm"/>
          <chart:axis chart:dimension="x" chart:name="primary-x" chart:style-name="ch4">
            <chart:title svg:x="9.56cm" svg:y="9.565cm" chart:style-name="ch5">
              <text:p>Silver Momentum </text:p>
            </chart:title>
          </chart:axis>
          <chart:axis chart:dimension="y" chart:name="primary-y" chart:style-name="ch4">
            <chart:title svg:x="0.451cm" svg:y="6.593cm" chart:style-name="ch6">
              <text:p>Gold Momentum</text:p>
            </chart:title>
          </chart:axis>
          <chart:series chart:style-name="ch7" chart:values-cell-range-address="Sheet4.C2:Sheet4.C251" chart:class="chart:scatter">
            <chart:domain table:cell-range-address="Sheet4.B2:Sheet4.B251"/>
            <chart:regression-curve chart:style-name="ch8">
              <chart:equation chart:display-equation="true" chart:display-r-square="false" svg:x="11.762cm" svg:y="8.491cm"/>
            </chart:regression-curve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9220411056">
                <text:p>-0.0099220411056</text:p>
                <draw:g>
                  <svg:desc>Sheet4.B2:Sheet4.B251</svg:desc>
                </draw:g>
              </table:table-cell>
              <table:table-cell office:value-type="float" office:value="-0.00334663405844">
                <text:p>-0.00334663405844</text:p>
                <draw:g>
                  <svg:desc>Sheet4.C2:Sheet4.C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8963093146">
                <text:p>0.0108963093146</text:p>
              </table:table-cell>
              <table:table-cell office:value-type="float" office:value="0.00531404059159">
                <text:p>0.00531404059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2428216944">
                <text:p>0.0152428216944</text:p>
              </table:table-cell>
              <table:table-cell office:value-type="float" office:value="0.00575926281436">
                <text:p>0.00575926281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2018782708">
                <text:p>0.0162018782708</text:p>
              </table:table-cell>
              <table:table-cell office:value-type="float" office:value="-0.00344915687276">
                <text:p>-0.00344915687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423998304007">
                <text:p>-0.000423998304007</text:p>
              </table:table-cell>
              <table:table-cell office:value-type="float" office:value="-0.00723947418556">
                <text:p>-0.00723947418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29110882252">
                <text:p>-0.0429110882252</text:p>
              </table:table-cell>
              <table:table-cell office:value-type="float" office:value="-0.0250597860289">
                <text:p>-0.0250597860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63192294462">
                <text:p>-0.0963192294462</text:p>
              </table:table-cell>
              <table:table-cell office:value-type="float" office:value="-0.052634880803">
                <text:p>-0.052634880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860904794058">
                <text:p>-0.0860904794058</text:p>
              </table:table-cell>
              <table:table-cell office:value-type="float" office:value="-0.0670391061453">
                <text:p>-0.0670391061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62504335761">
                <text:p>-0.0662504335761</text:p>
              </table:table-cell>
              <table:table-cell office:value-type="float" office:value="-0.0412540213209">
                <text:p>-0.0412540213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6955345061">
                <text:p>-0.0246955345061</text:p>
              </table:table-cell>
              <table:table-cell office:value-type="float" office:value="-0.0332382487908">
                <text:p>-0.0332382487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356415478615">
                <text:p>-0.0356415478615</text:p>
              </table:table-cell>
              <table:table-cell office:value-type="float" office:value="-0.0212449728974">
                <text:p>-0.021244972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400808352981">
                <text:p>-0.0400808352981</text:p>
              </table:table-cell>
              <table:table-cell office:value-type="float" office:value="-0.0210389126792">
                <text:p>-0.02103891267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695">
                <text:p>-0.0695</text:p>
              </table:table-cell>
              <table:table-cell office:value-type="float" office:value="-0.0271089930061">
                <text:p>-0.0271089930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07267534116">
                <text:p>-0.107267534116</text:p>
              </table:table-cell>
              <table:table-cell office:value-type="float" office:value="-0.0382842745652">
                <text:p>-0.0382842745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695067264574">
                <text:p>-0.0695067264574</text:p>
              </table:table-cell>
              <table:table-cell office:value-type="float" office:value="-0.0198925063322">
                <text:p>-0.0198925063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90703679793">
                <text:p>-0.0590703679793</text:p>
              </table:table-cell>
              <table:table-cell office:value-type="float" office:value="-0.00715129656116">
                <text:p>-0.00715129656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978762696214">
                <text:p>-0.0978762696214</text:p>
              </table:table-cell>
              <table:table-cell office:value-type="float" office:value="-0.0442245798069">
                <text:p>-0.0442245798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20537076594">
                <text:p>-0.120537076594</text:p>
              </table:table-cell>
              <table:table-cell office:value-type="float" office:value="-0.0512896884494">
                <text:p>-0.0512896884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00462249615">
                <text:p>-0.100462249615</text:p>
              </table:table-cell>
              <table:table-cell office:value-type="float" office:value="-0.0439056356488">
                <text:p>-0.0439056356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79914790018">
                <text:p>-0.0979914790018</text:p>
              </table:table-cell>
              <table:table-cell office:value-type="float" office:value="-0.0464895355767">
                <text:p>-0.0464895355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942304764804">
                <text:p>-0.0942304764804</text:p>
              </table:table-cell>
              <table:table-cell office:value-type="float" office:value="-0.0494525256933">
                <text:p>-0.0494525256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44794188862">
                <text:p>-0.0544794188862</text:p>
              </table:table-cell>
              <table:table-cell office:value-type="float" office:value="-0.0499003166413">
                <text:p>-0.0499003166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409117296587">
                <text:p>-0.0409117296587</text:p>
              </table:table-cell>
              <table:table-cell office:value-type="float" office:value="-0.0349009168885">
                <text:p>-0.0349009168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45605408728">
                <text:p>-0.0445605408728</text:p>
              </table:table-cell>
              <table:table-cell office:value-type="float" office:value="-0.0301143507154">
                <text:p>-0.0301143507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2236801953">
                <text:p>-0.012236801953</text:p>
              </table:table-cell>
              <table:table-cell office:value-type="float" office:value="-0.0108766716196">
                <text:p>-0.0108766716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261261261261">
                <text:p>-0.0261261261261</text:p>
              </table:table-cell>
              <table:table-cell office:value-type="float" office:value="-0.0128980844721">
                <text:p>-0.0128980844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692979813197">
                <text:p>-0.00692979813197</text:p>
              </table:table-cell>
              <table:table-cell office:value-type="float" office:value="-0.0042427813789">
                <text:p>-0.0042427813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336906584992">
                <text:p>-0.00336906584992</text:p>
              </table:table-cell>
              <table:table-cell office:value-type="float" office:value="0.00664829899377">
                <text:p>0.006648298993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31458269642">
                <text:p>-0.0131458269642</text:p>
              </table:table-cell>
              <table:table-cell office:value-type="float" office:value="0.0108676180809">
                <text:p>0.01086761808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274817551681">
                <text:p>-0.000274817551681</text:p>
              </table:table-cell>
              <table:table-cell office:value-type="float" office:value="0.011403487845">
                <text:p>0.011403487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11580268839">
                <text:p>0.0211580268839</text:p>
              </table:table-cell>
              <table:table-cell office:value-type="float" office:value="0.0158579319356">
                <text:p>0.0158579319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8097622028">
                <text:p>0.0228097622028</text:p>
              </table:table-cell>
              <table:table-cell office:value-type="float" office:value="0.0050534417955">
                <text:p>0.00505344179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581538461538">
                <text:p>0.00581538461538</text:p>
              </table:table-cell>
              <table:table-cell office:value-type="float" office:value="-0.00340979541228">
                <text:p>-0.00340979541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96547546941">
                <text:p>0.00696547546941</text:p>
              </table:table-cell>
              <table:table-cell office:value-type="float" office:value="-0.00445904717203">
                <text:p>-0.004459047172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512048192771">
                <text:p>-0.00512048192771</text:p>
              </table:table-cell>
              <table:table-cell office:value-type="float" office:value="-0.0117308933075">
                <text:p>-0.0117308933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48318563296">
                <text:p>-0.0348318563296</text:p>
              </table:table-cell>
              <table:table-cell office:value-type="float" office:value="-0.0298641070511">
                <text:p>-0.0298641070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568719004669">
                <text:p>-0.0568719004669</text:p>
              </table:table-cell>
              <table:table-cell office:value-type="float" office:value="-0.0308983063623">
                <text:p>-0.0308983063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474250800116">
                <text:p>-0.0474250800116</text:p>
              </table:table-cell>
              <table:table-cell office:value-type="float" office:value="-0.0293214347801">
                <text:p>-0.0293214347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789250353607">
                <text:p>-0.0789250353607</text:p>
              </table:table-cell>
              <table:table-cell office:value-type="float" office:value="-0.0360027694438">
                <text:p>-0.03600276944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40552609545">
                <text:p>-0.0940552609545</text:p>
              </table:table-cell>
              <table:table-cell office:value-type="float" office:value="-0.0244327084905">
                <text:p>-0.0244327084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507288629738">
                <text:p>-0.0507288629738</text:p>
              </table:table-cell>
              <table:table-cell office:value-type="float" office:value="0.00412383456849">
                <text:p>0.00412383456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480684163963">
                <text:p>-0.0480684163963</text:p>
              </table:table-cell>
              <table:table-cell office:value-type="float" office:value="0.00576957749865">
                <text:p>0.00576957749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937122128174">
                <text:p>0.00937122128174</text:p>
              </table:table-cell>
              <table:table-cell office:value-type="float" office:value="0.035843227526">
                <text:p>0.035843227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99058380414">
                <text:p>0.0499058380414</text:p>
              </table:table-cell>
              <table:table-cell office:value-type="float" office:value="0.06549195983">
                <text:p>0.065491959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5">
                <text:p>0.075</text:p>
              </table:table-cell>
              <table:table-cell office:value-type="float" office:value="0.0622505985634">
                <text:p>0.06225059856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68880688807">
                <text:p>0.0568880688807</text:p>
              </table:table-cell>
              <table:table-cell office:value-type="float" office:value="0.0476306344668">
                <text:p>0.04763063446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3438831406">
                <text:p>0.0453438831406</text:p>
              </table:table-cell>
              <table:table-cell office:value-type="float" office:value="0.0425648187504">
                <text:p>0.0425648187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63302752294">
                <text:p>0.0963302752294</text:p>
              </table:table-cell>
              <table:table-cell office:value-type="float" office:value="0.0518370316479">
                <text:p>0.0518370316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96653238302">
                <text:p>0.0396653238302</text:p>
              </table:table-cell>
              <table:table-cell office:value-type="float" office:value="0.00231947750717">
                <text:p>0.002319477507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22734063745">
                <text:p>0.0722734063745</text:p>
              </table:table-cell>
              <table:table-cell office:value-type="float" office:value="0.0381032495249">
                <text:p>0.0381032495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5469894871">
                <text:p>0.075469894871</text:p>
              </table:table-cell>
              <table:table-cell office:value-type="float" office:value="0.0392019688433">
                <text:p>0.0392019688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26001893342">
                <text:p>0.0426001893342</text:p>
              </table:table-cell>
              <table:table-cell office:value-type="float" office:value="0.0284277822606">
                <text:p>0.0284277822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97476340694">
                <text:p>0.0097476340694</text:p>
              </table:table-cell>
              <table:table-cell office:value-type="float" office:value="0.00980696418596">
                <text:p>0.00980696418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14767663908">
                <text:p>0.0314767663908</text:p>
              </table:table-cell>
              <table:table-cell office:value-type="float" office:value="0.02083203393">
                <text:p>0.020832033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84488701647">
                <text:p>0.0484488701647</text:p>
              </table:table-cell>
              <table:table-cell office:value-type="float" office:value="0.0268406337372">
                <text:p>0.02684063373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45576232452">
                <text:p>0.0845576232452</text:p>
              </table:table-cell>
              <table:table-cell office:value-type="float" office:value="0.048062992126">
                <text:p>0.048062992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65340179718">
                <text:p>0.0465340179718</text:p>
              </table:table-cell>
              <table:table-cell office:value-type="float" office:value="0.0221080009908">
                <text:p>0.02210800099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31595477387">
                <text:p>0.0131595477387</text:p>
              </table:table-cell>
              <table:table-cell office:value-type="float" office:value="-0.00922024790865">
                <text:p>-0.009220247908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40399625351">
                <text:p>-0.0240399625351</text:p>
              </table:table-cell>
              <table:table-cell office:value-type="float" office:value="-0.0280703890885">
                <text:p>-0.02807038908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81922342457">
                <text:p>0.00381922342457</text:p>
              </table:table-cell>
              <table:table-cell office:value-type="float" office:value="-0.00995452869608">
                <text:p>-0.009954528696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96901226598">
                <text:p>0.0196901226598</text:p>
              </table:table-cell>
              <table:table-cell office:value-type="float" office:value="0.000992802184165">
                <text:p>0.000992802184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74400101839">
                <text:p>0.0174400101839</text:p>
              </table:table-cell>
              <table:table-cell office:value-type="float" office:value="0.000123793018074">
                <text:p>0.000123793018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89809909629">
                <text:p>-0.0289809909629</text:p>
              </table:table-cell>
              <table:table-cell office:value-type="float" office:value="-0.0184442809857">
                <text:p>-0.0184442809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19298245614">
                <text:p>-0.0219298245614</text:p>
              </table:table-cell>
              <table:table-cell office:value-type="float" office:value="-0.0123890532544">
                <text:p>-0.0123890532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228683436785">
                <text:p>-0.00228683436785</text:p>
              </table:table-cell>
              <table:table-cell office:value-type="float" office:value="0.0109618552782">
                <text:p>0.01096185527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65961601041">
                <text:p>0.0165961601041</text:p>
              </table:table-cell>
              <table:table-cell office:value-type="float" office:value="0.020725388601">
                <text:p>0.020725388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93752033843">
                <text:p>0.0393752033843</text:p>
              </table:table-cell>
              <table:table-cell office:value-type="float" office:value="0.0280782940404">
                <text:p>0.0280782940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67695338148">
                <text:p>0.0367695338148</text:p>
              </table:table-cell>
              <table:table-cell office:value-type="float" office:value="0.0264763222439">
                <text:p>0.02647632224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6674259681">
                <text:p>0.0136674259681</text:p>
              </table:table-cell>
              <table:table-cell office:value-type="float" office:value="0.00273139238935">
                <text:p>0.00273139238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638365783594">
                <text:p>0.000638365783594</text:p>
              </table:table-cell>
              <table:table-cell office:value-type="float" office:value="-0.00691361976938">
                <text:p>-0.006913619769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965561635018">
                <text:p>0.00965561635018</text:p>
              </table:table-cell>
              <table:table-cell office:value-type="float" office:value="0.000864517722613">
                <text:p>0.0008645177226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94595479856">
                <text:p>0.0494595479856</text:p>
              </table:table-cell>
              <table:table-cell office:value-type="float" office:value="0.0176764522174">
                <text:p>0.01767645221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46745175008">
                <text:p>0.0346745175008</text:p>
              </table:table-cell>
              <table:table-cell office:value-type="float" office:value="0.00319969885187">
                <text:p>0.003199698851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849950964367">
                <text:p>-0.00849950964367</text:p>
              </table:table-cell>
              <table:table-cell office:value-type="float" office:value="-0.015037593985">
                <text:p>-0.0150375939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582147477361">
                <text:p>-0.00582147477361</text:p>
              </table:table-cell>
              <table:table-cell office:value-type="float" office:value="-0.00975609756098">
                <text:p>-0.00975609756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778715120052">
                <text:p>-0.00778715120052</text:p>
              </table:table-cell>
              <table:table-cell office:value-type="float" office:value="-0.0025032855623">
                <text:p>-0.0025032855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53059852051">
                <text:p>0.0353059852051</text:p>
              </table:table-cell>
              <table:table-cell office:value-type="float" office:value="0.0179644502297">
                <text:p>0.01796445022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99600798403">
                <text:p>0.0199600798403</text:p>
              </table:table-cell>
              <table:table-cell office:value-type="float" office:value="0.0086433671552">
                <text:p>0.0086433671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15394912985">
                <text:p>0.0515394912985</text:p>
              </table:table-cell>
              <table:table-cell office:value-type="float" office:value="0.0219221105528">
                <text:p>0.02192211055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96797865243">
                <text:p>0.0196797865243</text:p>
              </table:table-cell>
              <table:table-cell office:value-type="float" office:value="0.0000746092341362">
                <text:p>0.0000746092341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724876441516">
                <text:p>0.00724876441516</text:p>
              </table:table-cell>
              <table:table-cell office:value-type="float" office:value="-0.00751079599589">
                <text:p>-0.00751079599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06033616822">
                <text:p>0.0306033616822</text:p>
              </table:table-cell>
              <table:table-cell office:value-type="float" office:value="-0.00409545708781">
                <text:p>-0.00409545708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38934832947">
                <text:p>0.0138934832947</text:p>
              </table:table-cell>
              <table:table-cell office:value-type="float" office:value="-0.0131150994009">
                <text:p>-0.0131150994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87858347386">
                <text:p>0.0387858347386</text:p>
              </table:table-cell>
              <table:table-cell office:value-type="float" office:value="-0.00679127725857">
                <text:p>-0.006791277258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70187393526">
                <text:p>0.0470187393526</text:p>
              </table:table-cell>
              <table:table-cell office:value-type="float" office:value="0.00364917578961">
                <text:p>0.003649175789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83423913043">
                <text:p>0.0183423913043</text:p>
              </table:table-cell>
              <table:table-cell office:value-type="float" office:value="-0.0031950883348">
                <text:p>-0.00319508833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97608807844">
                <text:p>0.0297608807844</text:p>
              </table:table-cell>
              <table:table-cell office:value-type="float" office:value="0.00250437321453">
                <text:p>0.00250437321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81039325843">
                <text:p>0.0481039325843</text:p>
              </table:table-cell>
              <table:table-cell office:value-type="float" office:value="0.0254529101889">
                <text:p>0.0254529101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5908766928">
                <text:p>0.075908766928</text:p>
              </table:table-cell>
              <table:table-cell office:value-type="float" office:value="0.0447054243447">
                <text:p>0.0447054243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70881629786">
                <text:p>0.0670881629786</text:p>
              </table:table-cell>
              <table:table-cell office:value-type="float" office:value="0.0408229072617">
                <text:p>0.04082290726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14539637398">
                <text:p>0.0714539637398</text:p>
              </table:table-cell>
              <table:table-cell office:value-type="float" office:value="0.0489465153971">
                <text:p>0.04894651539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8997457319">
                <text:p>0.0918997457319</text:p>
              </table:table-cell>
              <table:table-cell office:value-type="float" office:value="0.0646821991948">
                <text:p>0.0646821991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84502923977">
                <text:p>0.0884502923977</text:p>
              </table:table-cell>
              <table:table-cell office:value-type="float" office:value="0.0623883559378">
                <text:p>0.06238835593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29791166143">
                <text:p>0.0829791166143</text:p>
              </table:table-cell>
              <table:table-cell office:value-type="float" office:value="0.0570473145015">
                <text:p>0.0570473145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4808259587">
                <text:p>0.084808259587</text:p>
              </table:table-cell>
              <table:table-cell office:value-type="float" office:value="0.0457704918033">
                <text:p>0.0457704918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9964054637">
                <text:p>0.049964054637</text:p>
              </table:table-cell>
              <table:table-cell office:value-type="float" office:value="0.0282445708376">
                <text:p>0.02824457083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6681190995">
                <text:p>0.0406681190995</text:p>
              </table:table-cell>
              <table:table-cell office:value-type="float" office:value="0.00794676314769">
                <text:p>0.007946763147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64205573652">
                <text:p>0.0264205573652</text:p>
              </table:table-cell>
              <table:table-cell office:value-type="float" office:value="0.00396412789186">
                <text:p>0.003964127891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75389502345">
                <text:p>0.0675389502345</text:p>
              </table:table-cell>
              <table:table-cell office:value-type="float" office:value="0.0350431351568">
                <text:p>0.0350431351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77664974619">
                <text:p>0.0177664974619</text:p>
              </table:table-cell>
              <table:table-cell office:value-type="float" office:value="0.00526295118024">
                <text:p>0.005262951180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515015232845">
                <text:p>-0.00515015232845</text:p>
              </table:table-cell>
              <table:table-cell office:value-type="float" office:value="-0.00539595533385">
                <text:p>-0.005395955333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334773218143">
                <text:p>-0.0334773218143</text:p>
              </table:table-cell>
              <table:table-cell office:value-type="float" office:value="-0.0241152317018">
                <text:p>-0.02411523170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167847817978">
                <text:p>-0.0167847817978</text:p>
              </table:table-cell>
              <table:table-cell office:value-type="float" office:value="-0.00153702218658">
                <text:p>-0.001537022186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27099747287">
                <text:p>0.0127099747287</text:p>
              </table:table-cell>
              <table:table-cell office:value-type="float" office:value="0.00975606533988">
                <text:p>0.00975606533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60869565217">
                <text:p>0.00760869565217</text:p>
              </table:table-cell>
              <table:table-cell office:value-type="float" office:value="-0.0120813091281">
                <text:p>-0.01208130912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654545454545">
                <text:p>0.00654545454545</text:p>
              </table:table-cell>
              <table:table-cell office:value-type="float" office:value="-0.015595162317">
                <text:p>-0.0155951623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978260869565">
                <text:p>-0.00978260869565</text:p>
              </table:table-cell>
              <table:table-cell office:value-type="float" office:value="-0.031367804381">
                <text:p>-0.0313678043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607775078098">
                <text:p>-0.0607775078098</text:p>
              </table:table-cell>
              <table:table-cell office:value-type="float" office:value="-0.044856044856">
                <text:p>-0.0448560448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245202558635">
                <text:p>-0.0245202558635</text:p>
              </table:table-cell>
              <table:table-cell office:value-type="float" office:value="-0.0308499743984">
                <text:p>-0.03084997439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655498907502">
                <text:p>0.00655498907502</text:p>
              </table:table-cell>
              <table:table-cell office:value-type="float" office:value="-0.00430359937402">
                <text:p>-0.004303599374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181225081551">
                <text:p>-0.0181225081551</text:p>
              </table:table-cell>
              <table:table-cell office:value-type="float" office:value="-0.0195403791223">
                <text:p>-0.01954037912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282951289398">
                <text:p>-0.0282951289398</text:p>
              </table:table-cell>
              <table:table-cell office:value-type="float" office:value="-0.0264658763217">
                <text:p>-0.02646587632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26287744227">
                <text:p>-0.0426287744227</text:p>
              </table:table-cell>
              <table:table-cell office:value-type="float" office:value="-0.0357415415925">
                <text:p>-0.03574154159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362187613184">
                <text:p>0.000362187613184</text:p>
              </table:table-cell>
              <table:table-cell office:value-type="float" office:value="0.00369662205226">
                <text:p>0.003696622052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36494252874">
                <text:p>-0.0136494252874</text:p>
              </table:table-cell>
              <table:table-cell office:value-type="float" office:value="-0.00424104317002">
                <text:p>-0.00424104317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430879712747">
                <text:p>-0.00430879712747</text:p>
              </table:table-cell>
              <table:table-cell office:value-type="float" office:value="-0.00215886722967">
                <text:p>-0.002158867229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10586634195">
                <text:p>0.0210586634195</text:p>
              </table:table-cell>
              <table:table-cell office:value-type="float" office:value="-0.00474833808167">
                <text:p>-0.004748338081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94495412844">
                <text:p>0.0194495412844</text:p>
              </table:table-cell>
              <table:table-cell office:value-type="float" office:value="-0.00434323126095">
                <text:p>-0.004343231260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77570093458">
                <text:p>0.0377570093458</text:p>
              </table:table-cell>
              <table:table-cell office:value-type="float" office:value="0.00565228690229">
                <text:p>0.005652286902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88726433244">
                <text:p>0.0688726433244</text:p>
              </table:table-cell>
              <table:table-cell office:value-type="float" office:value="0.0234550006588">
                <text:p>0.02345500065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86344457231">
                <text:p>0.0786344457231</text:p>
              </table:table-cell>
              <table:table-cell office:value-type="float" office:value="0.024557956778">
                <text:p>0.0245579567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17892342684">
                <text:p>0.0617892342684</text:p>
              </table:table-cell>
              <table:table-cell office:value-type="float" office:value="0.0296931100453">
                <text:p>0.02969311004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5608274815">
                <text:p>0.055608274815</text:p>
              </table:table-cell>
              <table:table-cell office:value-type="float" office:value="0.0303204483403">
                <text:p>0.03032044834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63618601016">
                <text:p>0.0863618601016</text:p>
              </table:table-cell>
              <table:table-cell office:value-type="float" office:value="0.0459244532803">
                <text:p>0.04592445328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1947565543">
                <text:p>0.0441947565543</text:p>
              </table:table-cell>
              <table:table-cell office:value-type="float" office:value="0.0182111304572">
                <text:p>0.01821113045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14781297134">
                <text:p>0.0414781297134</text:p>
              </table:table-cell>
              <table:table-cell office:value-type="float" office:value="0.0170160455487">
                <text:p>0.01701604554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328947368421">
                <text:p>-0.00328947368421</text:p>
              </table:table-cell>
              <table:table-cell office:value-type="float" office:value="-0.00599298693019">
                <text:p>-0.00599298693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299476750659">
                <text:p>-0.0299476750659</text:p>
              </table:table-cell>
              <table:table-cell office:value-type="float" office:value="-0.025611116096">
                <text:p>-0.0256111160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871872630781">
                <text:p>-0.00871872630781</text:p>
              </table:table-cell>
              <table:table-cell office:value-type="float" office:value="-0.0110145716304">
                <text:p>-0.01101457163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640542577242">
                <text:p>0.00640542577242</text:p>
              </table:table-cell>
              <table:table-cell office:value-type="float" office:value="-0.0010395010395">
                <text:p>-0.00103950103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265453166477">
                <text:p>-0.00265453166477</text:p>
              </table:table-cell>
              <table:table-cell office:value-type="float" office:value="-0.00998702983139">
                <text:p>-0.00998702983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608365019011">
                <text:p>-0.00608365019011</text:p>
              </table:table-cell>
              <table:table-cell office:value-type="float" office:value="-0.000484023939562">
                <text:p>-0.0004840239395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964878425318">
                <text:p>-0.00964878425318</text:p>
              </table:table-cell>
              <table:table-cell office:value-type="float" office:value="-0.0017839444995">
                <text:p>-0.00178394449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95356525659">
                <text:p>0.00195356525659</text:p>
              </table:table-cell>
              <table:table-cell office:value-type="float" office:value="0.0038827412153">
                <text:p>0.00388274121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02118003026">
                <text:p>0.0102118003026</text:p>
              </table:table-cell>
              <table:table-cell office:value-type="float" office:value="0.00466260847041">
                <text:p>0.004662608470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5684506828">
                <text:p>0.045684506828</text:p>
              </table:table-cell>
              <table:table-cell office:value-type="float" office:value="0.0248131850965">
                <text:p>0.02481318509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71095465213">
                <text:p>0.0171095465213</text:p>
              </table:table-cell>
              <table:table-cell office:value-type="float" office:value="0.0173844846742">
                <text:p>0.0173844846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0158013544">
                <text:p>-0.010158013544</text:p>
              </table:table-cell>
              <table:table-cell office:value-type="float" office:value="-0.00118906064209">
                <text:p>-0.00118906064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530705079606">
                <text:p>0.00530705079606</text:p>
              </table:table-cell>
              <table:table-cell office:value-type="float" office:value="0.00548302872063">
                <text:p>0.005483028720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766871165644">
                <text:p>-0.000766871165644</text:p>
              </table:table-cell>
              <table:table-cell office:value-type="float" office:value="-0.00255670643766">
                <text:p>-0.002556706437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574492531597">
                <text:p>0.00574492531597</text:p>
              </table:table-cell>
              <table:table-cell office:value-type="float" office:value="-0.000875279240205">
                <text:p>-0.000875279240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113636363636">
                <text:p>-0.00113636363636</text:p>
              </table:table-cell>
              <table:table-cell office:value-type="float" office:value="-0.0177053824363">
                <text:p>-0.01770538243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137905329855">
                <text:p>-0.0137905329855</text:p>
              </table:table-cell>
              <table:table-cell office:value-type="float" office:value="-0.0186314837691">
                <text:p>-0.01863148376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566795540708">
                <text:p>-0.00566795540708</text:p>
              </table:table-cell>
              <table:table-cell office:value-type="float" office:value="-0.0189579489789">
                <text:p>-0.01895794897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275633958104">
                <text:p>-0.0275633958104</text:p>
              </table:table-cell>
              <table:table-cell office:value-type="float" office:value="-0.0234171174038">
                <text:p>-0.02341711740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31879809454">
                <text:p>-0.031879809454</text:p>
              </table:table-cell>
              <table:table-cell office:value-type="float" office:value="-0.0272675268544">
                <text:p>-0.02726752685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260288958467">
                <text:p>-0.00260288958467</text:p>
              </table:table-cell>
              <table:table-cell office:value-type="float" office:value="-0.011087475021">
                <text:p>-0.0110874750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89107413011">
                <text:p>0.00189107413011</text:p>
              </table:table-cell>
              <table:table-cell office:value-type="float" office:value="-0.00851393188854">
                <text:p>-0.008513931888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236179406944">
                <text:p>-0.0236179406944</text:p>
              </table:table-cell>
              <table:table-cell office:value-type="float" office:value="-0.0151875925092">
                <text:p>-0.01518759250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70510965156">
                <text:p>-0.0270510965156</text:p>
              </table:table-cell>
              <table:table-cell office:value-type="float" office:value="-0.01728553137">
                <text:p>-0.017285531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240897388746">
                <text:p>-0.0240897388746</text:p>
              </table:table-cell>
              <table:table-cell office:value-type="float" office:value="-0.00403019447288">
                <text:p>-0.00403019447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90965846493">
                <text:p>-0.0190965846493</text:p>
              </table:table-cell>
              <table:table-cell office:value-type="float" office:value="0.00108542970246">
                <text:p>0.001085429702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1100110011">
                <text:p>-0.01100110011</text:p>
              </table:table-cell>
              <table:table-cell office:value-type="float" office:value="0.00581551228854">
                <text:p>0.005815512288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731528895391">
                <text:p>0.000731528895391</text:p>
              </table:table-cell>
              <table:table-cell office:value-type="float" office:value="-0.000698235368795">
                <text:p>-0.000698235368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47710487445">
                <text:p>0.00147710487445</text:p>
              </table:table-cell>
              <table:table-cell office:value-type="float" office:value="-0.0026121304791">
                <text:p>-0.00261213047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144819903453">
                <text:p>-0.0144819903453</text:p>
              </table:table-cell>
              <table:table-cell office:value-type="float" office:value="-0.000322102686336">
                <text:p>-0.0003221026863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277264325323">
                <text:p>-0.0277264325323</text:p>
              </table:table-cell>
              <table:table-cell office:value-type="float" office:value="-0.00951217944598">
                <text:p>-0.009512179445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882352941176">
                <text:p>-0.00882352941176</text:p>
              </table:table-cell>
              <table:table-cell office:value-type="float" office:value="-0.0053729052066">
                <text:p>-0.00537290520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732869182851">
                <text:p>-0.00732869182851</text:p>
              </table:table-cell>
              <table:table-cell office:value-type="float" office:value="-0.00134185303514">
                <text:p>-0.001341853035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46412884334">
                <text:p>-0.00146412884334</text:p>
              </table:table-cell>
              <table:table-cell office:value-type="float" office:value="-0.00357051772507">
                <text:p>-0.003570517725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422684043677">
                <text:p>-0.0422684043677</text:p>
              </table:table-cell>
              <table:table-cell office:value-type="float" office:value="-0.0154185022026">
                <text:p>-0.01541850220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448179271709">
                <text:p>-0.0448179271709</text:p>
              </table:table-cell>
              <table:table-cell office:value-type="float" office:value="-0.0137606032045">
                <text:p>-0.01376060320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830473113938">
                <text:p>-0.0830473113938</text:p>
              </table:table-cell>
              <table:table-cell office:value-type="float" office:value="-0.0291483974557">
                <text:p>-0.02914839745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92807815395">
                <text:p>-0.092807815395</text:p>
              </table:table-cell>
              <table:table-cell office:value-type="float" office:value="-0.0354435389125">
                <text:p>-0.0354435389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0234648028">
                <text:p>-0.10234648028</text:p>
              </table:table-cell>
              <table:table-cell office:value-type="float" office:value="-0.0419934539616">
                <text:p>-0.04199345396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998330550918">
                <text:p>-0.0998330550918</text:p>
              </table:table-cell>
              <table:table-cell office:value-type="float" office:value="-0.0392047910107">
                <text:p>-0.03920479101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821871855082">
                <text:p>-0.0821871855082</text:p>
              </table:table-cell>
              <table:table-cell office:value-type="float" office:value="-0.0275172370955">
                <text:p>-0.02751723709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847343644923">
                <text:p>-0.0847343644923</text:p>
              </table:table-cell>
              <table:table-cell office:value-type="float" office:value="-0.0249424643901">
                <text:p>-0.02494246439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623742454728">
                <text:p>-0.0623742454728</text:p>
              </table:table-cell>
              <table:table-cell office:value-type="float" office:value="-0.0249286865931">
                <text:p>-0.02492868659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868446445803">
                <text:p>-0.0868446445803</text:p>
              </table:table-cell>
              <table:table-cell office:value-type="float" office:value="-0.0328767123288">
                <text:p>-0.03287671232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736235595391">
                <text:p>-0.0736235595391</text:p>
              </table:table-cell>
              <table:table-cell office:value-type="float" office:value="-0.0226525392766">
                <text:p>-0.02265253927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6720887712">
                <text:p>-0.06720887712</text:p>
              </table:table-cell>
              <table:table-cell office:value-type="float" office:value="-0.0204526201138">
                <text:p>-0.0204526201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838002586048">
                <text:p>-0.0838002586048</text:p>
              </table:table-cell>
              <table:table-cell office:value-type="float" office:value="-0.0374910091721">
                <text:p>-0.03749100917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860479409957">
                <text:p>-0.0860479409957</text:p>
              </table:table-cell>
              <table:table-cell office:value-type="float" office:value="-0.0385440247826">
                <text:p>-0.03854402478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831674069536">
                <text:p>-0.0831674069536</text:p>
              </table:table-cell>
              <table:table-cell office:value-type="float" office:value="-0.0391061452514">
                <text:p>-0.03910614525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746500777605">
                <text:p>-0.0746500777605</text:p>
              </table:table-cell>
              <table:table-cell office:value-type="float" office:value="-0.0438085711904">
                <text:p>-0.04380857119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76826591408">
                <text:p>-0.076826591408</text:p>
              </table:table-cell>
              <table:table-cell office:value-type="float" office:value="-0.0432683711783">
                <text:p>-0.04326837117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805661729575">
                <text:p>-0.0805661729575</text:p>
              </table:table-cell>
              <table:table-cell office:value-type="float" office:value="-0.0454117181775">
                <text:p>-0.04541171817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627802690583">
                <text:p>-0.0627802690583</text:p>
              </table:table-cell>
              <table:table-cell office:value-type="float" office:value="-0.0419967381174">
                <text:p>-0.04199673811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732068761114">
                <text:p>-0.0732068761114</text:p>
              </table:table-cell>
              <table:table-cell office:value-type="float" office:value="-0.0427664161277">
                <text:p>-0.04276641612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580184468908">
                <text:p>-0.0580184468908</text:p>
              </table:table-cell>
              <table:table-cell office:value-type="float" office:value="-0.0404469533842">
                <text:p>-0.04044695338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192249924902">
                <text:p>-0.0192249924902</text:p>
              </table:table-cell>
              <table:table-cell office:value-type="float" office:value="-0.0133567662566">
                <text:p>-0.01335676625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514530868914">
                <text:p>-0.0514530868914</text:p>
              </table:table-cell>
              <table:table-cell office:value-type="float" office:value="-0.0333930325264">
                <text:p>-0.03339303252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187764990915">
                <text:p>-0.0187764990915</text:p>
              </table:table-cell>
              <table:table-cell office:value-type="float" office:value="-0.0183941503446">
                <text:p>-0.01839415034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30403371463">
                <text:p>-0.030403371463</text:p>
              </table:table-cell>
              <table:table-cell office:value-type="float" office:value="-0.0233207327712">
                <text:p>-0.02332073277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31899200983">
                <text:p>0.0331899200983</text:p>
              </table:table-cell>
              <table:table-cell office:value-type="float" office:value="0.0120510396975">
                <text:p>0.01205103969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14354498947">
                <text:p>0.0114354498947</text:p>
              </table:table-cell>
              <table:table-cell office:value-type="float" office:value="0.00324021367896">
                <text:p>0.003240213678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146356033453">
                <text:p>-0.0146356033453</text:p>
              </table:table-cell>
              <table:table-cell office:value-type="float" office:value="-0.00774381368268">
                <text:p>-0.007743813682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266272189349">
                <text:p>-0.00266272189349</text:p>
              </table:table-cell>
              <table:table-cell office:value-type="float" office:value="-0.00716928769658">
                <text:p>-0.007169287696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142823137348">
                <text:p>-0.00142823137348</text:p>
              </table:table-cell>
              <table:table-cell office:value-type="float" office:value="-0.00336641708747">
                <text:p>-0.003366417087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237812128419">
                <text:p>-0.00237812128419</text:p>
              </table:table-cell>
              <table:table-cell office:value-type="float" office:value="-0.0056831361633">
                <text:p>-0.00568313616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82962962963">
                <text:p>-0.0082962962963</text:p>
              </table:table-cell>
              <table:table-cell office:value-type="float" office:value="-0.00922030772777">
                <text:p>-0.009220307727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253936308749">
                <text:p>-0.0253936308749</text:p>
              </table:table-cell>
              <table:table-cell office:value-type="float" office:value="-0.0124696917215">
                <text:p>-0.01246969172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550654091877">
                <text:p>-0.00550654091877</text:p>
              </table:table-cell>
              <table:table-cell office:value-type="float" office:value="-0.00668876868493">
                <text:p>-0.006688768684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333636639369">
                <text:p>-0.00333636639369</text:p>
              </table:table-cell>
              <table:table-cell office:value-type="float" office:value="-0.0132504213402">
                <text:p>-0.01325042134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6348773842">
                <text:p>0.016348773842</text:p>
              </table:table-cell>
              <table:table-cell office:value-type="float" office:value="0.00745374294817">
                <text:p>0.007453742948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5644431029">
                <text:p>0.0105644431029</text:p>
              </table:table-cell>
              <table:table-cell office:value-type="float" office:value="0.00186415006408">
                <text:p>0.001864150064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99877600979">
                <text:p>0.0299877600979</text:p>
              </table:table-cell>
              <table:table-cell office:value-type="float" office:value="0.00783763233316">
                <text:p>0.007837632333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1925878999">
                <text:p>0.061925878999</text:p>
              </table:table-cell>
              <table:table-cell office:value-type="float" office:value="0.0263613049442">
                <text:p>0.02636130494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97964296899">
                <text:p>0.0497964296899</text:p>
              </table:table-cell>
              <table:table-cell office:value-type="float" office:value="0.0187921049521">
                <text:p>0.01879210495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597061581744">
                <text:p>0.0597061581744</text:p>
              </table:table-cell>
              <table:table-cell office:value-type="float" office:value="0.0241226776762">
                <text:p>0.02412267767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8275862069">
                <text:p>0.048275862069</text:p>
              </table:table-cell>
              <table:table-cell office:value-type="float" office:value="0.022141969096">
                <text:p>0.0221419690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80279898219">
                <text:p>0.0480279898219</text:p>
              </table:table-cell>
              <table:table-cell office:value-type="float" office:value="0.0227137590677">
                <text:p>0.02271375906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72239948947">
                <text:p>0.0472239948947</text:p>
              </table:table-cell>
              <table:table-cell office:value-type="float" office:value="0.0218729456762">
                <text:p>0.02187294567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701071080818">
                <text:p>0.0701071080818</text:p>
              </table:table-cell>
              <table:table-cell office:value-type="float" office:value="0.0316425120773">
                <text:p>0.03164251207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93970420933">
                <text:p>0.0693970420933</text:p>
              </table:table-cell>
              <table:table-cell office:value-type="float" office:value="0.0371760716881">
                <text:p>0.03717607168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17535864437">
                <text:p>0.0417535864437</text:p>
              </table:table-cell>
              <table:table-cell office:value-type="float" office:value="0.0226712369956">
                <text:p>0.02267123699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40935297886">
                <text:p>0.0140935297886</text:p>
              </table:table-cell>
              <table:table-cell office:value-type="float" office:value="0.0127854156012">
                <text:p>0.01278541560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27418321589">
                <text:p>0.0227418321589</text:p>
              </table:table-cell>
              <table:table-cell office:value-type="float" office:value="0.0166816681668">
                <text:p>0.01668166816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35500318674">
                <text:p>0.0235500318674</text:p>
              </table:table-cell>
              <table:table-cell office:value-type="float" office:value="0.0176470588235">
                <text:p>0.01764705882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16803413193">
                <text:p>0.0416803413193</text:p>
              </table:table-cell>
              <table:table-cell office:value-type="float" office:value="0.0335578689528">
                <text:p>0.03355786895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6874041475">
                <text:p>0.036874041475</text:p>
              </table:table-cell>
              <table:table-cell office:value-type="float" office:value="0.0235409514468">
                <text:p>0.02354095144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11140583554">
                <text:p>0.0411140583554</text:p>
              </table:table-cell>
              <table:table-cell office:value-type="float" office:value="0.0225164754699">
                <text:p>0.02251647546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3346410357">
                <text:p>0.0033346410357</text:p>
              </table:table-cell>
              <table:table-cell office:value-type="float" office:value="-0.0038537965918">
                <text:p>-0.00385379659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550518134715">
                <text:p>-0.00550518134715</text:p>
              </table:table-cell>
              <table:table-cell office:value-type="float" office:value="-0.00895647992306">
                <text:p>-0.008956479923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145707950586">
                <text:p>-0.0145707950586</text:p>
              </table:table-cell>
              <table:table-cell office:value-type="float" office:value="-0.0117282848128">
                <text:p>-0.0117282848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140264026403">
                <text:p>-0.0140264026403</text:p>
              </table:table-cell>
              <table:table-cell office:value-type="float" office:value="-0.0127938113657">
                <text:p>-0.01279381136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98821740783">
                <text:p>-0.0098821740783</text:p>
              </table:table-cell>
              <table:table-cell office:value-type="float" office:value="-0.00417785735601">
                <text:p>-0.004177857356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120291231402">
                <text:p>-0.0120291231402</text:p>
              </table:table-cell>
              <table:table-cell office:value-type="float" office:value="-0.00788624686342">
                <text:p>-0.007886246863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472553699284">
                <text:p>-0.0472553699284</text:p>
              </table:table-cell>
              <table:table-cell office:value-type="float" office:value="-0.0204229170432">
                <text:p>-0.02042291704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303516942348">
                <text:p>-0.0303516942348</text:p>
              </table:table-cell>
              <table:table-cell office:value-type="float" office:value="-0.0145496256943">
                <text:p>-0.01454962569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256007538872">
                <text:p>-0.0256007538872</text:p>
              </table:table-cell>
              <table:table-cell office:value-type="float" office:value="-0.00757666149624">
                <text:p>-0.007576661496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383055711523">
                <text:p>-0.0383055711523</text:p>
              </table:table-cell>
              <table:table-cell office:value-type="float" office:value="-0.00762903802599">
                <text:p>-0.007629038025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168196197576">
                <text:p>-0.0168196197576</text:p>
              </table:table-cell>
              <table:table-cell office:value-type="float" office:value="0.00520646319569">
                <text:p>0.005206463195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372291730241">
                <text:p>-0.0372291730241</text:p>
              </table:table-cell>
              <table:table-cell office:value-type="float" office:value="-0.00926964633642">
                <text:p>-0.009269646336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479514415781">
                <text:p>-0.0479514415781</text:p>
              </table:table-cell>
              <table:table-cell office:value-type="float" office:value="-0.0114542126705">
                <text:p>-0.01145421267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465342324282">
                <text:p>-0.0465342324282</text:p>
              </table:table-cell>
              <table:table-cell office:value-type="float" office:value="-0.0114232641785">
                <text:p>-0.01142326417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196777192439">
                <text:p>-0.0196777192439</text:p>
              </table:table-cell>
              <table:table-cell office:value-type="float" office:value="0.00777109922771">
                <text:p>0.007771099227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482513051088">
                <text:p>-0.0482513051088</text:p>
              </table:table-cell>
              <table:table-cell office:value-type="float" office:value="-0.00640220187878">
                <text:p>-0.006402201878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549463863815">
                <text:p>-0.0549463863815</text:p>
              </table:table-cell>
              <table:table-cell office:value-type="float" office:value="-0.00670698844242">
                <text:p>-0.00670698844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162878439312">
                <text:p>-0.0162878439312</text:p>
              </table:table-cell>
              <table:table-cell office:value-type="float" office:value="0.00937950937951">
                <text:p>0.009379509379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49765844521">
                <text:p>0.00249765844521</text:p>
              </table:table-cell>
              <table:table-cell office:value-type="float" office:value="0.0167010810154">
                <text:p>0.01670108101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76118462508">
                <text:p>0.0176118462508</text:p>
              </table:table-cell>
              <table:table-cell office:value-type="float" office:value="0.0230047865586">
                <text:p>0.0230047865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00134295262">
                <text:p>0.0300134295262</text:p>
              </table:table-cell>
              <table:table-cell office:value-type="float" office:value="0.0323149951315">
                <text:p>0.03231499513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93017456359">
                <text:p>0.0293017456359</text:p>
              </table:table-cell>
              <table:table-cell office:value-type="float" office:value="0.0266634347352">
                <text:p>0.02666343473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16184361527">
                <text:p>0.0216184361527</text:p>
              </table:table-cell>
              <table:table-cell office:value-type="float" office:value="0.016628509459">
                <text:p>0.0166285094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61096605744">
                <text:p>0.0261096605744</text:p>
              </table:table-cell>
              <table:table-cell office:value-type="float" office:value="0.00786639235145">
                <text:p>0.007866392351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7310208004">
                <text:p>0.027310208004</text:p>
              </table:table-cell>
              <table:table-cell office:value-type="float" office:value="0.00631883011374">
                <text:p>0.006318830113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60312628809">
                <text:p>0.0260312628809</text:p>
              </table:table-cell>
              <table:table-cell office:value-type="float" office:value="0.0097925916915">
                <text:p>0.00979259169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43511450382">
                <text:p>0.0343511450382</text:p>
              </table:table-cell>
              <table:table-cell office:value-type="float" office:value="0.0112017533179">
                <text:p>0.01120175331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25014424002">
                <text:p>0.0225014424002</text:p>
              </table:table-cell>
              <table:table-cell office:value-type="float" office:value="-0.000182415176943">
                <text:p>-0.0001824151769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01987816608">
                <text:p>0.0201987816608</text:p>
              </table:table-cell>
              <table:table-cell office:value-type="float" office:value="0.000975847767748">
                <text:p>0.0009758477677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40906240718">
                <text:p>0.0540906240718</text:p>
              </table:table-cell>
              <table:table-cell office:value-type="float" office:value="0.0163103916965">
                <text:p>0.01631039169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06390328152">
                <text:p>0.106390328152</text:p>
              </table:table-cell>
              <table:table-cell office:value-type="float" office:value="0.0371114599686">
                <text:p>0.03711145996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01988344189">
                <text:p>0.101988344189</text:p>
              </table:table-cell>
              <table:table-cell office:value-type="float" office:value="0.0335691799395">
                <text:p>0.03356917993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67686490203">
                <text:p>0.0967686490203</text:p>
              </table:table-cell>
              <table:table-cell office:value-type="float" office:value="0.0302936053745">
                <text:p>0.03029360537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13980716253">
                <text:p>0.113980716253</text:p>
              </table:table-cell>
              <table:table-cell office:value-type="float" office:value="0.0289101290963">
                <text:p>0.02891012909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16466552316">
                <text:p>0.0816466552316</text:p>
              </table:table-cell>
              <table:table-cell office:value-type="float" office:value="0.0238569826834">
                <text:p>0.02385698268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52613961834">
                <text:p>0.0752613961834</text:p>
              </table:table-cell>
              <table:table-cell office:value-type="float" office:value="0.0236038788937">
                <text:p>0.02360387889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03259005146">
                <text:p>0.0703259005146</text:p>
              </table:table-cell>
              <table:table-cell office:value-type="float" office:value="0.0205041641326">
                <text:p>0.0205041641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78cm" svg:height="9.935cm" xlink:href=".." xlink:type="simple" chart:class="chart:line" chart:style-name="ch1">
        <chart:title svg:x="6.089cm" svg:y="0.334cm" chart:style-name="ch2">
          <text:p>Each Pair's Momentum Through One Year</text:p>
        </chart:title>
        <chart:legend chart:legend-position="end" svg:x="18.514cm" svg:y="4.419cm" style:legend-expansion="high" chart:style-name="ch3"/>
        <chart:plot-area chart:style-name="ch4" table:cell-range-address="Sheet4.A2:Sheet4.C251" chart:data-source-has-labels="both" svg:x="1.424cm" svg:y="1.311cm" svg:width="16.677cm" svg:height="7.445cm">
          <chartooo:coordinate-region svg:x="2.442cm" svg:y="1.51cm" svg:width="15.659cm" svg:height="7.047cm"/>
          <chart:axis chart:dimension="x" chart:name="primary-x" chart:style-name="ch5" chartooo:axis-type="auto">
            <chartooo:date-scale/>
            <chart:title svg:x="9.348cm" svg:y="8.954cm" chart:style-name="ch6">
              <text:p>Time</text:p>
            </chart:title>
            <chart:categories table:cell-range-address="Sheet4.A2:Sheet4.A251"/>
          </chart:axis>
          <chart:axis chart:dimension="y" chart:name="primary-y" chart:style-name="ch7">
            <chart:title svg:x="0.451cm" svg:y="6.254cm" chart:style-name="ch8">
              <text:p>Indicator Values</text:p>
            </chart:title>
            <chart:grid chart:style-name="ch9" chart:class="major"/>
          </chart:axis>
          <chart:series chart:style-name="ch10" chart:values-cell-range-address="Sheet4.B2:Sheet4.B251" loext:label-string="silver" chart:class="chart:line">
            <chart:data-point chart:repeated="250"/>
          </chart:series>
          <chart:series chart:style-name="ch11" chart:values-cell-range-address="Sheet4.C2:Sheet4.C251" loext:label-string="gold" chart:class="chart:line">
            <chart:data-point chart:repeated="2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lver</text:p>
              </table:table-cell>
              <table:table-cell office:value-type="string">
                <text:p>gold</text:p>
              </table:table-cell>
            </table:table-row>
          </table:table-header-rows>
          <table:table-rows>
            <table:table-row>
              <table:table-cell office:value-type="float" office:value="40911">
                <text:p>40911</text:p>
                <draw:g>
                  <svg:desc>Sheet4.A2:Sheet4.A251</svg:desc>
                </draw:g>
              </table:table-cell>
              <table:table-cell office:value-type="float" office:value="-0.0099220411056">
                <text:p>-0.0099220411056</text:p>
                <draw:g>
                  <svg:desc>Sheet4.B2:Sheet4.B251</svg:desc>
                </draw:g>
              </table:table-cell>
              <table:table-cell office:value-type="float" office:value="-0.00334663405844">
                <text:p>-0.00334663405844</text:p>
                <draw:g>
                  <svg:desc>Sheet4.C2:Sheet4.C251</svg:desc>
                </draw:g>
              </table:table-cell>
            </table:table-row>
            <table:table-row>
              <table:table-cell office:value-type="float" office:value="40912">
                <text:p>40912</text:p>
              </table:table-cell>
              <table:table-cell office:value-type="float" office:value="0.0108963093146">
                <text:p>0.0108963093146</text:p>
              </table:table-cell>
              <table:table-cell office:value-type="float" office:value="0.00531404059159">
                <text:p>0.00531404059159</text:p>
              </table:table-cell>
            </table:table-row>
            <table:table-row>
              <table:table-cell office:value-type="float" office:value="40913">
                <text:p>40913</text:p>
              </table:table-cell>
              <table:table-cell office:value-type="float" office:value="0.0152428216944">
                <text:p>0.0152428216944</text:p>
              </table:table-cell>
              <table:table-cell office:value-type="float" office:value="0.00575926281436">
                <text:p>0.00575926281436</text:p>
              </table:table-cell>
            </table:table-row>
            <table:table-row>
              <table:table-cell office:value-type="float" office:value="40914">
                <text:p>40914</text:p>
              </table:table-cell>
              <table:table-cell office:value-type="float" office:value="0.0162018782708">
                <text:p>0.0162018782708</text:p>
              </table:table-cell>
              <table:table-cell office:value-type="float" office:value="-0.00344915687276">
                <text:p>-0.00344915687276</text:p>
              </table:table-cell>
            </table:table-row>
            <table:table-row>
              <table:table-cell office:value-type="float" office:value="40917">
                <text:p>40917</text:p>
              </table:table-cell>
              <table:table-cell office:value-type="float" office:value="-0.000423998304007">
                <text:p>-0.000423998304007</text:p>
              </table:table-cell>
              <table:table-cell office:value-type="float" office:value="-0.00723947418556">
                <text:p>-0.00723947418556</text:p>
              </table:table-cell>
            </table:table-row>
            <table:table-row>
              <table:table-cell office:value-type="float" office:value="40918">
                <text:p>40918</text:p>
              </table:table-cell>
              <table:table-cell office:value-type="float" office:value="-0.0429110882252">
                <text:p>-0.0429110882252</text:p>
              </table:table-cell>
              <table:table-cell office:value-type="float" office:value="-0.0250597860289">
                <text:p>-0.0250597860289</text:p>
              </table:table-cell>
            </table:table-row>
            <table:table-row>
              <table:table-cell office:value-type="float" office:value="40919">
                <text:p>40919</text:p>
              </table:table-cell>
              <table:table-cell office:value-type="float" office:value="-0.0963192294462">
                <text:p>-0.0963192294462</text:p>
              </table:table-cell>
              <table:table-cell office:value-type="float" office:value="-0.052634880803">
                <text:p>-0.052634880803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-0.0860904794058">
                <text:p>-0.0860904794058</text:p>
              </table:table-cell>
              <table:table-cell office:value-type="float" office:value="-0.0670391061453">
                <text:p>-0.0670391061453</text:p>
              </table:table-cell>
            </table:table-row>
            <table:table-row>
              <table:table-cell office:value-type="float" office:value="40921">
                <text:p>40921</text:p>
              </table:table-cell>
              <table:table-cell office:value-type="float" office:value="-0.0662504335761">
                <text:p>-0.0662504335761</text:p>
              </table:table-cell>
              <table:table-cell office:value-type="float" office:value="-0.0412540213209">
                <text:p>-0.0412540213209</text:p>
              </table:table-cell>
            </table:table-row>
            <table:table-row>
              <table:table-cell office:value-type="float" office:value="40925">
                <text:p>40925</text:p>
              </table:table-cell>
              <table:table-cell office:value-type="float" office:value="-0.0246955345061">
                <text:p>-0.0246955345061</text:p>
              </table:table-cell>
              <table:table-cell office:value-type="float" office:value="-0.0332382487908">
                <text:p>-0.0332382487908</text:p>
              </table:table-cell>
            </table:table-row>
            <table:table-row>
              <table:table-cell office:value-type="float" office:value="40926">
                <text:p>40926</text:p>
              </table:table-cell>
              <table:table-cell office:value-type="float" office:value="-0.0356415478615">
                <text:p>-0.0356415478615</text:p>
              </table:table-cell>
              <table:table-cell office:value-type="float" office:value="-0.0212449728974">
                <text:p>-0.0212449728974</text:p>
              </table:table-cell>
            </table:table-row>
            <table:table-row>
              <table:table-cell office:value-type="float" office:value="40927">
                <text:p>40927</text:p>
              </table:table-cell>
              <table:table-cell office:value-type="float" office:value="-0.0400808352981">
                <text:p>-0.0400808352981</text:p>
              </table:table-cell>
              <table:table-cell office:value-type="float" office:value="-0.0210389126792">
                <text:p>-0.0210389126792</text:p>
              </table:table-cell>
            </table:table-row>
            <table:table-row>
              <table:table-cell office:value-type="float" office:value="40928">
                <text:p>40928</text:p>
              </table:table-cell>
              <table:table-cell office:value-type="float" office:value="-0.0695">
                <text:p>-0.0695</text:p>
              </table:table-cell>
              <table:table-cell office:value-type="float" office:value="-0.0271089930061">
                <text:p>-0.0271089930061</text:p>
              </table:table-cell>
            </table:table-row>
            <table:table-row>
              <table:table-cell office:value-type="float" office:value="40931">
                <text:p>40931</text:p>
              </table:table-cell>
              <table:table-cell office:value-type="float" office:value="-0.107267534116">
                <text:p>-0.107267534116</text:p>
              </table:table-cell>
              <table:table-cell office:value-type="float" office:value="-0.0382842745652">
                <text:p>-0.0382842745652</text:p>
              </table:table-cell>
            </table:table-row>
            <table:table-row>
              <table:table-cell office:value-type="float" office:value="40932">
                <text:p>40932</text:p>
              </table:table-cell>
              <table:table-cell office:value-type="float" office:value="-0.0695067264574">
                <text:p>-0.0695067264574</text:p>
              </table:table-cell>
              <table:table-cell office:value-type="float" office:value="-0.0198925063322">
                <text:p>-0.0198925063322</text:p>
              </table:table-cell>
            </table:table-row>
            <table:table-row>
              <table:table-cell office:value-type="float" office:value="40933">
                <text:p>40933</text:p>
              </table:table-cell>
              <table:table-cell office:value-type="float" office:value="-0.0590703679793">
                <text:p>-0.0590703679793</text:p>
              </table:table-cell>
              <table:table-cell office:value-type="float" office:value="-0.00715129656116">
                <text:p>-0.00715129656116</text:p>
              </table:table-cell>
            </table:table-row>
            <table:table-row>
              <table:table-cell office:value-type="float" office:value="40934">
                <text:p>40934</text:p>
              </table:table-cell>
              <table:table-cell office:value-type="float" office:value="-0.0978762696214">
                <text:p>-0.0978762696214</text:p>
              </table:table-cell>
              <table:table-cell office:value-type="float" office:value="-0.0442245798069">
                <text:p>-0.0442245798069</text:p>
              </table:table-cell>
            </table:table-row>
            <table:table-row>
              <table:table-cell office:value-type="float" office:value="40935">
                <text:p>40935</text:p>
              </table:table-cell>
              <table:table-cell office:value-type="float" office:value="-0.120537076594">
                <text:p>-0.120537076594</text:p>
              </table:table-cell>
              <table:table-cell office:value-type="float" office:value="-0.0512896884494">
                <text:p>-0.0512896884494</text:p>
              </table:table-cell>
            </table:table-row>
            <table:table-row>
              <table:table-cell office:value-type="float" office:value="40938">
                <text:p>40938</text:p>
              </table:table-cell>
              <table:table-cell office:value-type="float" office:value="-0.100462249615">
                <text:p>-0.100462249615</text:p>
              </table:table-cell>
              <table:table-cell office:value-type="float" office:value="-0.0439056356488">
                <text:p>-0.0439056356488</text:p>
              </table:table-cell>
            </table:table-row>
            <table:table-row>
              <table:table-cell office:value-type="float" office:value="40939">
                <text:p>40939</text:p>
              </table:table-cell>
              <table:table-cell office:value-type="float" office:value="-0.0979914790018">
                <text:p>-0.0979914790018</text:p>
              </table:table-cell>
              <table:table-cell office:value-type="float" office:value="-0.0464895355767">
                <text:p>-0.04648953557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-0.0942304764804">
                <text:p>-0.0942304764804</text:p>
              </table:table-cell>
              <table:table-cell office:value-type="float" office:value="-0.0494525256933">
                <text:p>-0.0494525256933</text:p>
              </table:table-cell>
            </table:table-row>
            <table:table-row>
              <table:table-cell office:value-type="float" office:value="40941">
                <text:p>40941</text:p>
              </table:table-cell>
              <table:table-cell office:value-type="float" office:value="-0.0544794188862">
                <text:p>-0.0544794188862</text:p>
              </table:table-cell>
              <table:table-cell office:value-type="float" office:value="-0.0499003166413">
                <text:p>-0.0499003166413</text:p>
              </table:table-cell>
            </table:table-row>
            <table:table-row>
              <table:table-cell office:value-type="float" office:value="40942">
                <text:p>40942</text:p>
              </table:table-cell>
              <table:table-cell office:value-type="float" office:value="-0.0409117296587">
                <text:p>-0.0409117296587</text:p>
              </table:table-cell>
              <table:table-cell office:value-type="float" office:value="-0.0349009168885">
                <text:p>-0.0349009168885</text:p>
              </table:table-cell>
            </table:table-row>
            <table:table-row>
              <table:table-cell office:value-type="float" office:value="40945">
                <text:p>40945</text:p>
              </table:table-cell>
              <table:table-cell office:value-type="float" office:value="-0.0445605408728">
                <text:p>-0.0445605408728</text:p>
              </table:table-cell>
              <table:table-cell office:value-type="float" office:value="-0.0301143507154">
                <text:p>-0.0301143507154</text:p>
              </table:table-cell>
            </table:table-row>
            <table:table-row>
              <table:table-cell office:value-type="float" office:value="40946">
                <text:p>40946</text:p>
              </table:table-cell>
              <table:table-cell office:value-type="float" office:value="-0.012236801953">
                <text:p>-0.012236801953</text:p>
              </table:table-cell>
              <table:table-cell office:value-type="float" office:value="-0.0108766716196">
                <text:p>-0.0108766716196</text:p>
              </table:table-cell>
            </table:table-row>
            <table:table-row>
              <table:table-cell office:value-type="float" office:value="40947">
                <text:p>40947</text:p>
              </table:table-cell>
              <table:table-cell office:value-type="float" office:value="-0.0261261261261">
                <text:p>-0.0261261261261</text:p>
              </table:table-cell>
              <table:table-cell office:value-type="float" office:value="-0.0128980844721">
                <text:p>-0.0128980844721</text:p>
              </table:table-cell>
            </table:table-row>
            <table:table-row>
              <table:table-cell office:value-type="float" office:value="40948">
                <text:p>40948</text:p>
              </table:table-cell>
              <table:table-cell office:value-type="float" office:value="-0.00692979813197">
                <text:p>-0.00692979813197</text:p>
              </table:table-cell>
              <table:table-cell office:value-type="float" office:value="-0.0042427813789">
                <text:p>-0.0042427813789</text:p>
              </table:table-cell>
            </table:table-row>
            <table:table-row>
              <table:table-cell office:value-type="float" office:value="40949">
                <text:p>40949</text:p>
              </table:table-cell>
              <table:table-cell office:value-type="float" office:value="-0.00336906584992">
                <text:p>-0.00336906584992</text:p>
              </table:table-cell>
              <table:table-cell office:value-type="float" office:value="0.00664829899377">
                <text:p>0.00664829899377</text:p>
              </table:table-cell>
            </table:table-row>
            <table:table-row>
              <table:table-cell office:value-type="float" office:value="40952">
                <text:p>40952</text:p>
              </table:table-cell>
              <table:table-cell office:value-type="float" office:value="-0.0131458269642">
                <text:p>-0.0131458269642</text:p>
              </table:table-cell>
              <table:table-cell office:value-type="float" office:value="0.0108676180809">
                <text:p>0.0108676180809</text:p>
              </table:table-cell>
            </table:table-row>
            <table:table-row>
              <table:table-cell office:value-type="float" office:value="40953">
                <text:p>40953</text:p>
              </table:table-cell>
              <table:table-cell office:value-type="float" office:value="-0.000274817551681">
                <text:p>-0.000274817551681</text:p>
              </table:table-cell>
              <table:table-cell office:value-type="float" office:value="0.011403487845">
                <text:p>0.011403487845</text:p>
              </table:table-cell>
            </table:table-row>
            <table:table-row>
              <table:table-cell office:value-type="float" office:value="40954">
                <text:p>40954</text:p>
              </table:table-cell>
              <table:table-cell office:value-type="float" office:value="0.0211580268839">
                <text:p>0.0211580268839</text:p>
              </table:table-cell>
              <table:table-cell office:value-type="float" office:value="0.0158579319356">
                <text:p>0.0158579319356</text:p>
              </table:table-cell>
            </table:table-row>
            <table:table-row>
              <table:table-cell office:value-type="float" office:value="40955">
                <text:p>40955</text:p>
              </table:table-cell>
              <table:table-cell office:value-type="float" office:value="0.0228097622028">
                <text:p>0.0228097622028</text:p>
              </table:table-cell>
              <table:table-cell office:value-type="float" office:value="0.0050534417955">
                <text:p>0.0050534417955</text:p>
              </table:table-cell>
            </table:table-row>
            <table:table-row>
              <table:table-cell office:value-type="float" office:value="40956">
                <text:p>40956</text:p>
              </table:table-cell>
              <table:table-cell office:value-type="float" office:value="0.00581538461538">
                <text:p>0.00581538461538</text:p>
              </table:table-cell>
              <table:table-cell office:value-type="float" office:value="-0.00340979541228">
                <text:p>-0.00340979541228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0.00696547546941">
                <text:p>0.00696547546941</text:p>
              </table:table-cell>
              <table:table-cell office:value-type="float" office:value="-0.00445904717203">
                <text:p>-0.00445904717203</text:p>
              </table:table-cell>
            </table:table-row>
            <table:table-row>
              <table:table-cell office:value-type="float" office:value="40961">
                <text:p>40961</text:p>
              </table:table-cell>
              <table:table-cell office:value-type="float" office:value="-0.00512048192771">
                <text:p>-0.00512048192771</text:p>
              </table:table-cell>
              <table:table-cell office:value-type="float" office:value="-0.0117308933075">
                <text:p>-0.0117308933075</text:p>
              </table:table-cell>
            </table:table-row>
            <table:table-row>
              <table:table-cell office:value-type="float" office:value="40962">
                <text:p>40962</text:p>
              </table:table-cell>
              <table:table-cell office:value-type="float" office:value="-0.0348318563296">
                <text:p>-0.0348318563296</text:p>
              </table:table-cell>
              <table:table-cell office:value-type="float" office:value="-0.0298641070511">
                <text:p>-0.0298641070511</text:p>
              </table:table-cell>
            </table:table-row>
            <table:table-row>
              <table:table-cell office:value-type="float" office:value="40963">
                <text:p>40963</text:p>
              </table:table-cell>
              <table:table-cell office:value-type="float" office:value="-0.0568719004669">
                <text:p>-0.0568719004669</text:p>
              </table:table-cell>
              <table:table-cell office:value-type="float" office:value="-0.0308983063623">
                <text:p>-0.0308983063623</text:p>
              </table:table-cell>
            </table:table-row>
            <table:table-row>
              <table:table-cell office:value-type="float" office:value="40966">
                <text:p>40966</text:p>
              </table:table-cell>
              <table:table-cell office:value-type="float" office:value="-0.0474250800116">
                <text:p>-0.0474250800116</text:p>
              </table:table-cell>
              <table:table-cell office:value-type="float" office:value="-0.0293214347801">
                <text:p>-0.0293214347801</text:p>
              </table:table-cell>
            </table:table-row>
            <table:table-row>
              <table:table-cell office:value-type="float" office:value="40967">
                <text:p>40967</text:p>
              </table:table-cell>
              <table:table-cell office:value-type="float" office:value="-0.0789250353607">
                <text:p>-0.0789250353607</text:p>
              </table:table-cell>
              <table:table-cell office:value-type="float" office:value="-0.0360027694438">
                <text:p>-0.0360027694438</text:p>
              </table:table-cell>
            </table:table-row>
            <table:table-row>
              <table:table-cell office:value-type="float" office:value="40968">
                <text:p>40968</text:p>
              </table:table-cell>
              <table:table-cell office:value-type="float" office:value="-0.0940552609545">
                <text:p>-0.0940552609545</text:p>
              </table:table-cell>
              <table:table-cell office:value-type="float" office:value="-0.0244327084905">
                <text:p>-0.0244327084905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-0.0507288629738">
                <text:p>-0.0507288629738</text:p>
              </table:table-cell>
              <table:table-cell office:value-type="float" office:value="0.00412383456849">
                <text:p>0.00412383456849</text:p>
              </table:table-cell>
            </table:table-row>
            <table:table-row>
              <table:table-cell office:value-type="float" office:value="40970">
                <text:p>40970</text:p>
              </table:table-cell>
              <table:table-cell office:value-type="float" office:value="-0.0480684163963">
                <text:p>-0.0480684163963</text:p>
              </table:table-cell>
              <table:table-cell office:value-type="float" office:value="0.00576957749865">
                <text:p>0.00576957749865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0.00937122128174">
                <text:p>0.00937122128174</text:p>
              </table:table-cell>
              <table:table-cell office:value-type="float" office:value="0.035843227526">
                <text:p>0.035843227526</text:p>
              </table:table-cell>
            </table:table-row>
            <table:table-row>
              <table:table-cell office:value-type="float" office:value="40974">
                <text:p>40974</text:p>
              </table:table-cell>
              <table:table-cell office:value-type="float" office:value="0.0499058380414">
                <text:p>0.0499058380414</text:p>
              </table:table-cell>
              <table:table-cell office:value-type="float" office:value="0.06549195983">
                <text:p>0.06549195983</text:p>
              </table:table-cell>
            </table:table-row>
            <table:table-row>
              <table:table-cell office:value-type="float" office:value="40975">
                <text:p>40975</text:p>
              </table:table-cell>
              <table:table-cell office:value-type="float" office:value="0.075">
                <text:p>0.075</text:p>
              </table:table-cell>
              <table:table-cell office:value-type="float" office:value="0.0622505985634">
                <text:p>0.0622505985634</text:p>
              </table:table-cell>
            </table:table-row>
            <table:table-row>
              <table:table-cell office:value-type="float" office:value="40976">
                <text:p>40976</text:p>
              </table:table-cell>
              <table:table-cell office:value-type="float" office:value="0.0568880688807">
                <text:p>0.0568880688807</text:p>
              </table:table-cell>
              <table:table-cell office:value-type="float" office:value="0.0476306344668">
                <text:p>0.0476306344668</text:p>
              </table:table-cell>
            </table:table-row>
            <table:table-row>
              <table:table-cell office:value-type="float" office:value="40977">
                <text:p>40977</text:p>
              </table:table-cell>
              <table:table-cell office:value-type="float" office:value="0.0453438831406">
                <text:p>0.0453438831406</text:p>
              </table:table-cell>
              <table:table-cell office:value-type="float" office:value="0.0425648187504">
                <text:p>0.0425648187504</text:p>
              </table:table-cell>
            </table:table-row>
            <table:table-row>
              <table:table-cell office:value-type="float" office:value="40980">
                <text:p>40980</text:p>
              </table:table-cell>
              <table:table-cell office:value-type="float" office:value="0.0963302752294">
                <text:p>0.0963302752294</text:p>
              </table:table-cell>
              <table:table-cell office:value-type="float" office:value="0.0518370316479">
                <text:p>0.0518370316479</text:p>
              </table:table-cell>
            </table:table-row>
            <table:table-row>
              <table:table-cell office:value-type="float" office:value="40981">
                <text:p>40981</text:p>
              </table:table-cell>
              <table:table-cell office:value-type="float" office:value="0.0396653238302">
                <text:p>0.0396653238302</text:p>
              </table:table-cell>
              <table:table-cell office:value-type="float" office:value="0.00231947750717">
                <text:p>0.00231947750717</text:p>
              </table:table-cell>
            </table:table-row>
            <table:table-row>
              <table:table-cell office:value-type="float" office:value="40982">
                <text:p>40982</text:p>
              </table:table-cell>
              <table:table-cell office:value-type="float" office:value="0.0722734063745">
                <text:p>0.0722734063745</text:p>
              </table:table-cell>
              <table:table-cell office:value-type="float" office:value="0.0381032495249">
                <text:p>0.0381032495249</text:p>
              </table:table-cell>
            </table:table-row>
            <table:table-row>
              <table:table-cell office:value-type="float" office:value="40983">
                <text:p>40983</text:p>
              </table:table-cell>
              <table:table-cell office:value-type="float" office:value="0.075469894871">
                <text:p>0.075469894871</text:p>
              </table:table-cell>
              <table:table-cell office:value-type="float" office:value="0.0392019688433">
                <text:p>0.0392019688433</text:p>
              </table:table-cell>
            </table:table-row>
            <table:table-row>
              <table:table-cell office:value-type="float" office:value="40984">
                <text:p>40984</text:p>
              </table:table-cell>
              <table:table-cell office:value-type="float" office:value="0.0426001893342">
                <text:p>0.0426001893342</text:p>
              </table:table-cell>
              <table:table-cell office:value-type="float" office:value="0.0284277822606">
                <text:p>0.0284277822606</text:p>
              </table:table-cell>
            </table:table-row>
            <table:table-row>
              <table:table-cell office:value-type="float" office:value="40987">
                <text:p>40987</text:p>
              </table:table-cell>
              <table:table-cell office:value-type="float" office:value="0.0097476340694">
                <text:p>0.0097476340694</text:p>
              </table:table-cell>
              <table:table-cell office:value-type="float" office:value="0.00980696418596">
                <text:p>0.00980696418596</text:p>
              </table:table-cell>
            </table:table-row>
            <table:table-row>
              <table:table-cell office:value-type="float" office:value="40988">
                <text:p>40988</text:p>
              </table:table-cell>
              <table:table-cell office:value-type="float" office:value="0.0314767663908">
                <text:p>0.0314767663908</text:p>
              </table:table-cell>
              <table:table-cell office:value-type="float" office:value="0.02083203393">
                <text:p>0.02083203393</text:p>
              </table:table-cell>
            </table:table-row>
            <table:table-row>
              <table:table-cell office:value-type="float" office:value="40989">
                <text:p>40989</text:p>
              </table:table-cell>
              <table:table-cell office:value-type="float" office:value="0.0484488701647">
                <text:p>0.0484488701647</text:p>
              </table:table-cell>
              <table:table-cell office:value-type="float" office:value="0.0268406337372">
                <text:p>0.0268406337372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0.0845576232452">
                <text:p>0.0845576232452</text:p>
              </table:table-cell>
              <table:table-cell office:value-type="float" office:value="0.048062992126">
                <text:p>0.048062992126</text:p>
              </table:table-cell>
            </table:table-row>
            <table:table-row>
              <table:table-cell office:value-type="float" office:value="40991">
                <text:p>40991</text:p>
              </table:table-cell>
              <table:table-cell office:value-type="float" office:value="0.0465340179718">
                <text:p>0.0465340179718</text:p>
              </table:table-cell>
              <table:table-cell office:value-type="float" office:value="0.0221080009908">
                <text:p>0.0221080009908</text:p>
              </table:table-cell>
            </table:table-row>
            <table:table-row>
              <table:table-cell office:value-type="float" office:value="40994">
                <text:p>40994</text:p>
              </table:table-cell>
              <table:table-cell office:value-type="float" office:value="0.0131595477387">
                <text:p>0.0131595477387</text:p>
              </table:table-cell>
              <table:table-cell office:value-type="float" office:value="-0.00922024790865">
                <text:p>-0.00922024790865</text:p>
              </table:table-cell>
            </table:table-row>
            <table:table-row>
              <table:table-cell office:value-type="float" office:value="40995">
                <text:p>40995</text:p>
              </table:table-cell>
              <table:table-cell office:value-type="float" office:value="-0.0240399625351">
                <text:p>-0.0240399625351</text:p>
              </table:table-cell>
              <table:table-cell office:value-type="float" office:value="-0.0280703890885">
                <text:p>-0.0280703890885</text:p>
              </table:table-cell>
            </table:table-row>
            <table:table-row>
              <table:table-cell office:value-type="float" office:value="40996">
                <text:p>40996</text:p>
              </table:table-cell>
              <table:table-cell office:value-type="float" office:value="0.00381922342457">
                <text:p>0.00381922342457</text:p>
              </table:table-cell>
              <table:table-cell office:value-type="float" office:value="-0.00995452869608">
                <text:p>-0.00995452869608</text:p>
              </table:table-cell>
            </table:table-row>
            <table:table-row>
              <table:table-cell office:value-type="float" office:value="40997">
                <text:p>40997</text:p>
              </table:table-cell>
              <table:table-cell office:value-type="float" office:value="0.0196901226598">
                <text:p>0.0196901226598</text:p>
              </table:table-cell>
              <table:table-cell office:value-type="float" office:value="0.000992802184165">
                <text:p>0.000992802184165</text:p>
              </table:table-cell>
            </table:table-row>
            <table:table-row>
              <table:table-cell office:value-type="float" office:value="40998">
                <text:p>40998</text:p>
              </table:table-cell>
              <table:table-cell office:value-type="float" office:value="0.0174400101839">
                <text:p>0.0174400101839</text:p>
              </table:table-cell>
              <table:table-cell office:value-type="float" office:value="0.000123793018074">
                <text:p>0.000123793018074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-0.0289809909629">
                <text:p>-0.0289809909629</text:p>
              </table:table-cell>
              <table:table-cell office:value-type="float" office:value="-0.0184442809857">
                <text:p>-0.0184442809857</text:p>
              </table:table-cell>
            </table:table-row>
            <table:table-row>
              <table:table-cell office:value-type="float" office:value="41002">
                <text:p>41002</text:p>
              </table:table-cell>
              <table:table-cell office:value-type="float" office:value="-0.0219298245614">
                <text:p>-0.0219298245614</text:p>
              </table:table-cell>
              <table:table-cell office:value-type="float" office:value="-0.0123890532544">
                <text:p>-0.0123890532544</text:p>
              </table:table-cell>
            </table:table-row>
            <table:table-row>
              <table:table-cell office:value-type="float" office:value="41003">
                <text:p>41003</text:p>
              </table:table-cell>
              <table:table-cell office:value-type="float" office:value="-0.00228683436785">
                <text:p>-0.00228683436785</text:p>
              </table:table-cell>
              <table:table-cell office:value-type="float" office:value="0.0109618552782">
                <text:p>0.0109618552782</text:p>
              </table:table-cell>
            </table:table-row>
            <table:table-row>
              <table:table-cell office:value-type="float" office:value="41004">
                <text:p>41004</text:p>
              </table:table-cell>
              <table:table-cell office:value-type="float" office:value="0.0165961601041">
                <text:p>0.0165961601041</text:p>
              </table:table-cell>
              <table:table-cell office:value-type="float" office:value="0.020725388601">
                <text:p>0.020725388601</text:p>
              </table:table-cell>
            </table:table-row>
            <table:table-row>
              <table:table-cell office:value-type="float" office:value="41008">
                <text:p>41008</text:p>
              </table:table-cell>
              <table:table-cell office:value-type="float" office:value="0.0393752033843">
                <text:p>0.0393752033843</text:p>
              </table:table-cell>
              <table:table-cell office:value-type="float" office:value="0.0280782940404">
                <text:p>0.0280782940404</text:p>
              </table:table-cell>
            </table:table-row>
            <table:table-row>
              <table:table-cell office:value-type="float" office:value="41009">
                <text:p>41009</text:p>
              </table:table-cell>
              <table:table-cell office:value-type="float" office:value="0.0367695338148">
                <text:p>0.0367695338148</text:p>
              </table:table-cell>
              <table:table-cell office:value-type="float" office:value="0.0264763222439">
                <text:p>0.0264763222439</text:p>
              </table:table-cell>
            </table:table-row>
            <table:table-row>
              <table:table-cell office:value-type="float" office:value="41010">
                <text:p>41010</text:p>
              </table:table-cell>
              <table:table-cell office:value-type="float" office:value="0.0136674259681">
                <text:p>0.0136674259681</text:p>
              </table:table-cell>
              <table:table-cell office:value-type="float" office:value="0.00273139238935">
                <text:p>0.00273139238935</text:p>
              </table:table-cell>
            </table:table-row>
            <table:table-row>
              <table:table-cell office:value-type="float" office:value="41011">
                <text:p>41011</text:p>
              </table:table-cell>
              <table:table-cell office:value-type="float" office:value="0.000638365783594">
                <text:p>0.000638365783594</text:p>
              </table:table-cell>
              <table:table-cell office:value-type="float" office:value="-0.00691361976938">
                <text:p>-0.00691361976938</text:p>
              </table:table-cell>
            </table:table-row>
            <table:table-row>
              <table:table-cell office:value-type="float" office:value="41012">
                <text:p>41012</text:p>
              </table:table-cell>
              <table:table-cell office:value-type="float" office:value="0.00965561635018">
                <text:p>0.00965561635018</text:p>
              </table:table-cell>
              <table:table-cell office:value-type="float" office:value="0.000864517722613">
                <text:p>0.000864517722613</text:p>
              </table:table-cell>
            </table:table-row>
            <table:table-row>
              <table:table-cell office:value-type="float" office:value="41015">
                <text:p>41015</text:p>
              </table:table-cell>
              <table:table-cell office:value-type="float" office:value="0.0494595479856">
                <text:p>0.0494595479856</text:p>
              </table:table-cell>
              <table:table-cell office:value-type="float" office:value="0.0176764522174">
                <text:p>0.0176764522174</text:p>
              </table:table-cell>
            </table:table-row>
            <table:table-row>
              <table:table-cell office:value-type="float" office:value="41016">
                <text:p>41016</text:p>
              </table:table-cell>
              <table:table-cell office:value-type="float" office:value="0.0346745175008">
                <text:p>0.0346745175008</text:p>
              </table:table-cell>
              <table:table-cell office:value-type="float" office:value="0.00319969885187">
                <text:p>0.00319969885187</text:p>
              </table:table-cell>
            </table:table-row>
            <table:table-row>
              <table:table-cell office:value-type="float" office:value="41017">
                <text:p>41017</text:p>
              </table:table-cell>
              <table:table-cell office:value-type="float" office:value="-0.00849950964367">
                <text:p>-0.00849950964367</text:p>
              </table:table-cell>
              <table:table-cell office:value-type="float" office:value="-0.015037593985">
                <text:p>-0.015037593985</text:p>
              </table:table-cell>
            </table:table-row>
            <table:table-row>
              <table:table-cell office:value-type="float" office:value="41018">
                <text:p>41018</text:p>
              </table:table-cell>
              <table:table-cell office:value-type="float" office:value="-0.00582147477361">
                <text:p>-0.00582147477361</text:p>
              </table:table-cell>
              <table:table-cell office:value-type="float" office:value="-0.00975609756098">
                <text:p>-0.00975609756098</text:p>
              </table:table-cell>
            </table:table-row>
            <table:table-row>
              <table:table-cell office:value-type="float" office:value="41019">
                <text:p>41019</text:p>
              </table:table-cell>
              <table:table-cell office:value-type="float" office:value="-0.00778715120052">
                <text:p>-0.00778715120052</text:p>
              </table:table-cell>
              <table:table-cell office:value-type="float" office:value="-0.0025032855623">
                <text:p>-0.0025032855623</text:p>
              </table:table-cell>
            </table:table-row>
            <table:table-row>
              <table:table-cell office:value-type="float" office:value="41022">
                <text:p>41022</text:p>
              </table:table-cell>
              <table:table-cell office:value-type="float" office:value="0.0353059852051">
                <text:p>0.0353059852051</text:p>
              </table:table-cell>
              <table:table-cell office:value-type="float" office:value="0.0179644502297">
                <text:p>0.0179644502297</text:p>
              </table:table-cell>
            </table:table-row>
            <table:table-row>
              <table:table-cell office:value-type="float" office:value="41023">
                <text:p>41023</text:p>
              </table:table-cell>
              <table:table-cell office:value-type="float" office:value="0.0199600798403">
                <text:p>0.0199600798403</text:p>
              </table:table-cell>
              <table:table-cell office:value-type="float" office:value="0.0086433671552">
                <text:p>0.0086433671552</text:p>
              </table:table-cell>
            </table:table-row>
            <table:table-row>
              <table:table-cell office:value-type="float" office:value="41024">
                <text:p>41024</text:p>
              </table:table-cell>
              <table:table-cell office:value-type="float" office:value="0.0515394912985">
                <text:p>0.0515394912985</text:p>
              </table:table-cell>
              <table:table-cell office:value-type="float" office:value="0.0219221105528">
                <text:p>0.0219221105528</text:p>
              </table:table-cell>
            </table:table-row>
            <table:table-row>
              <table:table-cell office:value-type="float" office:value="41025">
                <text:p>41025</text:p>
              </table:table-cell>
              <table:table-cell office:value-type="float" office:value="0.0196797865243">
                <text:p>0.0196797865243</text:p>
              </table:table-cell>
              <table:table-cell office:value-type="float" office:value="0.0000746092341362">
                <text:p>0.0000746092341362</text:p>
              </table:table-cell>
            </table:table-row>
            <table:table-row>
              <table:table-cell office:value-type="float" office:value="41026">
                <text:p>41026</text:p>
              </table:table-cell>
              <table:table-cell office:value-type="float" office:value="0.00724876441516">
                <text:p>0.00724876441516</text:p>
              </table:table-cell>
              <table:table-cell office:value-type="float" office:value="-0.00751079599589">
                <text:p>-0.00751079599589</text:p>
              </table:table-cell>
            </table:table-row>
            <table:table-row>
              <table:table-cell office:value-type="float" office:value="41029">
                <text:p>41029</text:p>
              </table:table-cell>
              <table:table-cell office:value-type="float" office:value="0.0306033616822">
                <text:p>0.0306033616822</text:p>
              </table:table-cell>
              <table:table-cell office:value-type="float" office:value="-0.00409545708781">
                <text:p>-0.00409545708781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0.0138934832947">
                <text:p>0.0138934832947</text:p>
              </table:table-cell>
              <table:table-cell office:value-type="float" office:value="-0.0131150994009">
                <text:p>-0.0131150994009</text:p>
              </table:table-cell>
            </table:table-row>
            <table:table-row>
              <table:table-cell office:value-type="float" office:value="41031">
                <text:p>41031</text:p>
              </table:table-cell>
              <table:table-cell office:value-type="float" office:value="0.0387858347386">
                <text:p>0.0387858347386</text:p>
              </table:table-cell>
              <table:table-cell office:value-type="float" office:value="-0.00679127725857">
                <text:p>-0.00679127725857</text:p>
              </table:table-cell>
            </table:table-row>
            <table:table-row>
              <table:table-cell office:value-type="float" office:value="41032">
                <text:p>41032</text:p>
              </table:table-cell>
              <table:table-cell office:value-type="float" office:value="0.0470187393526">
                <text:p>0.0470187393526</text:p>
              </table:table-cell>
              <table:table-cell office:value-type="float" office:value="0.00364917578961">
                <text:p>0.00364917578961</text:p>
              </table:table-cell>
            </table:table-row>
            <table:table-row>
              <table:table-cell office:value-type="float" office:value="41033">
                <text:p>41033</text:p>
              </table:table-cell>
              <table:table-cell office:value-type="float" office:value="0.0183423913043">
                <text:p>0.0183423913043</text:p>
              </table:table-cell>
              <table:table-cell office:value-type="float" office:value="-0.0031950883348">
                <text:p>-0.0031950883348</text:p>
              </table:table-cell>
            </table:table-row>
            <table:table-row>
              <table:table-cell office:value-type="float" office:value="41036">
                <text:p>41036</text:p>
              </table:table-cell>
              <table:table-cell office:value-type="float" office:value="0.0297608807844">
                <text:p>0.0297608807844</text:p>
              </table:table-cell>
              <table:table-cell office:value-type="float" office:value="0.00250437321453">
                <text:p>0.00250437321453</text:p>
              </table:table-cell>
            </table:table-row>
            <table:table-row>
              <table:table-cell office:value-type="float" office:value="41037">
                <text:p>41037</text:p>
              </table:table-cell>
              <table:table-cell office:value-type="float" office:value="0.0481039325843">
                <text:p>0.0481039325843</text:p>
              </table:table-cell>
              <table:table-cell office:value-type="float" office:value="0.0254529101889">
                <text:p>0.0254529101889</text:p>
              </table:table-cell>
            </table:table-row>
            <table:table-row>
              <table:table-cell office:value-type="float" office:value="41038">
                <text:p>41038</text:p>
              </table:table-cell>
              <table:table-cell office:value-type="float" office:value="0.075908766928">
                <text:p>0.075908766928</text:p>
              </table:table-cell>
              <table:table-cell office:value-type="float" office:value="0.0447054243447">
                <text:p>0.0447054243447</text:p>
              </table:table-cell>
            </table:table-row>
            <table:table-row>
              <table:table-cell office:value-type="float" office:value="41039">
                <text:p>41039</text:p>
              </table:table-cell>
              <table:table-cell office:value-type="float" office:value="0.0670881629786">
                <text:p>0.0670881629786</text:p>
              </table:table-cell>
              <table:table-cell office:value-type="float" office:value="0.0408229072617">
                <text:p>0.0408229072617</text:p>
              </table:table-cell>
            </table:table-row>
            <table:table-row>
              <table:table-cell office:value-type="float" office:value="41040">
                <text:p>41040</text:p>
              </table:table-cell>
              <table:table-cell office:value-type="float" office:value="0.0714539637398">
                <text:p>0.0714539637398</text:p>
              </table:table-cell>
              <table:table-cell office:value-type="float" office:value="0.0489465153971">
                <text:p>0.0489465153971</text:p>
              </table:table-cell>
            </table:table-row>
            <table:table-row>
              <table:table-cell office:value-type="float" office:value="41043">
                <text:p>41043</text:p>
              </table:table-cell>
              <table:table-cell office:value-type="float" office:value="0.0918997457319">
                <text:p>0.0918997457319</text:p>
              </table:table-cell>
              <table:table-cell office:value-type="float" office:value="0.0646821991948">
                <text:p>0.0646821991948</text:p>
              </table:table-cell>
            </table:table-row>
            <table:table-row>
              <table:table-cell office:value-type="float" office:value="41044">
                <text:p>41044</text:p>
              </table:table-cell>
              <table:table-cell office:value-type="float" office:value="0.0884502923977">
                <text:p>0.0884502923977</text:p>
              </table:table-cell>
              <table:table-cell office:value-type="float" office:value="0.0623883559378">
                <text:p>0.0623883559378</text:p>
              </table:table-cell>
            </table:table-row>
            <table:table-row>
              <table:table-cell office:value-type="float" office:value="41045">
                <text:p>41045</text:p>
              </table:table-cell>
              <table:table-cell office:value-type="float" office:value="0.0829791166143">
                <text:p>0.0829791166143</text:p>
              </table:table-cell>
              <table:table-cell office:value-type="float" office:value="0.0570473145015">
                <text:p>0.0570473145015</text:p>
              </table:table-cell>
            </table:table-row>
            <table:table-row>
              <table:table-cell office:value-type="float" office:value="41046">
                <text:p>41046</text:p>
              </table:table-cell>
              <table:table-cell office:value-type="float" office:value="0.084808259587">
                <text:p>0.084808259587</text:p>
              </table:table-cell>
              <table:table-cell office:value-type="float" office:value="0.0457704918033">
                <text:p>0.0457704918033</text:p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0.049964054637">
                <text:p>0.049964054637</text:p>
              </table:table-cell>
              <table:table-cell office:value-type="float" office:value="0.0282445708376">
                <text:p>0.0282445708376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0.0406681190995">
                <text:p>0.0406681190995</text:p>
              </table:table-cell>
              <table:table-cell office:value-type="float" office:value="0.00794676314769">
                <text:p>0.00794676314769</text:p>
              </table:table-cell>
            </table:table-row>
            <table:table-row>
              <table:table-cell office:value-type="float" office:value="41051">
                <text:p>41051</text:p>
              </table:table-cell>
              <table:table-cell office:value-type="float" office:value="0.0264205573652">
                <text:p>0.0264205573652</text:p>
              </table:table-cell>
              <table:table-cell office:value-type="float" office:value="0.00396412789186">
                <text:p>0.00396412789186</text:p>
              </table:table-cell>
            </table:table-row>
            <table:table-row>
              <table:table-cell office:value-type="float" office:value="41052">
                <text:p>41052</text:p>
              </table:table-cell>
              <table:table-cell office:value-type="float" office:value="0.0675389502345">
                <text:p>0.0675389502345</text:p>
              </table:table-cell>
              <table:table-cell office:value-type="float" office:value="0.0350431351568">
                <text:p>0.0350431351568</text:p>
              </table:table-cell>
            </table:table-row>
            <table:table-row>
              <table:table-cell office:value-type="float" office:value="41053">
                <text:p>41053</text:p>
              </table:table-cell>
              <table:table-cell office:value-type="float" office:value="0.0177664974619">
                <text:p>0.0177664974619</text:p>
              </table:table-cell>
              <table:table-cell office:value-type="float" office:value="0.00526295118024">
                <text:p>0.00526295118024</text:p>
              </table:table-cell>
            </table:table-row>
            <table:table-row>
              <table:table-cell office:value-type="float" office:value="41054">
                <text:p>41054</text:p>
              </table:table-cell>
              <table:table-cell office:value-type="float" office:value="-0.00515015232845">
                <text:p>-0.00515015232845</text:p>
              </table:table-cell>
              <table:table-cell office:value-type="float" office:value="-0.00539595533385">
                <text:p>-0.00539595533385</text:p>
              </table:table-cell>
            </table:table-row>
            <table:table-row>
              <table:table-cell office:value-type="float" office:value="41058">
                <text:p>41058</text:p>
              </table:table-cell>
              <table:table-cell office:value-type="float" office:value="-0.0334773218143">
                <text:p>-0.0334773218143</text:p>
              </table:table-cell>
              <table:table-cell office:value-type="float" office:value="-0.0241152317018">
                <text:p>-0.0241152317018</text:p>
              </table:table-cell>
            </table:table-row>
            <table:table-row>
              <table:table-cell office:value-type="float" office:value="41059">
                <text:p>41059</text:p>
              </table:table-cell>
              <table:table-cell office:value-type="float" office:value="-0.0167847817978">
                <text:p>-0.0167847817978</text:p>
              </table:table-cell>
              <table:table-cell office:value-type="float" office:value="-0.00153702218658">
                <text:p>-0.00153702218658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0.0127099747287">
                <text:p>0.0127099747287</text:p>
              </table:table-cell>
              <table:table-cell office:value-type="float" office:value="0.00975606533988">
                <text:p>0.00975606533988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0.00760869565217">
                <text:p>0.00760869565217</text:p>
              </table:table-cell>
              <table:table-cell office:value-type="float" office:value="-0.0120813091281">
                <text:p>-0.0120813091281</text:p>
              </table:table-cell>
            </table:table-row>
            <table:table-row>
              <table:table-cell office:value-type="float" office:value="41064">
                <text:p>41064</text:p>
              </table:table-cell>
              <table:table-cell office:value-type="float" office:value="0.00654545454545">
                <text:p>0.00654545454545</text:p>
              </table:table-cell>
              <table:table-cell office:value-type="float" office:value="-0.015595162317">
                <text:p>-0.015595162317</text:p>
              </table:table-cell>
            </table:table-row>
            <table:table-row>
              <table:table-cell office:value-type="float" office:value="41065">
                <text:p>41065</text:p>
              </table:table-cell>
              <table:table-cell office:value-type="float" office:value="-0.00978260869565">
                <text:p>-0.00978260869565</text:p>
              </table:table-cell>
              <table:table-cell office:value-type="float" office:value="-0.031367804381">
                <text:p>-0.031367804381</text:p>
              </table:table-cell>
            </table:table-row>
            <table:table-row>
              <table:table-cell office:value-type="float" office:value="41066">
                <text:p>41066</text:p>
              </table:table-cell>
              <table:table-cell office:value-type="float" office:value="-0.0607775078098">
                <text:p>-0.0607775078098</text:p>
              </table:table-cell>
              <table:table-cell office:value-type="float" office:value="-0.044856044856">
                <text:p>-0.044856044856</text:p>
              </table:table-cell>
            </table:table-row>
            <table:table-row>
              <table:table-cell office:value-type="float" office:value="41067">
                <text:p>41067</text:p>
              </table:table-cell>
              <table:table-cell office:value-type="float" office:value="-0.0245202558635">
                <text:p>-0.0245202558635</text:p>
              </table:table-cell>
              <table:table-cell office:value-type="float" office:value="-0.0308499743984">
                <text:p>-0.0308499743984</text:p>
              </table:table-cell>
            </table:table-row>
            <table:table-row>
              <table:table-cell office:value-type="float" office:value="41068">
                <text:p>41068</text:p>
              </table:table-cell>
              <table:table-cell office:value-type="float" office:value="0.00655498907502">
                <text:p>0.00655498907502</text:p>
              </table:table-cell>
              <table:table-cell office:value-type="float" office:value="-0.00430359937402">
                <text:p>-0.00430359937402</text:p>
              </table:table-cell>
            </table:table-row>
            <table:table-row>
              <table:table-cell office:value-type="float" office:value="41071">
                <text:p>41071</text:p>
              </table:table-cell>
              <table:table-cell office:value-type="float" office:value="-0.0181225081551">
                <text:p>-0.0181225081551</text:p>
              </table:table-cell>
              <table:table-cell office:value-type="float" office:value="-0.0195403791223">
                <text:p>-0.0195403791223</text:p>
              </table:table-cell>
            </table:table-row>
            <table:table-row>
              <table:table-cell office:value-type="float" office:value="41072">
                <text:p>41072</text:p>
              </table:table-cell>
              <table:table-cell office:value-type="float" office:value="-0.0282951289398">
                <text:p>-0.0282951289398</text:p>
              </table:table-cell>
              <table:table-cell office:value-type="float" office:value="-0.0264658763217">
                <text:p>-0.0264658763217</text:p>
              </table:table-cell>
            </table:table-row>
            <table:table-row>
              <table:table-cell office:value-type="float" office:value="41073">
                <text:p>41073</text:p>
              </table:table-cell>
              <table:table-cell office:value-type="float" office:value="-0.0426287744227">
                <text:p>-0.0426287744227</text:p>
              </table:table-cell>
              <table:table-cell office:value-type="float" office:value="-0.0357415415925">
                <text:p>-0.0357415415925</text:p>
              </table:table-cell>
            </table:table-row>
            <table:table-row>
              <table:table-cell office:value-type="float" office:value="41074">
                <text:p>41074</text:p>
              </table:table-cell>
              <table:table-cell office:value-type="float" office:value="0.000362187613184">
                <text:p>0.000362187613184</text:p>
              </table:table-cell>
              <table:table-cell office:value-type="float" office:value="0.00369662205226">
                <text:p>0.00369662205226</text:p>
              </table:table-cell>
            </table:table-row>
            <table:table-row>
              <table:table-cell office:value-type="float" office:value="41075">
                <text:p>41075</text:p>
              </table:table-cell>
              <table:table-cell office:value-type="float" office:value="-0.0136494252874">
                <text:p>-0.0136494252874</text:p>
              </table:table-cell>
              <table:table-cell office:value-type="float" office:value="-0.00424104317002">
                <text:p>-0.00424104317002</text:p>
              </table:table-cell>
            </table:table-row>
            <table:table-row>
              <table:table-cell office:value-type="float" office:value="41078">
                <text:p>41078</text:p>
              </table:table-cell>
              <table:table-cell office:value-type="float" office:value="-0.00430879712747">
                <text:p>-0.00430879712747</text:p>
              </table:table-cell>
              <table:table-cell office:value-type="float" office:value="-0.00215886722967">
                <text:p>-0.00215886722967</text:p>
              </table:table-cell>
            </table:table-row>
            <table:table-row>
              <table:table-cell office:value-type="float" office:value="41079">
                <text:p>41079</text:p>
              </table:table-cell>
              <table:table-cell office:value-type="float" office:value="0.0210586634195">
                <text:p>0.0210586634195</text:p>
              </table:table-cell>
              <table:table-cell office:value-type="float" office:value="-0.00474833808167">
                <text:p>-0.00474833808167</text:p>
              </table:table-cell>
            </table:table-row>
            <table:table-row>
              <table:table-cell office:value-type="float" office:value="41080">
                <text:p>41080</text:p>
              </table:table-cell>
              <table:table-cell office:value-type="float" office:value="0.0194495412844">
                <text:p>0.0194495412844</text:p>
              </table:table-cell>
              <table:table-cell office:value-type="float" office:value="-0.00434323126095">
                <text:p>-0.00434323126095</text:p>
              </table:table-cell>
            </table:table-row>
            <table:table-row>
              <table:table-cell office:value-type="float" office:value="41081">
                <text:p>41081</text:p>
              </table:table-cell>
              <table:table-cell office:value-type="float" office:value="0.0377570093458">
                <text:p>0.0377570093458</text:p>
              </table:table-cell>
              <table:table-cell office:value-type="float" office:value="0.00565228690229">
                <text:p>0.00565228690229</text:p>
              </table:table-cell>
            </table:table-row>
            <table:table-row>
              <table:table-cell office:value-type="float" office:value="41082">
                <text:p>41082</text:p>
              </table:table-cell>
              <table:table-cell office:value-type="float" office:value="0.0688726433244">
                <text:p>0.0688726433244</text:p>
              </table:table-cell>
              <table:table-cell office:value-type="float" office:value="0.0234550006588">
                <text:p>0.0234550006588</text:p>
              </table:table-cell>
            </table:table-row>
            <table:table-row>
              <table:table-cell office:value-type="float" office:value="41085">
                <text:p>41085</text:p>
              </table:table-cell>
              <table:table-cell office:value-type="float" office:value="0.0786344457231">
                <text:p>0.0786344457231</text:p>
              </table:table-cell>
              <table:table-cell office:value-type="float" office:value="0.024557956778">
                <text:p>0.024557956778</text:p>
              </table:table-cell>
            </table:table-row>
            <table:table-row>
              <table:table-cell office:value-type="float" office:value="41086">
                <text:p>41086</text:p>
              </table:table-cell>
              <table:table-cell office:value-type="float" office:value="0.0617892342684">
                <text:p>0.0617892342684</text:p>
              </table:table-cell>
              <table:table-cell office:value-type="float" office:value="0.0296931100453">
                <text:p>0.0296931100453</text:p>
              </table:table-cell>
            </table:table-row>
            <table:table-row>
              <table:table-cell office:value-type="float" office:value="41087">
                <text:p>41087</text:p>
              </table:table-cell>
              <table:table-cell office:value-type="float" office:value="0.055608274815">
                <text:p>0.055608274815</text:p>
              </table:table-cell>
              <table:table-cell office:value-type="float" office:value="0.0303204483403">
                <text:p>0.0303204483403</text:p>
              </table:table-cell>
            </table:table-row>
            <table:table-row>
              <table:table-cell office:value-type="float" office:value="41088">
                <text:p>41088</text:p>
              </table:table-cell>
              <table:table-cell office:value-type="float" office:value="0.0863618601016">
                <text:p>0.0863618601016</text:p>
              </table:table-cell>
              <table:table-cell office:value-type="float" office:value="0.0459244532803">
                <text:p>0.0459244532803</text:p>
              </table:table-cell>
            </table:table-row>
            <table:table-row>
              <table:table-cell office:value-type="float" office:value="41089">
                <text:p>41089</text:p>
              </table:table-cell>
              <table:table-cell office:value-type="float" office:value="0.0441947565543">
                <text:p>0.0441947565543</text:p>
              </table:table-cell>
              <table:table-cell office:value-type="float" office:value="0.0182111304572">
                <text:p>0.0182111304572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0.0414781297134">
                <text:p>0.0414781297134</text:p>
              </table:table-cell>
              <table:table-cell office:value-type="float" office:value="0.0170160455487">
                <text:p>0.0170160455487</text:p>
              </table:table-cell>
            </table:table-row>
            <table:table-row>
              <table:table-cell office:value-type="float" office:value="41093">
                <text:p>41093</text:p>
              </table:table-cell>
              <table:table-cell office:value-type="float" office:value="-0.00328947368421">
                <text:p>-0.00328947368421</text:p>
              </table:table-cell>
              <table:table-cell office:value-type="float" office:value="-0.00599298693019">
                <text:p>-0.00599298693019</text:p>
              </table:table-cell>
            </table:table-row>
            <table:table-row>
              <table:table-cell office:value-type="float" office:value="41095">
                <text:p>41095</text:p>
              </table:table-cell>
              <table:table-cell office:value-type="float" office:value="-0.0299476750659">
                <text:p>-0.0299476750659</text:p>
              </table:table-cell>
              <table:table-cell office:value-type="float" office:value="-0.025611116096">
                <text:p>-0.025611116096</text:p>
              </table:table-cell>
            </table:table-row>
            <table:table-row>
              <table:table-cell office:value-type="float" office:value="41096">
                <text:p>41096</text:p>
              </table:table-cell>
              <table:table-cell office:value-type="float" office:value="-0.00871872630781">
                <text:p>-0.00871872630781</text:p>
              </table:table-cell>
              <table:table-cell office:value-type="float" office:value="-0.0110145716304">
                <text:p>-0.0110145716304</text:p>
              </table:table-cell>
            </table:table-row>
            <table:table-row>
              <table:table-cell office:value-type="float" office:value="41099">
                <text:p>41099</text:p>
              </table:table-cell>
              <table:table-cell office:value-type="float" office:value="0.00640542577242">
                <text:p>0.00640542577242</text:p>
              </table:table-cell>
              <table:table-cell office:value-type="float" office:value="-0.0010395010395">
                <text:p>-0.0010395010395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-0.00265453166477">
                <text:p>-0.00265453166477</text:p>
              </table:table-cell>
              <table:table-cell office:value-type="float" office:value="-0.00998702983139">
                <text:p>-0.00998702983139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-0.00608365019011">
                <text:p>-0.00608365019011</text:p>
              </table:table-cell>
              <table:table-cell office:value-type="float" office:value="-0.000484023939562">
                <text:p>-0.000484023939562</text:p>
              </table:table-cell>
            </table:table-row>
            <table:table-row>
              <table:table-cell office:value-type="float" office:value="41102">
                <text:p>41102</text:p>
              </table:table-cell>
              <table:table-cell office:value-type="float" office:value="-0.00964878425318">
                <text:p>-0.00964878425318</text:p>
              </table:table-cell>
              <table:table-cell office:value-type="float" office:value="-0.0017839444995">
                <text:p>-0.0017839444995</text:p>
              </table:table-cell>
            </table:table-row>
            <table:table-row>
              <table:table-cell office:value-type="float" office:value="41103">
                <text:p>41103</text:p>
              </table:table-cell>
              <table:table-cell office:value-type="float" office:value="0.00195356525659">
                <text:p>0.00195356525659</text:p>
              </table:table-cell>
              <table:table-cell office:value-type="float" office:value="0.0038827412153">
                <text:p>0.0038827412153</text:p>
              </table:table-cell>
            </table:table-row>
            <table:table-row>
              <table:table-cell office:value-type="float" office:value="41106">
                <text:p>41106</text:p>
              </table:table-cell>
              <table:table-cell office:value-type="float" office:value="0.0102118003026">
                <text:p>0.0102118003026</text:p>
              </table:table-cell>
              <table:table-cell office:value-type="float" office:value="0.00466260847041">
                <text:p>0.00466260847041</text:p>
              </table:table-cell>
            </table:table-row>
            <table:table-row>
              <table:table-cell office:value-type="float" office:value="41107">
                <text:p>41107</text:p>
              </table:table-cell>
              <table:table-cell office:value-type="float" office:value="0.045684506828">
                <text:p>0.045684506828</text:p>
              </table:table-cell>
              <table:table-cell office:value-type="float" office:value="0.0248131850965">
                <text:p>0.0248131850965</text:p>
              </table:table-cell>
            </table:table-row>
            <table:table-row>
              <table:table-cell office:value-type="float" office:value="41108">
                <text:p>41108</text:p>
              </table:table-cell>
              <table:table-cell office:value-type="float" office:value="0.0171095465213">
                <text:p>0.0171095465213</text:p>
              </table:table-cell>
              <table:table-cell office:value-type="float" office:value="0.0173844846742">
                <text:p>0.0173844846742</text:p>
              </table:table-cell>
            </table:table-row>
            <table:table-row>
              <table:table-cell office:value-type="float" office:value="41109">
                <text:p>41109</text:p>
              </table:table-cell>
              <table:table-cell office:value-type="float" office:value="-0.010158013544">
                <text:p>-0.010158013544</text:p>
              </table:table-cell>
              <table:table-cell office:value-type="float" office:value="-0.00118906064209">
                <text:p>-0.00118906064209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0.00530705079606">
                <text:p>0.00530705079606</text:p>
              </table:table-cell>
              <table:table-cell office:value-type="float" office:value="0.00548302872063">
                <text:p>0.00548302872063</text:p>
              </table:table-cell>
            </table:table-row>
            <table:table-row>
              <table:table-cell office:value-type="float" office:value="41113">
                <text:p>41113</text:p>
              </table:table-cell>
              <table:table-cell office:value-type="float" office:value="-0.000766871165644">
                <text:p>-0.000766871165644</text:p>
              </table:table-cell>
              <table:table-cell office:value-type="float" office:value="-0.00255670643766">
                <text:p>-0.00255670643766</text:p>
              </table:table-cell>
            </table:table-row>
            <table:table-row>
              <table:table-cell office:value-type="float" office:value="41114">
                <text:p>41114</text:p>
              </table:table-cell>
              <table:table-cell office:value-type="float" office:value="0.00574492531597">
                <text:p>0.00574492531597</text:p>
              </table:table-cell>
              <table:table-cell office:value-type="float" office:value="-0.000875279240205">
                <text:p>-0.000875279240205</text:p>
              </table:table-cell>
            </table:table-row>
            <table:table-row>
              <table:table-cell office:value-type="float" office:value="41115">
                <text:p>41115</text:p>
              </table:table-cell>
              <table:table-cell office:value-type="float" office:value="-0.00113636363636">
                <text:p>-0.00113636363636</text:p>
              </table:table-cell>
              <table:table-cell office:value-type="float" office:value="-0.0177053824363">
                <text:p>-0.0177053824363</text:p>
              </table:table-cell>
            </table:table-row>
            <table:table-row>
              <table:table-cell office:value-type="float" office:value="41116">
                <text:p>41116</text:p>
              </table:table-cell>
              <table:table-cell office:value-type="float" office:value="-0.0137905329855">
                <text:p>-0.0137905329855</text:p>
              </table:table-cell>
              <table:table-cell office:value-type="float" office:value="-0.0186314837691">
                <text:p>-0.0186314837691</text:p>
              </table:table-cell>
            </table:table-row>
            <table:table-row>
              <table:table-cell office:value-type="float" office:value="41117">
                <text:p>41117</text:p>
              </table:table-cell>
              <table:table-cell office:value-type="float" office:value="-0.00566795540708">
                <text:p>-0.00566795540708</text:p>
              </table:table-cell>
              <table:table-cell office:value-type="float" office:value="-0.0189579489789">
                <text:p>-0.0189579489789</text:p>
              </table:table-cell>
            </table:table-row>
            <table:table-row>
              <table:table-cell office:value-type="float" office:value="41120">
                <text:p>41120</text:p>
              </table:table-cell>
              <table:table-cell office:value-type="float" office:value="-0.0275633958104">
                <text:p>-0.0275633958104</text:p>
              </table:table-cell>
              <table:table-cell office:value-type="float" office:value="-0.0234171174038">
                <text:p>-0.0234171174038</text:p>
              </table:table-cell>
            </table:table-row>
            <table:table-row>
              <table:table-cell office:value-type="float" office:value="41121">
                <text:p>41121</text:p>
              </table:table-cell>
              <table:table-cell office:value-type="float" office:value="-0.031879809454">
                <text:p>-0.031879809454</text:p>
              </table:table-cell>
              <table:table-cell office:value-type="float" office:value="-0.0272675268544">
                <text:p>-0.0272675268544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-0.00260288958467">
                <text:p>-0.00260288958467</text:p>
              </table:table-cell>
              <table:table-cell office:value-type="float" office:value="-0.011087475021">
                <text:p>-0.011087475021</text:p>
              </table:table-cell>
            </table:table-row>
            <table:table-row>
              <table:table-cell office:value-type="float" office:value="41123">
                <text:p>41123</text:p>
              </table:table-cell>
              <table:table-cell office:value-type="float" office:value="0.00189107413011">
                <text:p>0.00189107413011</text:p>
              </table:table-cell>
              <table:table-cell office:value-type="float" office:value="-0.00851393188854">
                <text:p>-0.00851393188854</text:p>
              </table:table-cell>
            </table:table-row>
            <table:table-row>
              <table:table-cell office:value-type="float" office:value="41124">
                <text:p>41124</text:p>
              </table:table-cell>
              <table:table-cell office:value-type="float" office:value="-0.0236179406944">
                <text:p>-0.0236179406944</text:p>
              </table:table-cell>
              <table:table-cell office:value-type="float" office:value="-0.0151875925092">
                <text:p>-0.0151875925092</text:p>
              </table:table-cell>
            </table:table-row>
            <table:table-row>
              <table:table-cell office:value-type="float" office:value="41127">
                <text:p>41127</text:p>
              </table:table-cell>
              <table:table-cell office:value-type="float" office:value="-0.0270510965156">
                <text:p>-0.0270510965156</text:p>
              </table:table-cell>
              <table:table-cell office:value-type="float" office:value="-0.01728553137">
                <text:p>-0.01728553137</text:p>
              </table:table-cell>
            </table:table-row>
            <table:table-row>
              <table:table-cell office:value-type="float" office:value="41128">
                <text:p>41128</text:p>
              </table:table-cell>
              <table:table-cell office:value-type="float" office:value="-0.0240897388746">
                <text:p>-0.0240897388746</text:p>
              </table:table-cell>
              <table:table-cell office:value-type="float" office:value="-0.00403019447288">
                <text:p>-0.00403019447288</text:p>
              </table:table-cell>
            </table:table-row>
            <table:table-row>
              <table:table-cell office:value-type="float" office:value="41129">
                <text:p>41129</text:p>
              </table:table-cell>
              <table:table-cell office:value-type="float" office:value="-0.0190965846493">
                <text:p>-0.0190965846493</text:p>
              </table:table-cell>
              <table:table-cell office:value-type="float" office:value="0.00108542970246">
                <text:p>0.00108542970246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-0.01100110011">
                <text:p>-0.01100110011</text:p>
              </table:table-cell>
              <table:table-cell office:value-type="float" office:value="0.00581551228854">
                <text:p>0.00581551228854</text:p>
              </table:table-cell>
            </table:table-row>
            <table:table-row>
              <table:table-cell office:value-type="float" office:value="41131">
                <text:p>41131</text:p>
              </table:table-cell>
              <table:table-cell office:value-type="float" office:value="0.000731528895391">
                <text:p>0.000731528895391</text:p>
              </table:table-cell>
              <table:table-cell office:value-type="float" office:value="-0.000698235368795">
                <text:p>-0.000698235368795</text:p>
              </table:table-cell>
            </table:table-row>
            <table:table-row>
              <table:table-cell office:value-type="float" office:value="41134">
                <text:p>41134</text:p>
              </table:table-cell>
              <table:table-cell office:value-type="float" office:value="0.00147710487445">
                <text:p>0.00147710487445</text:p>
              </table:table-cell>
              <table:table-cell office:value-type="float" office:value="-0.0026121304791">
                <text:p>-0.0026121304791</text:p>
              </table:table-cell>
            </table:table-row>
            <table:table-row>
              <table:table-cell office:value-type="float" office:value="41135">
                <text:p>41135</text:p>
              </table:table-cell>
              <table:table-cell office:value-type="float" office:value="-0.0144819903453">
                <text:p>-0.0144819903453</text:p>
              </table:table-cell>
              <table:table-cell office:value-type="float" office:value="-0.000322102686336">
                <text:p>-0.000322102686336</text:p>
              </table:table-cell>
            </table:table-row>
            <table:table-row>
              <table:table-cell office:value-type="float" office:value="41136">
                <text:p>41136</text:p>
              </table:table-cell>
              <table:table-cell office:value-type="float" office:value="-0.0277264325323">
                <text:p>-0.0277264325323</text:p>
              </table:table-cell>
              <table:table-cell office:value-type="float" office:value="-0.00951217944598">
                <text:p>-0.00951217944598</text:p>
              </table:table-cell>
            </table:table-row>
            <table:table-row>
              <table:table-cell office:value-type="float" office:value="41137">
                <text:p>41137</text:p>
              </table:table-cell>
              <table:table-cell office:value-type="float" office:value="-0.00882352941176">
                <text:p>-0.00882352941176</text:p>
              </table:table-cell>
              <table:table-cell office:value-type="float" office:value="-0.0053729052066">
                <text:p>-0.0053729052066</text:p>
              </table:table-cell>
            </table:table-row>
            <table:table-row>
              <table:table-cell office:value-type="float" office:value="41138">
                <text:p>41138</text:p>
              </table:table-cell>
              <table:table-cell office:value-type="float" office:value="-0.00732869182851">
                <text:p>-0.00732869182851</text:p>
              </table:table-cell>
              <table:table-cell office:value-type="float" office:value="-0.00134185303514">
                <text:p>-0.00134185303514</text:p>
              </table:table-cell>
            </table:table-row>
            <table:table-row>
              <table:table-cell office:value-type="float" office:value="41141">
                <text:p>41141</text:p>
              </table:table-cell>
              <table:table-cell office:value-type="float" office:value="-0.00146412884334">
                <text:p>-0.00146412884334</text:p>
              </table:table-cell>
              <table:table-cell office:value-type="float" office:value="-0.00357051772507">
                <text:p>-0.00357051772507</text:p>
              </table:table-cell>
            </table:table-row>
            <table:table-row>
              <table:table-cell office:value-type="float" office:value="41142">
                <text:p>41142</text:p>
              </table:table-cell>
              <table:table-cell office:value-type="float" office:value="-0.0422684043677">
                <text:p>-0.0422684043677</text:p>
              </table:table-cell>
              <table:table-cell office:value-type="float" office:value="-0.0154185022026">
                <text:p>-0.0154185022026</text:p>
              </table:table-cell>
            </table:table-row>
            <table:table-row>
              <table:table-cell office:value-type="float" office:value="41143">
                <text:p>41143</text:p>
              </table:table-cell>
              <table:table-cell office:value-type="float" office:value="-0.0448179271709">
                <text:p>-0.0448179271709</text:p>
              </table:table-cell>
              <table:table-cell office:value-type="float" office:value="-0.0137606032045">
                <text:p>-0.0137606032045</text:p>
              </table:table-cell>
            </table:table-row>
            <table:table-row>
              <table:table-cell office:value-type="float" office:value="41144">
                <text:p>41144</text:p>
              </table:table-cell>
              <table:table-cell office:value-type="float" office:value="-0.0830473113938">
                <text:p>-0.0830473113938</text:p>
              </table:table-cell>
              <table:table-cell office:value-type="float" office:value="-0.0291483974557">
                <text:p>-0.0291483974557</text:p>
              </table:table-cell>
            </table:table-row>
            <table:table-row>
              <table:table-cell office:value-type="float" office:value="41145">
                <text:p>41145</text:p>
              </table:table-cell>
              <table:table-cell office:value-type="float" office:value="-0.092807815395">
                <text:p>-0.092807815395</text:p>
              </table:table-cell>
              <table:table-cell office:value-type="float" office:value="-0.0354435389125">
                <text:p>-0.0354435389125</text:p>
              </table:table-cell>
            </table:table-row>
            <table:table-row>
              <table:table-cell office:value-type="float" office:value="41148">
                <text:p>41148</text:p>
              </table:table-cell>
              <table:table-cell office:value-type="float" office:value="-0.10234648028">
                <text:p>-0.10234648028</text:p>
              </table:table-cell>
              <table:table-cell office:value-type="float" office:value="-0.0419934539616">
                <text:p>-0.0419934539616</text:p>
              </table:table-cell>
            </table:table-row>
            <table:table-row>
              <table:table-cell office:value-type="float" office:value="41149">
                <text:p>41149</text:p>
              </table:table-cell>
              <table:table-cell office:value-type="float" office:value="-0.0998330550918">
                <text:p>-0.0998330550918</text:p>
              </table:table-cell>
              <table:table-cell office:value-type="float" office:value="-0.0392047910107">
                <text:p>-0.0392047910107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-0.0821871855082">
                <text:p>-0.0821871855082</text:p>
              </table:table-cell>
              <table:table-cell office:value-type="float" office:value="-0.0275172370955">
                <text:p>-0.0275172370955</text:p>
              </table:table-cell>
            </table:table-row>
            <table:table-row>
              <table:table-cell office:value-type="float" office:value="41151">
                <text:p>41151</text:p>
              </table:table-cell>
              <table:table-cell office:value-type="float" office:value="-0.0847343644923">
                <text:p>-0.0847343644923</text:p>
              </table:table-cell>
              <table:table-cell office:value-type="float" office:value="-0.0249424643901">
                <text:p>-0.0249424643901</text:p>
              </table:table-cell>
            </table:table-row>
            <table:table-row>
              <table:table-cell office:value-type="float" office:value="41152">
                <text:p>41152</text:p>
              </table:table-cell>
              <table:table-cell office:value-type="float" office:value="-0.0623742454728">
                <text:p>-0.0623742454728</text:p>
              </table:table-cell>
              <table:table-cell office:value-type="float" office:value="-0.0249286865931">
                <text:p>-0.0249286865931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-0.0868446445803">
                <text:p>-0.0868446445803</text:p>
              </table:table-cell>
              <table:table-cell office:value-type="float" office:value="-0.0328767123288">
                <text:p>-0.0328767123288</text:p>
              </table:table-cell>
            </table:table-row>
            <table:table-row>
              <table:table-cell office:value-type="float" office:value="41157">
                <text:p>41157</text:p>
              </table:table-cell>
              <table:table-cell office:value-type="float" office:value="-0.0736235595391">
                <text:p>-0.0736235595391</text:p>
              </table:table-cell>
              <table:table-cell office:value-type="float" office:value="-0.0226525392766">
                <text:p>-0.0226525392766</text:p>
              </table:table-cell>
            </table:table-row>
            <table:table-row>
              <table:table-cell office:value-type="float" office:value="41158">
                <text:p>41158</text:p>
              </table:table-cell>
              <table:table-cell office:value-type="float" office:value="-0.06720887712">
                <text:p>-0.06720887712</text:p>
              </table:table-cell>
              <table:table-cell office:value-type="float" office:value="-0.0204526201138">
                <text:p>-0.0204526201138</text:p>
              </table:table-cell>
            </table:table-row>
            <table:table-row>
              <table:table-cell office:value-type="float" office:value="41159">
                <text:p>41159</text:p>
              </table:table-cell>
              <table:table-cell office:value-type="float" office:value="-0.0838002586048">
                <text:p>-0.0838002586048</text:p>
              </table:table-cell>
              <table:table-cell office:value-type="float" office:value="-0.0374910091721">
                <text:p>-0.0374910091721</text:p>
              </table:table-cell>
            </table:table-row>
            <table:table-row>
              <table:table-cell office:value-type="float" office:value="41162">
                <text:p>41162</text:p>
              </table:table-cell>
              <table:table-cell office:value-type="float" office:value="-0.0860479409957">
                <text:p>-0.0860479409957</text:p>
              </table:table-cell>
              <table:table-cell office:value-type="float" office:value="-0.0385440247826">
                <text:p>-0.0385440247826</text:p>
              </table:table-cell>
            </table:table-row>
            <table:table-row>
              <table:table-cell office:value-type="float" office:value="41163">
                <text:p>41163</text:p>
              </table:table-cell>
              <table:table-cell office:value-type="float" office:value="-0.0831674069536">
                <text:p>-0.0831674069536</text:p>
              </table:table-cell>
              <table:table-cell office:value-type="float" office:value="-0.0391061452514">
                <text:p>-0.0391061452514</text:p>
              </table:table-cell>
            </table:table-row>
            <table:table-row>
              <table:table-cell office:value-type="float" office:value="41164">
                <text:p>41164</text:p>
              </table:table-cell>
              <table:table-cell office:value-type="float" office:value="-0.0746500777605">
                <text:p>-0.0746500777605</text:p>
              </table:table-cell>
              <table:table-cell office:value-type="float" office:value="-0.0438085711904">
                <text:p>-0.0438085711904</text:p>
              </table:table-cell>
            </table:table-row>
            <table:table-row>
              <table:table-cell office:value-type="float" office:value="41165">
                <text:p>41165</text:p>
              </table:table-cell>
              <table:table-cell office:value-type="float" office:value="-0.076826591408">
                <text:p>-0.076826591408</text:p>
              </table:table-cell>
              <table:table-cell office:value-type="float" office:value="-0.0432683711783">
                <text:p>-0.0432683711783</text:p>
              </table:table-cell>
            </table:table-row>
            <table:table-row>
              <table:table-cell office:value-type="float" office:value="41166">
                <text:p>41166</text:p>
              </table:table-cell>
              <table:table-cell office:value-type="float" office:value="-0.0805661729575">
                <text:p>-0.0805661729575</text:p>
              </table:table-cell>
              <table:table-cell office:value-type="float" office:value="-0.0454117181775">
                <text:p>-0.0454117181775</text:p>
              </table:table-cell>
            </table:table-row>
            <table:table-row>
              <table:table-cell office:value-type="float" office:value="41169">
                <text:p>41169</text:p>
              </table:table-cell>
              <table:table-cell office:value-type="float" office:value="-0.0627802690583">
                <text:p>-0.0627802690583</text:p>
              </table:table-cell>
              <table:table-cell office:value-type="float" office:value="-0.0419967381174">
                <text:p>-0.0419967381174</text:p>
              </table:table-cell>
            </table:table-row>
            <table:table-row>
              <table:table-cell office:value-type="float" office:value="41170">
                <text:p>41170</text:p>
              </table:table-cell>
              <table:table-cell office:value-type="float" office:value="-0.0732068761114">
                <text:p>-0.0732068761114</text:p>
              </table:table-cell>
              <table:table-cell office:value-type="float" office:value="-0.0427664161277">
                <text:p>-0.0427664161277</text:p>
              </table:table-cell>
            </table:table-row>
            <table:table-row>
              <table:table-cell office:value-type="float" office:value="41171">
                <text:p>41171</text:p>
              </table:table-cell>
              <table:table-cell office:value-type="float" office:value="-0.0580184468908">
                <text:p>-0.0580184468908</text:p>
              </table:table-cell>
              <table:table-cell office:value-type="float" office:value="-0.0404469533842">
                <text:p>-0.0404469533842</text:p>
              </table:table-cell>
            </table:table-row>
            <table:table-row>
              <table:table-cell office:value-type="float" office:value="41172">
                <text:p>41172</text:p>
              </table:table-cell>
              <table:table-cell office:value-type="float" office:value="-0.0192249924902">
                <text:p>-0.0192249924902</text:p>
              </table:table-cell>
              <table:table-cell office:value-type="float" office:value="-0.0133567662566">
                <text:p>-0.0133567662566</text:p>
              </table:table-cell>
            </table:table-row>
            <table:table-row>
              <table:table-cell office:value-type="float" office:value="41173">
                <text:p>41173</text:p>
              </table:table-cell>
              <table:table-cell office:value-type="float" office:value="-0.0514530868914">
                <text:p>-0.0514530868914</text:p>
              </table:table-cell>
              <table:table-cell office:value-type="float" office:value="-0.0333930325264">
                <text:p>-0.0333930325264</text:p>
              </table:table-cell>
            </table:table-row>
            <table:table-row>
              <table:table-cell office:value-type="float" office:value="41176">
                <text:p>41176</text:p>
              </table:table-cell>
              <table:table-cell office:value-type="float" office:value="-0.0187764990915">
                <text:p>-0.0187764990915</text:p>
              </table:table-cell>
              <table:table-cell office:value-type="float" office:value="-0.0183941503446">
                <text:p>-0.0183941503446</text:p>
              </table:table-cell>
            </table:table-row>
            <table:table-row>
              <table:table-cell office:value-type="float" office:value="41177">
                <text:p>41177</text:p>
              </table:table-cell>
              <table:table-cell office:value-type="float" office:value="-0.030403371463">
                <text:p>-0.030403371463</text:p>
              </table:table-cell>
              <table:table-cell office:value-type="float" office:value="-0.0233207327712">
                <text:p>-0.0233207327712</text:p>
              </table:table-cell>
            </table:table-row>
            <table:table-row>
              <table:table-cell office:value-type="float" office:value="41178">
                <text:p>41178</text:p>
              </table:table-cell>
              <table:table-cell office:value-type="float" office:value="0.0331899200983">
                <text:p>0.0331899200983</text:p>
              </table:table-cell>
              <table:table-cell office:value-type="float" office:value="0.0120510396975">
                <text:p>0.0120510396975</text:p>
              </table:table-cell>
            </table:table-row>
            <table:table-row>
              <table:table-cell office:value-type="float" office:value="41179">
                <text:p>41179</text:p>
              </table:table-cell>
              <table:table-cell office:value-type="float" office:value="0.0114354498947">
                <text:p>0.0114354498947</text:p>
              </table:table-cell>
              <table:table-cell office:value-type="float" office:value="0.00324021367896">
                <text:p>0.00324021367896</text:p>
              </table:table-cell>
            </table:table-row>
            <table:table-row>
              <table:table-cell office:value-type="float" office:value="41180">
                <text:p>41180</text:p>
              </table:table-cell>
              <table:table-cell office:value-type="float" office:value="-0.0146356033453">
                <text:p>-0.0146356033453</text:p>
              </table:table-cell>
              <table:table-cell office:value-type="float" office:value="-0.00774381368268">
                <text:p>-0.00774381368268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-0.00266272189349">
                <text:p>-0.00266272189349</text:p>
              </table:table-cell>
              <table:table-cell office:value-type="float" office:value="-0.00716928769658">
                <text:p>-0.00716928769658</text:p>
              </table:table-cell>
            </table:table-row>
            <table:table-row>
              <table:table-cell office:value-type="float" office:value="41184">
                <text:p>41184</text:p>
              </table:table-cell>
              <table:table-cell office:value-type="float" office:value="-0.00142823137348">
                <text:p>-0.00142823137348</text:p>
              </table:table-cell>
              <table:table-cell office:value-type="float" office:value="-0.00336641708747">
                <text:p>-0.00336641708747</text:p>
              </table:table-cell>
            </table:table-row>
            <table:table-row>
              <table:table-cell office:value-type="float" office:value="41185">
                <text:p>41185</text:p>
              </table:table-cell>
              <table:table-cell office:value-type="float" office:value="-0.00237812128419">
                <text:p>-0.00237812128419</text:p>
              </table:table-cell>
              <table:table-cell office:value-type="float" office:value="-0.0056831361633">
                <text:p>-0.0056831361633</text:p>
              </table:table-cell>
            </table:table-row>
            <table:table-row>
              <table:table-cell office:value-type="float" office:value="41186">
                <text:p>41186</text:p>
              </table:table-cell>
              <table:table-cell office:value-type="float" office:value="-0.0082962962963">
                <text:p>-0.0082962962963</text:p>
              </table:table-cell>
              <table:table-cell office:value-type="float" office:value="-0.00922030772777">
                <text:p>-0.00922030772777</text:p>
              </table:table-cell>
            </table:table-row>
            <table:table-row>
              <table:table-cell office:value-type="float" office:value="41187">
                <text:p>41187</text:p>
              </table:table-cell>
              <table:table-cell office:value-type="float" office:value="-0.0253936308749">
                <text:p>-0.0253936308749</text:p>
              </table:table-cell>
              <table:table-cell office:value-type="float" office:value="-0.0124696917215">
                <text:p>-0.0124696917215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-0.00550654091877">
                <text:p>-0.00550654091877</text:p>
              </table:table-cell>
              <table:table-cell office:value-type="float" office:value="-0.00668876868493">
                <text:p>-0.00668876868493</text:p>
              </table:table-cell>
            </table:table-row>
            <table:table-row>
              <table:table-cell office:value-type="float" office:value="41191">
                <text:p>41191</text:p>
              </table:table-cell>
              <table:table-cell office:value-type="float" office:value="-0.00333636639369">
                <text:p>-0.00333636639369</text:p>
              </table:table-cell>
              <table:table-cell office:value-type="float" office:value="-0.0132504213402">
                <text:p>-0.0132504213402</text:p>
              </table:table-cell>
            </table:table-row>
            <table:table-row>
              <table:table-cell office:value-type="float" office:value="41192">
                <text:p>41192</text:p>
              </table:table-cell>
              <table:table-cell office:value-type="float" office:value="0.016348773842">
                <text:p>0.016348773842</text:p>
              </table:table-cell>
              <table:table-cell office:value-type="float" office:value="0.00745374294817">
                <text:p>0.00745374294817</text:p>
              </table:table-cell>
            </table:table-row>
            <table:table-row>
              <table:table-cell office:value-type="float" office:value="41193">
                <text:p>41193</text:p>
              </table:table-cell>
              <table:table-cell office:value-type="float" office:value="0.0105644431029">
                <text:p>0.0105644431029</text:p>
              </table:table-cell>
              <table:table-cell office:value-type="float" office:value="0.00186415006408">
                <text:p>0.00186415006408</text:p>
              </table:table-cell>
            </table:table-row>
            <table:table-row>
              <table:table-cell office:value-type="float" office:value="41194">
                <text:p>41194</text:p>
              </table:table-cell>
              <table:table-cell office:value-type="float" office:value="0.0299877600979">
                <text:p>0.0299877600979</text:p>
              </table:table-cell>
              <table:table-cell office:value-type="float" office:value="0.00783763233316">
                <text:p>0.00783763233316</text:p>
              </table:table-cell>
            </table:table-row>
            <table:table-row>
              <table:table-cell office:value-type="float" office:value="41197">
                <text:p>41197</text:p>
              </table:table-cell>
              <table:table-cell office:value-type="float" office:value="0.061925878999">
                <text:p>0.061925878999</text:p>
              </table:table-cell>
              <table:table-cell office:value-type="float" office:value="0.0263613049442">
                <text:p>0.0263613049442</text:p>
              </table:table-cell>
            </table:table-row>
            <table:table-row>
              <table:table-cell office:value-type="float" office:value="41198">
                <text:p>41198</text:p>
              </table:table-cell>
              <table:table-cell office:value-type="float" office:value="0.0497964296899">
                <text:p>0.0497964296899</text:p>
              </table:table-cell>
              <table:table-cell office:value-type="float" office:value="0.0187921049521">
                <text:p>0.0187921049521</text:p>
              </table:table-cell>
            </table:table-row>
            <table:table-row>
              <table:table-cell office:value-type="float" office:value="41199">
                <text:p>41199</text:p>
              </table:table-cell>
              <table:table-cell office:value-type="float" office:value="0.0597061581744">
                <text:p>0.0597061581744</text:p>
              </table:table-cell>
              <table:table-cell office:value-type="float" office:value="0.0241226776762">
                <text:p>0.0241226776762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0.048275862069">
                <text:p>0.048275862069</text:p>
              </table:table-cell>
              <table:table-cell office:value-type="float" office:value="0.022141969096">
                <text:p>0.022141969096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0.0480279898219">
                <text:p>0.0480279898219</text:p>
              </table:table-cell>
              <table:table-cell office:value-type="float" office:value="0.0227137590677">
                <text:p>0.0227137590677</text:p>
              </table:table-cell>
            </table:table-row>
            <table:table-row>
              <table:table-cell office:value-type="float" office:value="41204">
                <text:p>41204</text:p>
              </table:table-cell>
              <table:table-cell office:value-type="float" office:value="0.0472239948947">
                <text:p>0.0472239948947</text:p>
              </table:table-cell>
              <table:table-cell office:value-type="float" office:value="0.0218729456762">
                <text:p>0.0218729456762</text:p>
              </table:table-cell>
            </table:table-row>
            <table:table-row>
              <table:table-cell office:value-type="float" office:value="41205">
                <text:p>41205</text:p>
              </table:table-cell>
              <table:table-cell office:value-type="float" office:value="0.0701071080818">
                <text:p>0.0701071080818</text:p>
              </table:table-cell>
              <table:table-cell office:value-type="float" office:value="0.0316425120773">
                <text:p>0.0316425120773</text:p>
              </table:table-cell>
            </table:table-row>
            <table:table-row>
              <table:table-cell office:value-type="float" office:value="41206">
                <text:p>41206</text:p>
              </table:table-cell>
              <table:table-cell office:value-type="float" office:value="0.0693970420933">
                <text:p>0.0693970420933</text:p>
              </table:table-cell>
              <table:table-cell office:value-type="float" office:value="0.0371760716881">
                <text:p>0.0371760716881</text:p>
              </table:table-cell>
            </table:table-row>
            <table:table-row>
              <table:table-cell office:value-type="float" office:value="41207">
                <text:p>41207</text:p>
              </table:table-cell>
              <table:table-cell office:value-type="float" office:value="0.0417535864437">
                <text:p>0.0417535864437</text:p>
              </table:table-cell>
              <table:table-cell office:value-type="float" office:value="0.0226712369956">
                <text:p>0.0226712369956</text:p>
              </table:table-cell>
            </table:table-row>
            <table:table-row>
              <table:table-cell office:value-type="float" office:value="41208">
                <text:p>41208</text:p>
              </table:table-cell>
              <table:table-cell office:value-type="float" office:value="0.0140935297886">
                <text:p>0.0140935297886</text:p>
              </table:table-cell>
              <table:table-cell office:value-type="float" office:value="0.0127854156012">
                <text:p>0.0127854156012</text:p>
              </table:table-cell>
            </table:table-row>
            <table:table-row>
              <table:table-cell office:value-type="float" office:value="41213">
                <text:p>41213</text:p>
              </table:table-cell>
              <table:table-cell office:value-type="float" office:value="0.0227418321589">
                <text:p>0.0227418321589</text:p>
              </table:table-cell>
              <table:table-cell office:value-type="float" office:value="0.0166816681668">
                <text:p>0.0166816681668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0.0235500318674">
                <text:p>0.0235500318674</text:p>
              </table:table-cell>
              <table:table-cell office:value-type="float" office:value="0.0176470588235">
                <text:p>0.017647058823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0.0416803413193">
                <text:p>0.0416803413193</text:p>
              </table:table-cell>
              <table:table-cell office:value-type="float" office:value="0.0335578689528">
                <text:p>0.0335578689528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0.036874041475">
                <text:p>0.036874041475</text:p>
              </table:table-cell>
              <table:table-cell office:value-type="float" office:value="0.0235409514468">
                <text:p>0.0235409514468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0.0411140583554">
                <text:p>0.0411140583554</text:p>
              </table:table-cell>
              <table:table-cell office:value-type="float" office:value="0.0225164754699">
                <text:p>0.0225164754699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0.0033346410357">
                <text:p>0.0033346410357</text:p>
              </table:table-cell>
              <table:table-cell office:value-type="float" office:value="-0.0038537965918">
                <text:p>-0.0038537965918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-0.00550518134715">
                <text:p>-0.00550518134715</text:p>
              </table:table-cell>
              <table:table-cell office:value-type="float" office:value="-0.00895647992306">
                <text:p>-0.00895647992306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-0.0145707950586">
                <text:p>-0.0145707950586</text:p>
              </table:table-cell>
              <table:table-cell office:value-type="float" office:value="-0.0117282848128">
                <text:p>-0.0117282848128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-0.0140264026403">
                <text:p>-0.0140264026403</text:p>
              </table:table-cell>
              <table:table-cell office:value-type="float" office:value="-0.0127938113657">
                <text:p>-0.0127938113657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-0.0098821740783">
                <text:p>-0.0098821740783</text:p>
              </table:table-cell>
              <table:table-cell office:value-type="float" office:value="-0.00417785735601">
                <text:p>-0.00417785735601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-0.0120291231402">
                <text:p>-0.0120291231402</text:p>
              </table:table-cell>
              <table:table-cell office:value-type="float" office:value="-0.00788624686342">
                <text:p>-0.00788624686342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-0.0472553699284">
                <text:p>-0.0472553699284</text:p>
              </table:table-cell>
              <table:table-cell office:value-type="float" office:value="-0.0204229170432">
                <text:p>-0.0204229170432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-0.0303516942348">
                <text:p>-0.0303516942348</text:p>
              </table:table-cell>
              <table:table-cell office:value-type="float" office:value="-0.0145496256943">
                <text:p>-0.0145496256943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-0.0256007538872">
                <text:p>-0.0256007538872</text:p>
              </table:table-cell>
              <table:table-cell office:value-type="float" office:value="-0.00757666149624">
                <text:p>-0.00757666149624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-0.0383055711523">
                <text:p>-0.0383055711523</text:p>
              </table:table-cell>
              <table:table-cell office:value-type="float" office:value="-0.00762903802599">
                <text:p>-0.0076290380259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-0.0168196197576">
                <text:p>-0.0168196197576</text:p>
              </table:table-cell>
              <table:table-cell office:value-type="float" office:value="0.00520646319569">
                <text:p>0.00520646319569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-0.0372291730241">
                <text:p>-0.0372291730241</text:p>
              </table:table-cell>
              <table:table-cell office:value-type="float" office:value="-0.00926964633642">
                <text:p>-0.0092696463364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-0.0479514415781">
                <text:p>-0.0479514415781</text:p>
              </table:table-cell>
              <table:table-cell office:value-type="float" office:value="-0.0114542126705">
                <text:p>-0.0114542126705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-0.0465342324282">
                <text:p>-0.0465342324282</text:p>
              </table:table-cell>
              <table:table-cell office:value-type="float" office:value="-0.0114232641785">
                <text:p>-0.0114232641785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-0.0196777192439">
                <text:p>-0.0196777192439</text:p>
              </table:table-cell>
              <table:table-cell office:value-type="float" office:value="0.00777109922771">
                <text:p>0.00777109922771</text:p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-0.0482513051088">
                <text:p>-0.0482513051088</text:p>
              </table:table-cell>
              <table:table-cell office:value-type="float" office:value="-0.00640220187878">
                <text:p>-0.00640220187878</text:p>
              </table:table-cell>
            </table:table-row>
            <table:table-row>
              <table:table-cell office:value-type="float" office:value="41243">
                <text:p>41243</text:p>
              </table:table-cell>
              <table:table-cell office:value-type="float" office:value="-0.0549463863815">
                <text:p>-0.0549463863815</text:p>
              </table:table-cell>
              <table:table-cell office:value-type="float" office:value="-0.00670698844242">
                <text:p>-0.00670698844242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-0.0162878439312">
                <text:p>-0.0162878439312</text:p>
              </table:table-cell>
              <table:table-cell office:value-type="float" office:value="0.00937950937951">
                <text:p>0.00937950937951</text:p>
              </table:table-cell>
            </table:table-row>
            <table:table-row>
              <table:table-cell office:value-type="float" office:value="41247">
                <text:p>41247</text:p>
              </table:table-cell>
              <table:table-cell office:value-type="float" office:value="0.00249765844521">
                <text:p>0.00249765844521</text:p>
              </table:table-cell>
              <table:table-cell office:value-type="float" office:value="0.0167010810154">
                <text:p>0.0167010810154</text:p>
              </table:table-cell>
            </table:table-row>
            <table:table-row>
              <table:table-cell office:value-type="float" office:value="41248">
                <text:p>41248</text:p>
              </table:table-cell>
              <table:table-cell office:value-type="float" office:value="0.0176118462508">
                <text:p>0.0176118462508</text:p>
              </table:table-cell>
              <table:table-cell office:value-type="float" office:value="0.0230047865586">
                <text:p>0.0230047865586</text:p>
              </table:table-cell>
            </table:table-row>
            <table:table-row>
              <table:table-cell office:value-type="float" office:value="41249">
                <text:p>41249</text:p>
              </table:table-cell>
              <table:table-cell office:value-type="float" office:value="0.0300134295262">
                <text:p>0.0300134295262</text:p>
              </table:table-cell>
              <table:table-cell office:value-type="float" office:value="0.0323149951315">
                <text:p>0.0323149951315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0.0293017456359">
                <text:p>0.0293017456359</text:p>
              </table:table-cell>
              <table:table-cell office:value-type="float" office:value="0.0266634347352">
                <text:p>0.0266634347352</text:p>
              </table:table-cell>
            </table:table-row>
            <table:table-row>
              <table:table-cell office:value-type="float" office:value="41253">
                <text:p>41253</text:p>
              </table:table-cell>
              <table:table-cell office:value-type="float" office:value="0.0216184361527">
                <text:p>0.0216184361527</text:p>
              </table:table-cell>
              <table:table-cell office:value-type="float" office:value="0.016628509459">
                <text:p>0.016628509459</text:p>
              </table:table-cell>
            </table:table-row>
            <table:table-row>
              <table:table-cell office:value-type="float" office:value="41254">
                <text:p>41254</text:p>
              </table:table-cell>
              <table:table-cell office:value-type="float" office:value="0.0261096605744">
                <text:p>0.0261096605744</text:p>
              </table:table-cell>
              <table:table-cell office:value-type="float" office:value="0.00786639235145">
                <text:p>0.00786639235145</text:p>
              </table:table-cell>
            </table:table-row>
            <table:table-row>
              <table:table-cell office:value-type="float" office:value="41255">
                <text:p>41255</text:p>
              </table:table-cell>
              <table:table-cell office:value-type="float" office:value="0.027310208004">
                <text:p>0.027310208004</text:p>
              </table:table-cell>
              <table:table-cell office:value-type="float" office:value="0.00631883011374">
                <text:p>0.00631883011374</text:p>
              </table:table-cell>
            </table:table-row>
            <table:table-row>
              <table:table-cell office:value-type="float" office:value="41256">
                <text:p>41256</text:p>
              </table:table-cell>
              <table:table-cell office:value-type="float" office:value="0.0260312628809">
                <text:p>0.0260312628809</text:p>
              </table:table-cell>
              <table:table-cell office:value-type="float" office:value="0.0097925916915">
                <text:p>0.0097925916915</text:p>
              </table:table-cell>
            </table:table-row>
            <table:table-row>
              <table:table-cell office:value-type="float" office:value="41257">
                <text:p>41257</text:p>
              </table:table-cell>
              <table:table-cell office:value-type="float" office:value="0.0343511450382">
                <text:p>0.0343511450382</text:p>
              </table:table-cell>
              <table:table-cell office:value-type="float" office:value="0.0112017533179">
                <text:p>0.0112017533179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0.0225014424002">
                <text:p>0.0225014424002</text:p>
              </table:table-cell>
              <table:table-cell office:value-type="float" office:value="-0.000182415176943">
                <text:p>-0.000182415176943</text:p>
              </table:table-cell>
            </table:table-row>
            <table:table-row>
              <table:table-cell office:value-type="float" office:value="41261">
                <text:p>41261</text:p>
              </table:table-cell>
              <table:table-cell office:value-type="float" office:value="0.0201987816608">
                <text:p>0.0201987816608</text:p>
              </table:table-cell>
              <table:table-cell office:value-type="float" office:value="0.000975847767748">
                <text:p>0.000975847767748</text:p>
              </table:table-cell>
            </table:table-row>
            <table:table-row>
              <table:table-cell office:value-type="float" office:value="41262">
                <text:p>41262</text:p>
              </table:table-cell>
              <table:table-cell office:value-type="float" office:value="0.0540906240718">
                <text:p>0.0540906240718</text:p>
              </table:table-cell>
              <table:table-cell office:value-type="float" office:value="0.0163103916965">
                <text:p>0.0163103916965</text:p>
              </table:table-cell>
            </table:table-row>
            <table:table-row>
              <table:table-cell office:value-type="float" office:value="41263">
                <text:p>41263</text:p>
              </table:table-cell>
              <table:table-cell office:value-type="float" office:value="0.106390328152">
                <text:p>0.106390328152</text:p>
              </table:table-cell>
              <table:table-cell office:value-type="float" office:value="0.0371114599686">
                <text:p>0.0371114599686</text:p>
              </table:table-cell>
            </table:table-row>
            <table:table-row>
              <table:table-cell office:value-type="float" office:value="41264">
                <text:p>41264</text:p>
              </table:table-cell>
              <table:table-cell office:value-type="float" office:value="0.101988344189">
                <text:p>0.101988344189</text:p>
              </table:table-cell>
              <table:table-cell office:value-type="float" office:value="0.0335691799395">
                <text:p>0.0335691799395</text:p>
              </table:table-cell>
            </table:table-row>
            <table:table-row>
              <table:table-cell office:value-type="float" office:value="41267">
                <text:p>41267</text:p>
              </table:table-cell>
              <table:table-cell office:value-type="float" office:value="0.0967686490203">
                <text:p>0.0967686490203</text:p>
              </table:table-cell>
              <table:table-cell office:value-type="float" office:value="0.0302936053745">
                <text:p>0.0302936053745</text:p>
              </table:table-cell>
            </table:table-row>
            <table:table-row>
              <table:table-cell office:value-type="float" office:value="41269">
                <text:p>41269</text:p>
              </table:table-cell>
              <table:table-cell office:value-type="float" office:value="0.113980716253">
                <text:p>0.113980716253</text:p>
              </table:table-cell>
              <table:table-cell office:value-type="float" office:value="0.0289101290963">
                <text:p>0.0289101290963</text:p>
              </table:table-cell>
            </table:table-row>
            <table:table-row>
              <table:table-cell office:value-type="float" office:value="41270">
                <text:p>41270</text:p>
              </table:table-cell>
              <table:table-cell office:value-type="float" office:value="0.0816466552316">
                <text:p>0.0816466552316</text:p>
              </table:table-cell>
              <table:table-cell office:value-type="float" office:value="0.0238569826834">
                <text:p>0.0238569826834</text:p>
              </table:table-cell>
            </table:table-row>
            <table:table-row>
              <table:table-cell office:value-type="float" office:value="41271">
                <text:p>41271</text:p>
              </table:table-cell>
              <table:table-cell office:value-type="float" office:value="0.0752613961834">
                <text:p>0.0752613961834</text:p>
              </table:table-cell>
              <table:table-cell office:value-type="float" office:value="0.0236038788937">
                <text:p>0.0236038788937</text:p>
              </table:table-cell>
            </table:table-row>
            <table:table-row>
              <table:table-cell office:value-type="float" office:value="41274">
                <text:p>41274</text:p>
              </table:table-cell>
              <table:table-cell office:value-type="float" office:value="0.0703259005146">
                <text:p>0.0703259005146</text:p>
              </table:table-cell>
              <table:table-cell office:value-type="float" office:value="0.0205041641326">
                <text:p>0.02050416413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6cm" svg:height="10.313cm" xlink:href=".." xlink:type="simple" chart:class="chart:bar" chart:style-name="ch1">
        <chart:title svg:x="7.27cm" svg:y="0.342cm" chart:style-name="ch2">
          <text:p>Difference Between Indicators</text:p>
        </chart:title>
        <chart:legend chart:legend-position="end" svg:x="18.344cm" svg:y="4.857cm" style:legend-expansion="high" chart:style-name="ch3"/>
        <chart:plot-area chart:style-name="ch4" table:cell-range-address="Sheet4.A1:Sheet4.A251 Sheet4.D1:Sheet4.D251" chart:data-source-has-labels="both" svg:x="1.424cm" svg:y="1.327cm" svg:width="16.507cm" svg:height="7.799cm">
          <chartooo:coordinate-region svg:x="2.442cm" svg:y="1.526cm" svg:width="15.489cm" svg:height="7.401cm"/>
          <chart:axis chart:dimension="x" chart:name="primary-x" chart:style-name="ch5" chartooo:axis-type="auto">
            <chartooo:date-scale/>
            <chart:title svg:x="9.263cm" svg:y="9.332cm" chart:style-name="ch6">
              <text:p>Time</text:p>
            </chart:title>
            <chart:categories table:cell-range-address="Sheet4.A2:Sheet4.A251"/>
          </chart:axis>
          <chart:axis chart:dimension="y" chart:name="primary-y" chart:style-name="ch7">
            <chart:title svg:x="0.451cm" svg:y="7.043cm" chart:style-name="ch8">
              <text:p>Difference in Momentum</text:p>
            </chart:title>
            <chart:grid chart:style-name="ch9" chart:class="major"/>
          </chart:axis>
          <chart:series chart:style-name="ch10" chart:values-cell-range-address="Sheet4.D2:Sheet4.D251" chart:label-cell-address="Sheet4.D1:Sheet4.D1" chart:class="chart:bar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float" office:value="40911">
                <text:p>40911</text:p>
                <draw:g>
                  <svg:desc>Sheet4.A2:Sheet4.A251</svg:desc>
                </draw:g>
              </table:table-cell>
              <table:table-cell office:value-type="float" office:value="0.00657540704716">
                <text:p>0.00657540704716</text:p>
                <draw:g>
                  <svg:desc>Sheet4.D2:Sheet4.D251</svg:desc>
                </draw:g>
              </table:table-cell>
            </table:table-row>
            <table:table-row>
              <table:table-cell office:value-type="float" office:value="40912">
                <text:p>40912</text:p>
              </table:table-cell>
              <table:table-cell office:value-type="float" office:value="-0.005582268723">
                <text:p>-0.005582268723</text:p>
              </table:table-cell>
            </table:table-row>
            <table:table-row>
              <table:table-cell office:value-type="float" office:value="40913">
                <text:p>40913</text:p>
              </table:table-cell>
              <table:table-cell office:value-type="float" office:value="-0.00948355888007">
                <text:p>-0.00948355888007</text:p>
              </table:table-cell>
            </table:table-row>
            <table:table-row>
              <table:table-cell office:value-type="float" office:value="40914">
                <text:p>40914</text:p>
              </table:table-cell>
              <table:table-cell office:value-type="float" office:value="-0.0196510351436">
                <text:p>-0.0196510351436</text:p>
              </table:table-cell>
            </table:table-row>
            <table:table-row>
              <table:table-cell office:value-type="float" office:value="40917">
                <text:p>40917</text:p>
              </table:table-cell>
              <table:table-cell office:value-type="float" office:value="-0.00681547588155">
                <text:p>-0.00681547588155</text:p>
              </table:table-cell>
            </table:table-row>
            <table:table-row>
              <table:table-cell office:value-type="float" office:value="40918">
                <text:p>40918</text:p>
              </table:table-cell>
              <table:table-cell office:value-type="float" office:value="0.0178513021962">
                <text:p>0.0178513021962</text:p>
              </table:table-cell>
            </table:table-row>
            <table:table-row>
              <table:table-cell office:value-type="float" office:value="40919">
                <text:p>40919</text:p>
              </table:table-cell>
              <table:table-cell office:value-type="float" office:value="0.0436843486432">
                <text:p>0.0436843486432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0.0190513732606">
                <text:p>0.0190513732606</text:p>
              </table:table-cell>
            </table:table-row>
            <table:table-row>
              <table:table-cell office:value-type="float" office:value="40921">
                <text:p>40921</text:p>
              </table:table-cell>
              <table:table-cell office:value-type="float" office:value="0.0249964122553">
                <text:p>0.0249964122553</text:p>
              </table:table-cell>
            </table:table-row>
            <table:table-row>
              <table:table-cell office:value-type="float" office:value="40925">
                <text:p>40925</text:p>
              </table:table-cell>
              <table:table-cell office:value-type="float" office:value="-0.00854271428468">
                <text:p>-0.00854271428468</text:p>
              </table:table-cell>
            </table:table-row>
            <table:table-row>
              <table:table-cell office:value-type="float" office:value="40926">
                <text:p>40926</text:p>
              </table:table-cell>
              <table:table-cell office:value-type="float" office:value="0.0143965749641">
                <text:p>0.0143965749641</text:p>
              </table:table-cell>
            </table:table-row>
            <table:table-row>
              <table:table-cell office:value-type="float" office:value="40927">
                <text:p>40927</text:p>
              </table:table-cell>
              <table:table-cell office:value-type="float" office:value="0.0190419226189">
                <text:p>0.0190419226189</text:p>
              </table:table-cell>
            </table:table-row>
            <table:table-row>
              <table:table-cell office:value-type="float" office:value="40928">
                <text:p>40928</text:p>
              </table:table-cell>
              <table:table-cell office:value-type="float" office:value="0.0423910069939">
                <text:p>0.0423910069939</text:p>
              </table:table-cell>
            </table:table-row>
            <table:table-row>
              <table:table-cell office:value-type="float" office:value="40931">
                <text:p>40931</text:p>
              </table:table-cell>
              <table:table-cell office:value-type="float" office:value="0.0689832595509">
                <text:p>0.0689832595509</text:p>
              </table:table-cell>
            </table:table-row>
            <table:table-row>
              <table:table-cell office:value-type="float" office:value="40932">
                <text:p>40932</text:p>
              </table:table-cell>
              <table:table-cell office:value-type="float" office:value="0.0496142201252">
                <text:p>0.0496142201252</text:p>
              </table:table-cell>
            </table:table-row>
            <table:table-row>
              <table:table-cell office:value-type="float" office:value="40933">
                <text:p>40933</text:p>
              </table:table-cell>
              <table:table-cell office:value-type="float" office:value="0.0519190714182">
                <text:p>0.0519190714182</text:p>
              </table:table-cell>
            </table:table-row>
            <table:table-row>
              <table:table-cell office:value-type="float" office:value="40934">
                <text:p>40934</text:p>
              </table:table-cell>
              <table:table-cell office:value-type="float" office:value="0.0536516898145">
                <text:p>0.0536516898145</text:p>
              </table:table-cell>
            </table:table-row>
            <table:table-row>
              <table:table-cell office:value-type="float" office:value="40935">
                <text:p>40935</text:p>
              </table:table-cell>
              <table:table-cell office:value-type="float" office:value="0.0692473881451">
                <text:p>0.0692473881451</text:p>
              </table:table-cell>
            </table:table-row>
            <table:table-row>
              <table:table-cell office:value-type="float" office:value="40938">
                <text:p>40938</text:p>
              </table:table-cell>
              <table:table-cell office:value-type="float" office:value="0.056556613966">
                <text:p>0.056556613966</text:p>
              </table:table-cell>
            </table:table-row>
            <table:table-row>
              <table:table-cell office:value-type="float" office:value="40939">
                <text:p>40939</text:p>
              </table:table-cell>
              <table:table-cell office:value-type="float" office:value="0.0515019434251">
                <text:p>0.051501943425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0.0447779507872">
                <text:p>0.0447779507872</text:p>
              </table:table-cell>
            </table:table-row>
            <table:table-row>
              <table:table-cell office:value-type="float" office:value="40941">
                <text:p>40941</text:p>
              </table:table-cell>
              <table:table-cell office:value-type="float" office:value="0.00457910224494">
                <text:p>0.00457910224494</text:p>
              </table:table-cell>
            </table:table-row>
            <table:table-row>
              <table:table-cell office:value-type="float" office:value="40942">
                <text:p>40942</text:p>
              </table:table-cell>
              <table:table-cell office:value-type="float" office:value="0.00601081277022">
                <text:p>0.00601081277022</text:p>
              </table:table-cell>
            </table:table-row>
            <table:table-row>
              <table:table-cell office:value-type="float" office:value="40945">
                <text:p>40945</text:p>
              </table:table-cell>
              <table:table-cell office:value-type="float" office:value="0.0144461901573">
                <text:p>0.0144461901573</text:p>
              </table:table-cell>
            </table:table-row>
            <table:table-row>
              <table:table-cell office:value-type="float" office:value="40946">
                <text:p>40946</text:p>
              </table:table-cell>
              <table:table-cell office:value-type="float" office:value="0.00136013033339">
                <text:p>0.00136013033339</text:p>
              </table:table-cell>
            </table:table-row>
            <table:table-row>
              <table:table-cell office:value-type="float" office:value="40947">
                <text:p>40947</text:p>
              </table:table-cell>
              <table:table-cell office:value-type="float" office:value="0.013228041654">
                <text:p>0.013228041654</text:p>
              </table:table-cell>
            </table:table-row>
            <table:table-row>
              <table:table-cell office:value-type="float" office:value="40948">
                <text:p>40948</text:p>
              </table:table-cell>
              <table:table-cell office:value-type="float" office:value="0.00268701675306">
                <text:p>0.00268701675306</text:p>
              </table:table-cell>
            </table:table-row>
            <table:table-row>
              <table:table-cell office:value-type="float" office:value="40949">
                <text:p>40949</text:p>
              </table:table-cell>
              <table:table-cell office:value-type="float" office:value="0.0100173648437">
                <text:p>0.0100173648437</text:p>
              </table:table-cell>
            </table:table-row>
            <table:table-row>
              <table:table-cell office:value-type="float" office:value="40952">
                <text:p>40952</text:p>
              </table:table-cell>
              <table:table-cell office:value-type="float" office:value="0.0240134450451">
                <text:p>0.0240134450451</text:p>
              </table:table-cell>
            </table:table-row>
            <table:table-row>
              <table:table-cell office:value-type="float" office:value="40953">
                <text:p>40953</text:p>
              </table:table-cell>
              <table:table-cell office:value-type="float" office:value="0.0116783053967">
                <text:p>0.0116783053967</text:p>
              </table:table-cell>
            </table:table-row>
            <table:table-row>
              <table:table-cell office:value-type="float" office:value="40954">
                <text:p>40954</text:p>
              </table:table-cell>
              <table:table-cell office:value-type="float" office:value="-0.00530009494824">
                <text:p>-0.00530009494824</text:p>
              </table:table-cell>
            </table:table-row>
            <table:table-row>
              <table:table-cell office:value-type="float" office:value="40955">
                <text:p>40955</text:p>
              </table:table-cell>
              <table:table-cell office:value-type="float" office:value="-0.0177563204073">
                <text:p>-0.0177563204073</text:p>
              </table:table-cell>
            </table:table-row>
            <table:table-row>
              <table:table-cell office:value-type="float" office:value="40956">
                <text:p>40956</text:p>
              </table:table-cell>
              <table:table-cell office:value-type="float" office:value="-0.00922518002766">
                <text:p>-0.00922518002766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-0.0114245226414">
                <text:p>-0.0114245226414</text:p>
              </table:table-cell>
            </table:table-row>
            <table:table-row>
              <table:table-cell office:value-type="float" office:value="40961">
                <text:p>40961</text:p>
              </table:table-cell>
              <table:table-cell office:value-type="float" office:value="-0.00661041137981">
                <text:p>-0.00661041137981</text:p>
              </table:table-cell>
            </table:table-row>
            <table:table-row>
              <table:table-cell office:value-type="float" office:value="40962">
                <text:p>40962</text:p>
              </table:table-cell>
              <table:table-cell office:value-type="float" office:value="0.00496774927853">
                <text:p>0.00496774927853</text:p>
              </table:table-cell>
            </table:table-row>
            <table:table-row>
              <table:table-cell office:value-type="float" office:value="40963">
                <text:p>40963</text:p>
              </table:table-cell>
              <table:table-cell office:value-type="float" office:value="0.0259735941046">
                <text:p>0.0259735941046</text:p>
              </table:table-cell>
            </table:table-row>
            <table:table-row>
              <table:table-cell office:value-type="float" office:value="40966">
                <text:p>40966</text:p>
              </table:table-cell>
              <table:table-cell office:value-type="float" office:value="0.0181036452315">
                <text:p>0.0181036452315</text:p>
              </table:table-cell>
            </table:table-row>
            <table:table-row>
              <table:table-cell office:value-type="float" office:value="40967">
                <text:p>40967</text:p>
              </table:table-cell>
              <table:table-cell office:value-type="float" office:value="0.0429222659169">
                <text:p>0.0429222659169</text:p>
              </table:table-cell>
            </table:table-row>
            <table:table-row>
              <table:table-cell office:value-type="float" office:value="40968">
                <text:p>40968</text:p>
              </table:table-cell>
              <table:table-cell office:value-type="float" office:value="0.069622552464">
                <text:p>0.069622552464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0.0548526975423">
                <text:p>0.0548526975423</text:p>
              </table:table-cell>
            </table:table-row>
            <table:table-row>
              <table:table-cell office:value-type="float" office:value="40970">
                <text:p>40970</text:p>
              </table:table-cell>
              <table:table-cell office:value-type="float" office:value="0.053837993895">
                <text:p>0.053837993895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0.0264720062443">
                <text:p>0.0264720062443</text:p>
              </table:table-cell>
            </table:table-row>
            <table:table-row>
              <table:table-cell office:value-type="float" office:value="40974">
                <text:p>40974</text:p>
              </table:table-cell>
              <table:table-cell office:value-type="float" office:value="0.0155861217885">
                <text:p>0.0155861217885</text:p>
              </table:table-cell>
            </table:table-row>
            <table:table-row>
              <table:table-cell office:value-type="float" office:value="40975">
                <text:p>40975</text:p>
              </table:table-cell>
              <table:table-cell office:value-type="float" office:value="-0.0127494014366">
                <text:p>-0.0127494014366</text:p>
              </table:table-cell>
            </table:table-row>
            <table:table-row>
              <table:table-cell office:value-type="float" office:value="40976">
                <text:p>40976</text:p>
              </table:table-cell>
              <table:table-cell office:value-type="float" office:value="-0.00925743441387">
                <text:p>-0.00925743441387</text:p>
              </table:table-cell>
            </table:table-row>
            <table:table-row>
              <table:table-cell office:value-type="float" office:value="40977">
                <text:p>40977</text:p>
              </table:table-cell>
              <table:table-cell office:value-type="float" office:value="-0.00277906439022">
                <text:p>-0.00277906439022</text:p>
              </table:table-cell>
            </table:table-row>
            <table:table-row>
              <table:table-cell office:value-type="float" office:value="40980">
                <text:p>40980</text:p>
              </table:table-cell>
              <table:table-cell office:value-type="float" office:value="-0.0444932435815">
                <text:p>-0.0444932435815</text:p>
              </table:table-cell>
            </table:table-row>
            <table:table-row>
              <table:table-cell office:value-type="float" office:value="40981">
                <text:p>40981</text:p>
              </table:table-cell>
              <table:table-cell office:value-type="float" office:value="-0.037345846323">
                <text:p>-0.037345846323</text:p>
              </table:table-cell>
            </table:table-row>
            <table:table-row>
              <table:table-cell office:value-type="float" office:value="40982">
                <text:p>40982</text:p>
              </table:table-cell>
              <table:table-cell office:value-type="float" office:value="-0.0341701568496">
                <text:p>-0.0341701568496</text:p>
              </table:table-cell>
            </table:table-row>
            <table:table-row>
              <table:table-cell office:value-type="float" office:value="40983">
                <text:p>40983</text:p>
              </table:table-cell>
              <table:table-cell office:value-type="float" office:value="-0.0362679260277">
                <text:p>-0.0362679260277</text:p>
              </table:table-cell>
            </table:table-row>
            <table:table-row>
              <table:table-cell office:value-type="float" office:value="40984">
                <text:p>40984</text:p>
              </table:table-cell>
              <table:table-cell office:value-type="float" office:value="-0.0141724070736">
                <text:p>-0.0141724070736</text:p>
              </table:table-cell>
            </table:table-row>
            <table:table-row>
              <table:table-cell office:value-type="float" office:value="40987">
                <text:p>40987</text:p>
              </table:table-cell>
              <table:table-cell office:value-type="float" office:value="0.0000593301165591">
                <text:p>0.0000593301165591</text:p>
              </table:table-cell>
            </table:table-row>
            <table:table-row>
              <table:table-cell office:value-type="float" office:value="40988">
                <text:p>40988</text:p>
              </table:table-cell>
              <table:table-cell office:value-type="float" office:value="-0.0106447324608">
                <text:p>-0.0106447324608</text:p>
              </table:table-cell>
            </table:table-row>
            <table:table-row>
              <table:table-cell office:value-type="float" office:value="40989">
                <text:p>40989</text:p>
              </table:table-cell>
              <table:table-cell office:value-type="float" office:value="-0.0216082364275">
                <text:p>-0.0216082364275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-0.0364946311192">
                <text:p>-0.0364946311192</text:p>
              </table:table-cell>
            </table:table-row>
            <table:table-row>
              <table:table-cell office:value-type="float" office:value="40991">
                <text:p>40991</text:p>
              </table:table-cell>
              <table:table-cell office:value-type="float" office:value="-0.0244260169809">
                <text:p>-0.0244260169809</text:p>
              </table:table-cell>
            </table:table-row>
            <table:table-row>
              <table:table-cell office:value-type="float" office:value="40994">
                <text:p>40994</text:p>
              </table:table-cell>
              <table:table-cell office:value-type="float" office:value="-0.0223797956473">
                <text:p>-0.0223797956473</text:p>
              </table:table-cell>
            </table:table-row>
            <table:table-row>
              <table:table-cell office:value-type="float" office:value="40995">
                <text:p>40995</text:p>
              </table:table-cell>
              <table:table-cell office:value-type="float" office:value="-0.00403042655335">
                <text:p>-0.00403042655335</text:p>
              </table:table-cell>
            </table:table-row>
            <table:table-row>
              <table:table-cell office:value-type="float" office:value="40996">
                <text:p>40996</text:p>
              </table:table-cell>
              <table:table-cell office:value-type="float" office:value="-0.0137737521206">
                <text:p>-0.0137737521206</text:p>
              </table:table-cell>
            </table:table-row>
            <table:table-row>
              <table:table-cell office:value-type="float" office:value="40997">
                <text:p>40997</text:p>
              </table:table-cell>
              <table:table-cell office:value-type="float" office:value="-0.0186973204756">
                <text:p>-0.0186973204756</text:p>
              </table:table-cell>
            </table:table-row>
            <table:table-row>
              <table:table-cell office:value-type="float" office:value="40998">
                <text:p>40998</text:p>
              </table:table-cell>
              <table:table-cell office:value-type="float" office:value="-0.0173162171659">
                <text:p>-0.0173162171659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0.0105367099773">
                <text:p>0.0105367099773</text:p>
              </table:table-cell>
            </table:table-row>
            <table:table-row>
              <table:table-cell office:value-type="float" office:value="41002">
                <text:p>41002</text:p>
              </table:table-cell>
              <table:table-cell office:value-type="float" office:value="0.00954077130697">
                <text:p>0.00954077130697</text:p>
              </table:table-cell>
            </table:table-row>
            <table:table-row>
              <table:table-cell office:value-type="float" office:value="41003">
                <text:p>41003</text:p>
              </table:table-cell>
              <table:table-cell office:value-type="float" office:value="0.013248689646">
                <text:p>0.013248689646</text:p>
              </table:table-cell>
            </table:table-row>
            <table:table-row>
              <table:table-cell office:value-type="float" office:value="41004">
                <text:p>41004</text:p>
              </table:table-cell>
              <table:table-cell office:value-type="float" office:value="0.0041292284969">
                <text:p>0.0041292284969</text:p>
              </table:table-cell>
            </table:table-row>
            <table:table-row>
              <table:table-cell office:value-type="float" office:value="41008">
                <text:p>41008</text:p>
              </table:table-cell>
              <table:table-cell office:value-type="float" office:value="-0.0112969093439">
                <text:p>-0.0112969093439</text:p>
              </table:table-cell>
            </table:table-row>
            <table:table-row>
              <table:table-cell office:value-type="float" office:value="41009">
                <text:p>41009</text:p>
              </table:table-cell>
              <table:table-cell office:value-type="float" office:value="-0.010293211571">
                <text:p>-0.010293211571</text:p>
              </table:table-cell>
            </table:table-row>
            <table:table-row>
              <table:table-cell office:value-type="float" office:value="41010">
                <text:p>41010</text:p>
              </table:table-cell>
              <table:table-cell office:value-type="float" office:value="-0.0109360335788">
                <text:p>-0.0109360335788</text:p>
              </table:table-cell>
            </table:table-row>
            <table:table-row>
              <table:table-cell office:value-type="float" office:value="41011">
                <text:p>41011</text:p>
              </table:table-cell>
              <table:table-cell office:value-type="float" office:value="-0.00755198555298">
                <text:p>-0.00755198555298</text:p>
              </table:table-cell>
            </table:table-row>
            <table:table-row>
              <table:table-cell office:value-type="float" office:value="41012">
                <text:p>41012</text:p>
              </table:table-cell>
              <table:table-cell office:value-type="float" office:value="-0.00879109862756">
                <text:p>-0.00879109862756</text:p>
              </table:table-cell>
            </table:table-row>
            <table:table-row>
              <table:table-cell office:value-type="float" office:value="41015">
                <text:p>41015</text:p>
              </table:table-cell>
              <table:table-cell office:value-type="float" office:value="-0.0317830957682">
                <text:p>-0.0317830957682</text:p>
              </table:table-cell>
            </table:table-row>
            <table:table-row>
              <table:table-cell office:value-type="float" office:value="41016">
                <text:p>41016</text:p>
              </table:table-cell>
              <table:table-cell office:value-type="float" office:value="-0.0314748186489">
                <text:p>-0.0314748186489</text:p>
              </table:table-cell>
            </table:table-row>
            <table:table-row>
              <table:table-cell office:value-type="float" office:value="41017">
                <text:p>41017</text:p>
              </table:table-cell>
              <table:table-cell office:value-type="float" office:value="-0.00653808434129">
                <text:p>-0.00653808434129</text:p>
              </table:table-cell>
            </table:table-row>
            <table:table-row>
              <table:table-cell office:value-type="float" office:value="41018">
                <text:p>41018</text:p>
              </table:table-cell>
              <table:table-cell office:value-type="float" office:value="-0.00393462278737">
                <text:p>-0.00393462278737</text:p>
              </table:table-cell>
            </table:table-row>
            <table:table-row>
              <table:table-cell office:value-type="float" office:value="41019">
                <text:p>41019</text:p>
              </table:table-cell>
              <table:table-cell office:value-type="float" office:value="0.00528386563822">
                <text:p>0.00528386563822</text:p>
              </table:table-cell>
            </table:table-row>
            <table:table-row>
              <table:table-cell office:value-type="float" office:value="41022">
                <text:p>41022</text:p>
              </table:table-cell>
              <table:table-cell office:value-type="float" office:value="-0.0173415349754">
                <text:p>-0.0173415349754</text:p>
              </table:table-cell>
            </table:table-row>
            <table:table-row>
              <table:table-cell office:value-type="float" office:value="41023">
                <text:p>41023</text:p>
              </table:table-cell>
              <table:table-cell office:value-type="float" office:value="-0.0113167126851">
                <text:p>-0.0113167126851</text:p>
              </table:table-cell>
            </table:table-row>
            <table:table-row>
              <table:table-cell office:value-type="float" office:value="41024">
                <text:p>41024</text:p>
              </table:table-cell>
              <table:table-cell office:value-type="float" office:value="-0.0296173807458">
                <text:p>-0.0296173807458</text:p>
              </table:table-cell>
            </table:table-row>
            <table:table-row>
              <table:table-cell office:value-type="float" office:value="41025">
                <text:p>41025</text:p>
              </table:table-cell>
              <table:table-cell office:value-type="float" office:value="-0.0196051772902">
                <text:p>-0.0196051772902</text:p>
              </table:table-cell>
            </table:table-row>
            <table:table-row>
              <table:table-cell office:value-type="float" office:value="41026">
                <text:p>41026</text:p>
              </table:table-cell>
              <table:table-cell office:value-type="float" office:value="-0.014759560411">
                <text:p>-0.014759560411</text:p>
              </table:table-cell>
            </table:table-row>
            <table:table-row>
              <table:table-cell office:value-type="float" office:value="41029">
                <text:p>41029</text:p>
              </table:table-cell>
              <table:table-cell office:value-type="float" office:value="-0.03469881877">
                <text:p>-0.0346988187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-0.0270085826957">
                <text:p>-0.0270085826957</text:p>
              </table:table-cell>
            </table:table-row>
            <table:table-row>
              <table:table-cell office:value-type="float" office:value="41031">
                <text:p>41031</text:p>
              </table:table-cell>
              <table:table-cell office:value-type="float" office:value="-0.0455771119972">
                <text:p>-0.0455771119972</text:p>
              </table:table-cell>
            </table:table-row>
            <table:table-row>
              <table:table-cell office:value-type="float" office:value="41032">
                <text:p>41032</text:p>
              </table:table-cell>
              <table:table-cell office:value-type="float" office:value="-0.043369563563">
                <text:p>-0.043369563563</text:p>
              </table:table-cell>
            </table:table-row>
            <table:table-row>
              <table:table-cell office:value-type="float" office:value="41033">
                <text:p>41033</text:p>
              </table:table-cell>
              <table:table-cell office:value-type="float" office:value="-0.0215374796391">
                <text:p>-0.0215374796391</text:p>
              </table:table-cell>
            </table:table-row>
            <table:table-row>
              <table:table-cell office:value-type="float" office:value="41036">
                <text:p>41036</text:p>
              </table:table-cell>
              <table:table-cell office:value-type="float" office:value="-0.0272565075699">
                <text:p>-0.0272565075699</text:p>
              </table:table-cell>
            </table:table-row>
            <table:table-row>
              <table:table-cell office:value-type="float" office:value="41037">
                <text:p>41037</text:p>
              </table:table-cell>
              <table:table-cell office:value-type="float" office:value="-0.0226510223954">
                <text:p>-0.0226510223954</text:p>
              </table:table-cell>
            </table:table-row>
            <table:table-row>
              <table:table-cell office:value-type="float" office:value="41038">
                <text:p>41038</text:p>
              </table:table-cell>
              <table:table-cell office:value-type="float" office:value="-0.0312033425833">
                <text:p>-0.0312033425833</text:p>
              </table:table-cell>
            </table:table-row>
            <table:table-row>
              <table:table-cell office:value-type="float" office:value="41039">
                <text:p>41039</text:p>
              </table:table-cell>
              <table:table-cell office:value-type="float" office:value="-0.0262652557169">
                <text:p>-0.0262652557169</text:p>
              </table:table-cell>
            </table:table-row>
            <table:table-row>
              <table:table-cell office:value-type="float" office:value="41040">
                <text:p>41040</text:p>
              </table:table-cell>
              <table:table-cell office:value-type="float" office:value="-0.0225074483427">
                <text:p>-0.0225074483427</text:p>
              </table:table-cell>
            </table:table-row>
            <table:table-row>
              <table:table-cell office:value-type="float" office:value="41043">
                <text:p>41043</text:p>
              </table:table-cell>
              <table:table-cell office:value-type="float" office:value="-0.0272175465372">
                <text:p>-0.0272175465372</text:p>
              </table:table-cell>
            </table:table-row>
            <table:table-row>
              <table:table-cell office:value-type="float" office:value="41044">
                <text:p>41044</text:p>
              </table:table-cell>
              <table:table-cell office:value-type="float" office:value="-0.0260619364599">
                <text:p>-0.0260619364599</text:p>
              </table:table-cell>
            </table:table-row>
            <table:table-row>
              <table:table-cell office:value-type="float" office:value="41045">
                <text:p>41045</text:p>
              </table:table-cell>
              <table:table-cell office:value-type="float" office:value="-0.0259318021128">
                <text:p>-0.0259318021128</text:p>
              </table:table-cell>
            </table:table-row>
            <table:table-row>
              <table:table-cell office:value-type="float" office:value="41046">
                <text:p>41046</text:p>
              </table:table-cell>
              <table:table-cell office:value-type="float" office:value="-0.0390377677837">
                <text:p>-0.0390377677837</text:p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-0.0217194837993">
                <text:p>-0.0217194837993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-0.0327213559518">
                <text:p>-0.0327213559518</text:p>
              </table:table-cell>
            </table:table-row>
            <table:table-row>
              <table:table-cell office:value-type="float" office:value="41051">
                <text:p>41051</text:p>
              </table:table-cell>
              <table:table-cell office:value-type="float" office:value="-0.0224564294733">
                <text:p>-0.0224564294733</text:p>
              </table:table-cell>
            </table:table-row>
            <table:table-row>
              <table:table-cell office:value-type="float" office:value="41052">
                <text:p>41052</text:p>
              </table:table-cell>
              <table:table-cell office:value-type="float" office:value="-0.0324958150776">
                <text:p>-0.0324958150776</text:p>
              </table:table-cell>
            </table:table-row>
            <table:table-row>
              <table:table-cell office:value-type="float" office:value="41053">
                <text:p>41053</text:p>
              </table:table-cell>
              <table:table-cell office:value-type="float" office:value="-0.0125035462817">
                <text:p>-0.0125035462817</text:p>
              </table:table-cell>
            </table:table-row>
            <table:table-row>
              <table:table-cell office:value-type="float" office:value="41054">
                <text:p>41054</text:p>
              </table:table-cell>
              <table:table-cell office:value-type="float" office:value="-0.000245803005397">
                <text:p>-0.000245803005397</text:p>
              </table:table-cell>
            </table:table-row>
            <table:table-row>
              <table:table-cell office:value-type="float" office:value="41058">
                <text:p>41058</text:p>
              </table:table-cell>
              <table:table-cell office:value-type="float" office:value="0.0093620901125">
                <text:p>0.0093620901125</text:p>
              </table:table-cell>
            </table:table-row>
            <table:table-row>
              <table:table-cell office:value-type="float" office:value="41059">
                <text:p>41059</text:p>
              </table:table-cell>
              <table:table-cell office:value-type="float" office:value="0.0152477596113">
                <text:p>0.0152477596113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-0.00295390938883">
                <text:p>-0.0029539093888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-0.0196900047803">
                <text:p>-0.0196900047803</text:p>
              </table:table-cell>
            </table:table-row>
            <table:table-row>
              <table:table-cell office:value-type="float" office:value="41064">
                <text:p>41064</text:p>
              </table:table-cell>
              <table:table-cell office:value-type="float" office:value="-0.0221406168625">
                <text:p>-0.0221406168625</text:p>
              </table:table-cell>
            </table:table-row>
            <table:table-row>
              <table:table-cell office:value-type="float" office:value="41065">
                <text:p>41065</text:p>
              </table:table-cell>
              <table:table-cell office:value-type="float" office:value="-0.0215851956854">
                <text:p>-0.0215851956854</text:p>
              </table:table-cell>
            </table:table-row>
            <table:table-row>
              <table:table-cell office:value-type="float" office:value="41066">
                <text:p>41066</text:p>
              </table:table-cell>
              <table:table-cell office:value-type="float" office:value="0.0159214629537">
                <text:p>0.0159214629537</text:p>
              </table:table-cell>
            </table:table-row>
            <table:table-row>
              <table:table-cell office:value-type="float" office:value="41067">
                <text:p>41067</text:p>
              </table:table-cell>
              <table:table-cell office:value-type="float" office:value="-0.00632971853482">
                <text:p>-0.00632971853482</text:p>
              </table:table-cell>
            </table:table-row>
            <table:table-row>
              <table:table-cell office:value-type="float" office:value="41068">
                <text:p>41068</text:p>
              </table:table-cell>
              <table:table-cell office:value-type="float" office:value="-0.010858588449">
                <text:p>-0.010858588449</text:p>
              </table:table-cell>
            </table:table-row>
            <table:table-row>
              <table:table-cell office:value-type="float" office:value="41071">
                <text:p>41071</text:p>
              </table:table-cell>
              <table:table-cell office:value-type="float" office:value="-0.00141787096718">
                <text:p>-0.00141787096718</text:p>
              </table:table-cell>
            </table:table-row>
            <table:table-row>
              <table:table-cell office:value-type="float" office:value="41072">
                <text:p>41072</text:p>
              </table:table-cell>
              <table:table-cell office:value-type="float" office:value="0.00182925261814">
                <text:p>0.00182925261814</text:p>
              </table:table-cell>
            </table:table-row>
            <table:table-row>
              <table:table-cell office:value-type="float" office:value="41073">
                <text:p>41073</text:p>
              </table:table-cell>
              <table:table-cell office:value-type="float" office:value="0.00688723283027">
                <text:p>0.00688723283027</text:p>
              </table:table-cell>
            </table:table-row>
            <table:table-row>
              <table:table-cell office:value-type="float" office:value="41074">
                <text:p>41074</text:p>
              </table:table-cell>
              <table:table-cell office:value-type="float" office:value="0.00333443443908">
                <text:p>0.00333443443908</text:p>
              </table:table-cell>
            </table:table-row>
            <table:table-row>
              <table:table-cell office:value-type="float" office:value="41075">
                <text:p>41075</text:p>
              </table:table-cell>
              <table:table-cell office:value-type="float" office:value="0.00940838211733">
                <text:p>0.00940838211733</text:p>
              </table:table-cell>
            </table:table-row>
            <table:table-row>
              <table:table-cell office:value-type="float" office:value="41078">
                <text:p>41078</text:p>
              </table:table-cell>
              <table:table-cell office:value-type="float" office:value="0.0021499298978">
                <text:p>0.0021499298978</text:p>
              </table:table-cell>
            </table:table-row>
            <table:table-row>
              <table:table-cell office:value-type="float" office:value="41079">
                <text:p>41079</text:p>
              </table:table-cell>
              <table:table-cell office:value-type="float" office:value="-0.0258070015012">
                <text:p>-0.0258070015012</text:p>
              </table:table-cell>
            </table:table-row>
            <table:table-row>
              <table:table-cell office:value-type="float" office:value="41080">
                <text:p>41080</text:p>
              </table:table-cell>
              <table:table-cell office:value-type="float" office:value="-0.0237927725454">
                <text:p>-0.0237927725454</text:p>
              </table:table-cell>
            </table:table-row>
            <table:table-row>
              <table:table-cell office:value-type="float" office:value="41081">
                <text:p>41081</text:p>
              </table:table-cell>
              <table:table-cell office:value-type="float" office:value="-0.0321047224435">
                <text:p>-0.0321047224435</text:p>
              </table:table-cell>
            </table:table-row>
            <table:table-row>
              <table:table-cell office:value-type="float" office:value="41082">
                <text:p>41082</text:p>
              </table:table-cell>
              <table:table-cell office:value-type="float" office:value="-0.0454176426655">
                <text:p>-0.0454176426655</text:p>
              </table:table-cell>
            </table:table-row>
            <table:table-row>
              <table:table-cell office:value-type="float" office:value="41085">
                <text:p>41085</text:p>
              </table:table-cell>
              <table:table-cell office:value-type="float" office:value="-0.0540764889451">
                <text:p>-0.0540764889451</text:p>
              </table:table-cell>
            </table:table-row>
            <table:table-row>
              <table:table-cell office:value-type="float" office:value="41086">
                <text:p>41086</text:p>
              </table:table-cell>
              <table:table-cell office:value-type="float" office:value="-0.032096124223">
                <text:p>-0.032096124223</text:p>
              </table:table-cell>
            </table:table-row>
            <table:table-row>
              <table:table-cell office:value-type="float" office:value="41087">
                <text:p>41087</text:p>
              </table:table-cell>
              <table:table-cell office:value-type="float" office:value="-0.0252878264747">
                <text:p>-0.0252878264747</text:p>
              </table:table-cell>
            </table:table-row>
            <table:table-row>
              <table:table-cell office:value-type="float" office:value="41088">
                <text:p>41088</text:p>
              </table:table-cell>
              <table:table-cell office:value-type="float" office:value="-0.0404374068213">
                <text:p>-0.0404374068213</text:p>
              </table:table-cell>
            </table:table-row>
            <table:table-row>
              <table:table-cell office:value-type="float" office:value="41089">
                <text:p>41089</text:p>
              </table:table-cell>
              <table:table-cell office:value-type="float" office:value="-0.0259836260971">
                <text:p>-0.0259836260971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-0.0244620841648">
                <text:p>-0.0244620841648</text:p>
              </table:table-cell>
            </table:table-row>
            <table:table-row>
              <table:table-cell office:value-type="float" office:value="41093">
                <text:p>41093</text:p>
              </table:table-cell>
              <table:table-cell office:value-type="float" office:value="-0.00270351324598">
                <text:p>-0.00270351324598</text:p>
              </table:table-cell>
            </table:table-row>
            <table:table-row>
              <table:table-cell office:value-type="float" office:value="41095">
                <text:p>41095</text:p>
              </table:table-cell>
              <table:table-cell office:value-type="float" office:value="0.00433655896983">
                <text:p>0.00433655896983</text:p>
              </table:table-cell>
            </table:table-row>
            <table:table-row>
              <table:table-cell office:value-type="float" office:value="41096">
                <text:p>41096</text:p>
              </table:table-cell>
              <table:table-cell office:value-type="float" office:value="-0.00229584532254">
                <text:p>-0.00229584532254</text:p>
              </table:table-cell>
            </table:table-row>
            <table:table-row>
              <table:table-cell office:value-type="float" office:value="41099">
                <text:p>41099</text:p>
              </table:table-cell>
              <table:table-cell office:value-type="float" office:value="-0.00744492681192">
                <text:p>-0.00744492681192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-0.00733249816662">
                <text:p>-0.00733249816662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0.00559962625055">
                <text:p>0.00559962625055</text:p>
              </table:table-cell>
            </table:table-row>
            <table:table-row>
              <table:table-cell office:value-type="float" office:value="41102">
                <text:p>41102</text:p>
              </table:table-cell>
              <table:table-cell office:value-type="float" office:value="0.00786483975368">
                <text:p>0.00786483975368</text:p>
              </table:table-cell>
            </table:table-row>
            <table:table-row>
              <table:table-cell office:value-type="float" office:value="41103">
                <text:p>41103</text:p>
              </table:table-cell>
              <table:table-cell office:value-type="float" office:value="0.0019291759587">
                <text:p>0.0019291759587</text:p>
              </table:table-cell>
            </table:table-row>
            <table:table-row>
              <table:table-cell office:value-type="float" office:value="41106">
                <text:p>41106</text:p>
              </table:table-cell>
              <table:table-cell office:value-type="float" office:value="-0.00554919183217">
                <text:p>-0.00554919183217</text:p>
              </table:table-cell>
            </table:table-row>
            <table:table-row>
              <table:table-cell office:value-type="float" office:value="41107">
                <text:p>41107</text:p>
              </table:table-cell>
              <table:table-cell office:value-type="float" office:value="-0.0208713217315">
                <text:p>-0.0208713217315</text:p>
              </table:table-cell>
            </table:table-row>
            <table:table-row>
              <table:table-cell office:value-type="float" office:value="41108">
                <text:p>41108</text:p>
              </table:table-cell>
              <table:table-cell office:value-type="float" office:value="0.000274938152893">
                <text:p>0.000274938152893</text:p>
              </table:table-cell>
            </table:table-row>
            <table:table-row>
              <table:table-cell office:value-type="float" office:value="41109">
                <text:p>41109</text:p>
              </table:table-cell>
              <table:table-cell office:value-type="float" office:value="0.00896895290193">
                <text:p>0.00896895290193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0.000175977924569">
                <text:p>0.000175977924569</text:p>
              </table:table-cell>
            </table:table-row>
            <table:table-row>
              <table:table-cell office:value-type="float" office:value="41113">
                <text:p>41113</text:p>
              </table:table-cell>
              <table:table-cell office:value-type="float" office:value="-0.00178983527201">
                <text:p>-0.00178983527201</text:p>
              </table:table-cell>
            </table:table-row>
            <table:table-row>
              <table:table-cell office:value-type="float" office:value="41114">
                <text:p>41114</text:p>
              </table:table-cell>
              <table:table-cell office:value-type="float" office:value="-0.00662020455618">
                <text:p>-0.00662020455618</text:p>
              </table:table-cell>
            </table:table-row>
            <table:table-row>
              <table:table-cell office:value-type="float" office:value="41115">
                <text:p>41115</text:p>
              </table:table-cell>
              <table:table-cell office:value-type="float" office:value="-0.0165690187999">
                <text:p>-0.0165690187999</text:p>
              </table:table-cell>
            </table:table-row>
            <table:table-row>
              <table:table-cell office:value-type="float" office:value="41116">
                <text:p>41116</text:p>
              </table:table-cell>
              <table:table-cell office:value-type="float" office:value="-0.00484095078362">
                <text:p>-0.00484095078362</text:p>
              </table:table-cell>
            </table:table-row>
            <table:table-row>
              <table:table-cell office:value-type="float" office:value="41117">
                <text:p>41117</text:p>
              </table:table-cell>
              <table:table-cell office:value-type="float" office:value="-0.0132899935719">
                <text:p>-0.0132899935719</text:p>
              </table:table-cell>
            </table:table-row>
            <table:table-row>
              <table:table-cell office:value-type="float" office:value="41120">
                <text:p>41120</text:p>
              </table:table-cell>
              <table:table-cell office:value-type="float" office:value="0.00414627840661">
                <text:p>0.00414627840661</text:p>
              </table:table-cell>
            </table:table-row>
            <table:table-row>
              <table:table-cell office:value-type="float" office:value="41121">
                <text:p>41121</text:p>
              </table:table-cell>
              <table:table-cell office:value-type="float" office:value="0.00461228259963">
                <text:p>0.0046122825996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-0.00848458543628">
                <text:p>-0.00848458543628</text:p>
              </table:table-cell>
            </table:table-row>
            <table:table-row>
              <table:table-cell office:value-type="float" office:value="41123">
                <text:p>41123</text:p>
              </table:table-cell>
              <table:table-cell office:value-type="float" office:value="-0.0104050060187">
                <text:p>-0.0104050060187</text:p>
              </table:table-cell>
            </table:table-row>
            <table:table-row>
              <table:table-cell office:value-type="float" office:value="41124">
                <text:p>41124</text:p>
              </table:table-cell>
              <table:table-cell office:value-type="float" office:value="0.00843034818521">
                <text:p>0.00843034818521</text:p>
              </table:table-cell>
            </table:table-row>
            <table:table-row>
              <table:table-cell office:value-type="float" office:value="41127">
                <text:p>41127</text:p>
              </table:table-cell>
              <table:table-cell office:value-type="float" office:value="0.0097655651456">
                <text:p>0.0097655651456</text:p>
              </table:table-cell>
            </table:table-row>
            <table:table-row>
              <table:table-cell office:value-type="float" office:value="41128">
                <text:p>41128</text:p>
              </table:table-cell>
              <table:table-cell office:value-type="float" office:value="0.0200595444017">
                <text:p>0.0200595444017</text:p>
              </table:table-cell>
            </table:table-row>
            <table:table-row>
              <table:table-cell office:value-type="float" office:value="41129">
                <text:p>41129</text:p>
              </table:table-cell>
              <table:table-cell office:value-type="float" office:value="0.0201820143517">
                <text:p>0.0201820143517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0.0168166123986">
                <text:p>0.0168166123986</text:p>
              </table:table-cell>
            </table:table-row>
            <table:table-row>
              <table:table-cell office:value-type="float" office:value="41131">
                <text:p>41131</text:p>
              </table:table-cell>
              <table:table-cell office:value-type="float" office:value="-0.00142976426419">
                <text:p>-0.00142976426419</text:p>
              </table:table-cell>
            </table:table-row>
            <table:table-row>
              <table:table-cell office:value-type="float" office:value="41134">
                <text:p>41134</text:p>
              </table:table-cell>
              <table:table-cell office:value-type="float" office:value="-0.00408923535355">
                <text:p>-0.00408923535355</text:p>
              </table:table-cell>
            </table:table-row>
            <table:table-row>
              <table:table-cell office:value-type="float" office:value="41135">
                <text:p>41135</text:p>
              </table:table-cell>
              <table:table-cell office:value-type="float" office:value="0.014159887659">
                <text:p>0.014159887659</text:p>
              </table:table-cell>
            </table:table-row>
            <table:table-row>
              <table:table-cell office:value-type="float" office:value="41136">
                <text:p>41136</text:p>
              </table:table-cell>
              <table:table-cell office:value-type="float" office:value="0.0182142530864">
                <text:p>0.0182142530864</text:p>
              </table:table-cell>
            </table:table-row>
            <table:table-row>
              <table:table-cell office:value-type="float" office:value="41137">
                <text:p>41137</text:p>
              </table:table-cell>
              <table:table-cell office:value-type="float" office:value="0.00345062420516">
                <text:p>0.00345062420516</text:p>
              </table:table-cell>
            </table:table-row>
            <table:table-row>
              <table:table-cell office:value-type="float" office:value="41138">
                <text:p>41138</text:p>
              </table:table-cell>
              <table:table-cell office:value-type="float" office:value="0.00598683879336">
                <text:p>0.00598683879336</text:p>
              </table:table-cell>
            </table:table-row>
            <table:table-row>
              <table:table-cell office:value-type="float" office:value="41141">
                <text:p>41141</text:p>
              </table:table-cell>
              <table:table-cell office:value-type="float" office:value="-0.00210638888173">
                <text:p>-0.00210638888173</text:p>
              </table:table-cell>
            </table:table-row>
            <table:table-row>
              <table:table-cell office:value-type="float" office:value="41142">
                <text:p>41142</text:p>
              </table:table-cell>
              <table:table-cell office:value-type="float" office:value="0.0268499021651">
                <text:p>0.0268499021651</text:p>
              </table:table-cell>
            </table:table-row>
            <table:table-row>
              <table:table-cell office:value-type="float" office:value="41143">
                <text:p>41143</text:p>
              </table:table-cell>
              <table:table-cell office:value-type="float" office:value="0.0310573239663">
                <text:p>0.0310573239663</text:p>
              </table:table-cell>
            </table:table-row>
            <table:table-row>
              <table:table-cell office:value-type="float" office:value="41144">
                <text:p>41144</text:p>
              </table:table-cell>
              <table:table-cell office:value-type="float" office:value="0.0538989139381">
                <text:p>0.0538989139381</text:p>
              </table:table-cell>
            </table:table-row>
            <table:table-row>
              <table:table-cell office:value-type="float" office:value="41145">
                <text:p>41145</text:p>
              </table:table-cell>
              <table:table-cell office:value-type="float" office:value="0.0573642764825">
                <text:p>0.0573642764825</text:p>
              </table:table-cell>
            </table:table-row>
            <table:table-row>
              <table:table-cell office:value-type="float" office:value="41148">
                <text:p>41148</text:p>
              </table:table-cell>
              <table:table-cell office:value-type="float" office:value="0.060353026318">
                <text:p>0.060353026318</text:p>
              </table:table-cell>
            </table:table-row>
            <table:table-row>
              <table:table-cell office:value-type="float" office:value="41149">
                <text:p>41149</text:p>
              </table:table-cell>
              <table:table-cell office:value-type="float" office:value="0.0606282640811">
                <text:p>0.0606282640811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0.0546699484127">
                <text:p>0.0546699484127</text:p>
              </table:table-cell>
            </table:table-row>
            <table:table-row>
              <table:table-cell office:value-type="float" office:value="41151">
                <text:p>41151</text:p>
              </table:table-cell>
              <table:table-cell office:value-type="float" office:value="0.0597919001021">
                <text:p>0.0597919001021</text:p>
              </table:table-cell>
            </table:table-row>
            <table:table-row>
              <table:table-cell office:value-type="float" office:value="41152">
                <text:p>41152</text:p>
              </table:table-cell>
              <table:table-cell office:value-type="float" office:value="0.0374455588798">
                <text:p>0.0374455588798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0.0539679322515">
                <text:p>0.0539679322515</text:p>
              </table:table-cell>
            </table:table-row>
            <table:table-row>
              <table:table-cell office:value-type="float" office:value="41157">
                <text:p>41157</text:p>
              </table:table-cell>
              <table:table-cell office:value-type="float" office:value="0.0509710202625">
                <text:p>0.0509710202625</text:p>
              </table:table-cell>
            </table:table-row>
            <table:table-row>
              <table:table-cell office:value-type="float" office:value="41158">
                <text:p>41158</text:p>
              </table:table-cell>
              <table:table-cell office:value-type="float" office:value="0.0467562570062">
                <text:p>0.0467562570062</text:p>
              </table:table-cell>
            </table:table-row>
            <table:table-row>
              <table:table-cell office:value-type="float" office:value="41159">
                <text:p>41159</text:p>
              </table:table-cell>
              <table:table-cell office:value-type="float" office:value="0.0463092494326">
                <text:p>0.0463092494326</text:p>
              </table:table-cell>
            </table:table-row>
            <table:table-row>
              <table:table-cell office:value-type="float" office:value="41162">
                <text:p>41162</text:p>
              </table:table-cell>
              <table:table-cell office:value-type="float" office:value="0.0475039162131">
                <text:p>0.0475039162131</text:p>
              </table:table-cell>
            </table:table-row>
            <table:table-row>
              <table:table-cell office:value-type="float" office:value="41163">
                <text:p>41163</text:p>
              </table:table-cell>
              <table:table-cell office:value-type="float" office:value="0.0440612617022">
                <text:p>0.0440612617022</text:p>
              </table:table-cell>
            </table:table-row>
            <table:table-row>
              <table:table-cell office:value-type="float" office:value="41164">
                <text:p>41164</text:p>
              </table:table-cell>
              <table:table-cell office:value-type="float" office:value="0.0308415065701">
                <text:p>0.0308415065701</text:p>
              </table:table-cell>
            </table:table-row>
            <table:table-row>
              <table:table-cell office:value-type="float" office:value="41165">
                <text:p>41165</text:p>
              </table:table-cell>
              <table:table-cell office:value-type="float" office:value="0.0335582202297">
                <text:p>0.0335582202297</text:p>
              </table:table-cell>
            </table:table-row>
            <table:table-row>
              <table:table-cell office:value-type="float" office:value="41166">
                <text:p>41166</text:p>
              </table:table-cell>
              <table:table-cell office:value-type="float" office:value="0.03515445478">
                <text:p>0.03515445478</text:p>
              </table:table-cell>
            </table:table-row>
            <table:table-row>
              <table:table-cell office:value-type="float" office:value="41169">
                <text:p>41169</text:p>
              </table:table-cell>
              <table:table-cell office:value-type="float" office:value="0.0207835309409">
                <text:p>0.0207835309409</text:p>
              </table:table-cell>
            </table:table-row>
            <table:table-row>
              <table:table-cell office:value-type="float" office:value="41170">
                <text:p>41170</text:p>
              </table:table-cell>
              <table:table-cell office:value-type="float" office:value="0.0304404599837">
                <text:p>0.0304404599837</text:p>
              </table:table-cell>
            </table:table-row>
            <table:table-row>
              <table:table-cell office:value-type="float" office:value="41171">
                <text:p>41171</text:p>
              </table:table-cell>
              <table:table-cell office:value-type="float" office:value="0.0175714935066">
                <text:p>0.0175714935066</text:p>
              </table:table-cell>
            </table:table-row>
            <table:table-row>
              <table:table-cell office:value-type="float" office:value="41172">
                <text:p>41172</text:p>
              </table:table-cell>
              <table:table-cell office:value-type="float" office:value="0.00586822623365">
                <text:p>0.00586822623365</text:p>
              </table:table-cell>
            </table:table-row>
            <table:table-row>
              <table:table-cell office:value-type="float" office:value="41173">
                <text:p>41173</text:p>
              </table:table-cell>
              <table:table-cell office:value-type="float" office:value="0.0180600543649">
                <text:p>0.0180600543649</text:p>
              </table:table-cell>
            </table:table-row>
            <table:table-row>
              <table:table-cell office:value-type="float" office:value="41176">
                <text:p>41176</text:p>
              </table:table-cell>
              <table:table-cell office:value-type="float" office:value="0.000382348746898">
                <text:p>0.000382348746898</text:p>
              </table:table-cell>
            </table:table-row>
            <table:table-row>
              <table:table-cell office:value-type="float" office:value="41177">
                <text:p>41177</text:p>
              </table:table-cell>
              <table:table-cell office:value-type="float" office:value="0.00708263869182">
                <text:p>0.00708263869182</text:p>
              </table:table-cell>
            </table:table-row>
            <table:table-row>
              <table:table-cell office:value-type="float" office:value="41178">
                <text:p>41178</text:p>
              </table:table-cell>
              <table:table-cell office:value-type="float" office:value="-0.0211388804008">
                <text:p>-0.0211388804008</text:p>
              </table:table-cell>
            </table:table-row>
            <table:table-row>
              <table:table-cell office:value-type="float" office:value="41179">
                <text:p>41179</text:p>
              </table:table-cell>
              <table:table-cell office:value-type="float" office:value="-0.00819523621572">
                <text:p>-0.00819523621572</text:p>
              </table:table-cell>
            </table:table-row>
            <table:table-row>
              <table:table-cell office:value-type="float" office:value="41180">
                <text:p>41180</text:p>
              </table:table-cell>
              <table:table-cell office:value-type="float" office:value="0.0068917896626">
                <text:p>0.006891789662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-0.00450656580309">
                <text:p>-0.00450656580309</text:p>
              </table:table-cell>
            </table:table-row>
            <table:table-row>
              <table:table-cell office:value-type="float" office:value="41184">
                <text:p>41184</text:p>
              </table:table-cell>
              <table:table-cell office:value-type="float" office:value="-0.00193818571399">
                <text:p>-0.00193818571399</text:p>
              </table:table-cell>
            </table:table-row>
            <table:table-row>
              <table:table-cell office:value-type="float" office:value="41185">
                <text:p>41185</text:p>
              </table:table-cell>
              <table:table-cell office:value-type="float" office:value="-0.00330501487912">
                <text:p>-0.00330501487912</text:p>
              </table:table-cell>
            </table:table-row>
            <table:table-row>
              <table:table-cell office:value-type="float" office:value="41186">
                <text:p>41186</text:p>
              </table:table-cell>
              <table:table-cell office:value-type="float" office:value="-0.000924011431474">
                <text:p>-0.000924011431474</text:p>
              </table:table-cell>
            </table:table-row>
            <table:table-row>
              <table:table-cell office:value-type="float" office:value="41187">
                <text:p>41187</text:p>
              </table:table-cell>
              <table:table-cell office:value-type="float" office:value="0.0129239391534">
                <text:p>0.0129239391534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-0.00118222776616">
                <text:p>-0.00118222776616</text:p>
              </table:table-cell>
            </table:table-row>
            <table:table-row>
              <table:table-cell office:value-type="float" office:value="41191">
                <text:p>41191</text:p>
              </table:table-cell>
              <table:table-cell office:value-type="float" office:value="-0.00991405494646">
                <text:p>-0.00991405494646</text:p>
              </table:table-cell>
            </table:table-row>
            <table:table-row>
              <table:table-cell office:value-type="float" office:value="41192">
                <text:p>41192</text:p>
              </table:table-cell>
              <table:table-cell office:value-type="float" office:value="-0.00889503089379">
                <text:p>-0.00889503089379</text:p>
              </table:table-cell>
            </table:table-row>
            <table:table-row>
              <table:table-cell office:value-type="float" office:value="41193">
                <text:p>41193</text:p>
              </table:table-cell>
              <table:table-cell office:value-type="float" office:value="-0.00870029303885">
                <text:p>-0.00870029303885</text:p>
              </table:table-cell>
            </table:table-row>
            <table:table-row>
              <table:table-cell office:value-type="float" office:value="41194">
                <text:p>41194</text:p>
              </table:table-cell>
              <table:table-cell office:value-type="float" office:value="-0.0221501277648">
                <text:p>-0.0221501277648</text:p>
              </table:table-cell>
            </table:table-row>
            <table:table-row>
              <table:table-cell office:value-type="float" office:value="41197">
                <text:p>41197</text:p>
              </table:table-cell>
              <table:table-cell office:value-type="float" office:value="-0.0355645740548">
                <text:p>-0.0355645740548</text:p>
              </table:table-cell>
            </table:table-row>
            <table:table-row>
              <table:table-cell office:value-type="float" office:value="41198">
                <text:p>41198</text:p>
              </table:table-cell>
              <table:table-cell office:value-type="float" office:value="-0.0310043247378">
                <text:p>-0.0310043247378</text:p>
              </table:table-cell>
            </table:table-row>
            <table:table-row>
              <table:table-cell office:value-type="float" office:value="41199">
                <text:p>41199</text:p>
              </table:table-cell>
              <table:table-cell office:value-type="float" office:value="-0.0355834804982">
                <text:p>-0.0355834804982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-0.026133892973">
                <text:p>-0.026133892973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-0.0253142307542">
                <text:p>-0.0253142307542</text:p>
              </table:table-cell>
            </table:table-row>
            <table:table-row>
              <table:table-cell office:value-type="float" office:value="41204">
                <text:p>41204</text:p>
              </table:table-cell>
              <table:table-cell office:value-type="float" office:value="-0.0253510492185">
                <text:p>-0.0253510492185</text:p>
              </table:table-cell>
            </table:table-row>
            <table:table-row>
              <table:table-cell office:value-type="float" office:value="41205">
                <text:p>41205</text:p>
              </table:table-cell>
              <table:table-cell office:value-type="float" office:value="-0.0384645960045">
                <text:p>-0.0384645960045</text:p>
              </table:table-cell>
            </table:table-row>
            <table:table-row>
              <table:table-cell office:value-type="float" office:value="41206">
                <text:p>41206</text:p>
              </table:table-cell>
              <table:table-cell office:value-type="float" office:value="-0.0322209704052">
                <text:p>-0.0322209704052</text:p>
              </table:table-cell>
            </table:table-row>
            <table:table-row>
              <table:table-cell office:value-type="float" office:value="41207">
                <text:p>41207</text:p>
              </table:table-cell>
              <table:table-cell office:value-type="float" office:value="-0.0190823494481">
                <text:p>-0.0190823494481</text:p>
              </table:table-cell>
            </table:table-row>
            <table:table-row>
              <table:table-cell office:value-type="float" office:value="41208">
                <text:p>41208</text:p>
              </table:table-cell>
              <table:table-cell office:value-type="float" office:value="-0.00130811418738">
                <text:p>-0.00130811418738</text:p>
              </table:table-cell>
            </table:table-row>
            <table:table-row>
              <table:table-cell office:value-type="float" office:value="41213">
                <text:p>41213</text:p>
              </table:table-cell>
              <table:table-cell office:value-type="float" office:value="-0.00606016399206">
                <text:p>-0.0060601639920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-0.0059029730439">
                <text:p>-0.0059029730439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-0.00812247236648">
                <text:p>-0.00812247236648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-0.0133330900282">
                <text:p>-0.0133330900282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-0.0185975828856">
                <text:p>-0.0185975828856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-0.0071884376275">
                <text:p>-0.0071884376275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-0.00345129857591">
                <text:p>-0.00345129857591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0.00284251024584">
                <text:p>0.00284251024584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0.0012325912746">
                <text:p>0.001232591274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0.00570431672228">
                <text:p>0.00570431672228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0.00414287627681">
                <text:p>0.0041428762768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0.0268324528852">
                <text:p>0.0268324528852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0.0158020685405">
                <text:p>0.0158020685405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0.018024092391">
                <text:p>0.018024092391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0.0306765331263">
                <text:p>0.0306765331263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0.0220260829533">
                <text:p>0.0220260829533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0.0279595266877">
                <text:p>0.0279595266877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0.0364972289077">
                <text:p>0.0364972289077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0.0351109682497">
                <text:p>0.0351109682497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0.0274488184716">
                <text:p>0.0274488184716</text:p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0.04184910323">
                <text:p>0.04184910323</text:p>
              </table:table-cell>
            </table:table-row>
            <table:table-row>
              <table:table-cell office:value-type="float" office:value="41243">
                <text:p>41243</text:p>
              </table:table-cell>
              <table:table-cell office:value-type="float" office:value="0.0482393979391">
                <text:p>0.0482393979391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0.0256673533107">
                <text:p>0.0256673533107</text:p>
              </table:table-cell>
            </table:table-row>
            <table:table-row>
              <table:table-cell office:value-type="float" office:value="41247">
                <text:p>41247</text:p>
              </table:table-cell>
              <table:table-cell office:value-type="float" office:value="0.0142034225702">
                <text:p>0.0142034225702</text:p>
              </table:table-cell>
            </table:table-row>
            <table:table-row>
              <table:table-cell office:value-type="float" office:value="41248">
                <text:p>41248</text:p>
              </table:table-cell>
              <table:table-cell office:value-type="float" office:value="0.00539294030777">
                <text:p>0.00539294030777</text:p>
              </table:table-cell>
            </table:table-row>
            <table:table-row>
              <table:table-cell office:value-type="float" office:value="41249">
                <text:p>41249</text:p>
              </table:table-cell>
              <table:table-cell office:value-type="float" office:value="0.00230156560523">
                <text:p>0.00230156560523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-0.00263831090073">
                <text:p>-0.00263831090073</text:p>
              </table:table-cell>
            </table:table-row>
            <table:table-row>
              <table:table-cell office:value-type="float" office:value="41253">
                <text:p>41253</text:p>
              </table:table-cell>
              <table:table-cell office:value-type="float" office:value="-0.00498992669375">
                <text:p>-0.00498992669375</text:p>
              </table:table-cell>
            </table:table-row>
            <table:table-row>
              <table:table-cell office:value-type="float" office:value="41254">
                <text:p>41254</text:p>
              </table:table-cell>
              <table:table-cell office:value-type="float" office:value="-0.018243268223">
                <text:p>-0.018243268223</text:p>
              </table:table-cell>
            </table:table-row>
            <table:table-row>
              <table:table-cell office:value-type="float" office:value="41255">
                <text:p>41255</text:p>
              </table:table-cell>
              <table:table-cell office:value-type="float" office:value="-0.0209913778902">
                <text:p>-0.0209913778902</text:p>
              </table:table-cell>
            </table:table-row>
            <table:table-row>
              <table:table-cell office:value-type="float" office:value="41256">
                <text:p>41256</text:p>
              </table:table-cell>
              <table:table-cell office:value-type="float" office:value="-0.0162386711894">
                <text:p>-0.0162386711894</text:p>
              </table:table-cell>
            </table:table-row>
            <table:table-row>
              <table:table-cell office:value-type="float" office:value="41257">
                <text:p>41257</text:p>
              </table:table-cell>
              <table:table-cell office:value-type="float" office:value="-0.0231493917203">
                <text:p>-0.0231493917203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-0.0226838575771">
                <text:p>-0.0226838575771</text:p>
              </table:table-cell>
            </table:table-row>
            <table:table-row>
              <table:table-cell office:value-type="float" office:value="41261">
                <text:p>41261</text:p>
              </table:table-cell>
              <table:table-cell office:value-type="float" office:value="-0.019222933893">
                <text:p>-0.019222933893</text:p>
              </table:table-cell>
            </table:table-row>
            <table:table-row>
              <table:table-cell office:value-type="float" office:value="41262">
                <text:p>41262</text:p>
              </table:table-cell>
              <table:table-cell office:value-type="float" office:value="-0.0377802323753">
                <text:p>-0.0377802323753</text:p>
              </table:table-cell>
            </table:table-row>
            <table:table-row>
              <table:table-cell office:value-type="float" office:value="41263">
                <text:p>41263</text:p>
              </table:table-cell>
              <table:table-cell office:value-type="float" office:value="-0.0692788681834">
                <text:p>-0.0692788681834</text:p>
              </table:table-cell>
            </table:table-row>
            <table:table-row>
              <table:table-cell office:value-type="float" office:value="41264">
                <text:p>41264</text:p>
              </table:table-cell>
              <table:table-cell office:value-type="float" office:value="-0.0684191642497">
                <text:p>-0.0684191642497</text:p>
              </table:table-cell>
            </table:table-row>
            <table:table-row>
              <table:table-cell office:value-type="float" office:value="41267">
                <text:p>41267</text:p>
              </table:table-cell>
              <table:table-cell office:value-type="float" office:value="-0.0664750436458">
                <text:p>-0.0664750436458</text:p>
              </table:table-cell>
            </table:table-row>
            <table:table-row>
              <table:table-cell office:value-type="float" office:value="41269">
                <text:p>41269</text:p>
              </table:table-cell>
              <table:table-cell office:value-type="float" office:value="-0.0850705871571">
                <text:p>-0.0850705871571</text:p>
              </table:table-cell>
            </table:table-row>
            <table:table-row>
              <table:table-cell office:value-type="float" office:value="41270">
                <text:p>41270</text:p>
              </table:table-cell>
              <table:table-cell office:value-type="float" office:value="-0.0577896725481">
                <text:p>-0.0577896725481</text:p>
              </table:table-cell>
            </table:table-row>
            <table:table-row>
              <table:table-cell office:value-type="float" office:value="41271">
                <text:p>41271</text:p>
              </table:table-cell>
              <table:table-cell office:value-type="float" office:value="-0.0516575172897">
                <text:p>-0.0516575172897</text:p>
              </table:table-cell>
            </table:table-row>
            <table:table-row>
              <table:table-cell office:value-type="float" office:value="41274">
                <text:p>41274</text:p>
              </table:table-cell>
              <table:table-cell office:value-type="float" office:value="-0.049821736382">
                <text:p>-0.0498217363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